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82.6pt"/>
    </style:style>
    <style:style style:name="co7" style:family="table-column">
      <style:table-column-properties fo:break-before="auto" style:column-width="74.1pt"/>
    </style:style>
    <style:style style:name="co8" style:family="table-column">
      <style:table-column-properties fo:break-before="auto" style:column-width="66.36pt"/>
    </style:style>
    <style:style style:name="co9" style:family="table-column">
      <style:table-column-properties fo:break-before="auto" style:column-width="64.8pt"/>
    </style:style>
    <style:style style:name="co10" style:family="table-column">
      <style:table-column-properties fo:break-before="auto" style:column-width="67.89pt"/>
    </style:style>
    <style:style style:name="co11" style:family="table-column">
      <style:table-column-properties fo:break-before="auto" style:column-width="67.15pt"/>
    </style:style>
    <style:style style:name="co12" style:family="table-column">
      <style:table-column-properties fo:break-before="auto" style:column-width="77.16pt"/>
    </style:style>
    <style:style style:name="co13" style:family="table-column">
      <style:table-column-properties fo:break-before="auto" style:column-width="88.75pt"/>
    </style:style>
    <style:style style:name="co14" style:family="table-column">
      <style:table-column-properties fo:break-before="auto" style:column-width="73.3pt"/>
    </style:style>
    <style:style style:name="co15" style:family="table-column">
      <style:table-column-properties fo:break-before="auto" style:column-width="79.51pt"/>
    </style:style>
    <style:style style:name="co16" style:family="table-column">
      <style:table-column-properties fo:break-before="auto" style:column-width="72.54pt"/>
    </style:style>
    <style:style style:name="co17" style:family="table-column">
      <style:table-column-properties fo:break-before="auto" style:column-width="77.95pt"/>
    </style:style>
    <style:style style:name="co18" style:family="table-column">
      <style:table-column-properties fo:break-before="auto" style:column-width="70.21pt"/>
    </style:style>
    <style:style style:name="co19" style:family="table-column">
      <style:table-column-properties fo:break-before="auto" style:column-width="76.39pt"/>
    </style:style>
    <style:style style:name="ro1" style:family="table-row">
      <style:table-row-properties style:row-height="95.1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0.86pt" fo:break-before="auto" style:use-optimal-row-height="true"/>
    </style:style>
    <style:style style:name="ro4" style:family="table-row">
      <style:table-row-properties style:row-height="20.95pt" fo:break-before="auto" style:use-optimal-row-height="true"/>
    </style:style>
    <style:style style:name="ro5" style:family="table-row">
      <style:table-row-properties style:row-height="30.56pt" fo:break-before="auto" style:use-optimal-row-height="true"/>
    </style:style>
    <style:style style:name="ro6" style:family="table-row">
      <style:table-row-properties style:row-height="40.25pt" fo:break-before="auto" style:use-optimal-row-height="true"/>
    </style:style>
    <style:style style:name="ro7" style:family="table-row">
      <style:table-row-properties style:row-height="69.39pt" fo:break-before="auto" style:use-optimal-row-height="true"/>
    </style:style>
    <style:style style:name="ro8" style:family="table-row">
      <style:table-row-properties style:row-height="59.7pt" fo:break-before="auto" style:use-optimal-row-height="true"/>
    </style:style>
    <style:style style:name="ro9" style:family="table-row">
      <style:table-row-properties style:row-height="49.95pt" fo:break-before="auto" style:use-optimal-row-height="true"/>
    </style:style>
    <style:style style:name="ro10" style:family="table-row">
      <style:table-row-properties style:row-height="19.7pt" fo:break-before="auto" style:use-optimal-row-height="true"/>
    </style:style>
    <style:style style:name="ro11" style:family="table-row">
      <style:table-row-properties style:row-height="34.3pt" fo:break-before="auto" style:use-optimal-row-height="true"/>
    </style:style>
    <style:style style:name="ro12" style:family="table-row">
      <style:table-row-properties style:row-height="67.15pt" fo:break-before="auto" style:use-optimal-row-height="true"/>
    </style:style>
    <style:style style:name="ro13" style:family="table-row">
      <style:table-row-properties style:row-height="77.19pt" fo:break-before="auto" style:use-optimal-row-height="false"/>
    </style:style>
    <style:style style:name="ro14" style:family="table-row">
      <style:table-row-properties style:row-height="23.19pt" fo:break-before="auto" style:use-optimal-row-height="false"/>
    </style:style>
    <style:style style:name="ro15" style:family="table-row">
      <style:table-row-properties style:row-height="20.21pt" fo:break-before="auto" style:use-optimal-row-height="false"/>
    </style:style>
    <style:style style:name="ro16" style:family="table-row">
      <style:table-row-properties style:row-height="25.46pt" fo:break-before="auto" style:use-optimal-row-height="false"/>
    </style:style>
    <style:style style:name="ro17" style:family="table-row">
      <style:table-row-properties style:row-height="20.95pt" fo:break-before="auto" style:use-optimal-row-height="false"/>
    </style:style>
    <style:style style:name="ro18" style:family="table-row">
      <style:table-row-properties style:row-height="21.71pt" fo:break-before="auto" style:use-optimal-row-height="false"/>
    </style:style>
    <style:style style:name="ro19" style:family="table-row">
      <style:table-row-properties style:row-height="19.45pt" fo:break-before="auto" style:use-optimal-row-height="false"/>
    </style:style>
    <style:style style:name="ro20" style:family="table-row">
      <style:table-row-properties style:row-height="24.69pt" fo:break-before="auto" style:use-optimal-row-height="false"/>
    </style:style>
    <style:style style:name="ro21" style:family="table-row">
      <style:table-row-properties style:row-height="40.45pt" fo:break-before="auto" style:use-optimal-row-height="true"/>
    </style:style>
    <style:style style:name="ro22" style:family="table-row">
      <style:table-row-properties style:row-height="34.44pt" fo:break-before="auto" style:use-optimal-row-height="true"/>
    </style:style>
    <style:style style:name="ro23" style:family="table-row">
      <style:table-row-properties style:row-height="50.94pt" fo:break-before="auto" style:use-optimal-row-height="true"/>
    </style:style>
    <style:style style:name="ro24" style:family="table-row">
      <style:table-row-properties style:row-height="59.95pt" fo:break-before="auto" style:use-optimal-row-height="true"/>
    </style:style>
    <style:style style:name="ro25" style:family="table-row">
      <style:table-row-properties style:row-height="70.84pt" fo:break-before="auto" style:use-optimal-row-height="true"/>
    </style:style>
    <style:style style:name="ro26" style:family="table-row">
      <style:table-row-properties style:row-height="50.71pt" fo:break-before="auto" style:use-optimal-row-height="true"/>
    </style:style>
    <style:style style:name="ro27" style:family="table-row">
      <style:table-row-properties style:row-height="94pt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4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4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122"/>
    <style:style style:name="ce11" style:family="table-cell" style:parent-style-name="Default" style:data-style-name="N1012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122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ffff00"/>
    </style:style>
    <style:style style:name="ce4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04"/>
    <style:style style:name="ce90" style:family="table-cell" style:parent-style-name="Default" style:data-style-name="N104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4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122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0"/>
    <style:style style:name="ce94" style:family="table-cell" style:parent-style-name="Default" style:data-style-name="N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0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transparent"/>
    </style:style>
    <style:style style:name="ce64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yhead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0"/>
        <table:table-column table:style-name="co3" table:default-cell-style-name="Default"/>
        <table:table-column table:style-name="co4" table:number-columns-repeated="2" table:default-cell-style-name="ce10"/>
        <table:table-column table:style-name="co4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Bayhead PRICE LIS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Air Flow Sani-Trays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B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]-[.B5]" office:value-type="string" office:string-value="" calcext:value-type="error">
            <text:p>#VALUE!</text:p>
          </table:table-cell>
          <table:table-cell table:style-name="ce12" table:formula="of:=[.E5]/[.D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9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]-[.B6]" office:value-type="string" office:string-value="" calcext:value-type="error">
            <text:p>#VALUE!</text:p>
          </table:table-cell>
          <table:table-cell table:style-name="ce12" table:formula="of:=[.E6]/[.D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]-[.B7]" office:value-type="string" office:string-value="" calcext:value-type="error">
            <text:p>#VALUE!</text:p>
          </table:table-cell>
          <table:table-cell table:style-name="ce12" table:formula="of:=[.E7]/[.D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024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8]-[.B8]" office:value-type="string" office:string-value="" calcext:value-type="error">
            <text:p>#VALUE!</text:p>
          </table:table-cell>
          <table:table-cell table:style-name="ce12" table:formula="of:=[.E8]/[.D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630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]-[.B9]" office:value-type="string" office:string-value="" calcext:value-type="error">
            <text:p>#VALUE!</text:p>
          </table:table-cell>
          <table:table-cell table:style-name="ce12" table:formula="of:=[.E9]/[.D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2738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0]-[.B10]" office:value-type="string" office:string-value="" calcext:value-type="error">
            <text:p>#VALUE!</text:p>
          </table:table-cell>
          <table:table-cell table:style-name="ce12" table:formula="of:=[.E10]/[.D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Barrel and Drum Dolli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D-16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4]-[.B14]" office:value-type="currency" office:currency="USD" office:value="-80" calcext:value-type="currency">
            <text:p>-$80.00</text:p>
          </table:table-cell>
          <table:table-cell table:style-name="ce12" table:formula="of:=[.E14]/[.D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6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5]-[.B15]" office:value-type="currency" office:currency="USD" office:value="-70" calcext:value-type="currency">
            <text:p>-$70.00</text:p>
          </table:table-cell>
          <table:table-cell table:style-name="ce12" table:formula="of:=[.E15]/[.D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7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6]-[.B16]" office:value-type="currency" office:currency="USD" office:value="-80" calcext:value-type="currency">
            <text:p>-$80.00</text:p>
          </table:table-cell>
          <table:table-cell table:style-name="ce12" table:formula="of:=[.E16]/[.D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7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7]-[.B17]" office:value-type="currency" office:currency="USD" office:value="-70" calcext:value-type="currency">
            <text:p>-$70.00</text:p>
          </table:table-cell>
          <table:table-cell table:style-name="ce12" table:formula="of:=[.E17]/[.D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0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8]-[.B18]" office:value-type="currency" office:currency="USD" office:value="-80" calcext:value-type="currency">
            <text:p>-$80.00</text:p>
          </table:table-cell>
          <table:table-cell table:style-name="ce12" table:formula="of:=[.E18]/[.D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0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9]-[.B19]" office:value-type="currency" office:currency="USD" office:value="-70" calcext:value-type="currency">
            <text:p>-$70.00</text:p>
          </table:table-cell>
          <table:table-cell table:style-name="ce12" table:formula="of:=[.E19]/[.D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2</text:p>
          </table:table-cell>
          <table:table-cell table:style-name="ce7" office:value-type="currency" office:currency="USD" office:value="90" calcext:value-type="currency">
            <text:p>$90.00</text:p>
          </table:table-cell>
          <table:table-cell table:style-name="ce12" table:number-columns-repeated="2"/>
          <table:table-cell table:style-name="ce16"/>
          <table:table-cell table:style-name="ce12" table:formula="of:=[.E20]-[.B20]" office:value-type="currency" office:currency="USD" office:value="-90" calcext:value-type="currency">
            <text:p>-$90.00</text:p>
          </table:table-cell>
          <table:table-cell table:style-name="ce12" table:formula="of:=[.E20]/[.D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2</text:p>
          </table:table-cell>
          <table:table-cell table:style-name="ce7" office:value-type="currency" office:currency="USD" office:value="79" calcext:value-type="currency">
            <text:p>$79.00</text:p>
          </table:table-cell>
          <table:table-cell table:style-name="ce12" table:number-columns-repeated="2"/>
          <table:table-cell table:style-name="ce16"/>
          <table:table-cell table:style-name="ce12" table:formula="of:=[.E21]-[.B21]" office:value-type="currency" office:currency="USD" office:value="-79" calcext:value-type="currency">
            <text:p>-$79.00</text:p>
          </table:table-cell>
          <table:table-cell table:style-name="ce12" table:formula="of:=[.E21]/[.D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4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22]-[.B22]" office:value-type="currency" office:currency="USD" office:value="-95" calcext:value-type="currency">
            <text:p>-$95.00</text:p>
          </table:table-cell>
          <table:table-cell table:style-name="ce12" table:formula="of:=[.E22]/[.D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4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23]-[.B23]" office:value-type="currency" office:currency="USD" office:value="-84" calcext:value-type="currency">
            <text:p>-$84.00</text:p>
          </table:table-cell>
          <table:table-cell table:style-name="ce12" table:formula="of:=[.E23]/[.D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26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24]-[.B24]" office:value-type="currency" office:currency="USD" office:value="-75" calcext:value-type="currency">
            <text:p>-$75.00</text:p>
          </table:table-cell>
          <table:table-cell table:style-name="ce12" table:formula="of:=[.E24]/[.D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26</text:p>
          </table:table-cell>
          <table:table-cell table:style-name="ce7" office:value-type="currency" office:currency="USD" office:value="66" calcext:value-type="currency">
            <text:p>$66.00</text:p>
          </table:table-cell>
          <table:table-cell table:style-name="ce12" table:number-columns-repeated="2"/>
          <table:table-cell table:style-name="ce16"/>
          <table:table-cell table:style-name="ce12" table:formula="of:=[.E25]-[.B25]" office:value-type="currency" office:currency="USD" office:value="-66" calcext:value-type="currency">
            <text:p>-$66.00</text:p>
          </table:table-cell>
          <table:table-cell table:style-name="ce12" table:formula="of:=[.E25]/[.D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9</text:p>
          </table:table-cell>
          <table:table-cell table:style-name="ce7" office:value-type="currency" office:currency="USD" office:value="130" calcext:value-type="currency">
            <text:p>$130.00</text:p>
          </table:table-cell>
          <table:table-cell table:style-name="ce12" table:number-columns-repeated="2"/>
          <table:table-cell table:style-name="ce16"/>
          <table:table-cell table:style-name="ce12" table:formula="of:=[.E26]-[.B26]" office:value-type="currency" office:currency="USD" office:value="-130" calcext:value-type="currency">
            <text:p>-$130.00</text:p>
          </table:table-cell>
          <table:table-cell table:style-name="ce12" table:formula="of:=[.E26]/[.D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9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27]-[.B27]" office:value-type="currency" office:currency="USD" office:value="-115" calcext:value-type="currency">
            <text:p>-$115.00</text:p>
          </table:table-cell>
          <table:table-cell table:style-name="ce12" table:formula="of:=[.E27]/[.D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35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28]-[.B28]" office:value-type="currency" office:currency="USD" office:value="-155" calcext:value-type="currency">
            <text:p>-$155.00</text:p>
          </table:table-cell>
          <table:table-cell table:style-name="ce12" table:formula="of:=[.E28]/[.D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35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29]-[.B29]" office:value-type="currency" office:currency="USD" office:value="-135" calcext:value-type="currency">
            <text:p>-$135.00</text:p>
          </table:table-cell>
          <table:table-cell table:style-name="ce12" table:formula="of:=[.E29]/[.D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36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30]-[.B30]" office:value-type="currency" office:currency="USD" office:value="-140" calcext:value-type="currency">
            <text:p>-$140.00</text:p>
          </table:table-cell>
          <table:table-cell table:style-name="ce12" table:formula="of:=[.E30]/[.D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36</text:p>
          </table:table-cell>
          <table:table-cell table:style-name="ce7" office:value-type="currency" office:currency="USD" office:value="123" calcext:value-type="currency">
            <text:p>$123.00</text:p>
          </table:table-cell>
          <table:table-cell table:style-name="ce12" table:number-columns-repeated="2"/>
          <table:table-cell table:style-name="ce16"/>
          <table:table-cell table:style-name="ce12" table:formula="of:=[.E31]-[.B31]" office:value-type="currency" office:currency="USD" office:value="-123" calcext:value-type="currency">
            <text:p>-$123.00</text:p>
          </table:table-cell>
          <table:table-cell table:style-name="ce12" table:formula="of:=[.E31]/[.D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Bayhead Self-Dumping Hopp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D-5/8</text:p>
          </table:table-cell>
          <table:table-cell table:style-name="ce8" office:value-type="currency" office:currency="USD" office:value="881" calcext:value-type="currency">
            <text:p>$881.00</text:p>
          </table:table-cell>
          <table:table-cell table:style-name="ce13" office:value-type="currency" office:currency="USD" office:value="995" calcext:value-type="currency">
            <text:p>$995.00</text:p>
          </table:table-cell>
          <table:table-cell table:style-name="ce13" office:value-type="currency" office:currency="USD" office:value="746.25" calcext:value-type="currency">
            <text:p>$746.25</text:p>
          </table:table-cell>
          <table:table-cell table:style-name="ce17"/>
          <table:table-cell table:style-name="ce13" table:formula="of:=[.E35]-[.B35]" office:value-type="currency" office:currency="USD" office:value="-881" calcext:value-type="currency">
            <text:p>-$881.00</text:p>
          </table:table-cell>
          <table:table-cell table:style-name="ce12" table:formula="of:=[.E35]/[.D3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SD-1-1</text:p>
          </table:table-cell>
          <table:table-cell table:style-name="ce7" office:value-type="currency" office:currency="USD" office:value="1051" calcext:value-type="currency">
            <text:p>$1,051.00</text:p>
          </table:table-cell>
          <table:table-cell table:style-name="ce12" table:number-columns-repeated="2"/>
          <table:table-cell table:style-name="ce16"/>
          <table:table-cell table:style-name="ce12" table:formula="of:=[.E36]-[.B36]" office:value-type="currency" office:currency="USD" office:value="-1051" calcext:value-type="currency">
            <text:p>-$1,051.00</text:p>
          </table:table-cell>
          <table:table-cell table:style-name="ce12" table:formula="of:=[.E36]/[.D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-7</text:p>
          </table:table-cell>
          <table:table-cell table:style-name="ce7" office:value-type="currency" office:currency="USD" office:value="1491" calcext:value-type="currency">
            <text:p>$1,491.00</text:p>
          </table:table-cell>
          <table:table-cell table:style-name="ce12" table:number-columns-repeated="2"/>
          <table:table-cell table:style-name="ce16"/>
          <table:table-cell table:style-name="ce12" table:formula="of:=[.E37]-[.B37]" office:value-type="currency" office:currency="USD" office:value="-1491" calcext:value-type="currency">
            <text:p>-$1,491.00</text:p>
          </table:table-cell>
          <table:table-cell table:style-name="ce12" table:formula="of:=[.E37]/[.D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-2</text:p>
          </table:table-cell>
          <table:table-cell table:style-name="ce7" office:value-type="currency" office:currency="USD" office:value="1621" calcext:value-type="currency">
            <text:p>$1,621.00</text:p>
          </table:table-cell>
          <table:table-cell table:style-name="ce12" table:number-columns-repeated="2"/>
          <table:table-cell table:style-name="ce16"/>
          <table:table-cell table:style-name="ce12" table:formula="of:=[.E38]-[.B38]" office:value-type="currency" office:currency="USD" office:value="-1621" calcext:value-type="currency">
            <text:p>-$1,621.00</text:p>
          </table:table-cell>
          <table:table-cell table:style-name="ce12" table:formula="of:=[.E38]/[.D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Casters - Bayhea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D-3</text:p>
          </table:table-cell>
          <table:table-cell table:style-name="ce7" office:value-type="currency" office:currency="USD" office:value="11.7" calcext:value-type="currency">
            <text:p>$11.70</text:p>
          </table:table-cell>
          <table:table-cell table:style-name="ce12" table:number-columns-repeated="2"/>
          <table:table-cell table:style-name="ce16"/>
          <table:table-cell table:style-name="ce12" table:formula="of:=[.E42]-[.B42]" office:value-type="currency" office:currency="USD" office:value="-11.7" calcext:value-type="currency">
            <text:p>-$11.70</text:p>
          </table:table-cell>
          <table:table-cell table:style-name="ce12" table:formula="of:=[.E42]/[.D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D-3-R</text:p>
          </table:table-cell>
          <table:table-cell table:style-name="ce7" office:value-type="currency" office:currency="USD" office:value="10.4" calcext:value-type="currency">
            <text:p>$10.40</text:p>
          </table:table-cell>
          <table:table-cell table:style-name="ce12" table:number-columns-repeated="2"/>
          <table:table-cell table:style-name="ce16"/>
          <table:table-cell table:style-name="ce12" table:formula="of:=[.E43]-[.B43]" office:value-type="currency" office:currency="USD" office:value="-10.4" calcext:value-type="currency">
            <text:p>-$10.40</text:p>
          </table:table-cell>
          <table:table-cell table:style-name="ce12" table:formula="of:=[.E43]/[.D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4</text:p>
          </table:table-cell>
          <table:table-cell table:style-name="ce7" office:value-type="currency" office:currency="USD" office:value="14.3" calcext:value-type="currency">
            <text:p>$14.30</text:p>
          </table:table-cell>
          <table:table-cell table:style-name="ce12" table:number-columns-repeated="2"/>
          <table:table-cell table:style-name="ce16"/>
          <table:table-cell table:style-name="ce12" table:formula="of:=[.E44]-[.B44]" office:value-type="currency" office:currency="USD" office:value="-14.3" calcext:value-type="currency">
            <text:p>-$14.30</text:p>
          </table:table-cell>
          <table:table-cell table:style-name="ce12" table:formula="of:=[.E44]/[.D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4-R</text:p>
          </table:table-cell>
          <table:table-cell table:style-name="ce7" office:value-type="currency" office:currency="USD" office:value="13" calcext:value-type="currency">
            <text:p>$13.00</text:p>
          </table:table-cell>
          <table:table-cell table:style-name="ce12" table:number-columns-repeated="2"/>
          <table:table-cell table:style-name="ce16"/>
          <table:table-cell table:style-name="ce12" table:formula="of:=[.E45]-[.B45]" office:value-type="currency" office:currency="USD" office:value="-13" calcext:value-type="currency">
            <text:p>-$13.00</text:p>
          </table:table-cell>
          <table:table-cell table:style-name="ce12" table:formula="of:=[.E45]/[.D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4</text:p>
          </table:table-cell>
          <table:table-cell table:style-name="ce7" office:value-type="currency" office:currency="USD" office:value="24.7" calcext:value-type="currency">
            <text:p>$24.70</text:p>
          </table:table-cell>
          <table:table-cell table:style-name="ce12" table:number-columns-repeated="2"/>
          <table:table-cell table:style-name="ce16"/>
          <table:table-cell table:style-name="ce12" table:formula="of:=[.E46]-[.B46]" office:value-type="currency" office:currency="USD" office:value="-24.7" calcext:value-type="currency">
            <text:p>-$24.70</text:p>
          </table:table-cell>
          <table:table-cell table:style-name="ce12" table:formula="of:=[.E46]/[.D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4-R</text:p>
          </table:table-cell>
          <table:table-cell table:style-name="ce7" office:value-type="currency" office:currency="USD" office:value="20.8" calcext:value-type="currency">
            <text:p>$20.80</text:p>
          </table:table-cell>
          <table:table-cell table:style-name="ce12" table:number-columns-repeated="2"/>
          <table:table-cell table:style-name="ce16"/>
          <table:table-cell table:style-name="ce12" table:formula="of:=[.E47]-[.B47]" office:value-type="currency" office:currency="USD" office:value="-20.8" calcext:value-type="currency">
            <text:p>-$20.80</text:p>
          </table:table-cell>
          <table:table-cell table:style-name="ce12" table:formula="of:=[.E47]/[.D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5</text:p>
          </table:table-cell>
          <table:table-cell table:style-name="ce7" office:value-type="currency" office:currency="USD" office:value="18.2" calcext:value-type="currency">
            <text:p>$18.20</text:p>
          </table:table-cell>
          <table:table-cell table:style-name="ce12" table:number-columns-repeated="2"/>
          <table:table-cell table:style-name="ce16"/>
          <table:table-cell table:style-name="ce12" table:formula="of:=[.E48]-[.B48]" office:value-type="currency" office:currency="USD" office:value="-18.2" calcext:value-type="currency">
            <text:p>-$18.20</text:p>
          </table:table-cell>
          <table:table-cell table:style-name="ce12" table:formula="of:=[.E48]/[.D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5-R</text:p>
          </table:table-cell>
          <table:table-cell table:style-name="ce7" office:value-type="currency" office:currency="USD" office:value="15.6" calcext:value-type="currency">
            <text:p>$15.60</text:p>
          </table:table-cell>
          <table:table-cell table:style-name="ce12" table:number-columns-repeated="2"/>
          <table:table-cell table:style-name="ce16"/>
          <table:table-cell table:style-name="ce12" table:formula="of:=[.E49]-[.B49]" office:value-type="currency" office:currency="USD" office:value="-15.6" calcext:value-type="currency">
            <text:p>-$15.60</text:p>
          </table:table-cell>
          <table:table-cell table:style-name="ce12" table:formula="of:=[.E49]/[.D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HD-5</text:p>
          </table:table-cell>
          <table:table-cell table:style-name="ce7" office:value-type="currency" office:currency="USD" office:value="23.4" calcext:value-type="currency">
            <text:p>$23.40</text:p>
          </table:table-cell>
          <table:table-cell table:style-name="ce12" table:number-columns-repeated="2"/>
          <table:table-cell table:style-name="ce16"/>
          <table:table-cell table:style-name="ce12" table:formula="of:=[.E50]-[.B50]" office:value-type="currency" office:currency="USD" office:value="-23.4" calcext:value-type="currency">
            <text:p>-$23.40</text:p>
          </table:table-cell>
          <table:table-cell table:style-name="ce12" table:formula="of:=[.E50]/[.D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HD-5-R</text:p>
          </table:table-cell>
          <table:table-cell table:style-name="ce7" office:value-type="currency" office:currency="USD" office:value="20.8" calcext:value-type="currency">
            <text:p>$20.80</text:p>
          </table:table-cell>
          <table:table-cell table:style-name="ce12" table:number-columns-repeated="2"/>
          <table:table-cell table:style-name="ce16"/>
          <table:table-cell table:style-name="ce12" table:formula="of:=[.E51]-[.B51]" office:value-type="currency" office:currency="USD" office:value="-20.8" calcext:value-type="currency">
            <text:p>-$20.80</text:p>
          </table:table-cell>
          <table:table-cell table:style-name="ce12" table:formula="of:=[.E51]/[.D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6</text:p>
          </table:table-cell>
          <table:table-cell table:style-name="ce7" office:value-type="currency" office:currency="USD" office:value="26" calcext:value-type="currency">
            <text:p>$26.00</text:p>
          </table:table-cell>
          <table:table-cell table:style-name="ce12" table:number-columns-repeated="2"/>
          <table:table-cell table:style-name="ce16"/>
          <table:table-cell table:style-name="ce12" table:formula="of:=[.E52]-[.B52]" office:value-type="currency" office:currency="USD" office:value="-26" calcext:value-type="currency">
            <text:p>-$26.00</text:p>
          </table:table-cell>
          <table:table-cell table:style-name="ce12" table:formula="of:=[.E52]/[.D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6-R</text:p>
          </table:table-cell>
          <table:table-cell table:style-name="ce7" office:value-type="currency" office:currency="USD" office:value="22.1" calcext:value-type="currency">
            <text:p>$22.10</text:p>
          </table:table-cell>
          <table:table-cell table:style-name="ce12" table:number-columns-repeated="2"/>
          <table:table-cell table:style-name="ce16"/>
          <table:table-cell table:style-name="ce12" table:formula="of:=[.E53]-[.B53]" office:value-type="currency" office:currency="USD" office:value="-22.1" calcext:value-type="currency">
            <text:p>-$22.10</text:p>
          </table:table-cell>
          <table:table-cell table:style-name="ce12" table:formula="of:=[.E53]/[.D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Chip Cart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C-10</text:p>
          </table:table-cell>
          <table:table-cell table:style-name="ce8" office:value-type="currency" office:currency="USD" office:value="464" calcext:value-type="currency">
            <text:p>$464.00</text:p>
          </table:table-cell>
          <table:table-cell table:style-name="ce13" office:value-type="currency" office:currency="USD" office:value="495" calcext:value-type="currency">
            <text:p>$495.00</text:p>
          </table:table-cell>
          <table:table-cell table:style-name="ce13" office:value-type="currency" office:currency="USD" office:value="371.25" calcext:value-type="currency">
            <text:p>$371.25</text:p>
          </table:table-cell>
          <table:table-cell table:style-name="ce17"/>
          <table:table-cell table:style-name="ce13" table:formula="of:=[.E57]-[.B57]" office:value-type="currency" office:currency="USD" office:value="-464" calcext:value-type="currency">
            <text:p>-$464.00</text:p>
          </table:table-cell>
          <table:table-cell table:style-name="ce12" table:formula="of:=[.E57]/[.D5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Compact Stacking Pallet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EX-24</text:p>
          </table:table-cell>
          <table:table-cell table:style-name="ce8" office:value-type="currency" office:currency="USD" office:value="124" calcext:value-type="currency">
            <text:p>$124.00</text:p>
          </table:table-cell>
          <table:table-cell table:style-name="ce13" office:value-type="currency" office:currency="USD" office:value="130" calcext:value-type="currency">
            <text:p>$130.00</text:p>
          </table:table-cell>
          <table:table-cell table:style-name="ce13" office:value-type="currency" office:currency="USD" office:value="97.5" calcext:value-type="currency">
            <text:p>$97.50</text:p>
          </table:table-cell>
          <table:table-cell table:style-name="ce17"/>
          <table:table-cell table:style-name="ce13" table:formula="of:=[.E61]-[.B61]" office:value-type="currency" office:currency="USD" office:value="-124" calcext:value-type="currency">
            <text:p>-$124.00</text:p>
          </table:table-cell>
          <table:table-cell table:style-name="ce12" table:formula="of:=[.E61]/[.D6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Containers with Lid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J-1</text:p>
          </table:table-cell>
          <table:table-cell table:style-name="ce9" office:value-type="currency" office:currency="USD" office:value="210" calcext:value-type="currency">
            <text:p>$210.00</text:p>
          </table:table-cell>
          <table:table-cell table:style-name="ce14" table:number-columns-repeated="2"/>
          <table:table-cell table:style-name="ce18"/>
          <table:table-cell table:style-name="ce14" table:formula="of:=[.E65]-[.B65]" office:value-type="currency" office:currency="USD" office:value="-210" calcext:value-type="currency">
            <text:p>-$210.00</text:p>
          </table:table-cell>
          <table:table-cell table:style-name="ce12" table:formula="of:=[.E65]/[.D6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SJ-1</text:p>
          </table:table-cell>
          <table:table-cell table:style-name="ce9" office:value-type="currency" office:currency="USD" office:value="185" calcext:value-type="currency">
            <text:p>$185.00</text:p>
          </table:table-cell>
          <table:table-cell table:style-name="ce14" table:number-columns-repeated="2"/>
          <table:table-cell table:style-name="ce18"/>
          <table:table-cell table:style-name="ce14" table:formula="of:=[.E66]-[.B66]" office:value-type="currency" office:currency="USD" office:value="-185" calcext:value-type="currency">
            <text:p>-$185.00</text:p>
          </table:table-cell>
          <table:table-cell table:style-name="ce12" table:formula="of:=[.E66]/[.D6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1</text:p>
          </table:table-cell>
          <table:table-cell table:style-name="ce9" office:value-type="currency" office:currency="USD" office:value="160" calcext:value-type="currency">
            <text:p>$160.00</text:p>
          </table:table-cell>
          <table:table-cell table:style-name="ce14" table:number-columns-repeated="2"/>
          <table:table-cell table:style-name="ce18"/>
          <table:table-cell table:style-name="ce14" table:formula="of:=[.E67]-[.B67]" office:value-type="currency" office:currency="USD" office:value="-160" calcext:value-type="currency">
            <text:p>-$160.00</text:p>
          </table:table-cell>
          <table:table-cell table:style-name="ce12" table:formula="of:=[.E67]/[.D6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1</text:p>
          </table:table-cell>
          <table:table-cell table:style-name="ce9" office:value-type="currency" office:currency="USD" office:value="140" calcext:value-type="currency">
            <text:p>$140.00</text:p>
          </table:table-cell>
          <table:table-cell table:style-name="ce14" table:number-columns-repeated="2"/>
          <table:table-cell table:style-name="ce18"/>
          <table:table-cell table:style-name="ce14" table:formula="of:=[.E68]-[.B68]" office:value-type="currency" office:currency="USD" office:value="-140" calcext:value-type="currency">
            <text:p>-$140.00</text:p>
          </table:table-cell>
          <table:table-cell table:style-name="ce12" table:formula="of:=[.E68]/[.D6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2</text:p>
          </table:table-cell>
          <table:table-cell table:style-name="ce9" office:value-type="currency" office:currency="USD" office:value="155" calcext:value-type="currency">
            <text:p>$155.00</text:p>
          </table:table-cell>
          <table:table-cell table:style-name="ce14" table:number-columns-repeated="2"/>
          <table:table-cell table:style-name="ce18"/>
          <table:table-cell table:style-name="ce14" table:formula="of:=[.E69]-[.B69]" office:value-type="currency" office:currency="USD" office:value="-155" calcext:value-type="currency">
            <text:p>-$155.00</text:p>
          </table:table-cell>
          <table:table-cell table:style-name="ce12" table:formula="of:=[.E69]/[.D6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2</text:p>
          </table:table-cell>
          <table:table-cell table:style-name="ce9" office:value-type="currency" office:currency="USD" office:value="136" calcext:value-type="currency">
            <text:p>$136.00</text:p>
          </table:table-cell>
          <table:table-cell table:style-name="ce14" table:number-columns-repeated="2"/>
          <table:table-cell table:style-name="ce18"/>
          <table:table-cell table:style-name="ce14" table:formula="of:=[.E70]-[.B70]" office:value-type="currency" office:currency="USD" office:value="-136" calcext:value-type="currency">
            <text:p>-$136.00</text:p>
          </table:table-cell>
          <table:table-cell table:style-name="ce12" table:formula="of:=[.E70]/[.D7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Custom Machine Guard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USTMG</text:p>
          </table:table-cell>
          <table:table-cell table:style-name="ce2" office:value-type="string" calcext:value-type="string">
            <text:p>Per Application</text:p>
          </table:table-cell>
          <table:table-cell table:style-name="ce13" table:number-columns-repeated="2"/>
          <table:table-cell table:style-name="ce17"/>
          <table:table-cell table:style-name="ce13" table:formula="of:=[.E74]-[.B74]" office:value-type="string" office:string-value="" calcext:value-type="error">
            <text:p>#VALUE!</text:p>
          </table:table-cell>
          <table:table-cell table:style-name="ce12" table:formula="of:=[.E74]/[.D74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 table:formula="of:=[.E75]/[.D75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ustom Palle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M-5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8]-[.B78]" office:value-type="string" office:string-value="" calcext:value-type="error">
            <text:p>#VALUE!</text:p>
          </table:table-cell>
          <table:table-cell table:style-name="ce12" table:formula="of:=[.E78]/[.D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Double-Walled Flat Bottom Pallet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WP-11</text:p>
          </table:table-cell>
          <table:table-cell table:style-name="ce8" office:value-type="currency" office:currency="USD" office:value="129" calcext:value-type="currency">
            <text:p>$129.00</text:p>
          </table:table-cell>
          <table:table-cell table:style-name="ce13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101.25" calcext:value-type="currency">
            <text:p>$101.25</text:p>
          </table:table-cell>
          <table:table-cell table:style-name="ce17"/>
          <table:table-cell table:style-name="ce13" table:formula="of:=[.E82]-[.B82]" office:value-type="currency" office:currency="USD" office:value="-129" calcext:value-type="currency">
            <text:p>-$129.00</text:p>
          </table:table-cell>
          <table:table-cell table:style-name="ce12" table:formula="of:=[.E82]/[.D8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Extra-Long Stacking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C-70</text:p>
          </table:table-cell>
          <table:table-cell table:style-name="ce7" office:value-type="currency" office:currency="USD" office:value="285" calcext:value-type="currency">
            <text:p>$285.00</text:p>
          </table:table-cell>
          <table:table-cell table:style-name="ce12" table:number-columns-repeated="2"/>
          <table:table-cell table:style-name="ce16"/>
          <table:table-cell table:style-name="ce12" table:formula="of:=[.E86]-[.B86]" office:value-type="currency" office:currency="USD" office:value="-285" calcext:value-type="currency">
            <text:p>-$285.00</text:p>
          </table:table-cell>
          <table:table-cell table:style-name="ce12" table:formula="of:=[.E86]/[.D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C-70</text:p>
          </table:table-cell>
          <table:table-cell table:style-name="ce7" office:value-type="currency" office:currency="USD" office:value="250" calcext:value-type="currency">
            <text:p>$250.00</text:p>
          </table:table-cell>
          <table:table-cell table:style-name="ce12" table:number-columns-repeated="2"/>
          <table:table-cell table:style-name="ce16"/>
          <table:table-cell table:style-name="ce12" table:formula="of:=[.E87]-[.B87]" office:value-type="currency" office:currency="USD" office:value="-250" calcext:value-type="currency">
            <text:p>-$250.00</text:p>
          </table:table-cell>
          <table:table-cell table:style-name="ce12" table:formula="of:=[.E87]/[.D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Flat-Bottomed Palle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BC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1]-[.B91]" office:value-type="string" office:string-value="" calcext:value-type="error">
            <text:p>#VALUE!</text:p>
          </table:table-cell>
          <table:table-cell table:style-name="ce12" table:formula="of:=[.E91]/[.D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2]-[.B92]" office:value-type="string" office:string-value="" calcext:value-type="error">
            <text:p>#VALUE!</text:p>
          </table:table-cell>
          <table:table-cell table:style-name="ce12" table:formula="of:=[.E92]/[.D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3]-[.B93]" office:value-type="string" office:string-value="" calcext:value-type="error">
            <text:p>#VALUE!</text:p>
          </table:table-cell>
          <table:table-cell table:style-name="ce12" table:formula="of:=[.E93]/[.D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4]-[.B94]" office:value-type="string" office:string-value="" calcext:value-type="error">
            <text:p>#VALUE!</text:p>
          </table:table-cell>
          <table:table-cell table:style-name="ce12" table:formula="of:=[.E94]/[.D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5]-[.B95]" office:value-type="string" office:string-value="" calcext:value-type="error">
            <text:p>#VALUE!</text:p>
          </table:table-cell>
          <table:table-cell table:style-name="ce12" table:formula="of:=[.E95]/[.D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Haul-All Tilt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1/3-CU-L</text:p>
          </table:table-cell>
          <table:table-cell table:style-name="ce7" office:value-type="currency" office:currency="USD" office:value="182" calcext:value-type="currency">
            <text:p>$182.00</text:p>
          </table:table-cell>
          <table:table-cell table:style-name="ce12" table:number-columns-repeated="2"/>
          <table:table-cell table:style-name="ce16"/>
          <table:table-cell table:style-name="ce12" table:formula="of:=[.E99]-[.B99]" office:value-type="currency" office:currency="USD" office:value="-182" calcext:value-type="currency">
            <text:p>-$182.00</text:p>
          </table:table-cell>
          <table:table-cell table:style-name="ce12" table:formula="of:=[.E99]/[.D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/3-CU-HD</text:p>
          </table:table-cell>
          <table:table-cell table:style-name="ce7" office:value-type="currency" office:currency="USD" office:value="416" calcext:value-type="currency">
            <text:p>$416.00</text:p>
          </table:table-cell>
          <table:table-cell table:style-name="ce12" table:number-columns-repeated="2"/>
          <table:table-cell table:style-name="ce16"/>
          <table:table-cell table:style-name="ce12" table:formula="of:=[.E100]-[.B100]" office:value-type="currency" office:currency="USD" office:value="-416" calcext:value-type="currency">
            <text:p>-$416.00</text:p>
          </table:table-cell>
          <table:table-cell table:style-name="ce12" table:formula="of:=[.E100]/[.D1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L</text:p>
          </table:table-cell>
          <table:table-cell table:style-name="ce7" office:value-type="currency" office:currency="USD" office:value="304" calcext:value-type="currency">
            <text:p>$304.00</text:p>
          </table:table-cell>
          <table:table-cell table:style-name="ce12" table:number-columns-repeated="2"/>
          <table:table-cell table:style-name="ce16"/>
          <table:table-cell table:style-name="ce12" table:formula="of:=[.E101]-[.B101]" office:value-type="currency" office:currency="USD" office:value="-304" calcext:value-type="currency">
            <text:p>-$304.00</text:p>
          </table:table-cell>
          <table:table-cell table:style-name="ce12" table:formula="of:=[.E101]/[.D1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S</text:p>
          </table:table-cell>
          <table:table-cell table:style-name="ce7" office:value-type="currency" office:currency="USD" office:value="423" calcext:value-type="currency">
            <text:p>$423.00</text:p>
          </table:table-cell>
          <table:table-cell table:style-name="ce12" table:number-columns-repeated="2"/>
          <table:table-cell table:style-name="ce16"/>
          <table:table-cell table:style-name="ce12" table:formula="of:=[.E102]-[.B102]" office:value-type="currency" office:currency="USD" office:value="-423" calcext:value-type="currency">
            <text:p>-$423.00</text:p>
          </table:table-cell>
          <table:table-cell table:style-name="ce12" table:formula="of:=[.E102]/[.D1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HD</text:p>
          </table:table-cell>
          <table:table-cell table:style-name="ce7" office:value-type="currency" office:currency="USD" office:value="481" calcext:value-type="currency">
            <text:p>$481.00</text:p>
          </table:table-cell>
          <table:table-cell table:style-name="ce12" table:number-columns-repeated="2"/>
          <table:table-cell table:style-name="ce16"/>
          <table:table-cell table:style-name="ce12" table:formula="of:=[.E103]-[.B103]" office:value-type="currency" office:currency="USD" office:value="-481" calcext:value-type="currency">
            <text:p>-$481.00</text:p>
          </table:table-cell>
          <table:table-cell table:style-name="ce12" table:formula="of:=[.E103]/[.D1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L</text:p>
          </table:table-cell>
          <table:table-cell table:style-name="ce7" office:value-type="currency" office:currency="USD" office:value="402" calcext:value-type="currency">
            <text:p>$402.00</text:p>
          </table:table-cell>
          <table:table-cell table:style-name="ce12" table:number-columns-repeated="2"/>
          <table:table-cell table:style-name="ce16"/>
          <table:table-cell table:style-name="ce12" table:formula="of:=[.E104]-[.B104]" office:value-type="currency" office:currency="USD" office:value="-402" calcext:value-type="currency">
            <text:p>-$402.00</text:p>
          </table:table-cell>
          <table:table-cell table:style-name="ce12" table:formula="of:=[.E104]/[.D1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S</text:p>
          </table:table-cell>
          <table:table-cell table:style-name="ce7" office:value-type="currency" office:currency="USD" office:value="546" calcext:value-type="currency">
            <text:p>$546.00</text:p>
          </table:table-cell>
          <table:table-cell table:style-name="ce12" table:number-columns-repeated="2"/>
          <table:table-cell table:style-name="ce16"/>
          <table:table-cell table:style-name="ce12" table:formula="of:=[.E105]-[.B105]" office:value-type="currency" office:currency="USD" office:value="-546" calcext:value-type="currency">
            <text:p>-$546.00</text:p>
          </table:table-cell>
          <table:table-cell table:style-name="ce12" table:formula="of:=[.E105]/[.D1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HD</text:p>
          </table:table-cell>
          <table:table-cell table:style-name="ce7" office:value-type="currency" office:currency="USD" office:value="676" calcext:value-type="currency">
            <text:p>$676.00</text:p>
          </table:table-cell>
          <table:table-cell table:style-name="ce12" table:number-columns-repeated="2"/>
          <table:table-cell table:style-name="ce16"/>
          <table:table-cell table:style-name="ce12" table:formula="of:=[.E106]-[.B106]" office:value-type="currency" office:currency="USD" office:value="-676" calcext:value-type="currency">
            <text:p>-$676.00</text:p>
          </table:table-cell>
          <table:table-cell table:style-name="ce12" table:formula="of:=[.E106]/[.D10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UT</text:p>
          </table:table-cell>
          <table:table-cell table:style-name="ce7" office:value-type="currency" office:currency="USD" office:value="616" calcext:value-type="currency">
            <text:p>$616.00</text:p>
          </table:table-cell>
          <table:table-cell table:style-name="ce12" table:number-columns-repeated="2"/>
          <table:table-cell table:style-name="ce16"/>
          <table:table-cell table:style-name="ce12" table:formula="of:=[.E107]-[.B107]" office:value-type="currency" office:currency="USD" office:value="-616" calcext:value-type="currency">
            <text:p>-$616.00</text:p>
          </table:table-cell>
          <table:table-cell table:style-name="ce12" table:formula="of:=[.E107]/[.D1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CU-S</text:p>
          </table:table-cell>
          <table:table-cell table:style-name="ce7" office:value-type="currency" office:currency="USD" office:value="826" calcext:value-type="currency">
            <text:p>$826.00</text:p>
          </table:table-cell>
          <table:table-cell table:style-name="ce12" table:number-columns-repeated="2"/>
          <table:table-cell table:style-name="ce16"/>
          <table:table-cell table:style-name="ce12" table:formula="of:=[.E108]-[.B108]" office:value-type="currency" office:currency="USD" office:value="-826" calcext:value-type="currency">
            <text:p>-$826.00</text:p>
          </table:table-cell>
          <table:table-cell table:style-name="ce12" table:formula="of:=[.E108]/[.D1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CU-HD</text:p>
          </table:table-cell>
          <table:table-cell table:style-name="ce7" office:value-type="currency" office:currency="USD" office:value="889" calcext:value-type="currency">
            <text:p>$889.00</text:p>
          </table:table-cell>
          <table:table-cell table:style-name="ce12" table:number-columns-repeated="2"/>
          <table:table-cell table:style-name="ce16"/>
          <table:table-cell table:style-name="ce12" table:formula="of:=[.E109]-[.B109]" office:value-type="currency" office:currency="USD" office:value="-889" calcext:value-type="currency">
            <text:p>-$889.00</text:p>
          </table:table-cell>
          <table:table-cell table:style-name="ce12" table:formula="of:=[.E109]/[.D1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UT</text:p>
          </table:table-cell>
          <table:table-cell table:style-name="ce7" office:value-type="currency" office:currency="USD" office:value="734" calcext:value-type="currency">
            <text:p>$734.00</text:p>
          </table:table-cell>
          <table:table-cell table:style-name="ce12" table:number-columns-repeated="2"/>
          <table:table-cell table:style-name="ce16"/>
          <table:table-cell table:style-name="ce12" table:formula="of:=[.E110]-[.B110]" office:value-type="currency" office:currency="USD" office:value="-734" calcext:value-type="currency">
            <text:p>-$734.00</text:p>
          </table:table-cell>
          <table:table-cell table:style-name="ce12" table:formula="of:=[.E110]/[.D1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CU-S</text:p>
          </table:table-cell>
          <table:table-cell table:style-name="ce7" office:value-type="currency" office:currency="USD" office:value="924" calcext:value-type="currency">
            <text:p>$924.00</text:p>
          </table:table-cell>
          <table:table-cell table:style-name="ce12" table:number-columns-repeated="2"/>
          <table:table-cell table:style-name="ce16"/>
          <table:table-cell table:style-name="ce12" table:formula="of:=[.E111]-[.B111]" office:value-type="currency" office:currency="USD" office:value="-924" calcext:value-type="currency">
            <text:p>-$924.00</text:p>
          </table:table-cell>
          <table:table-cell table:style-name="ce12" table:formula="of:=[.E111]/[.D1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CU-HD</text:p>
          </table:table-cell>
          <table:table-cell table:style-name="ce7" office:value-type="currency" office:currency="USD" office:value="999" calcext:value-type="currency">
            <text:p>$999.00</text:p>
          </table:table-cell>
          <table:table-cell table:style-name="ce12" table:number-columns-repeated="2"/>
          <table:table-cell table:style-name="ce16"/>
          <table:table-cell table:style-name="ce12" table:formula="of:=[.E112]-[.B112]" office:value-type="currency" office:currency="USD" office:value="-999" calcext:value-type="currency">
            <text:p>-$999.00</text:p>
          </table:table-cell>
          <table:table-cell table:style-name="ce12" table:formula="of:=[.E112]/[.D1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3.0-CU-S</text:p>
          </table:table-cell>
          <table:table-cell table:style-name="ce7" office:value-type="currency" office:currency="USD" office:value="1149" calcext:value-type="currency">
            <text:p>$1,149.00</text:p>
          </table:table-cell>
          <table:table-cell table:style-name="ce12" table:number-columns-repeated="2"/>
          <table:table-cell table:style-name="ce16"/>
          <table:table-cell table:style-name="ce12" table:formula="of:=[.E113]-[.B113]" office:value-type="currency" office:currency="USD" office:value="-1149" calcext:value-type="currency">
            <text:p>-$1,149.00</text:p>
          </table:table-cell>
          <table:table-cell table:style-name="ce12" table:formula="of:=[.E113]/[.D1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3.0-CU-HD</text:p>
          </table:table-cell>
          <table:table-cell table:style-name="ce7" office:value-type="currency" office:currency="USD" office:value="1194" calcext:value-type="currency">
            <text:p>$1,194.00</text:p>
          </table:table-cell>
          <table:table-cell table:style-name="ce12" table:number-columns-repeated="2"/>
          <table:table-cell table:style-name="ce16"/>
          <table:table-cell table:style-name="ce12" table:formula="of:=[.E114]-[.B114]" office:value-type="currency" office:currency="USD" office:value="-1194" calcext:value-type="currency">
            <text:p>-$1,194.00</text:p>
          </table:table-cell>
          <table:table-cell table:style-name="ce12" table:formula="of:=[.E114]/[.D1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Low Profile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SP-5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118]-[.B118]" office:value-type="currency" office:currency="USD" office:value="-110" calcext:value-type="currency">
            <text:p>-$110.00</text:p>
          </table:table-cell>
          <table:table-cell table:style-name="ce12" table:formula="of:=[.E118]/[.D1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P-5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119]-[.B119]" office:value-type="currency" office:currency="USD" office:value="-97" calcext:value-type="currency">
            <text:p>-$97.00</text:p>
          </table:table-cell>
          <table:table-cell table:style-name="ce12" table:formula="of:=[.E119]/[.D1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7">
          <table:table-cell table:style-name="ce2" office:value-type="string" calcext:value-type="string">
            <text:p>IND-Series Large Capacity Pallet Containers - 4-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IND-1</text:p>
          </table:table-cell>
          <table:table-cell table:style-name="ce8" office:value-type="currency" office:currency="USD" office:value="309" calcext:value-type="currency">
            <text:p>$309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123]-[.B123]" office:value-type="currency" office:currency="USD" office:value="-309" calcext:value-type="currency">
            <text:p>-$309.00</text:p>
          </table:table-cell>
          <table:table-cell table:style-name="ce12" table:formula="of:=[.E123]/[.D12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Industrial Grade Molded Barrel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NT-4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127]-[.B127]" office:value-type="currency" office:currency="USD" office:value="-25" calcext:value-type="currency">
            <text:p>-$25.00</text:p>
          </table:table-cell>
          <table:table-cell table:style-name="ce12" table:formula="of:=[.E127]/[.D1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T-4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128]-[.B128]" office:value-type="currency" office:currency="USD" office:value="-22" calcext:value-type="currency">
            <text:p>-$22.00</text:p>
          </table:table-cell>
          <table:table-cell table:style-name="ce12" table:formula="of:=[.E128]/[.D1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GR-4-BAYHEAD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129]-[.B129]" office:value-type="currency" office:currency="USD" office:value="-25" calcext:value-type="currency">
            <text:p>-$25.00</text:p>
          </table:table-cell>
          <table:table-cell table:style-name="ce12" table:formula="of:=[.E129]/[.D1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GR-4-BAYHEAD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130]-[.B130]" office:value-type="currency" office:currency="USD" office:value="-22" calcext:value-type="currency">
            <text:p>-$22.00</text:p>
          </table:table-cell>
          <table:table-cell table:style-name="ce12" table:formula="of:=[.E130]/[.D1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7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1]-[.B131]" office:value-type="currency" office:currency="USD" office:value="-35" calcext:value-type="currency">
            <text:p>-$35.00</text:p>
          </table:table-cell>
          <table:table-cell table:style-name="ce12" table:formula="of:=[.E131]/[.D1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7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132]-[.B132]" office:value-type="currency" office:currency="USD" office:value="-31" calcext:value-type="currency">
            <text:p>-$31.00</text:p>
          </table:table-cell>
          <table:table-cell table:style-name="ce12" table:formula="of:=[.E132]/[.D1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0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3]-[.B133]" office:value-type="currency" office:currency="USD" office:value="-35" calcext:value-type="currency">
            <text:p>-$35.00</text:p>
          </table:table-cell>
          <table:table-cell table:style-name="ce12" table:formula="of:=[.E133]/[.D1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34]-[.B134]" office:value-type="string" office:string-value="" calcext:value-type="error">
            <text:p>#VALUE!</text:p>
          </table:table-cell>
          <table:table-cell table:style-name="ce12" table:formula="of:=[.E134]/[.D1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3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5]-[.B135]" office:value-type="currency" office:currency="USD" office:value="-35" calcext:value-type="currency">
            <text:p>-$35.00</text:p>
          </table:table-cell>
          <table:table-cell table:style-name="ce12" table:formula="of:=[.E135]/[.D1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3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136]-[.B136]" office:value-type="currency" office:currency="USD" office:value="-31" calcext:value-type="currency">
            <text:p>-$31.00</text:p>
          </table:table-cell>
          <table:table-cell table:style-name="ce12" table:formula="of:=[.E136]/[.D1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27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37]-[.B137]" office:value-type="currency" office:currency="USD" office:value="-45" calcext:value-type="currency">
            <text:p>-$45.00</text:p>
          </table:table-cell>
          <table:table-cell table:style-name="ce12" table:formula="of:=[.E137]/[.D1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27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38]-[.B138]" office:value-type="currency" office:currency="USD" office:value="-40" calcext:value-type="currency">
            <text:p>-$40.00</text:p>
          </table:table-cell>
          <table:table-cell table:style-name="ce12" table:formula="of:=[.E138]/[.D1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30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39]-[.B139]" office:value-type="currency" office:currency="USD" office:value="-45" calcext:value-type="currency">
            <text:p>-$45.00</text:p>
          </table:table-cell>
          <table:table-cell table:style-name="ce12" table:formula="of:=[.E139]/[.D1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3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40]-[.B140]" office:value-type="string" office:string-value="" calcext:value-type="error">
            <text:p>#VALUE!</text:p>
          </table:table-cell>
          <table:table-cell table:style-name="ce12" table:formula="of:=[.E140]/[.D1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5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41]-[.B141]" office:value-type="currency" office:currency="USD" office:value="-45" calcext:value-type="currency">
            <text:p>-$45.00</text:p>
          </table:table-cell>
          <table:table-cell table:style-name="ce12" table:formula="of:=[.E141]/[.D1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5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42]-[.B142]" office:value-type="currency" office:currency="USD" office:value="-40" calcext:value-type="currency">
            <text:p>-$40.00</text:p>
          </table:table-cell>
          <table:table-cell table:style-name="ce12" table:formula="of:=[.E142]/[.D1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9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143]-[.B143]" office:value-type="currency" office:currency="USD" office:value="-60" calcext:value-type="currency">
            <text:p>-$60.00</text:p>
          </table:table-cell>
          <table:table-cell table:style-name="ce12" table:formula="of:=[.E143]/[.D1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9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144]-[.B144]" office:value-type="currency" office:currency="USD" office:value="-53" calcext:value-type="currency">
            <text:p>-$53.00</text:p>
          </table:table-cell>
          <table:table-cell table:style-name="ce12" table:formula="of:=[.E144]/[.D1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59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145]-[.B145]" office:value-type="currency" office:currency="USD" office:value="-75" calcext:value-type="currency">
            <text:p>-$75.00</text:p>
          </table:table-cell>
          <table:table-cell table:style-name="ce12" table:formula="of:=[.E145]/[.D1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59</text:p>
          </table:table-cell>
          <table:table-cell table:style-name="ce7" office:value-type="currency" office:currency="USD" office:value="66" calcext:value-type="currency">
            <text:p>$66.00</text:p>
          </table:table-cell>
          <table:table-cell table:style-name="ce12" table:number-columns-repeated="2"/>
          <table:table-cell table:style-name="ce16"/>
          <table:table-cell table:style-name="ce12" table:formula="of:=[.E146]-[.B146]" office:value-type="currency" office:currency="USD" office:value="-66" calcext:value-type="currency">
            <text:p>-$66.00</text:p>
          </table:table-cell>
          <table:table-cell table:style-name="ce12" table:formula="of:=[.E146]/[.D1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70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47]-[.B147]" office:value-type="currency" office:currency="USD" office:value="-80" calcext:value-type="currency">
            <text:p>-$80.00</text:p>
          </table:table-cell>
          <table:table-cell table:style-name="ce12" table:formula="of:=[.E147]/[.D1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70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48]-[.B148]" office:value-type="currency" office:currency="USD" office:value="-70" calcext:value-type="currency">
            <text:p>-$70.00</text:p>
          </table:table-cell>
          <table:table-cell table:style-name="ce12" table:formula="of:=[.E148]/[.D1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90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149]-[.B149]" office:value-type="currency" office:currency="USD" office:value="-95" calcext:value-type="currency">
            <text:p>-$95.00</text:p>
          </table:table-cell>
          <table:table-cell table:style-name="ce12" table:formula="of:=[.E149]/[.D1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90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150]-[.B150]" office:value-type="currency" office:currency="USD" office:value="-84" calcext:value-type="currency">
            <text:p>-$84.00</text:p>
          </table:table-cell>
          <table:table-cell table:style-name="ce12" table:formula="of:=[.E150]/[.D1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X-3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51]-[.B151]" office:value-type="string" office:string-value="" calcext:value-type="error">
            <text:p>#VALUE!</text:p>
          </table:table-cell>
          <table:table-cell table:style-name="ce12" table:formula="of:=[.E151]/[.D1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X-30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52]-[.B152]" office:value-type="currency" office:currency="USD" office:value="-40" calcext:value-type="currency">
            <text:p>-$40.00</text:p>
          </table:table-cell>
          <table:table-cell table:style-name="ce12" table:formula="of:=[.E152]/[.D1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H-33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153]-[.B153]" office:value-type="currency" office:currency="USD" office:value="-65" calcext:value-type="currency">
            <text:p>-$65.00</text:p>
          </table:table-cell>
          <table:table-cell table:style-name="ce12" table:formula="of:=[.E153]/[.D1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H-33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154]-[.B154]" office:value-type="currency" office:currency="USD" office:value="-57" calcext:value-type="currency">
            <text:p>-$57.00</text:p>
          </table:table-cell>
          <table:table-cell table:style-name="ce12" table:formula="of:=[.E154]/[.D1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P-40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155]-[.B155]" office:value-type="currency" office:currency="USD" office:value="-65" calcext:value-type="currency">
            <text:p>-$65.00</text:p>
          </table:table-cell>
          <table:table-cell table:style-name="ce12" table:formula="of:=[.E155]/[.D1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P-40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156]-[.B156]" office:value-type="currency" office:currency="USD" office:value="-57" calcext:value-type="currency">
            <text:p>-$57.00</text:p>
          </table:table-cell>
          <table:table-cell table:style-name="ce12" table:formula="of:=[.E156]/[.D15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0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157]-[.B157]" office:value-type="currency" office:currency="USD" office:value="-60" calcext:value-type="currency">
            <text:p>-$60.00</text:p>
          </table:table-cell>
          <table:table-cell table:style-name="ce12" table:formula="of:=[.E157]/[.D1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0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158]-[.B158]" office:value-type="currency" office:currency="USD" office:value="-53" calcext:value-type="currency">
            <text:p>-$53.00</text:p>
          </table:table-cell>
          <table:table-cell table:style-name="ce12" table:formula="of:=[.E158]/[.D1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5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59]-[.B159]" office:value-type="currency" office:currency="USD" office:value="-80" calcext:value-type="currency">
            <text:p>-$80.00</text:p>
          </table:table-cell>
          <table:table-cell table:style-name="ce12" table:formula="of:=[.E159]/[.D1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5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60]-[.B160]" office:value-type="currency" office:currency="USD" office:value="-70" calcext:value-type="currency">
            <text:p>-$70.00</text:p>
          </table:table-cell>
          <table:table-cell table:style-name="ce12" table:formula="of:=[.E160]/[.D1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61]-[.B161]" office:value-type="currency" office:currency="USD" office:value="-45" calcext:value-type="currency">
            <text:p>-$45.00</text:p>
          </table:table-cell>
          <table:table-cell table:style-name="ce12" table:formula="of:=[.E161]/[.D1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62]-[.B162]" office:value-type="currency" office:currency="USD" office:value="-40" calcext:value-type="currency">
            <text:p>-$40.00</text:p>
          </table:table-cell>
          <table:table-cell table:style-name="ce12" table:formula="of:=[.E162]/[.D1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 Molded Attached Lid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-2012-7</text:p>
          </table:table-cell>
          <table:table-cell table:style-name="ce7" office:value-type="currency" office:currency="USD" office:value="18.4" calcext:value-type="currency">
            <text:p>$18.40</text:p>
          </table:table-cell>
          <table:table-cell table:style-name="ce12" table:number-columns-repeated="2"/>
          <table:table-cell table:style-name="ce16"/>
          <table:table-cell table:style-name="ce12" table:formula="of:=[.E166]-[.B166]" office:value-type="currency" office:currency="USD" office:value="-18.4" calcext:value-type="currency">
            <text:p>-$18.40</text:p>
          </table:table-cell>
          <table:table-cell table:style-name="ce12" table:formula="of:=[.E166]/[.D1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7</text:p>
          </table:table-cell>
          <table:table-cell table:style-name="ce7" office:value-type="currency" office:currency="USD" office:value="16.2" calcext:value-type="currency">
            <text:p>$16.20</text:p>
          </table:table-cell>
          <table:table-cell table:style-name="ce12" table:number-columns-repeated="2"/>
          <table:table-cell table:style-name="ce16"/>
          <table:table-cell table:style-name="ce12" table:formula="of:=[.E167]-[.B167]" office:value-type="currency" office:currency="USD" office:value="-16.2" calcext:value-type="currency">
            <text:p>-$16.20</text:p>
          </table:table-cell>
          <table:table-cell table:style-name="ce12" table:formula="of:=[.E167]/[.D1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68]-[.B168]" office:value-type="string" office:string-value="" calcext:value-type="error">
            <text:p>#VALUE!</text:p>
          </table:table-cell>
          <table:table-cell table:style-name="ce12" table:formula="of:=[.E168]/[.D1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69]-[.B169]" office:value-type="string" office:string-value="" calcext:value-type="error">
            <text:p>#VALUE!</text:p>
          </table:table-cell>
          <table:table-cell table:style-name="ce12" table:formula="of:=[.E169]/[.D1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9</text:p>
          </table:table-cell>
          <table:table-cell table:style-name="ce7" office:value-type="currency" office:currency="USD" office:value="19.3" calcext:value-type="currency">
            <text:p>$19.30</text:p>
          </table:table-cell>
          <table:table-cell table:style-name="ce12" table:number-columns-repeated="2"/>
          <table:table-cell table:style-name="ce16"/>
          <table:table-cell table:style-name="ce12" table:formula="of:=[.E170]-[.B170]" office:value-type="currency" office:currency="USD" office:value="-19.3" calcext:value-type="currency">
            <text:p>-$19.30</text:p>
          </table:table-cell>
          <table:table-cell table:style-name="ce12" table:formula="of:=[.E170]/[.D1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9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171]-[.B171]" office:value-type="currency" office:currency="USD" office:value="-17" calcext:value-type="currency">
            <text:p>-$17.00</text:p>
          </table:table-cell>
          <table:table-cell table:style-name="ce12" table:formula="of:=[.E171]/[.D1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2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172]-[.B172]" office:value-type="currency" office:currency="USD" office:value="-21" calcext:value-type="currency">
            <text:p>-$21.00</text:p>
          </table:table-cell>
          <table:table-cell table:style-name="ce12" table:formula="of:=[.E172]/[.D1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2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173]-[.B173]" office:value-type="currency" office:currency="USD" office:value="-18.5" calcext:value-type="currency">
            <text:p>-$18.50</text:p>
          </table:table-cell>
          <table:table-cell table:style-name="ce12" table:formula="of:=[.E173]/[.D1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7</text:p>
          </table:table-cell>
          <table:table-cell table:style-name="ce7" office:value-type="currency" office:currency="USD" office:value="23.75" calcext:value-type="currency">
            <text:p>$23.75</text:p>
          </table:table-cell>
          <table:table-cell table:style-name="ce12" table:number-columns-repeated="2"/>
          <table:table-cell table:style-name="ce16"/>
          <table:table-cell table:style-name="ce12" table:formula="of:=[.E174]-[.B174]" office:value-type="currency" office:currency="USD" office:value="-23.75" calcext:value-type="currency">
            <text:p>-$23.75</text:p>
          </table:table-cell>
          <table:table-cell table:style-name="ce12" table:formula="of:=[.E174]/[.D1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7</text:p>
          </table:table-cell>
          <table:table-cell table:style-name="ce7" office:value-type="currency" office:currency="USD" office:value="20.9" calcext:value-type="currency">
            <text:p>$20.90</text:p>
          </table:table-cell>
          <table:table-cell table:style-name="ce12" table:number-columns-repeated="2"/>
          <table:table-cell table:style-name="ce16"/>
          <table:table-cell table:style-name="ce12" table:formula="of:=[.E175]-[.B175]" office:value-type="currency" office:currency="USD" office:value="-20.9" calcext:value-type="currency">
            <text:p>-$20.90</text:p>
          </table:table-cell>
          <table:table-cell table:style-name="ce12" table:formula="of:=[.E175]/[.D1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213-12</text:p>
          </table:table-cell>
          <table:table-cell table:style-name="ce7" office:value-type="currency" office:currency="USD" office:value="21.65" calcext:value-type="currency">
            <text:p>$21.65</text:p>
          </table:table-cell>
          <table:table-cell table:style-name="ce12" table:number-columns-repeated="2"/>
          <table:table-cell table:style-name="ce16"/>
          <table:table-cell table:style-name="ce12" table:formula="of:=[.E176]-[.B176]" office:value-type="currency" office:currency="USD" office:value="-21.65" calcext:value-type="currency">
            <text:p>-$21.65</text:p>
          </table:table-cell>
          <table:table-cell table:style-name="ce12" table:formula="of:=[.E176]/[.D1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213-12</text:p>
          </table:table-cell>
          <table:table-cell table:style-name="ce7" office:value-type="currency" office:currency="USD" office:value="19.05" calcext:value-type="currency">
            <text:p>$19.05</text:p>
          </table:table-cell>
          <table:table-cell table:style-name="ce12" table:number-columns-repeated="2"/>
          <table:table-cell table:style-name="ce16"/>
          <table:table-cell table:style-name="ce12" table:formula="of:=[.E177]-[.B177]" office:value-type="currency" office:currency="USD" office:value="-19.05" calcext:value-type="currency">
            <text:p>-$19.05</text:p>
          </table:table-cell>
          <table:table-cell table:style-name="ce12" table:formula="of:=[.E177]/[.D1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420-12</text:p>
          </table:table-cell>
          <table:table-cell table:style-name="ce7" office:value-type="currency" office:currency="USD" office:value="33.25" calcext:value-type="currency">
            <text:p>$33.25</text:p>
          </table:table-cell>
          <table:table-cell table:style-name="ce12" table:number-columns-repeated="2"/>
          <table:table-cell table:style-name="ce16"/>
          <table:table-cell table:style-name="ce12" table:formula="of:=[.E178]-[.B178]" office:value-type="currency" office:currency="USD" office:value="-33.25" calcext:value-type="currency">
            <text:p>-$33.25</text:p>
          </table:table-cell>
          <table:table-cell table:style-name="ce12" table:formula="of:=[.E178]/[.D1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420-12</text:p>
          </table:table-cell>
          <table:table-cell table:style-name="ce7" office:value-type="currency" office:currency="USD" office:value="29.25" calcext:value-type="currency">
            <text:p>$29.25</text:p>
          </table:table-cell>
          <table:table-cell table:style-name="ce12" table:number-columns-repeated="2"/>
          <table:table-cell table:style-name="ce16"/>
          <table:table-cell table:style-name="ce12" table:formula="of:=[.E179]-[.B179]" office:value-type="currency" office:currency="USD" office:value="-29.25" calcext:value-type="currency">
            <text:p>-$29.25</text:p>
          </table:table-cell>
          <table:table-cell table:style-name="ce12" table:formula="of:=[.E179]/[.D1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515-1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80]-[.B180]" office:value-type="string" office:string-value="" calcext:value-type="error">
            <text:p>#VALUE!</text:p>
          </table:table-cell>
          <table:table-cell table:style-name="ce12" table:formula="of:=[.E180]/[.D1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515-1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81]-[.B181]" office:value-type="string" office:string-value="" calcext:value-type="error">
            <text:p>#VALUE!</text:p>
          </table:table-cell>
          <table:table-cell table:style-name="ce12" table:formula="of:=[.E181]/[.D1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717-12</text:p>
          </table:table-cell>
          <table:table-cell table:style-name="ce7" office:value-type="currency" office:currency="USD" office:value="30.15" calcext:value-type="currency">
            <text:p>$30.15</text:p>
          </table:table-cell>
          <table:table-cell table:style-name="ce12" table:number-columns-repeated="2"/>
          <table:table-cell table:style-name="ce16"/>
          <table:table-cell table:style-name="ce12" table:formula="of:=[.E182]-[.B182]" office:value-type="currency" office:currency="USD" office:value="-30.15" calcext:value-type="currency">
            <text:p>-$30.15</text:p>
          </table:table-cell>
          <table:table-cell table:style-name="ce12" table:formula="of:=[.E182]/[.D1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717-12</text:p>
          </table:table-cell>
          <table:table-cell table:style-name="ce7" office:value-type="currency" office:currency="USD" office:value="26.55" calcext:value-type="currency">
            <text:p>$26.55</text:p>
          </table:table-cell>
          <table:table-cell table:style-name="ce12" table:number-columns-repeated="2"/>
          <table:table-cell table:style-name="ce16"/>
          <table:table-cell table:style-name="ce12" table:formula="of:=[.E183]-[.B183]" office:value-type="currency" office:currency="USD" office:value="-26.55" calcext:value-type="currency">
            <text:p>-$26.55</text:p>
          </table:table-cell>
          <table:table-cell table:style-name="ce12" table:formula="of:=[.E183]/[.D1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818-13</text:p>
          </table:table-cell>
          <table:table-cell table:style-name="ce7" office:value-type="currency" office:currency="USD" office:value="48.5" calcext:value-type="currency">
            <text:p>$48.50</text:p>
          </table:table-cell>
          <table:table-cell table:style-name="ce12" table:number-columns-repeated="2"/>
          <table:table-cell table:style-name="ce16"/>
          <table:table-cell table:style-name="ce12" table:formula="of:=[.E184]-[.B184]" office:value-type="currency" office:currency="USD" office:value="-48.5" calcext:value-type="currency">
            <text:p>-$48.50</text:p>
          </table:table-cell>
          <table:table-cell table:style-name="ce12" table:formula="of:=[.E184]/[.D1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818-13</text:p>
          </table:table-cell>
          <table:table-cell table:style-name="ce7" office:value-type="currency" office:currency="USD" office:value="42.7" calcext:value-type="currency">
            <text:p>$42.70</text:p>
          </table:table-cell>
          <table:table-cell table:style-name="ce12" table:number-columns-repeated="2"/>
          <table:table-cell table:style-name="ce16"/>
          <table:table-cell table:style-name="ce12" table:formula="of:=[.E185]-[.B185]" office:value-type="currency" office:currency="USD" office:value="-42.7" calcext:value-type="currency">
            <text:p>-$42.70</text:p>
          </table:table-cell>
          <table:table-cell table:style-name="ce12" table:formula="of:=[.E185]/[.D1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 Molded Collapsible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C-1</text:p>
          </table:table-cell>
          <table:table-cell table:style-name="ce7" office:value-type="currency" office:currency="USD" office:value="27.55" calcext:value-type="currency">
            <text:p>$27.55</text:p>
          </table:table-cell>
          <table:table-cell table:style-name="ce12" table:number-columns-repeated="2"/>
          <table:table-cell table:style-name="ce16"/>
          <table:table-cell table:style-name="ce12" table:formula="of:=[.E189]-[.B189]" office:value-type="currency" office:currency="USD" office:value="-27.55" calcext:value-type="currency">
            <text:p>-$27.55</text:p>
          </table:table-cell>
          <table:table-cell table:style-name="ce12" table:formula="of:=[.E189]/[.D1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1</text:p>
          </table:table-cell>
          <table:table-cell table:style-name="ce7" office:value-type="currency" office:currency="USD" office:value="24.25" calcext:value-type="currency">
            <text:p>$24.25</text:p>
          </table:table-cell>
          <table:table-cell table:style-name="ce12" table:number-columns-repeated="2"/>
          <table:table-cell table:style-name="ce16"/>
          <table:table-cell table:style-name="ce12" table:formula="of:=[.E190]-[.B190]" office:value-type="currency" office:currency="USD" office:value="-24.25" calcext:value-type="currency">
            <text:p>-$24.25</text:p>
          </table:table-cell>
          <table:table-cell table:style-name="ce12" table:formula="of:=[.E190]/[.D1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</text:p>
          </table:table-cell>
          <table:table-cell table:style-name="ce7" office:value-type="currency" office:currency="USD" office:value="34.9" calcext:value-type="currency">
            <text:p>$34.90</text:p>
          </table:table-cell>
          <table:table-cell table:style-name="ce12" table:number-columns-repeated="2"/>
          <table:table-cell table:style-name="ce16"/>
          <table:table-cell table:style-name="ce12" table:formula="of:=[.E191]-[.B191]" office:value-type="currency" office:currency="USD" office:value="-34.9" calcext:value-type="currency">
            <text:p>-$34.90</text:p>
          </table:table-cell>
          <table:table-cell table:style-name="ce12" table:formula="of:=[.E191]/[.D1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</text:p>
          </table:table-cell>
          <table:table-cell table:style-name="ce7" office:value-type="currency" office:currency="USD" office:value="30.7" calcext:value-type="currency">
            <text:p>$30.70</text:p>
          </table:table-cell>
          <table:table-cell table:style-name="ce12" table:number-columns-repeated="2"/>
          <table:table-cell table:style-name="ce16"/>
          <table:table-cell table:style-name="ce12" table:formula="of:=[.E192]-[.B192]" office:value-type="currency" office:currency="USD" office:value="-30.7" calcext:value-type="currency">
            <text:p>-$30.70</text:p>
          </table:table-cell>
          <table:table-cell table:style-name="ce12" table:formula="of:=[.E192]/[.D1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3</text:p>
          </table:table-cell>
          <table:table-cell table:style-name="ce7" office:value-type="currency" office:currency="USD" office:value="38.6" calcext:value-type="currency">
            <text:p>$38.60</text:p>
          </table:table-cell>
          <table:table-cell table:style-name="ce12" table:number-columns-repeated="2"/>
          <table:table-cell table:style-name="ce16"/>
          <table:table-cell table:style-name="ce12" table:formula="of:=[.E193]-[.B193]" office:value-type="currency" office:currency="USD" office:value="-38.6" calcext:value-type="currency">
            <text:p>-$38.60</text:p>
          </table:table-cell>
          <table:table-cell table:style-name="ce12" table:formula="of:=[.E193]/[.D1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3</text:p>
          </table:table-cell>
          <table:table-cell table:style-name="ce7" office:value-type="currency" office:currency="USD" office:value="33.95" calcext:value-type="currency">
            <text:p>$33.95</text:p>
          </table:table-cell>
          <table:table-cell table:style-name="ce12" table:number-columns-repeated="2"/>
          <table:table-cell table:style-name="ce16"/>
          <table:table-cell table:style-name="ce12" table:formula="of:=[.E194]-[.B194]" office:value-type="currency" office:currency="USD" office:value="-33.95" calcext:value-type="currency">
            <text:p>-$33.95</text:p>
          </table:table-cell>
          <table:table-cell table:style-name="ce12" table:formula="of:=[.E194]/[.D1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5</text:p>
          </table:table-cell>
          <table:table-cell table:style-name="ce7" office:value-type="currency" office:currency="USD" office:value="43.15" calcext:value-type="currency">
            <text:p>$43.15</text:p>
          </table:table-cell>
          <table:table-cell table:style-name="ce12" table:number-columns-repeated="2"/>
          <table:table-cell table:style-name="ce16"/>
          <table:table-cell table:style-name="ce12" table:formula="of:=[.E195]-[.B195]" office:value-type="currency" office:currency="USD" office:value="-43.15" calcext:value-type="currency">
            <text:p>-$43.15</text:p>
          </table:table-cell>
          <table:table-cell table:style-name="ce12" table:formula="of:=[.E195]/[.D1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5</text:p>
          </table:table-cell>
          <table:table-cell table:style-name="ce7" office:value-type="currency" office:currency="USD" office:value="37.95" calcext:value-type="currency">
            <text:p>$37.95</text:p>
          </table:table-cell>
          <table:table-cell table:style-name="ce12" table:number-columns-repeated="2"/>
          <table:table-cell table:style-name="ce16"/>
          <table:table-cell table:style-name="ce12" table:formula="of:=[.E196]-[.B196]" office:value-type="currency" office:currency="USD" office:value="-37.95" calcext:value-type="currency">
            <text:p>-$37.95</text:p>
          </table:table-cell>
          <table:table-cell table:style-name="ce12" table:formula="of:=[.E196]/[.D1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415</text:p>
          </table:table-cell>
          <table:table-cell table:style-name="ce7" office:value-type="currency" office:currency="USD" office:value="47.8" calcext:value-type="currency">
            <text:p>$47.80</text:p>
          </table:table-cell>
          <table:table-cell table:style-name="ce12" table:number-columns-repeated="2"/>
          <table:table-cell table:style-name="ce16"/>
          <table:table-cell table:style-name="ce12" table:formula="of:=[.E197]-[.B197]" office:value-type="currency" office:currency="USD" office:value="-47.8" calcext:value-type="currency">
            <text:p>-$47.80</text:p>
          </table:table-cell>
          <table:table-cell table:style-name="ce12" table:formula="of:=[.E197]/[.D1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415</text:p>
          </table:table-cell>
          <table:table-cell table:style-name="ce7" office:value-type="currency" office:currency="USD" office:value="42.05" calcext:value-type="currency">
            <text:p>$42.05</text:p>
          </table:table-cell>
          <table:table-cell table:style-name="ce12" table:number-columns-repeated="2"/>
          <table:table-cell table:style-name="ce16"/>
          <table:table-cell table:style-name="ce12" table:formula="of:=[.E198]-[.B198]" office:value-type="currency" office:currency="USD" office:value="-42.05" calcext:value-type="currency">
            <text:p>-$42.05</text:p>
          </table:table-cell>
          <table:table-cell table:style-name="ce12" table:formula="of:=[.E198]/[.D1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Injection Molded Parts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Q-210</text:p>
          </table:table-cell>
          <table:table-cell table:style-name="ce7" office:value-type="currency" office:currency="USD" office:value="1.25" calcext:value-type="currency">
            <text:p>$1.25</text:p>
          </table:table-cell>
          <table:table-cell table:style-name="ce12" table:number-columns-repeated="2"/>
          <table:table-cell table:style-name="ce16"/>
          <table:table-cell table:style-name="ce12" table:formula="of:=[.E202]-[.B202]" office:value-type="currency" office:currency="USD" office:value="-1.25" calcext:value-type="currency">
            <text:p>-$1.25</text:p>
          </table:table-cell>
          <table:table-cell table:style-name="ce12" table:formula="of:=[.E202]/[.D2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10</text:p>
          </table:table-cell>
          <table:table-cell table:style-name="ce7" office:value-type="currency" office:currency="USD" office:value="1.1" calcext:value-type="currency">
            <text:p>$1.10</text:p>
          </table:table-cell>
          <table:table-cell table:style-name="ce12" table:number-columns-repeated="2"/>
          <table:table-cell table:style-name="ce16"/>
          <table:table-cell table:style-name="ce12" table:formula="of:=[.E203]-[.B203]" office:value-type="currency" office:currency="USD" office:value="-1.1" calcext:value-type="currency">
            <text:p>-$1.10</text:p>
          </table:table-cell>
          <table:table-cell table:style-name="ce12" table:formula="of:=[.E203]/[.D2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20</text:p>
          </table:table-cell>
          <table:table-cell table:style-name="ce7" office:value-type="currency" office:currency="USD" office:value="2.1" calcext:value-type="currency">
            <text:p>$2.10</text:p>
          </table:table-cell>
          <table:table-cell table:style-name="ce12" table:number-columns-repeated="2"/>
          <table:table-cell table:style-name="ce16"/>
          <table:table-cell table:style-name="ce12" table:formula="of:=[.E204]-[.B204]" office:value-type="currency" office:currency="USD" office:value="-2.1" calcext:value-type="currency">
            <text:p>-$2.10</text:p>
          </table:table-cell>
          <table:table-cell table:style-name="ce12" table:formula="of:=[.E204]/[.D2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20</text:p>
          </table:table-cell>
          <table:table-cell table:style-name="ce7" office:value-type="currency" office:currency="USD" office:value="1.85" calcext:value-type="currency">
            <text:p>$1.85</text:p>
          </table:table-cell>
          <table:table-cell table:style-name="ce12" table:number-columns-repeated="2"/>
          <table:table-cell table:style-name="ce16"/>
          <table:table-cell table:style-name="ce12" table:formula="of:=[.E205]-[.B205]" office:value-type="currency" office:currency="USD" office:value="-1.85" calcext:value-type="currency">
            <text:p>-$1.85</text:p>
          </table:table-cell>
          <table:table-cell table:style-name="ce12" table:formula="of:=[.E205]/[.D2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0</text:p>
          </table:table-cell>
          <table:table-cell table:style-name="ce7" office:value-type="currency" office:currency="USD" office:value="5.25" calcext:value-type="currency">
            <text:p>$5.25</text:p>
          </table:table-cell>
          <table:table-cell table:style-name="ce12" table:number-columns-repeated="2"/>
          <table:table-cell table:style-name="ce16"/>
          <table:table-cell table:style-name="ce12" table:formula="of:=[.E206]-[.B206]" office:value-type="currency" office:currency="USD" office:value="-5.25" calcext:value-type="currency">
            <text:p>-$5.25</text:p>
          </table:table-cell>
          <table:table-cell table:style-name="ce12" table:formula="of:=[.E206]/[.D20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0</text:p>
          </table:table-cell>
          <table:table-cell table:style-name="ce7" office:value-type="currency" office:currency="USD" office:value="4.65" calcext:value-type="currency">
            <text:p>$4.65</text:p>
          </table:table-cell>
          <table:table-cell table:style-name="ce12" table:number-columns-repeated="2"/>
          <table:table-cell table:style-name="ce16"/>
          <table:table-cell table:style-name="ce12" table:formula="of:=[.E207]-[.B207]" office:value-type="currency" office:currency="USD" office:value="-4.65" calcext:value-type="currency">
            <text:p>-$4.65</text:p>
          </table:table-cell>
          <table:table-cell table:style-name="ce12" table:formula="of:=[.E207]/[.D2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5</text:p>
          </table:table-cell>
          <table:table-cell table:style-name="ce7" office:value-type="currency" office:currency="USD" office:value="8.1" calcext:value-type="currency">
            <text:p>$8.10</text:p>
          </table:table-cell>
          <table:table-cell table:style-name="ce12" table:number-columns-repeated="2"/>
          <table:table-cell table:style-name="ce16"/>
          <table:table-cell table:style-name="ce12" table:formula="of:=[.E208]-[.B208]" office:value-type="currency" office:currency="USD" office:value="-8.1" calcext:value-type="currency">
            <text:p>-$8.10</text:p>
          </table:table-cell>
          <table:table-cell table:style-name="ce12" table:formula="of:=[.E208]/[.D2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5</text:p>
          </table:table-cell>
          <table:table-cell table:style-name="ce7" office:value-type="currency" office:currency="USD" office:value="7.15" calcext:value-type="currency">
            <text:p>$7.15</text:p>
          </table:table-cell>
          <table:table-cell table:style-name="ce12" table:number-columns-repeated="2"/>
          <table:table-cell table:style-name="ce16"/>
          <table:table-cell table:style-name="ce12" table:formula="of:=[.E209]-[.B209]" office:value-type="currency" office:currency="USD" office:value="-7.15" calcext:value-type="currency">
            <text:p>-$7.15</text:p>
          </table:table-cell>
          <table:table-cell table:style-name="ce12" table:formula="of:=[.E209]/[.D2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9</text:p>
          </table:table-cell>
          <table:table-cell table:style-name="ce7" office:value-type="currency" office:currency="USD" office:value="8.65" calcext:value-type="currency">
            <text:p>$8.65</text:p>
          </table:table-cell>
          <table:table-cell table:style-name="ce12" table:number-columns-repeated="2"/>
          <table:table-cell table:style-name="ce16"/>
          <table:table-cell table:style-name="ce12" table:formula="of:=[.E210]-[.B210]" office:value-type="currency" office:currency="USD" office:value="-8.65" calcext:value-type="currency">
            <text:p>-$8.65</text:p>
          </table:table-cell>
          <table:table-cell table:style-name="ce12" table:formula="of:=[.E210]/[.D2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9</text:p>
          </table:table-cell>
          <table:table-cell table:style-name="ce7" office:value-type="currency" office:currency="USD" office:value="7.6" calcext:value-type="currency">
            <text:p>$7.60</text:p>
          </table:table-cell>
          <table:table-cell table:style-name="ce12" table:number-columns-repeated="2"/>
          <table:table-cell table:style-name="ce16"/>
          <table:table-cell table:style-name="ce12" table:formula="of:=[.E211]-[.B211]" office:value-type="currency" office:currency="USD" office:value="-7.6" calcext:value-type="currency">
            <text:p>-$7.60</text:p>
          </table:table-cell>
          <table:table-cell table:style-name="ce12" table:formula="of:=[.E211]/[.D2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40</text:p>
          </table:table-cell>
          <table:table-cell table:style-name="ce7" office:value-type="currency" office:currency="USD" office:value="10.25" calcext:value-type="currency">
            <text:p>$10.25</text:p>
          </table:table-cell>
          <table:table-cell table:style-name="ce12" table:number-columns-repeated="2"/>
          <table:table-cell table:style-name="ce16"/>
          <table:table-cell table:style-name="ce12" table:formula="of:=[.E212]-[.B212]" office:value-type="currency" office:currency="USD" office:value="-10.25" calcext:value-type="currency">
            <text:p>-$10.25</text:p>
          </table:table-cell>
          <table:table-cell table:style-name="ce12" table:formula="of:=[.E212]/[.D2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40</text:p>
          </table:table-cell>
          <table:table-cell table:style-name="ce7" office:value-type="currency" office:currency="USD" office:value="9.05" calcext:value-type="currency">
            <text:p>$9.05</text:p>
          </table:table-cell>
          <table:table-cell table:style-name="ce12" table:number-columns-repeated="2"/>
          <table:table-cell table:style-name="ce16"/>
          <table:table-cell table:style-name="ce12" table:formula="of:=[.E213]-[.B213]" office:value-type="currency" office:currency="USD" office:value="-9.05" calcext:value-type="currency">
            <text:p>-$9.05</text:p>
          </table:table-cell>
          <table:table-cell table:style-name="ce12" table:formula="of:=[.E213]/[.D2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50</text:p>
          </table:table-cell>
          <table:table-cell table:style-name="ce7" office:value-type="currency" office:currency="USD" office:value="14.4" calcext:value-type="currency">
            <text:p>$14.40</text:p>
          </table:table-cell>
          <table:table-cell table:style-name="ce12" table:number-columns-repeated="2"/>
          <table:table-cell table:style-name="ce16"/>
          <table:table-cell table:style-name="ce12" table:formula="of:=[.E214]-[.B214]" office:value-type="currency" office:currency="USD" office:value="-14.4" calcext:value-type="currency">
            <text:p>-$14.40</text:p>
          </table:table-cell>
          <table:table-cell table:style-name="ce12" table:formula="of:=[.E214]/[.D2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50</text:p>
          </table:table-cell>
          <table:table-cell table:style-name="ce7" office:value-type="currency" office:currency="USD" office:value="12.7" calcext:value-type="currency">
            <text:p>$12.70</text:p>
          </table:table-cell>
          <table:table-cell table:style-name="ce12" table:number-columns-repeated="2"/>
          <table:table-cell table:style-name="ce16"/>
          <table:table-cell table:style-name="ce12" table:formula="of:=[.E215]-[.B215]" office:value-type="currency" office:currency="USD" office:value="-12.7" calcext:value-type="currency">
            <text:p>-$12.70</text:p>
          </table:table-cell>
          <table:table-cell table:style-name="ce12" table:formula="of:=[.E215]/[.D2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65</text:p>
          </table:table-cell>
          <table:table-cell table:style-name="ce7" office:value-type="currency" office:currency="USD" office:value="17.2" calcext:value-type="currency">
            <text:p>$17.20</text:p>
          </table:table-cell>
          <table:table-cell table:style-name="ce12" table:number-columns-repeated="2"/>
          <table:table-cell table:style-name="ce16"/>
          <table:table-cell table:style-name="ce12" table:formula="of:=[.E216]-[.B216]" office:value-type="currency" office:currency="USD" office:value="-17.2" calcext:value-type="currency">
            <text:p>-$17.20</text:p>
          </table:table-cell>
          <table:table-cell table:style-name="ce12" table:formula="of:=[.E216]/[.D2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65</text:p>
          </table:table-cell>
          <table:table-cell table:style-name="ce7" office:value-type="currency" office:currency="USD" office:value="15.15" calcext:value-type="currency">
            <text:p>$15.15</text:p>
          </table:table-cell>
          <table:table-cell table:style-name="ce12" table:number-columns-repeated="2"/>
          <table:table-cell table:style-name="ce16"/>
          <table:table-cell table:style-name="ce12" table:formula="of:=[.E217]-[.B217]" office:value-type="currency" office:currency="USD" office:value="-15.15" calcext:value-type="currency">
            <text:p>-$15.15</text:p>
          </table:table-cell>
          <table:table-cell table:style-name="ce12" table:formula="of:=[.E217]/[.D2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70</text:p>
          </table:table-cell>
          <table:table-cell table:style-name="ce7" office:value-type="currency" office:currency="USD" office:value="25.95" calcext:value-type="currency">
            <text:p>$25.95</text:p>
          </table:table-cell>
          <table:table-cell table:style-name="ce12" table:number-columns-repeated="2"/>
          <table:table-cell table:style-name="ce16"/>
          <table:table-cell table:style-name="ce12" table:formula="of:=[.E218]-[.B218]" office:value-type="currency" office:currency="USD" office:value="-25.95" calcext:value-type="currency">
            <text:p>-$25.95</text:p>
          </table:table-cell>
          <table:table-cell table:style-name="ce12" table:formula="of:=[.E218]/[.D2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70</text:p>
          </table:table-cell>
          <table:table-cell table:style-name="ce7" office:value-type="currency" office:currency="USD" office:value="22.85" calcext:value-type="currency">
            <text:p>$22.85</text:p>
          </table:table-cell>
          <table:table-cell table:style-name="ce12" table:number-columns-repeated="2"/>
          <table:table-cell table:style-name="ce16"/>
          <table:table-cell table:style-name="ce12" table:formula="of:=[.E219]-[.B219]" office:value-type="currency" office:currency="USD" office:value="-22.85" calcext:value-type="currency">
            <text:p>-$22.85</text:p>
          </table:table-cell>
          <table:table-cell table:style-name="ce12" table:formula="of:=[.E219]/[.D2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2</text:p>
          </table:table-cell>
          <table:table-cell table:style-name="ce7" office:value-type="currency" office:currency="USD" office:value="32.9" calcext:value-type="currency">
            <text:p>$32.90</text:p>
          </table:table-cell>
          <table:table-cell table:style-name="ce12" table:number-columns-repeated="2"/>
          <table:table-cell table:style-name="ce16"/>
          <table:table-cell table:style-name="ce12" table:formula="of:=[.E220]-[.B220]" office:value-type="currency" office:currency="USD" office:value="-32.9" calcext:value-type="currency">
            <text:p>-$32.90</text:p>
          </table:table-cell>
          <table:table-cell table:style-name="ce12" table:formula="of:=[.E220]/[.D2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2</text:p>
          </table:table-cell>
          <table:table-cell table:style-name="ce7" office:value-type="currency" office:currency="USD" office:value="28.95" calcext:value-type="currency">
            <text:p>$28.95</text:p>
          </table:table-cell>
          <table:table-cell table:style-name="ce12" table:number-columns-repeated="2"/>
          <table:table-cell table:style-name="ce16"/>
          <table:table-cell table:style-name="ce12" table:formula="of:=[.E221]-[.B221]" office:value-type="currency" office:currency="USD" office:value="-28.95" calcext:value-type="currency">
            <text:p>-$28.95</text:p>
          </table:table-cell>
          <table:table-cell table:style-name="ce12" table:formula="of:=[.E221]/[.D2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5</text:p>
          </table:table-cell>
          <table:table-cell table:style-name="ce7" office:value-type="currency" office:currency="USD" office:value="43.05" calcext:value-type="currency">
            <text:p>$43.05</text:p>
          </table:table-cell>
          <table:table-cell table:style-name="ce12" table:number-columns-repeated="2"/>
          <table:table-cell table:style-name="ce16"/>
          <table:table-cell table:style-name="ce12" table:formula="of:=[.E222]-[.B222]" office:value-type="currency" office:currency="USD" office:value="-43.05" calcext:value-type="currency">
            <text:p>-$43.05</text:p>
          </table:table-cell>
          <table:table-cell table:style-name="ce12" table:formula="of:=[.E222]/[.D2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5</text:p>
          </table:table-cell>
          <table:table-cell table:style-name="ce7" office:value-type="currency" office:currency="USD" office:value="37.9" calcext:value-type="currency">
            <text:p>$37.90</text:p>
          </table:table-cell>
          <table:table-cell table:style-name="ce12" table:number-columns-repeated="2"/>
          <table:table-cell table:style-name="ce16"/>
          <table:table-cell table:style-name="ce12" table:formula="of:=[.E223]-[.B223]" office:value-type="currency" office:currency="USD" office:value="-37.9" calcext:value-type="currency">
            <text:p>-$37.90</text:p>
          </table:table-cell>
          <table:table-cell table:style-name="ce12" table:formula="of:=[.E223]/[.D2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0</text:p>
          </table:table-cell>
          <table:table-cell table:style-name="ce7" office:value-type="currency" office:currency="USD" office:value="35.4" calcext:value-type="currency">
            <text:p>$35.40</text:p>
          </table:table-cell>
          <table:table-cell table:style-name="ce12" table:number-columns-repeated="2"/>
          <table:table-cell table:style-name="ce16"/>
          <table:table-cell table:style-name="ce12" table:formula="of:=[.E224]-[.B224]" office:value-type="currency" office:currency="USD" office:value="-35.4" calcext:value-type="currency">
            <text:p>-$35.40</text:p>
          </table:table-cell>
          <table:table-cell table:style-name="ce12" table:formula="of:=[.E224]/[.D2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0</text:p>
          </table:table-cell>
          <table:table-cell table:style-name="ce7" office:value-type="currency" office:currency="USD" office:value="31.15" calcext:value-type="currency">
            <text:p>$31.15</text:p>
          </table:table-cell>
          <table:table-cell table:style-name="ce12" table:number-columns-repeated="2"/>
          <table:table-cell table:style-name="ce16"/>
          <table:table-cell table:style-name="ce12" table:formula="of:=[.E225]-[.B225]" office:value-type="currency" office:currency="USD" office:value="-31.15" calcext:value-type="currency">
            <text:p>-$31.15</text:p>
          </table:table-cell>
          <table:table-cell table:style-name="ce12" table:formula="of:=[.E225]/[.D2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5</text:p>
          </table:table-cell>
          <table:table-cell table:style-name="ce7" office:value-type="currency" office:currency="USD" office:value="51.65" calcext:value-type="currency">
            <text:p>$51.65</text:p>
          </table:table-cell>
          <table:table-cell table:style-name="ce12" table:number-columns-repeated="2"/>
          <table:table-cell table:style-name="ce16"/>
          <table:table-cell table:style-name="ce12" table:formula="of:=[.E226]-[.B226]" office:value-type="currency" office:currency="USD" office:value="-51.65" calcext:value-type="currency">
            <text:p>-$51.65</text:p>
          </table:table-cell>
          <table:table-cell table:style-name="ce12" table:formula="of:=[.E226]/[.D2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5</text:p>
          </table:table-cell>
          <table:table-cell table:style-name="ce7" office:value-type="currency" office:currency="USD" office:value="45.45" calcext:value-type="currency">
            <text:p>$45.45</text:p>
          </table:table-cell>
          <table:table-cell table:style-name="ce12" table:number-columns-repeated="2"/>
          <table:table-cell table:style-name="ce16"/>
          <table:table-cell table:style-name="ce12" table:formula="of:=[.E227]-[.B227]" office:value-type="currency" office:currency="USD" office:value="-45.45" calcext:value-type="currency">
            <text:p>-$45.45</text:p>
          </table:table-cell>
          <table:table-cell table:style-name="ce12" table:formula="of:=[.E227]/[.D2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6</text:p>
          </table:table-cell>
          <table:table-cell table:style-name="ce7" office:value-type="currency" office:currency="USD" office:value="54.75" calcext:value-type="currency">
            <text:p>$54.75</text:p>
          </table:table-cell>
          <table:table-cell table:style-name="ce12" table:number-columns-repeated="2"/>
          <table:table-cell table:style-name="ce16"/>
          <table:table-cell table:style-name="ce12" table:formula="of:=[.E228]-[.B228]" office:value-type="currency" office:currency="USD" office:value="-54.75" calcext:value-type="currency">
            <text:p>-$54.75</text:p>
          </table:table-cell>
          <table:table-cell table:style-name="ce12" table:formula="of:=[.E228]/[.D2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6</text:p>
          </table:table-cell>
          <table:table-cell table:style-name="ce7" office:value-type="currency" office:currency="USD" office:value="48.2" calcext:value-type="currency">
            <text:p>$48.20</text:p>
          </table:table-cell>
          <table:table-cell table:style-name="ce12" table:number-columns-repeated="2"/>
          <table:table-cell table:style-name="ce16"/>
          <table:table-cell table:style-name="ce12" table:formula="of:=[.E229]-[.B229]" office:value-type="currency" office:currency="USD" office:value="-48.2" calcext:value-type="currency">
            <text:p>-$48.20</text:p>
          </table:table-cell>
          <table:table-cell table:style-name="ce12" table:formula="of:=[.E229]/[.D2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-Molded Collapsible Bulk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KD3230-2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3]-[.B233]" office:value-type="string" office:string-value="" calcext:value-type="error">
            <text:p>#VALUE!</text:p>
          </table:table-cell>
          <table:table-cell table:style-name="ce12" table:formula="of:=[.E233]/[.D2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3230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4]-[.B234]" office:value-type="string" office:string-value="" calcext:value-type="error">
            <text:p>#VALUE!</text:p>
          </table:table-cell>
          <table:table-cell table:style-name="ce12" table:formula="of:=[.E234]/[.D2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5]-[.B235]" office:value-type="string" office:string-value="" calcext:value-type="error">
            <text:p>#VALUE!</text:p>
          </table:table-cell>
          <table:table-cell table:style-name="ce12" table:formula="of:=[.E235]/[.D2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36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6]-[.B236]" office:value-type="string" office:string-value="" calcext:value-type="error">
            <text:p>#VALUE!</text:p>
          </table:table-cell>
          <table:table-cell table:style-name="ce12" table:formula="of:=[.E236]/[.D2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4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7]-[.B237]" office:value-type="string" office:string-value="" calcext:value-type="error">
            <text:p>#VALUE!</text:p>
          </table:table-cell>
          <table:table-cell table:style-name="ce12" table:formula="of:=[.E237]/[.D2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4845-2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8]-[.B238]" office:value-type="string" office:string-value="" calcext:value-type="error">
            <text:p>#VALUE!</text:p>
          </table:table-cell>
          <table:table-cell table:style-name="ce12" table:formula="of:=[.E238]/[.D2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4845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9]-[.B239]" office:value-type="string" office:string-value="" calcext:value-type="error">
            <text:p>#VALUE!</text:p>
          </table:table-cell>
          <table:table-cell table:style-name="ce12" table:formula="of:=[.E239]/[.D2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4845-4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0]-[.B240]" office:value-type="string" office:string-value="" calcext:value-type="error">
            <text:p>#VALUE!</text:p>
          </table:table-cell>
          <table:table-cell table:style-name="ce12" table:formula="of:=[.E240]/[.D2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56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1]-[.B241]" office:value-type="string" office:string-value="" calcext:value-type="error">
            <text:p>#VALUE!</text:p>
          </table:table-cell>
          <table:table-cell table:style-name="ce12" table:formula="of:=[.E241]/[.D2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6548-4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2]-[.B242]" office:value-type="string" office:string-value="" calcext:value-type="error">
            <text:p>#VALUE!</text:p>
          </table:table-cell>
          <table:table-cell table:style-name="ce12" table:formula="of:=[.E242]/[.D2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78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3]-[.B243]" office:value-type="string" office:string-value="" calcext:value-type="error">
            <text:p>#VALUE!</text:p>
          </table:table-cell>
          <table:table-cell table:style-name="ce12" table:formula="of:=[.E243]/[.D2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Large Capacity Box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T-BIN1-C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247]-[.B247]" office:value-type="currency" office:currency="USD" office:value="-280" calcext:value-type="currency">
            <text:p>-$280.00</text:p>
          </table:table-cell>
          <table:table-cell table:style-name="ce12" table:formula="of:=[.E247]/[.D2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BIN2-C</text:p>
          </table:table-cell>
          <table:table-cell table:style-name="ce7" office:value-type="currency" office:currency="USD" office:value="430" calcext:value-type="currency">
            <text:p>$430.00</text:p>
          </table:table-cell>
          <table:table-cell table:style-name="ce12" table:number-columns-repeated="2"/>
          <table:table-cell table:style-name="ce16"/>
          <table:table-cell table:style-name="ce12" table:formula="of:=[.E248]-[.B248]" office:value-type="currency" office:currency="USD" office:value="-430" calcext:value-type="currency">
            <text:p>-$430.00</text:p>
          </table:table-cell>
          <table:table-cell table:style-name="ce12" table:formula="of:=[.E248]/[.D2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G-53-C</text:p>
          </table:table-cell>
          <table:table-cell table:style-name="ce7" office:value-type="currency" office:currency="USD" office:value="450" calcext:value-type="currency">
            <text:p>$450.00</text:p>
          </table:table-cell>
          <table:table-cell table:style-name="ce12" table:number-columns-repeated="2"/>
          <table:table-cell table:style-name="ce16"/>
          <table:table-cell table:style-name="ce12" table:formula="of:=[.E249]-[.B249]" office:value-type="currency" office:currency="USD" office:value="-450" calcext:value-type="currency">
            <text:p>-$450.00</text:p>
          </table:table-cell>
          <table:table-cell table:style-name="ce12" table:formula="of:=[.E249]/[.D2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BIN3-C</text:p>
          </table:table-cell>
          <table:table-cell table:style-name="ce7" office:value-type="currency" office:currency="USD" office:value="700" calcext:value-type="currency">
            <text:p>$700.00</text:p>
          </table:table-cell>
          <table:table-cell table:style-name="ce12" table:number-columns-repeated="2"/>
          <table:table-cell table:style-name="ce16"/>
          <table:table-cell table:style-name="ce12" table:formula="of:=[.E250]-[.B250]" office:value-type="currency" office:currency="USD" office:value="-700" calcext:value-type="currency">
            <text:p>-$700.00</text:p>
          </table:table-cell>
          <table:table-cell table:style-name="ce12" table:formula="of:=[.E250]/[.D2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8">
          <table:table-cell table:style-name="ce2" office:value-type="string" calcext:value-type="string">
            <text:p>Large Capacity Pallet Containers - 2-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MM-1</text:p>
          </table:table-cell>
          <table:table-cell table:style-name="ce7" office:value-type="currency" office:currency="USD" office:value="788" calcext:value-type="currency">
            <text:p>$788.00</text:p>
          </table:table-cell>
          <table:table-cell table:style-name="ce12" table:number-columns-repeated="2"/>
          <table:table-cell table:style-name="ce16"/>
          <table:table-cell table:style-name="ce12" table:formula="of:=[.E254]-[.B254]" office:value-type="currency" office:currency="USD" office:value="-788" calcext:value-type="currency">
            <text:p>-$788.00</text:p>
          </table:table-cell>
          <table:table-cell table:style-name="ce12" table:formula="of:=[.E254]/[.D2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M-1</text:p>
          </table:table-cell>
          <table:table-cell table:style-name="ce7" office:value-type="currency" office:currency="USD" office:value="695" calcext:value-type="currency">
            <text:p>$695.00</text:p>
          </table:table-cell>
          <table:table-cell table:style-name="ce12" table:number-columns-repeated="2"/>
          <table:table-cell table:style-name="ce16"/>
          <table:table-cell table:style-name="ce12" table:formula="of:=[.E255]-[.B255]" office:value-type="currency" office:currency="USD" office:value="-695" calcext:value-type="currency">
            <text:p>-$695.00</text:p>
          </table:table-cell>
          <table:table-cell table:style-name="ce12" table:formula="of:=[.E255]/[.D2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7">
          <table:table-cell table:style-name="ce2" office:value-type="string" calcext:value-type="string">
            <text:p>Large Capacity Pallet Containers - 4-Way Fork Entry - WG-53-PC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WG-53-P</text:p>
          </table:table-cell>
          <table:table-cell table:style-name="ce4" office:value-type="string" calcext:value-type="string">
            <text:p>Per Application</text:p>
          </table:table-cell>
          <table:table-cell table:style-name="ce12" table:number-columns-repeated="2"/>
          <table:table-cell table:style-name="ce16"/>
          <table:table-cell table:style-name="ce12" table:formula="of:=[.E259]-[.B259]" office:value-type="string" office:string-value="" calcext:value-type="error">
            <text:p>#VALUE!</text:p>
          </table:table-cell>
          <table:table-cell table:style-name="ce12" table:formula="of:=[.E259]/[.D2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arge Ribbed Tra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T-86</text:p>
          </table:table-cell>
          <table:table-cell table:style-name="ce7" office:value-type="currency" office:currency="USD" office:value="225" calcext:value-type="currency">
            <text:p>$225.00</text:p>
          </table:table-cell>
          <table:table-cell table:style-name="ce12" table:number-columns-repeated="2"/>
          <table:table-cell table:style-name="ce16"/>
          <table:table-cell table:style-name="ce12" table:formula="of:=[.E263]-[.B263]" office:value-type="currency" office:currency="USD" office:value="-225" calcext:value-type="currency">
            <text:p>-$225.00</text:p>
          </table:table-cell>
          <table:table-cell table:style-name="ce12" table:formula="of:=[.E263]/[.D2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T-86</text:p>
          </table:table-cell>
          <table:table-cell table:style-name="ce7" office:value-type="currency" office:currency="USD" office:value="200" calcext:value-type="currency">
            <text:p>$200.00</text:p>
          </table:table-cell>
          <table:table-cell table:style-name="ce12" table:number-columns-repeated="2"/>
          <table:table-cell table:style-name="ce16"/>
          <table:table-cell table:style-name="ce12" table:formula="of:=[.E264]-[.B264]" office:value-type="currency" office:currency="USD" office:value="-200" calcext:value-type="currency">
            <text:p>-$200.00</text:p>
          </table:table-cell>
          <table:table-cell table:style-name="ce12" table:formula="of:=[.E264]/[.D2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aundry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C-4030</text:p>
          </table:table-cell>
          <table:table-cell table:style-name="ce7" office:value-type="currency" office:currency="USD" office:value="550" calcext:value-type="currency">
            <text:p>$550.00</text:p>
          </table:table-cell>
          <table:table-cell table:style-name="ce12" table:number-columns-repeated="2"/>
          <table:table-cell table:style-name="ce16"/>
          <table:table-cell table:style-name="ce12" table:formula="of:=[.E268]-[.B268]" office:value-type="currency" office:currency="USD" office:value="-550" calcext:value-type="currency">
            <text:p>-$550.00</text:p>
          </table:table-cell>
          <table:table-cell table:style-name="ce12" table:formula="of:=[.E268]/[.D2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C-4830</text:p>
          </table:table-cell>
          <table:table-cell table:style-name="ce7" office:value-type="currency" office:currency="USD" office:value="645" calcext:value-type="currency">
            <text:p>$645.00</text:p>
          </table:table-cell>
          <table:table-cell table:style-name="ce12" table:number-columns-repeated="2"/>
          <table:table-cell table:style-name="ce16"/>
          <table:table-cell table:style-name="ce12" table:formula="of:=[.E269]-[.B269]" office:value-type="currency" office:currency="USD" office:value="-645" calcext:value-type="currency">
            <text:p>-$645.00</text:p>
          </table:table-cell>
          <table:table-cell table:style-name="ce12" table:formula="of:=[.E269]/[.D2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Low Profile Container With Cov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W-4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273]-[.B273]" office:value-type="currency" office:currency="USD" office:value="-95" calcext:value-type="currency">
            <text:p>-$95.00</text:p>
          </table:table-cell>
          <table:table-cell table:style-name="ce12" table:formula="of:=[.E273]/[.D2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274]-[.B274]" office:value-type="currency" office:currency="USD" office:value="-84" calcext:value-type="currency">
            <text:p>-$84.00</text:p>
          </table:table-cell>
          <table:table-cell table:style-name="ce12" table:formula="of:=[.E274]/[.D2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EX</text:p>
          </table:table-cell>
          <table:table-cell table:style-name="ce7" office:value-type="currency" office:currency="USD" office:value="105" calcext:value-type="currency">
            <text:p>$105.00</text:p>
          </table:table-cell>
          <table:table-cell table:style-name="ce12" table:number-columns-repeated="2"/>
          <table:table-cell table:style-name="ce16"/>
          <table:table-cell table:style-name="ce12" table:formula="of:=[.E275]-[.B275]" office:value-type="currency" office:currency="USD" office:value="-105" calcext:value-type="currency">
            <text:p>-$105.00</text:p>
          </table:table-cell>
          <table:table-cell table:style-name="ce12" table:formula="of:=[.E275]/[.D2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EX</text:p>
          </table:table-cell>
          <table:table-cell table:style-name="ce7" office:value-type="currency" office:currency="USD" office:value="93" calcext:value-type="currency">
            <text:p>$93.00</text:p>
          </table:table-cell>
          <table:table-cell table:style-name="ce12" table:number-columns-repeated="2"/>
          <table:table-cell table:style-name="ce16"/>
          <table:table-cell table:style-name="ce12" table:formula="of:=[.E276]-[.B276]" office:value-type="currency" office:currency="USD" office:value="-93" calcext:value-type="currency">
            <text:p>-$93.00</text:p>
          </table:table-cell>
          <table:table-cell table:style-name="ce12" table:formula="of:=[.E276]/[.D2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ow-Height Rolling Cart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I-12</text:p>
          </table:table-cell>
          <table:table-cell table:style-name="ce7" office:value-type="currency" office:currency="USD" office:value="175" calcext:value-type="currency">
            <text:p>$175.00</text:p>
          </table:table-cell>
          <table:table-cell table:style-name="ce12" table:number-columns-repeated="2"/>
          <table:table-cell table:style-name="ce16"/>
          <table:table-cell table:style-name="ce12" table:formula="of:=[.E280]-[.B280]" office:value-type="currency" office:currency="USD" office:value="-175" calcext:value-type="currency">
            <text:p>-$175.00</text:p>
          </table:table-cell>
          <table:table-cell table:style-name="ce12" table:formula="of:=[.E280]/[.D2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I-12</text:p>
          </table:table-cell>
          <table:table-cell table:style-name="ce7" office:value-type="currency" office:currency="USD" office:value="154" calcext:value-type="currency">
            <text:p>$154.00</text:p>
          </table:table-cell>
          <table:table-cell table:style-name="ce12" table:number-columns-repeated="2"/>
          <table:table-cell table:style-name="ce16"/>
          <table:table-cell table:style-name="ce12" table:formula="of:=[.E281]-[.B281]" office:value-type="currency" office:currency="USD" office:value="-154" calcext:value-type="currency">
            <text:p>-$154.00</text:p>
          </table:table-cell>
          <table:table-cell table:style-name="ce12" table:formula="of:=[.E281]/[.D2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ow-Walled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MPC-1</text:p>
          </table:table-cell>
          <table:table-cell table:style-name="ce7" office:value-type="currency" office:currency="USD" office:value="173" calcext:value-type="currency">
            <text:p>$173.00</text:p>
          </table:table-cell>
          <table:table-cell table:style-name="ce12" table:number-columns-repeated="2"/>
          <table:table-cell table:style-name="ce16"/>
          <table:table-cell table:style-name="ce12" table:formula="of:=[.E285]-[.B285]" office:value-type="currency" office:currency="USD" office:value="-173" calcext:value-type="currency">
            <text:p>-$173.00</text:p>
          </table:table-cell>
          <table:table-cell table:style-name="ce12" table:formula="of:=[.E285]/[.D2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1</text:p>
          </table:table-cell>
          <table:table-cell table:style-name="ce7" office:value-type="currency" office:currency="USD" office:value="154" calcext:value-type="currency">
            <text:p>$154.00</text:p>
          </table:table-cell>
          <table:table-cell table:style-name="ce12" table:number-columns-repeated="2"/>
          <table:table-cell table:style-name="ce16"/>
          <table:table-cell table:style-name="ce12" table:formula="of:=[.E286]-[.B286]" office:value-type="currency" office:currency="USD" office:value="-154" calcext:value-type="currency">
            <text:p>-$154.00</text:p>
          </table:table-cell>
          <table:table-cell table:style-name="ce12" table:formula="of:=[.E286]/[.D2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2</text:p>
          </table:table-cell>
          <table:table-cell table:style-name="ce7" office:value-type="currency" office:currency="USD" office:value="188" calcext:value-type="currency">
            <text:p>$188.00</text:p>
          </table:table-cell>
          <table:table-cell table:style-name="ce12" table:number-columns-repeated="2"/>
          <table:table-cell table:style-name="ce16"/>
          <table:table-cell table:style-name="ce12" table:formula="of:=[.E287]-[.B287]" office:value-type="currency" office:currency="USD" office:value="-188" calcext:value-type="currency">
            <text:p>-$188.00</text:p>
          </table:table-cell>
          <table:table-cell table:style-name="ce12" table:formula="of:=[.E287]/[.D2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2</text:p>
          </table:table-cell>
          <table:table-cell table:style-name="ce7" office:value-type="currency" office:currency="USD" office:value="168" calcext:value-type="currency">
            <text:p>$168.00</text:p>
          </table:table-cell>
          <table:table-cell table:style-name="ce12" table:number-columns-repeated="2"/>
          <table:table-cell table:style-name="ce16"/>
          <table:table-cell table:style-name="ce12" table:formula="of:=[.E288]-[.B288]" office:value-type="currency" office:currency="USD" office:value="-168" calcext:value-type="currency">
            <text:p>-$168.00</text:p>
          </table:table-cell>
          <table:table-cell table:style-name="ce12" table:formula="of:=[.E288]/[.D2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Narrow Poly-Truck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-11</text:p>
          </table:table-cell>
          <table:table-cell table:style-name="ce8" office:value-type="currency" office:currency="USD" office:value="190" calcext:value-type="currency">
            <text:p>$190.00</text:p>
          </table:table-cell>
          <table:table-cell table:style-name="ce13" office:value-type="currency" office:currency="USD" office:value="210" calcext:value-type="currency">
            <text:p>$210.00</text:p>
          </table:table-cell>
          <table:table-cell table:style-name="ce13" office:value-type="currency" office:currency="USD" office:value="157.5" calcext:value-type="currency">
            <text:p>$157.50</text:p>
          </table:table-cell>
          <table:table-cell table:style-name="ce17"/>
          <table:table-cell table:style-name="ce13" table:formula="of:=[.E292]-[.B292]" office:value-type="currency" office:currency="USD" office:value="-190" calcext:value-type="currency">
            <text:p>-$190.00</text:p>
          </table:table-cell>
          <table:table-cell table:style-name="ce12" table:formula="of:=[.E292]/[.D29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Nesting Pallet Container - 2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P-50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305" calcext:value-type="currency">
            <text:p>$305.00</text:p>
          </table:table-cell>
          <table:table-cell table:style-name="ce13" office:value-type="currency" office:currency="USD" office:value="228.75" calcext:value-type="currency">
            <text:p>$228.75</text:p>
          </table:table-cell>
          <table:table-cell table:style-name="ce17"/>
          <table:table-cell table:style-name="ce13" table:formula="of:=[.E296]-[.B296]" office:value-type="currency" office:currency="USD" office:value="-299" calcext:value-type="currency">
            <text:p>-$299.00</text:p>
          </table:table-cell>
          <table:table-cell table:style-name="ce12" table:formula="of:=[.E296]/[.D29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Nesting Pallet Containers - 2 Way Fork Entry SNP-5042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NP-5042</text:p>
          </table:table-cell>
          <table:table-cell table:style-name="ce8" office:value-type="currency" office:currency="USD" office:value="344" calcext:value-type="currency">
            <text:p>$344.00</text:p>
          </table:table-cell>
          <table:table-cell table:style-name="ce13" office:value-type="currency" office:currency="USD" office:value="350" calcext:value-type="currency">
            <text:p>$350.00</text:p>
          </table:table-cell>
          <table:table-cell table:style-name="ce13" office:value-type="currency" office:currency="USD" office:value="262.5" calcext:value-type="currency">
            <text:p>$262.50</text:p>
          </table:table-cell>
          <table:table-cell table:style-name="ce17"/>
          <table:table-cell table:style-name="ce13" table:formula="of:=[.E300]-[.B300]" office:value-type="currency" office:currency="USD" office:value="-344" calcext:value-type="currency">
            <text:p>-$344.00</text:p>
          </table:table-cell>
          <table:table-cell table:style-name="ce12" table:formula="of:=[.E300]/[.D30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allet Container with Li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G-26</text:p>
          </table:table-cell>
          <table:table-cell table:style-name="ce8" office:value-type="currency" office:currency="USD" office:value="296" calcext:value-type="currency">
            <text:p>$296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304]-[.B304]" office:value-type="currency" office:currency="USD" office:value="-296" calcext:value-type="currency">
            <text:p>-$296.00</text:p>
          </table:table-cell>
          <table:table-cell table:style-name="ce12" table:formula="of:=[.E304]/[.D30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arts Tray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A-1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08]-[.B308]" office:value-type="currency" office:currency="USD" office:value="-11" calcext:value-type="currency">
            <text:p>-$11.00</text:p>
          </table:table-cell>
          <table:table-cell table:style-name="ce12" table:formula="of:=[.E308]/[.D3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09]-[.B309]" office:value-type="string" office:string-value="" calcext:value-type="error">
            <text:p>#VALUE!</text:p>
          </table:table-cell>
          <table:table-cell table:style-name="ce12" table:formula="of:=[.E309]/[.D3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2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0]-[.B310]" office:value-type="currency" office:currency="USD" office:value="-11" calcext:value-type="currency">
            <text:p>-$11.00</text:p>
          </table:table-cell>
          <table:table-cell table:style-name="ce12" table:formula="of:=[.E310]/[.D3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1]-[.B311]" office:value-type="string" office:string-value="" calcext:value-type="error">
            <text:p>#VALUE!</text:p>
          </table:table-cell>
          <table:table-cell table:style-name="ce12" table:formula="of:=[.E311]/[.D3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3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2]-[.B312]" office:value-type="currency" office:currency="USD" office:value="-11" calcext:value-type="currency">
            <text:p>-$11.00</text:p>
          </table:table-cell>
          <table:table-cell table:style-name="ce12" table:formula="of:=[.E312]/[.D3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3]-[.B313]" office:value-type="string" office:string-value="" calcext:value-type="error">
            <text:p>#VALUE!</text:p>
          </table:table-cell>
          <table:table-cell table:style-name="ce12" table:formula="of:=[.E313]/[.D3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4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4]-[.B314]" office:value-type="currency" office:currency="USD" office:value="-11" calcext:value-type="currency">
            <text:p>-$11.00</text:p>
          </table:table-cell>
          <table:table-cell table:style-name="ce12" table:formula="of:=[.E314]/[.D3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5]-[.B315]" office:value-type="string" office:string-value="" calcext:value-type="error">
            <text:p>#VALUE!</text:p>
          </table:table-cell>
          <table:table-cell table:style-name="ce12" table:formula="of:=[.E315]/[.D3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6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6]-[.B316]" office:value-type="currency" office:currency="USD" office:value="-11" calcext:value-type="currency">
            <text:p>-$11.00</text:p>
          </table:table-cell>
          <table:table-cell table:style-name="ce12" table:formula="of:=[.E316]/[.D3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6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7]-[.B317]" office:value-type="string" office:string-value="" calcext:value-type="error">
            <text:p>#VALUE!</text:p>
          </table:table-cell>
          <table:table-cell table:style-name="ce12" table:formula="of:=[.E317]/[.D3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0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318]-[.B318]" office:value-type="currency" office:currency="USD" office:value="-21" calcext:value-type="currency">
            <text:p>-$21.00</text:p>
          </table:table-cell>
          <table:table-cell table:style-name="ce12" table:formula="of:=[.E318]/[.D3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9]-[.B319]" office:value-type="string" office:string-value="" calcext:value-type="error">
            <text:p>#VALUE!</text:p>
          </table:table-cell>
          <table:table-cell table:style-name="ce12" table:formula="of:=[.E319]/[.D3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2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320]-[.B320]" office:value-type="currency" office:currency="USD" office:value="-19" calcext:value-type="currency">
            <text:p>-$19.00</text:p>
          </table:table-cell>
          <table:table-cell table:style-name="ce12" table:formula="of:=[.E320]/[.D3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2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321]-[.B321]" office:value-type="currency" office:currency="USD" office:value="-17" calcext:value-type="currency">
            <text:p>-$17.00</text:p>
          </table:table-cell>
          <table:table-cell table:style-name="ce12" table:formula="of:=[.E321]/[.D3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0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322]-[.B322]" office:value-type="currency" office:currency="USD" office:value="-20" calcext:value-type="currency">
            <text:p>-$20.00</text:p>
          </table:table-cell>
          <table:table-cell table:style-name="ce12" table:formula="of:=[.E322]/[.D3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0</text:p>
          </table:table-cell>
          <table:table-cell table:style-name="ce7" office:value-type="currency" office:currency="USD" office:value="18" calcext:value-type="currency">
            <text:p>$18.00</text:p>
          </table:table-cell>
          <table:table-cell table:style-name="ce12" table:number-columns-repeated="2"/>
          <table:table-cell table:style-name="ce16"/>
          <table:table-cell table:style-name="ce12" table:formula="of:=[.E323]-[.B323]" office:value-type="currency" office:currency="USD" office:value="-18" calcext:value-type="currency">
            <text:p>-$18.00</text:p>
          </table:table-cell>
          <table:table-cell table:style-name="ce12" table:formula="of:=[.E323]/[.D3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BV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4]-[.B324]" office:value-type="currency" office:currency="USD" office:value="-12" calcext:value-type="currency">
            <text:p>-$12.00</text:p>
          </table:table-cell>
          <table:table-cell table:style-name="ce12" table:formula="of:=[.E324]/[.D3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BV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5]-[.B325]" office:value-type="string" office:string-value="" calcext:value-type="error">
            <text:p>#VALUE!</text:p>
          </table:table-cell>
          <table:table-cell table:style-name="ce12" table:formula="of:=[.E325]/[.D3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R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6]-[.B326]" office:value-type="currency" office:currency="USD" office:value="-12" calcext:value-type="currency">
            <text:p>-$12.00</text:p>
          </table:table-cell>
          <table:table-cell table:style-name="ce12" table:formula="of:=[.E326]/[.D3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R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7]-[.B327]" office:value-type="string" office:string-value="" calcext:value-type="error">
            <text:p>#VALUE!</text:p>
          </table:table-cell>
          <table:table-cell table:style-name="ce12" table:formula="of:=[.E327]/[.D3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15S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8]-[.B328]" office:value-type="currency" office:currency="USD" office:value="-12" calcext:value-type="currency">
            <text:p>-$12.00</text:p>
          </table:table-cell>
          <table:table-cell table:style-name="ce12" table:formula="of:=[.E328]/[.D3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15S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9]-[.B329]" office:value-type="string" office:string-value="" calcext:value-type="error">
            <text:p>#VALUE!</text:p>
          </table:table-cell>
          <table:table-cell table:style-name="ce12" table:formula="of:=[.E329]/[.D3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6S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30]-[.B330]" office:value-type="currency" office:currency="USD" office:value="-12" calcext:value-type="currency">
            <text:p>-$12.00</text:p>
          </table:table-cell>
          <table:table-cell table:style-name="ce12" table:formula="of:=[.E330]/[.D3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6S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31]-[.B331]" office:value-type="string" office:string-value="" calcext:value-type="error">
            <text:p>#VALUE!</text:p>
          </table:table-cell>
          <table:table-cell table:style-name="ce12" table:formula="of:=[.E331]/[.D3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45R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32]-[.B332]" office:value-type="currency" office:currency="USD" office:value="-12" calcext:value-type="currency">
            <text:p>-$12.00</text:p>
          </table:table-cell>
          <table:table-cell table:style-name="ce12" table:formula="of:=[.E332]/[.D3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45R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33]-[.B333]" office:value-type="string" office:string-value="" calcext:value-type="error">
            <text:p>#VALUE!</text:p>
          </table:table-cell>
          <table:table-cell table:style-name="ce12" table:formula="of:=[.E333]/[.D3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lastic Container with Li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KW-9</text:p>
          </table:table-cell>
          <table:table-cell table:style-name="ce9" office:value-type="currency" office:currency="USD" office:value="200" calcext:value-type="currency">
            <text:p>$200.00</text:p>
          </table:table-cell>
          <table:table-cell table:style-name="ce14" table:number-columns-repeated="2"/>
          <table:table-cell table:style-name="ce18"/>
          <table:table-cell table:style-name="ce14" table:formula="of:=[.E337]-[.B337]" office:value-type="currency" office:currency="USD" office:value="-200" calcext:value-type="currency">
            <text:p>-$200.00</text:p>
          </table:table-cell>
          <table:table-cell table:style-name="ce12" table:formula="of:=[.E337]/[.D33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9</text:p>
          </table:table-cell>
          <table:table-cell table:style-name="ce9" office:value-type="currency" office:currency="USD" office:value="176" calcext:value-type="currency">
            <text:p>$176.00</text:p>
          </table:table-cell>
          <table:table-cell table:style-name="ce14" table:number-columns-repeated="2"/>
          <table:table-cell table:style-name="ce18"/>
          <table:table-cell table:style-name="ce14" table:formula="of:=[.E338]-[.B338]" office:value-type="currency" office:currency="USD" office:value="-176" calcext:value-type="currency">
            <text:p>-$176.00</text:p>
          </table:table-cell>
          <table:table-cell table:style-name="ce12" table:formula="of:=[.E338]/[.D33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oly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-4</text:p>
          </table:table-cell>
          <table:table-cell table:style-name="ce8" office:value-type="currency" office:currency="USD" office:value="150" calcext:value-type="currency">
            <text:p>$150.00</text:p>
          </table:table-cell>
          <table:table-cell table:style-name="ce13" office:value-type="currency" office:currency="USD" office:value="160" calcext:value-type="currency">
            <text:p>$160.00</text:p>
          </table:table-cell>
          <table:table-cell table:style-name="ce13" office:value-type="currency" office:currency="USD" office:value="120" calcext:value-type="currency">
            <text:p>$120.00</text:p>
          </table:table-cell>
          <table:table-cell table:style-name="ce17"/>
          <table:table-cell table:style-name="ce13" table:formula="of:=[.E342]-[.B342]" office:value-type="currency" office:currency="USD" office:value="-150" calcext:value-type="currency">
            <text:p>-$150.00</text:p>
          </table:table-cell>
          <table:table-cell table:style-name="ce12" table:formula="of:=[.E342]/[.D34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6</text:p>
          </table:table-cell>
          <table:table-cell table:style-name="ce8" office:value-type="currency" office:currency="USD" office:value="154" calcext:value-type="currency">
            <text:p>$154.00</text:p>
          </table:table-cell>
          <table:table-cell table:style-name="ce13" office:value-type="currency" office:currency="USD" office:value="168" calcext:value-type="currency">
            <text:p>$168.00</text:p>
          </table:table-cell>
          <table:table-cell table:style-name="ce13" office:value-type="currency" office:currency="USD" office:value="126" calcext:value-type="currency">
            <text:p>$126.00</text:p>
          </table:table-cell>
          <table:table-cell table:style-name="ce17"/>
          <table:table-cell table:style-name="ce13" table:formula="of:=[.E343]-[.B343]" office:value-type="currency" office:currency="USD" office:value="-154" calcext:value-type="currency">
            <text:p>-$154.00</text:p>
          </table:table-cell>
          <table:table-cell table:style-name="ce12" table:formula="of:=[.E343]/[.D34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7</text:p>
          </table:table-cell>
          <table:table-cell table:style-name="ce8" office:value-type="currency" office:currency="USD" office:value="164" calcext:value-type="currency">
            <text:p>$164.00</text:p>
          </table:table-cell>
          <table:table-cell table:style-name="ce13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135" calcext:value-type="currency">
            <text:p>$135.00</text:p>
          </table:table-cell>
          <table:table-cell table:style-name="ce17"/>
          <table:table-cell table:style-name="ce13" table:formula="of:=[.E344]-[.B344]" office:value-type="currency" office:currency="USD" office:value="-164" calcext:value-type="currency">
            <text:p>-$164.00</text:p>
          </table:table-cell>
          <table:table-cell table:style-name="ce12" table:formula="of:=[.E344]/[.D34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8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195" calcext:value-type="currency">
            <text:p>$195.00</text:p>
          </table:table-cell>
          <table:table-cell table:style-name="ce13" office:value-type="currency" office:currency="USD" office:value="146.25" calcext:value-type="currency">
            <text:p>$146.25</text:p>
          </table:table-cell>
          <table:table-cell table:style-name="ce17"/>
          <table:table-cell table:style-name="ce13" table:formula="of:=[.E345]-[.B345]" office:value-type="currency" office:currency="USD" office:value="-175" calcext:value-type="currency">
            <text:p>-$175.00</text:p>
          </table:table-cell>
          <table:table-cell table:style-name="ce12" table:formula="of:=[.E345]/[.D34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9</text:p>
          </table:table-cell>
          <table:table-cell table:style-name="ce8" office:value-type="currency" office:currency="USD" office:value="185" calcext:value-type="currency">
            <text:p>$185.00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office:value-type="currency" office:currency="USD" office:value="150" calcext:value-type="currency">
            <text:p>$150.00</text:p>
          </table:table-cell>
          <table:table-cell table:style-name="ce17"/>
          <table:table-cell table:style-name="ce13" table:formula="of:=[.E346]-[.B346]" office:value-type="currency" office:currency="USD" office:value="-185" calcext:value-type="currency">
            <text:p>-$185.00</text:p>
          </table:table-cell>
          <table:table-cell table:style-name="ce12" table:formula="of:=[.E346]/[.D34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0</text:p>
          </table:table-cell>
          <table:table-cell table:style-name="ce8" office:value-type="currency" office:currency="USD" office:value="185" calcext:value-type="currency">
            <text:p>$185.00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office:value-type="currency" office:currency="USD" office:value="150" calcext:value-type="currency">
            <text:p>$150.00</text:p>
          </table:table-cell>
          <table:table-cell table:style-name="ce17"/>
          <table:table-cell table:style-name="ce13" table:formula="of:=[.E347]-[.B347]" office:value-type="currency" office:currency="USD" office:value="-185" calcext:value-type="currency">
            <text:p>-$185.00</text:p>
          </table:table-cell>
          <table:table-cell table:style-name="ce12" table:formula="of:=[.E347]/[.D34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2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215" calcext:value-type="currency">
            <text:p>$215.00</text:p>
          </table:table-cell>
          <table:table-cell table:style-name="ce13" office:value-type="currency" office:currency="USD" office:value="161.25" calcext:value-type="currency">
            <text:p>$161.25</text:p>
          </table:table-cell>
          <table:table-cell table:style-name="ce17"/>
          <table:table-cell table:style-name="ce13" table:formula="of:=[.E348]-[.B348]" office:value-type="currency" office:currency="USD" office:value="-201" calcext:value-type="currency">
            <text:p>-$201.00</text:p>
          </table:table-cell>
          <table:table-cell table:style-name="ce12" table:formula="of:=[.E348]/[.D34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4</text:p>
          </table:table-cell>
          <table:table-cell table:style-name="ce8" office:value-type="currency" office:currency="USD" office:value="215" calcext:value-type="currency">
            <text:p>$215.00</text:p>
          </table:table-cell>
          <table:table-cell table:style-name="ce13" office:value-type="currency" office:currency="USD" office:value="230" calcext:value-type="currency">
            <text:p>$230.00</text:p>
          </table:table-cell>
          <table:table-cell table:style-name="ce13" office:value-type="currency" office:currency="USD" office:value="172.5" calcext:value-type="currency">
            <text:p>$172.50</text:p>
          </table:table-cell>
          <table:table-cell table:style-name="ce17"/>
          <table:table-cell table:style-name="ce13" table:formula="of:=[.E349]-[.B349]" office:value-type="currency" office:currency="USD" office:value="-215" calcext:value-type="currency">
            <text:p>-$215.00</text:p>
          </table:table-cell>
          <table:table-cell table:style-name="ce12" table:formula="of:=[.E349]/[.D34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5</text:p>
          </table:table-cell>
          <table:table-cell table:style-name="ce8" office:value-type="currency" office:currency="USD" office:value="239" calcext:value-type="currency">
            <text:p>$239.00</text:p>
          </table:table-cell>
          <table:table-cell table:style-name="ce13" office:value-type="currency" office:currency="USD" office:value="260" calcext:value-type="currency">
            <text:p>$260.00</text:p>
          </table:table-cell>
          <table:table-cell table:style-name="ce13" office:value-type="currency" office:currency="USD" office:value="195" calcext:value-type="currency">
            <text:p>$195.00</text:p>
          </table:table-cell>
          <table:table-cell table:style-name="ce17"/>
          <table:table-cell table:style-name="ce13" table:formula="of:=[.E350]-[.B350]" office:value-type="currency" office:currency="USD" office:value="-239" calcext:value-type="currency">
            <text:p>-$239.00</text:p>
          </table:table-cell>
          <table:table-cell table:style-name="ce12" table:formula="of:=[.E350]/[.D35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6</text:p>
          </table:table-cell>
          <table:table-cell table:style-name="ce8" office:value-type="currency" office:currency="USD" office:value="217" calcext:value-type="currency">
            <text:p>$217.00</text:p>
          </table:table-cell>
          <table:table-cell table:style-name="ce13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176.25" calcext:value-type="currency">
            <text:p>$176.25</text:p>
          </table:table-cell>
          <table:table-cell table:style-name="ce17"/>
          <table:table-cell table:style-name="ce13" table:formula="of:=[.E351]-[.B351]" office:value-type="currency" office:currency="USD" office:value="-217" calcext:value-type="currency">
            <text:p>-$217.00</text:p>
          </table:table-cell>
          <table:table-cell table:style-name="ce12" table:formula="of:=[.E351]/[.D35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7</text:p>
          </table:table-cell>
          <table:table-cell table:style-name="ce8" office:value-type="currency" office:currency="USD" office:value="273" calcext:value-type="currency">
            <text:p>$273.00</text:p>
          </table:table-cell>
          <table:table-cell table:style-name="ce13" office:value-type="currency" office:currency="USD" office:value="295" calcext:value-type="currency">
            <text:p>$295.00</text:p>
          </table:table-cell>
          <table:table-cell table:style-name="ce13" office:value-type="currency" office:currency="USD" office:value="221.25" calcext:value-type="currency">
            <text:p>$221.25</text:p>
          </table:table-cell>
          <table:table-cell table:style-name="ce17"/>
          <table:table-cell table:style-name="ce13" table:formula="of:=[.E352]-[.B352]" office:value-type="currency" office:currency="USD" office:value="-273" calcext:value-type="currency">
            <text:p>-$273.00</text:p>
          </table:table-cell>
          <table:table-cell table:style-name="ce12" table:formula="of:=[.E352]/[.D35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8</text:p>
          </table:table-cell>
          <table:table-cell table:style-name="ce8" office:value-type="currency" office:currency="USD" office:value="233" calcext:value-type="currency">
            <text:p>$233.00</text:p>
          </table:table-cell>
          <table:table-cell table:style-name="ce13" office:value-type="currency" office:currency="USD" office:value="250" calcext:value-type="currency">
            <text:p>$250.00</text:p>
          </table:table-cell>
          <table:table-cell table:style-name="ce13" office:value-type="currency" office:currency="USD" office:value="187.5" calcext:value-type="currency">
            <text:p>$187.50</text:p>
          </table:table-cell>
          <table:table-cell table:style-name="ce17"/>
          <table:table-cell table:style-name="ce13" table:formula="of:=[.E353]-[.B353]" office:value-type="currency" office:currency="USD" office:value="-233" calcext:value-type="currency">
            <text:p>-$233.00</text:p>
          </table:table-cell>
          <table:table-cell table:style-name="ce12" table:formula="of:=[.E353]/[.D35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0</text:p>
          </table:table-cell>
          <table:table-cell table:style-name="ce8" office:value-type="currency" office:currency="USD" office:value="253" calcext:value-type="currency">
            <text:p>$253.00</text:p>
          </table:table-cell>
          <table:table-cell table:style-name="ce13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206.25" calcext:value-type="currency">
            <text:p>$206.25</text:p>
          </table:table-cell>
          <table:table-cell table:style-name="ce17"/>
          <table:table-cell table:style-name="ce13" table:formula="of:=[.E354]-[.B354]" office:value-type="currency" office:currency="USD" office:value="-253" calcext:value-type="currency">
            <text:p>-$253.00</text:p>
          </table:table-cell>
          <table:table-cell table:style-name="ce12" table:formula="of:=[.E354]/[.D35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2</text:p>
          </table:table-cell>
          <table:table-cell table:style-name="ce8" office:value-type="currency" office:currency="USD" office:value="363" calcext:value-type="currency">
            <text:p>$363.00</text:p>
          </table:table-cell>
          <table:table-cell table:style-name="ce13" office:value-type="currency" office:currency="USD" office:value="400" calcext:value-type="currency">
            <text:p>$400.00</text:p>
          </table:table-cell>
          <table:table-cell table:style-name="ce13" office:value-type="currency" office:currency="USD" office:value="300" calcext:value-type="currency">
            <text:p>$300.00</text:p>
          </table:table-cell>
          <table:table-cell table:style-name="ce17"/>
          <table:table-cell table:style-name="ce13" table:formula="of:=[.E355]-[.B355]" office:value-type="currency" office:currency="USD" office:value="-363" calcext:value-type="currency">
            <text:p>-$363.00</text:p>
          </table:table-cell>
          <table:table-cell table:style-name="ce12" table:formula="of:=[.E355]/[.D35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5</text:p>
          </table:table-cell>
          <table:table-cell table:style-name="ce8" office:value-type="currency" office:currency="USD" office:value="383" calcext:value-type="currency">
            <text:p>$383.00</text:p>
          </table:table-cell>
          <table:table-cell table:style-name="ce13" office:value-type="currency" office:currency="USD" office:value="415" calcext:value-type="currency">
            <text:p>$415.00</text:p>
          </table:table-cell>
          <table:table-cell table:style-name="ce13" office:value-type="currency" office:currency="USD" office:value="311.25" calcext:value-type="currency">
            <text:p>$311.25</text:p>
          </table:table-cell>
          <table:table-cell table:style-name="ce17"/>
          <table:table-cell table:style-name="ce13" table:formula="of:=[.E356]-[.B356]" office:value-type="currency" office:currency="USD" office:value="-383" calcext:value-type="currency">
            <text:p>-$383.00</text:p>
          </table:table-cell>
          <table:table-cell table:style-name="ce12" table:formula="of:=[.E356]/[.D35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30</text:p>
          </table:table-cell>
          <table:table-cell table:style-name="ce8" office:value-type="currency" office:currency="USD" office:value="510" calcext:value-type="currency">
            <text:p>$510.00</text:p>
          </table:table-cell>
          <table:table-cell table:style-name="ce13" office:value-type="currency" office:currency="USD" office:value="540" calcext:value-type="currency">
            <text:p>$540.00</text:p>
          </table:table-cell>
          <table:table-cell table:style-name="ce13" office:value-type="currency" office:currency="USD" office:value="405" calcext:value-type="currency">
            <text:p>$405.00</text:p>
          </table:table-cell>
          <table:table-cell table:style-name="ce17"/>
          <table:table-cell table:style-name="ce13" table:formula="of:=[.E357]-[.B357]" office:value-type="currency" office:currency="USD" office:value="-510" calcext:value-type="currency">
            <text:p>-$510.00</text:p>
          </table:table-cell>
          <table:table-cell table:style-name="ce12" table:formula="of:=[.E357]/[.D35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40</text:p>
          </table:table-cell>
          <table:table-cell table:style-name="ce8" office:value-type="currency" office:currency="USD" office:value="496" calcext:value-type="currency">
            <text:p>$496.00</text:p>
          </table:table-cell>
          <table:table-cell table:style-name="ce13" office:value-type="currency" office:currency="USD" office:value="525" calcext:value-type="currency">
            <text:p>$525.00</text:p>
          </table:table-cell>
          <table:table-cell table:style-name="ce13" office:value-type="currency" office:currency="USD" office:value="393.75" calcext:value-type="currency">
            <text:p>$393.75</text:p>
          </table:table-cell>
          <table:table-cell table:style-name="ce17"/>
          <table:table-cell table:style-name="ce13" table:formula="of:=[.E358]-[.B358]" office:value-type="currency" office:currency="USD" office:value="-496" calcext:value-type="currency">
            <text:p>-$496.00</text:p>
          </table:table-cell>
          <table:table-cell table:style-name="ce12" table:formula="of:=[.E358]/[.D35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50</text:p>
          </table:table-cell>
          <table:table-cell table:style-name="ce8" office:value-type="currency" office:currency="USD" office:value="587" calcext:value-type="currency">
            <text:p>$587.00</text:p>
          </table:table-cell>
          <table:table-cell table:style-name="ce13" office:value-type="currency" office:currency="USD" office:value="630" calcext:value-type="currency">
            <text:p>$630.00</text:p>
          </table:table-cell>
          <table:table-cell table:style-name="ce13" office:value-type="currency" office:currency="USD" office:value="472.5" calcext:value-type="currency">
            <text:p>$472.50</text:p>
          </table:table-cell>
          <table:table-cell table:style-name="ce17"/>
          <table:table-cell table:style-name="ce13" table:formula="of:=[.E359]-[.B359]" office:value-type="currency" office:currency="USD" office:value="-587" calcext:value-type="currency">
            <text:p>-$587.00</text:p>
          </table:table-cell>
          <table:table-cell table:style-name="ce12" table:formula="of:=[.E359]/[.D35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oly-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B-2-BAYHEAD</text:p>
          </table:table-cell>
          <table:table-cell table:style-name="ce7" office:value-type="currency" office:currency="USD" office:value="47" calcext:value-type="currency">
            <text:p>$47.00</text:p>
          </table:table-cell>
          <table:table-cell table:style-name="ce12" table:number-columns-repeated="2"/>
          <table:table-cell table:style-name="ce16"/>
          <table:table-cell table:style-name="ce12" table:formula="of:=[.E363]-[.B363]" office:value-type="currency" office:currency="USD" office:value="-47" calcext:value-type="currency">
            <text:p>-$47.00</text:p>
          </table:table-cell>
          <table:table-cell table:style-name="ce12" table:formula="of:=[.E363]/[.D3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2-BAYHEAD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364]-[.B364]" office:value-type="currency" office:currency="USD" office:value="-41" calcext:value-type="currency">
            <text:p>-$41.00</text:p>
          </table:table-cell>
          <table:table-cell table:style-name="ce12" table:formula="of:=[.E364]/[.D3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3-BAYHEAD</text:p>
          </table:table-cell>
          <table:table-cell table:style-name="ce7" office:value-type="currency" office:currency="USD" office:value="50" calcext:value-type="currency">
            <text:p>$50.00</text:p>
          </table:table-cell>
          <table:table-cell table:style-name="ce12" table:number-columns-repeated="2"/>
          <table:table-cell table:style-name="ce16"/>
          <table:table-cell table:style-name="ce12" table:formula="of:=[.E365]-[.B365]" office:value-type="currency" office:currency="USD" office:value="-50" calcext:value-type="currency">
            <text:p>-$50.00</text:p>
          </table:table-cell>
          <table:table-cell table:style-name="ce12" table:formula="of:=[.E365]/[.D3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3-BAYHEAD</text:p>
          </table:table-cell>
          <table:table-cell table:style-name="ce7" office:value-type="currency" office:currency="USD" office:value="44" calcext:value-type="currency">
            <text:p>$44.00</text:p>
          </table:table-cell>
          <table:table-cell table:style-name="ce12" table:number-columns-repeated="2"/>
          <table:table-cell table:style-name="ce16"/>
          <table:table-cell table:style-name="ce12" table:formula="of:=[.E366]-[.B366]" office:value-type="currency" office:currency="USD" office:value="-44" calcext:value-type="currency">
            <text:p>-$44.00</text:p>
          </table:table-cell>
          <table:table-cell table:style-name="ce12" table:formula="of:=[.E366]/[.D3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4-BAYHEAD</text:p>
          </table:table-cell>
          <table:table-cell table:style-name="ce7" office:value-type="currency" office:currency="USD" office:value="55" calcext:value-type="currency">
            <text:p>$55.00</text:p>
          </table:table-cell>
          <table:table-cell table:style-name="ce12" table:number-columns-repeated="2"/>
          <table:table-cell table:style-name="ce16"/>
          <table:table-cell table:style-name="ce12" table:formula="of:=[.E367]-[.B367]" office:value-type="currency" office:currency="USD" office:value="-55" calcext:value-type="currency">
            <text:p>-$55.00</text:p>
          </table:table-cell>
          <table:table-cell table:style-name="ce12" table:formula="of:=[.E367]/[.D3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4-BAYHEAD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368]-[.B368]" office:value-type="currency" office:currency="USD" office:value="-48" calcext:value-type="currency">
            <text:p>-$48.00</text:p>
          </table:table-cell>
          <table:table-cell table:style-name="ce12" table:formula="of:=[.E368]/[.D3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6-BAYHEAD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369]-[.B369]" office:value-type="currency" office:currency="USD" office:value="-60" calcext:value-type="currency">
            <text:p>-$60.00</text:p>
          </table:table-cell>
          <table:table-cell table:style-name="ce12" table:formula="of:=[.E369]/[.D3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6-BAYHEAD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370]-[.B370]" office:value-type="currency" office:currency="USD" office:value="-53" calcext:value-type="currency">
            <text:p>-$53.00</text:p>
          </table:table-cell>
          <table:table-cell table:style-name="ce12" table:formula="of:=[.E370]/[.D3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7-BAYHEAD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371]-[.B371]" office:value-type="currency" office:currency="USD" office:value="-70" calcext:value-type="currency">
            <text:p>-$70.00</text:p>
          </table:table-cell>
          <table:table-cell table:style-name="ce12" table:formula="of:=[.E371]/[.D3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7-BAYHEAD</text:p>
          </table:table-cell>
          <table:table-cell table:style-name="ce7" office:value-type="currency" office:currency="USD" office:value="62" calcext:value-type="currency">
            <text:p>$62.00</text:p>
          </table:table-cell>
          <table:table-cell table:style-name="ce12" table:number-columns-repeated="2"/>
          <table:table-cell table:style-name="ce16"/>
          <table:table-cell table:style-name="ce12" table:formula="of:=[.E372]-[.B372]" office:value-type="currency" office:currency="USD" office:value="-62" calcext:value-type="currency">
            <text:p>-$62.00</text:p>
          </table:table-cell>
          <table:table-cell table:style-name="ce12" table:formula="of:=[.E372]/[.D3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8-BAYHEAD</text:p>
          </table:table-cell>
          <table:table-cell table:style-name="ce7" office:value-type="currency" office:currency="USD" office:value="77" calcext:value-type="currency">
            <text:p>$77.00</text:p>
          </table:table-cell>
          <table:table-cell table:style-name="ce12" table:number-columns-repeated="2"/>
          <table:table-cell table:style-name="ce16"/>
          <table:table-cell table:style-name="ce12" table:formula="of:=[.E373]-[.B373]" office:value-type="currency" office:currency="USD" office:value="-77" calcext:value-type="currency">
            <text:p>-$77.00</text:p>
          </table:table-cell>
          <table:table-cell table:style-name="ce12" table:formula="of:=[.E373]/[.D3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8-BAYHEAD</text:p>
          </table:table-cell>
          <table:table-cell table:style-name="ce7" office:value-type="currency" office:currency="USD" office:value="68" calcext:value-type="currency">
            <text:p>$68.00</text:p>
          </table:table-cell>
          <table:table-cell table:style-name="ce12" table:number-columns-repeated="2"/>
          <table:table-cell table:style-name="ce16"/>
          <table:table-cell table:style-name="ce12" table:formula="of:=[.E374]-[.B374]" office:value-type="currency" office:currency="USD" office:value="-68" calcext:value-type="currency">
            <text:p>-$68.00</text:p>
          </table:table-cell>
          <table:table-cell table:style-name="ce12" table:formula="of:=[.E374]/[.D3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9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375]-[.B375]" office:value-type="currency" office:currency="USD" office:value="-85" calcext:value-type="currency">
            <text:p>-$85.00</text:p>
          </table:table-cell>
          <table:table-cell table:style-name="ce12" table:formula="of:=[.E375]/[.D3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9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376]-[.B376]" office:value-type="currency" office:currency="USD" office:value="-75" calcext:value-type="currency">
            <text:p>-$75.00</text:p>
          </table:table-cell>
          <table:table-cell table:style-name="ce12" table:formula="of:=[.E376]/[.D3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0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377]-[.B377]" office:value-type="currency" office:currency="USD" office:value="-85" calcext:value-type="currency">
            <text:p>-$85.00</text:p>
          </table:table-cell>
          <table:table-cell table:style-name="ce12" table:formula="of:=[.E377]/[.D3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0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378]-[.B378]" office:value-type="currency" office:currency="USD" office:value="-75" calcext:value-type="currency">
            <text:p>-$75.00</text:p>
          </table:table-cell>
          <table:table-cell table:style-name="ce12" table:formula="of:=[.E378]/[.D3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2</text:p>
          </table:table-cell>
          <table:table-cell table:style-name="ce7" office:value-type="currency" office:currency="USD" office:value="90" calcext:value-type="currency">
            <text:p>$90.00</text:p>
          </table:table-cell>
          <table:table-cell table:style-name="ce12" table:number-columns-repeated="2"/>
          <table:table-cell table:style-name="ce16"/>
          <table:table-cell table:style-name="ce12" table:formula="of:=[.E379]-[.B379]" office:value-type="currency" office:currency="USD" office:value="-90" calcext:value-type="currency">
            <text:p>-$90.00</text:p>
          </table:table-cell>
          <table:table-cell table:style-name="ce12" table:formula="of:=[.E379]/[.D3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2</text:p>
          </table:table-cell>
          <table:table-cell table:style-name="ce7" office:value-type="currency" office:currency="USD" office:value="79" calcext:value-type="currency">
            <text:p>$79.00</text:p>
          </table:table-cell>
          <table:table-cell table:style-name="ce12" table:number-columns-repeated="2"/>
          <table:table-cell table:style-name="ce16"/>
          <table:table-cell table:style-name="ce12" table:formula="of:=[.E380]-[.B380]" office:value-type="currency" office:currency="USD" office:value="-79" calcext:value-type="currency">
            <text:p>-$79.00</text:p>
          </table:table-cell>
          <table:table-cell table:style-name="ce12" table:formula="of:=[.E380]/[.D3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4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381]-[.B381]" office:value-type="currency" office:currency="USD" office:value="-110" calcext:value-type="currency">
            <text:p>-$110.00</text:p>
          </table:table-cell>
          <table:table-cell table:style-name="ce12" table:formula="of:=[.E381]/[.D3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4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382]-[.B382]" office:value-type="currency" office:currency="USD" office:value="-97" calcext:value-type="currency">
            <text:p>-$97.00</text:p>
          </table:table-cell>
          <table:table-cell table:style-name="ce12" table:formula="of:=[.E382]/[.D3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5</text:p>
          </table:table-cell>
          <table:table-cell table:style-name="ce7" office:value-type="currency" office:currency="USD" office:value="120" calcext:value-type="currency">
            <text:p>$120.00</text:p>
          </table:table-cell>
          <table:table-cell table:style-name="ce12" table:number-columns-repeated="2"/>
          <table:table-cell table:style-name="ce16"/>
          <table:table-cell table:style-name="ce12" table:formula="of:=[.E383]-[.B383]" office:value-type="currency" office:currency="USD" office:value="-120" calcext:value-type="currency">
            <text:p>-$120.00</text:p>
          </table:table-cell>
          <table:table-cell table:style-name="ce12" table:formula="of:=[.E383]/[.D3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5</text:p>
          </table:table-cell>
          <table:table-cell table:style-name="ce7" office:value-type="currency" office:currency="USD" office:value="106" calcext:value-type="currency">
            <text:p>$106.00</text:p>
          </table:table-cell>
          <table:table-cell table:style-name="ce12" table:number-columns-repeated="2"/>
          <table:table-cell table:style-name="ce16"/>
          <table:table-cell table:style-name="ce12" table:formula="of:=[.E384]-[.B384]" office:value-type="currency" office:currency="USD" office:value="-106" calcext:value-type="currency">
            <text:p>-$106.00</text:p>
          </table:table-cell>
          <table:table-cell table:style-name="ce12" table:formula="of:=[.E384]/[.D3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6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385]-[.B385]" office:value-type="currency" office:currency="USD" office:value="-115" calcext:value-type="currency">
            <text:p>-$115.00</text:p>
          </table:table-cell>
          <table:table-cell table:style-name="ce12" table:formula="of:=[.E385]/[.D3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6</text:p>
          </table:table-cell>
          <table:table-cell table:style-name="ce7" office:value-type="currency" office:currency="USD" office:value="101" calcext:value-type="currency">
            <text:p>$101.00</text:p>
          </table:table-cell>
          <table:table-cell table:style-name="ce12" table:number-columns-repeated="2"/>
          <table:table-cell table:style-name="ce16"/>
          <table:table-cell table:style-name="ce12" table:formula="of:=[.E386]-[.B386]" office:value-type="currency" office:currency="USD" office:value="-101" calcext:value-type="currency">
            <text:p>-$101.00</text:p>
          </table:table-cell>
          <table:table-cell table:style-name="ce12" table:formula="of:=[.E386]/[.D3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7</text:p>
          </table:table-cell>
          <table:table-cell table:style-name="ce7" office:value-type="currency" office:currency="USD" office:value="130" calcext:value-type="currency">
            <text:p>$130.00</text:p>
          </table:table-cell>
          <table:table-cell table:style-name="ce12" table:number-columns-repeated="2"/>
          <table:table-cell table:style-name="ce16"/>
          <table:table-cell table:style-name="ce12" table:formula="of:=[.E387]-[.B387]" office:value-type="currency" office:currency="USD" office:value="-130" calcext:value-type="currency">
            <text:p>-$130.00</text:p>
          </table:table-cell>
          <table:table-cell table:style-name="ce12" table:formula="of:=[.E387]/[.D3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7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388]-[.B388]" office:value-type="currency" office:currency="USD" office:value="-115" calcext:value-type="currency">
            <text:p>-$115.00</text:p>
          </table:table-cell>
          <table:table-cell table:style-name="ce12" table:formula="of:=[.E388]/[.D3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8</text:p>
          </table:table-cell>
          <table:table-cell table:style-name="ce7" office:value-type="currency" office:currency="USD" office:value="125" calcext:value-type="currency">
            <text:p>$125.00</text:p>
          </table:table-cell>
          <table:table-cell table:style-name="ce12" table:number-columns-repeated="2"/>
          <table:table-cell table:style-name="ce16"/>
          <table:table-cell table:style-name="ce12" table:formula="of:=[.E389]-[.B389]" office:value-type="currency" office:currency="USD" office:value="-125" calcext:value-type="currency">
            <text:p>-$125.00</text:p>
          </table:table-cell>
          <table:table-cell table:style-name="ce12" table:formula="of:=[.E389]/[.D3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390]-[.B390]" office:value-type="currency" office:currency="USD" office:value="-110" calcext:value-type="currency">
            <text:p>-$110.00</text:p>
          </table:table-cell>
          <table:table-cell table:style-name="ce12" table:formula="of:=[.E390]/[.D3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0</text:p>
          </table:table-cell>
          <table:table-cell table:style-name="ce7" office:value-type="currency" office:currency="USD" office:value="132" calcext:value-type="currency">
            <text:p>$132.00</text:p>
          </table:table-cell>
          <table:table-cell table:style-name="ce12" table:number-columns-repeated="2"/>
          <table:table-cell table:style-name="ce16"/>
          <table:table-cell table:style-name="ce12" table:formula="of:=[.E391]-[.B391]" office:value-type="currency" office:currency="USD" office:value="-132" calcext:value-type="currency">
            <text:p>-$132.00</text:p>
          </table:table-cell>
          <table:table-cell table:style-name="ce12" table:formula="of:=[.E391]/[.D3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0</text:p>
          </table:table-cell>
          <table:table-cell table:style-name="ce7" office:value-type="currency" office:currency="USD" office:value="116" calcext:value-type="currency">
            <text:p>$116.00</text:p>
          </table:table-cell>
          <table:table-cell table:style-name="ce12" table:number-columns-repeated="2"/>
          <table:table-cell table:style-name="ce16"/>
          <table:table-cell table:style-name="ce12" table:formula="of:=[.E392]-[.B392]" office:value-type="currency" office:currency="USD" office:value="-116" calcext:value-type="currency">
            <text:p>-$116.00</text:p>
          </table:table-cell>
          <table:table-cell table:style-name="ce12" table:formula="of:=[.E392]/[.D3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2</text:p>
          </table:table-cell>
          <table:table-cell table:style-name="ce7" office:value-type="currency" office:currency="USD" office:value="240" calcext:value-type="currency">
            <text:p>$240.00</text:p>
          </table:table-cell>
          <table:table-cell table:style-name="ce12" table:number-columns-repeated="2"/>
          <table:table-cell table:style-name="ce16"/>
          <table:table-cell table:style-name="ce12" table:formula="of:=[.E393]-[.B393]" office:value-type="currency" office:currency="USD" office:value="-240" calcext:value-type="currency">
            <text:p>-$240.00</text:p>
          </table:table-cell>
          <table:table-cell table:style-name="ce12" table:formula="of:=[.E393]/[.D3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2</text:p>
          </table:table-cell>
          <table:table-cell table:style-name="ce7" office:value-type="currency" office:currency="USD" office:value="211" calcext:value-type="currency">
            <text:p>$211.00</text:p>
          </table:table-cell>
          <table:table-cell table:style-name="ce12" table:number-columns-repeated="2"/>
          <table:table-cell table:style-name="ce16"/>
          <table:table-cell table:style-name="ce12" table:formula="of:=[.E394]-[.B394]" office:value-type="currency" office:currency="USD" office:value="-211" calcext:value-type="currency">
            <text:p>-$211.00</text:p>
          </table:table-cell>
          <table:table-cell table:style-name="ce12" table:formula="of:=[.E394]/[.D3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5</text:p>
          </table:table-cell>
          <table:table-cell table:style-name="ce7" office:value-type="currency" office:currency="USD" office:value="247" calcext:value-type="currency">
            <text:p>$247.00</text:p>
          </table:table-cell>
          <table:table-cell table:style-name="ce12" table:number-columns-repeated="2"/>
          <table:table-cell table:style-name="ce16"/>
          <table:table-cell table:style-name="ce12" table:formula="of:=[.E395]-[.B395]" office:value-type="currency" office:currency="USD" office:value="-247" calcext:value-type="currency">
            <text:p>-$247.00</text:p>
          </table:table-cell>
          <table:table-cell table:style-name="ce12" table:formula="of:=[.E395]/[.D3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5</text:p>
          </table:table-cell>
          <table:table-cell table:style-name="ce7" office:value-type="currency" office:currency="USD" office:value="217" calcext:value-type="currency">
            <text:p>$217.00</text:p>
          </table:table-cell>
          <table:table-cell table:style-name="ce12" table:number-columns-repeated="2"/>
          <table:table-cell table:style-name="ce16"/>
          <table:table-cell table:style-name="ce12" table:formula="of:=[.E396]-[.B396]" office:value-type="currency" office:currency="USD" office:value="-217" calcext:value-type="currency">
            <text:p>-$217.00</text:p>
          </table:table-cell>
          <table:table-cell table:style-name="ce12" table:formula="of:=[.E396]/[.D3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0</text:p>
          </table:table-cell>
          <table:table-cell table:style-name="ce7" office:value-type="currency" office:currency="USD" office:value="320" calcext:value-type="currency">
            <text:p>$320.00</text:p>
          </table:table-cell>
          <table:table-cell table:style-name="ce12" table:number-columns-repeated="2"/>
          <table:table-cell table:style-name="ce16"/>
          <table:table-cell table:style-name="ce12" table:formula="of:=[.E397]-[.B397]" office:value-type="currency" office:currency="USD" office:value="-320" calcext:value-type="currency">
            <text:p>-$320.00</text:p>
          </table:table-cell>
          <table:table-cell table:style-name="ce12" table:formula="of:=[.E397]/[.D3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0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398]-[.B398]" office:value-type="currency" office:currency="USD" office:value="-280" calcext:value-type="currency">
            <text:p>-$280.00</text:p>
          </table:table-cell>
          <table:table-cell table:style-name="ce12" table:formula="of:=[.E398]/[.D3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0</text:p>
          </table:table-cell>
          <table:table-cell table:style-name="ce7" office:value-type="currency" office:currency="USD" office:value="320" calcext:value-type="currency">
            <text:p>$320.00</text:p>
          </table:table-cell>
          <table:table-cell table:style-name="ce12" table:number-columns-repeated="2"/>
          <table:table-cell table:style-name="ce16"/>
          <table:table-cell table:style-name="ce12" table:formula="of:=[.E399]-[.B399]" office:value-type="currency" office:currency="USD" office:value="-320" calcext:value-type="currency">
            <text:p>-$320.00</text:p>
          </table:table-cell>
          <table:table-cell table:style-name="ce12" table:formula="of:=[.E399]/[.D3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0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400]-[.B400]" office:value-type="currency" office:currency="USD" office:value="-280" calcext:value-type="currency">
            <text:p>-$280.00</text:p>
          </table:table-cell>
          <table:table-cell table:style-name="ce12" table:formula="of:=[.E400]/[.D4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50</text:p>
          </table:table-cell>
          <table:table-cell table:style-name="ce7" office:value-type="currency" office:currency="USD" office:value="395" calcext:value-type="currency">
            <text:p>$395.00</text:p>
          </table:table-cell>
          <table:table-cell table:style-name="ce12" table:number-columns-repeated="2"/>
          <table:table-cell table:style-name="ce16"/>
          <table:table-cell table:style-name="ce12" table:formula="of:=[.E401]-[.B401]" office:value-type="currency" office:currency="USD" office:value="-395" calcext:value-type="currency">
            <text:p>-$395.00</text:p>
          </table:table-cell>
          <table:table-cell table:style-name="ce12" table:formula="of:=[.E401]/[.D4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50</text:p>
          </table:table-cell>
          <table:table-cell table:style-name="ce7" office:value-type="currency" office:currency="USD" office:value="348" calcext:value-type="currency">
            <text:p>$348.00</text:p>
          </table:table-cell>
          <table:table-cell table:style-name="ce12" table:number-columns-repeated="2"/>
          <table:table-cell table:style-name="ce16"/>
          <table:table-cell table:style-name="ce12" table:formula="of:=[.E402]-[.B402]" office:value-type="currency" office:currency="USD" office:value="-348" calcext:value-type="currency">
            <text:p>-$348.00</text:p>
          </table:table-cell>
          <table:table-cell table:style-name="ce12" table:formula="of:=[.E402]/[.D4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03]-[.B403]" office:value-type="string" office:string-value="" calcext:value-type="error">
            <text:p>#VALUE!</text:p>
          </table:table-cell>
          <table:table-cell table:style-name="ce12" table:formula="of:=[.E403]/[.D4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04]-[.B404]" office:value-type="string" office:string-value="" calcext:value-type="error">
            <text:p>#VALUE!</text:p>
          </table:table-cell>
          <table:table-cell table:style-name="ce12" table:formula="of:=[.E404]/[.D4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oly-Truck with Notched Side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UT-45</text:p>
          </table:table-cell>
          <table:table-cell table:style-name="ce7" office:value-type="currency" office:currency="USD" office:value="530" calcext:value-type="currency">
            <text:p>$530.00</text:p>
          </table:table-cell>
          <table:table-cell table:style-name="ce12" table:number-columns-repeated="2"/>
          <table:table-cell table:style-name="ce16"/>
          <table:table-cell table:style-name="ce12" table:formula="of:=[.E408]-[.B408]" office:value-type="currency" office:currency="USD" office:value="-530" calcext:value-type="currency">
            <text:p>-$530.00</text:p>
          </table:table-cell>
          <table:table-cell table:style-name="ce12" table:formula="of:=[.E408]/[.D4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emovable Lid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C-8</text:p>
          </table:table-cell>
          <table:table-cell table:style-name="ce7" office:value-type="currency" office:currency="USD" office:value="40.75" calcext:value-type="currency">
            <text:p>$40.75</text:p>
          </table:table-cell>
          <table:table-cell table:style-name="ce12" table:number-columns-repeated="2"/>
          <table:table-cell table:style-name="ce16"/>
          <table:table-cell table:style-name="ce12" table:formula="of:=[.E412]-[.B412]" office:value-type="currency" office:currency="USD" office:value="-40.75" calcext:value-type="currency">
            <text:p>-$40.75</text:p>
          </table:table-cell>
          <table:table-cell table:style-name="ce12" table:formula="of:=[.E412]/[.D4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1616</text:p>
          </table:table-cell>
          <table:table-cell table:style-name="ce7" office:value-type="currency" office:currency="USD" office:value="40.75" calcext:value-type="currency">
            <text:p>$40.75</text:p>
          </table:table-cell>
          <table:table-cell table:style-name="ce12" table:number-columns-repeated="2"/>
          <table:table-cell table:style-name="ce16"/>
          <table:table-cell table:style-name="ce12" table:formula="of:=[.E413]-[.B413]" office:value-type="currency" office:currency="USD" office:value="-40.75" calcext:value-type="currency">
            <text:p>-$40.75</text:p>
          </table:table-cell>
          <table:table-cell table:style-name="ce12" table:formula="of:=[.E413]/[.D4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T-2320</text:p>
          </table:table-cell>
          <table:table-cell table:style-name="ce7" office:value-type="currency" office:currency="USD" office:value="41.7" calcext:value-type="currency">
            <text:p>$41.70</text:p>
          </table:table-cell>
          <table:table-cell table:style-name="ce12" table:number-columns-repeated="2"/>
          <table:table-cell table:style-name="ce16"/>
          <table:table-cell table:style-name="ce12" table:formula="of:=[.E414]-[.B414]" office:value-type="currency" office:currency="USD" office:value="-41.7" calcext:value-type="currency">
            <text:p>-$41.70</text:p>
          </table:table-cell>
          <table:table-cell table:style-name="ce12" table:formula="of:=[.E414]/[.D4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KW-1-L</text:p>
          </table:table-cell>
          <table:table-cell table:style-name="ce8" office:value-type="currency" office:currency="USD" office:value="59" calcext:value-type="currency">
            <text:p>$59.00</text:p>
          </table:table-cell>
          <table:table-cell table:style-name="ce13" office:value-type="currency" office:currency="USD" office:value="62" calcext:value-type="currency">
            <text:p>$62.00</text:p>
          </table:table-cell>
          <table:table-cell table:style-name="ce13" office:value-type="currency" office:currency="USD" office:value="46.5" calcext:value-type="currency">
            <text:p>$46.50</text:p>
          </table:table-cell>
          <table:table-cell table:style-name="ce17"/>
          <table:table-cell table:style-name="ce13" table:formula="of:=[.E415]-[.B415]" office:value-type="currency" office:currency="USD" office:value="-59" calcext:value-type="currency">
            <text:p>-$59.00</text:p>
          </table:table-cell>
          <table:table-cell table:style-name="ce12" table:formula="of:=[.E415]/[.D41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KW-2-L</text:p>
          </table:table-cell>
          <table:table-cell table:style-name="ce8" office:value-type="currency" office:currency="USD" office:value="75.9" calcext:value-type="currency">
            <text:p>$75.90</text:p>
          </table:table-cell>
          <table:table-cell table:style-name="ce13" office:value-type="currency" office:currency="USD" office:value="82" calcext:value-type="currency">
            <text:p>$82.00</text:p>
          </table:table-cell>
          <table:table-cell table:style-name="ce13" office:value-type="currency" office:currency="USD" office:value="61.5" calcext:value-type="currency">
            <text:p>$61.50</text:p>
          </table:table-cell>
          <table:table-cell table:style-name="ce17"/>
          <table:table-cell table:style-name="ce13" table:formula="of:=[.E416]-[.B416]" office:value-type="currency" office:currency="USD" office:value="-75.9" calcext:value-type="currency">
            <text:p>-$75.90</text:p>
          </table:table-cell>
          <table:table-cell table:style-name="ce12" table:formula="of:=[.E416]/[.D41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BC-3616-L</text:p>
          </table:table-cell>
          <table:table-cell table:style-name="ce8" office:value-type="currency" office:currency="USD" office:value="66.4" calcext:value-type="currency">
            <text:p>$66.40</text:p>
          </table:table-cell>
          <table:table-cell table:style-name="ce13" office:value-type="currency" office:currency="USD" office:value="72" calcext:value-type="currency">
            <text:p>$72.00</text:p>
          </table:table-cell>
          <table:table-cell table:style-name="ce13" office:value-type="currency" office:currency="USD" office:value="54" calcext:value-type="currency">
            <text:p>$54.00</text:p>
          </table:table-cell>
          <table:table-cell table:style-name="ce17"/>
          <table:table-cell table:style-name="ce13" table:formula="of:=[.E417]-[.B417]" office:value-type="currency" office:currency="USD" office:value="-66.4" calcext:value-type="currency">
            <text:p>-$66.40</text:p>
          </table:table-cell>
          <table:table-cell table:style-name="ce12" table:formula="of:=[.E417]/[.D41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BC-4721-L</text:p>
          </table:table-cell>
          <table:table-cell table:style-name="ce8" office:value-type="currency" office:currency="USD" office:value="90" calcext:value-type="currency">
            <text:p>$90.00</text:p>
          </table:table-cell>
          <table:table-cell table:style-name="ce13" office:value-type="currency" office:currency="USD" office:value="97" calcext:value-type="currency">
            <text:p>$97.00</text:p>
          </table:table-cell>
          <table:table-cell table:style-name="ce13" office:value-type="currency" office:currency="USD" office:value="72.75" calcext:value-type="currency">
            <text:p>$72.75</text:p>
          </table:table-cell>
          <table:table-cell table:style-name="ce17"/>
          <table:table-cell table:style-name="ce13" table:formula="of:=[.E418]-[.B418]" office:value-type="currency" office:currency="USD" office:value="-90" calcext:value-type="currency">
            <text:p>-$90.00</text:p>
          </table:table-cell>
          <table:table-cell table:style-name="ce12" table:formula="of:=[.E418]/[.D41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E-2518</text:p>
          </table:table-cell>
          <table:table-cell table:style-name="ce7" office:value-type="currency" office:currency="USD" office:value="47.4" calcext:value-type="currency">
            <text:p>$47.40</text:p>
          </table:table-cell>
          <table:table-cell table:style-name="ce12" table:number-columns-repeated="2"/>
          <table:table-cell table:style-name="ce16"/>
          <table:table-cell table:style-name="ce12" table:formula="of:=[.E419]-[.B419]" office:value-type="currency" office:currency="USD" office:value="-47.4" calcext:value-type="currency">
            <text:p>-$47.40</text:p>
          </table:table-cell>
          <table:table-cell table:style-name="ce12" table:formula="of:=[.E419]/[.D4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SP-10</text:p>
          </table:table-cell>
          <table:table-cell table:style-name="ce7" office:value-type="currency" office:currency="USD" office:value="47.4" calcext:value-type="currency">
            <text:p>$47.40</text:p>
          </table:table-cell>
          <table:table-cell table:style-name="ce12" table:number-columns-repeated="2"/>
          <table:table-cell table:style-name="ce16"/>
          <table:table-cell table:style-name="ce12" table:formula="of:=[.E420]-[.B420]" office:value-type="currency" office:currency="USD" office:value="-47.4" calcext:value-type="currency">
            <text:p>-$47.40</text:p>
          </table:table-cell>
          <table:table-cell table:style-name="ce12" table:formula="of:=[.E420]/[.D4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GY-ST</text:p>
          </table:table-cell>
          <table:table-cell table:style-name="ce8" office:value-type="currency" office:currency="USD" office:value="56.9" calcext:value-type="currency">
            <text:p>$56.90</text:p>
          </table:table-cell>
          <table:table-cell table:style-name="ce13" office:value-type="currency" office:currency="USD" office:value="63" calcext:value-type="currency">
            <text:p>$63.00</text:p>
          </table:table-cell>
          <table:table-cell table:style-name="ce13" office:value-type="currency" office:currency="USD" office:value="47.25" calcext:value-type="currency">
            <text:p>$47.25</text:p>
          </table:table-cell>
          <table:table-cell table:style-name="ce17"/>
          <table:table-cell table:style-name="ce13" table:formula="of:=[.E421]-[.B421]" office:value-type="currency" office:currency="USD" office:value="-56.9" calcext:value-type="currency">
            <text:p>-$56.90</text:p>
          </table:table-cell>
          <table:table-cell table:style-name="ce12" table:formula="of:=[.E421]/[.D42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TI-GB</text:p>
          </table:table-cell>
          <table:table-cell table:style-name="ce7" office:value-type="currency" office:currency="USD" office:value="47.2" calcext:value-type="currency">
            <text:p>$47.20</text:p>
          </table:table-cell>
          <table:table-cell table:style-name="ce12" table:number-columns-repeated="2"/>
          <table:table-cell table:style-name="ce16"/>
          <table:table-cell table:style-name="ce12" table:formula="of:=[.E422]-[.B422]" office:value-type="currency" office:currency="USD" office:value="-47.2" calcext:value-type="currency">
            <text:p>-$47.20</text:p>
          </table:table-cell>
          <table:table-cell table:style-name="ce12" table:formula="of:=[.E422]/[.D4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VT-20</text:p>
          </table:table-cell>
          <table:table-cell table:style-name="ce8" office:value-type="currency" office:currency="USD" office:value="65.2" calcext:value-type="currency">
            <text:p>$65.20</text:p>
          </table:table-cell>
          <table:table-cell table:style-name="ce13" office:value-type="currency" office:currency="USD" office:value="72" calcext:value-type="currency">
            <text:p>$72.00</text:p>
          </table:table-cell>
          <table:table-cell table:style-name="ce13" office:value-type="currency" office:currency="USD" office:value="54" calcext:value-type="currency">
            <text:p>$54.00</text:p>
          </table:table-cell>
          <table:table-cell table:style-name="ce17"/>
          <table:table-cell table:style-name="ce13" table:formula="of:=[.E423]-[.B423]" office:value-type="currency" office:currency="USD" office:value="-65.2" calcext:value-type="currency">
            <text:p>-$65.20</text:p>
          </table:table-cell>
          <table:table-cell table:style-name="ce12" table:formula="of:=[.E423]/[.D42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everse Taper Stacking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T-3</text:p>
          </table:table-cell>
          <table:table-cell table:style-name="ce8" office:value-type="currency" office:currency="USD" office:value="17" calcext:value-type="currency">
            <text:p>$17.00</text:p>
          </table:table-cell>
          <table:table-cell table:style-name="ce13" office:value-type="currency" office:currency="USD" office:value="18" calcext:value-type="currency">
            <text:p>$18.00</text:p>
          </table:table-cell>
          <table:table-cell table:style-name="ce13" office:value-type="currency" office:currency="USD" office:value="13.5" calcext:value-type="currency">
            <text:p>$13.50</text:p>
          </table:table-cell>
          <table:table-cell table:style-name="ce17"/>
          <table:table-cell table:style-name="ce13" table:formula="of:=[.E427]-[.B427]" office:value-type="currency" office:currency="USD" office:value="-17" calcext:value-type="currency">
            <text:p>-$17.00</text:p>
          </table:table-cell>
          <table:table-cell table:style-name="ce12" table:formula="of:=[.E427]/[.D42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HT-6</text:p>
          </table:table-cell>
          <table:table-cell table:style-name="ce8" office:value-type="currency" office:currency="USD" office:value="19" calcext:value-type="currency">
            <text:p>$19.00</text:p>
          </table:table-cell>
          <table:table-cell table:style-name="ce13" office:value-type="currency" office:currency="USD" office:value="20" calcext:value-type="currency">
            <text:p>$20.00</text:p>
          </table:table-cell>
          <table:table-cell table:style-name="ce13" office:value-type="currency" office:currency="USD" office:value="15" calcext:value-type="currency">
            <text:p>$15.00</text:p>
          </table:table-cell>
          <table:table-cell table:style-name="ce17"/>
          <table:table-cell table:style-name="ce13" table:formula="of:=[.E428]-[.B428]" office:value-type="currency" office:currency="USD" office:value="-19" calcext:value-type="currency">
            <text:p>-$19.00</text:p>
          </table:table-cell>
          <table:table-cell table:style-name="ce12" table:formula="of:=[.E428]/[.D42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CI-1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29]-[.B429]" office:value-type="string" office:string-value="" calcext:value-type="error">
            <text:p>#VALUE!</text:p>
          </table:table-cell>
          <table:table-cell table:style-name="ce12" table:formula="of:=[.E429]/[.D4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EST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0]-[.B430]" office:value-type="string" office:string-value="" calcext:value-type="error">
            <text:p>#VALUE!</text:p>
          </table:table-cell>
          <table:table-cell table:style-name="ce12" table:formula="of:=[.E430]/[.D4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EST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1]-[.B431]" office:value-type="string" office:string-value="" calcext:value-type="error">
            <text:p>#VALUE!</text:p>
          </table:table-cell>
          <table:table-cell table:style-name="ce12" table:formula="of:=[.E431]/[.D4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JB-19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32]-[.B432]" office:value-type="currency" office:currency="USD" office:value="-27" calcext:value-type="currency">
            <text:p>-$27.00</text:p>
          </table:table-cell>
          <table:table-cell table:style-name="ce12" table:formula="of:=[.E432]/[.D43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DC-1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33]-[.B433]" office:value-type="currency" office:currency="USD" office:value="-27" calcext:value-type="currency">
            <text:p>-$27.00</text:p>
          </table:table-cell>
          <table:table-cell table:style-name="ce12" table:formula="of:=[.E433]/[.D43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DC-2</text:p>
          </table:table-cell>
          <table:table-cell table:style-name="ce8" office:value-type="currency" office:currency="USD" office:value="33" calcext:value-type="currency">
            <text:p>$33.00</text:p>
          </table:table-cell>
          <table:table-cell table:style-name="ce13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26.25" calcext:value-type="currency">
            <text:p>$26.25</text:p>
          </table:table-cell>
          <table:table-cell table:style-name="ce17"/>
          <table:table-cell table:style-name="ce13" table:formula="of:=[.E434]-[.B434]" office:value-type="currency" office:currency="USD" office:value="-33" calcext:value-type="currency">
            <text:p>-$33.00</text:p>
          </table:table-cell>
          <table:table-cell table:style-name="ce12" table:formula="of:=[.E434]/[.D43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E-SST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5]-[.B435]" office:value-type="string" office:string-value="" calcext:value-type="error">
            <text:p>#VALUE!</text:p>
          </table:table-cell>
          <table:table-cell table:style-name="ce12" table:formula="of:=[.E435]/[.D4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182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6]-[.B436]" office:value-type="string" office:string-value="" calcext:value-type="error">
            <text:p>#VALUE!</text:p>
          </table:table-cell>
          <table:table-cell table:style-name="ce12" table:formula="of:=[.E436]/[.D4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17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7]-[.B437]" office:value-type="string" office:string-value="" calcext:value-type="error">
            <text:p>#VALUE!</text:p>
          </table:table-cell>
          <table:table-cell table:style-name="ce12" table:formula="of:=[.E437]/[.D4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DC-3</text:p>
          </table:table-cell>
          <table:table-cell table:style-name="ce8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37" calcext:value-type="currency">
            <text:p>$37.00</text:p>
          </table:table-cell>
          <table:table-cell table:style-name="ce13" office:value-type="currency" office:currency="USD" office:value="27.75" calcext:value-type="currency">
            <text:p>$27.75</text:p>
          </table:table-cell>
          <table:table-cell table:style-name="ce17"/>
          <table:table-cell table:style-name="ce13" table:formula="of:=[.E438]-[.B438]" office:value-type="currency" office:currency="USD" office:value="-35" calcext:value-type="currency">
            <text:p>-$35.00</text:p>
          </table:table-cell>
          <table:table-cell table:style-name="ce12" table:formula="of:=[.E438]/[.D43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LM-24</text:p>
          </table:table-cell>
          <table:table-cell table:style-name="ce2" office:value-type="string" calcext:value-type="string">
            <text:p>Call</text:p>
          </table:table-cell>
          <table:table-cell table:style-name="ce13" table:number-columns-repeated="2"/>
          <table:table-cell table:style-name="ce17"/>
          <table:table-cell table:style-name="ce13" table:formula="of:=[.E439]-[.B439]" office:value-type="string" office:string-value="" calcext:value-type="error">
            <text:p>#VALUE!</text:p>
          </table:table-cell>
          <table:table-cell table:style-name="ce12" table:formula="of:=[.E439]/[.D439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TF-14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40]-[.B440]" office:value-type="currency" office:currency="USD" office:value="-27" calcext:value-type="currency">
            <text:p>-$27.00</text:p>
          </table:table-cell>
          <table:table-cell table:style-name="ce12" table:formula="of:=[.E440]/[.D44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Rolling Cas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C-1-C</text:p>
          </table:table-cell>
          <table:table-cell table:style-name="ce8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270" calcext:value-type="currency">
            <text:p>$270.00</text:p>
          </table:table-cell>
          <table:table-cell table:style-name="ce13" office:value-type="currency" office:currency="USD" office:value="202.5" calcext:value-type="currency">
            <text:p>$202.50</text:p>
          </table:table-cell>
          <table:table-cell table:style-name="ce17"/>
          <table:table-cell table:style-name="ce13" table:formula="of:=[.E444]-[.B444]" office:value-type="currency" office:currency="USD" office:value="-245" calcext:value-type="currency">
            <text:p>-$245.00</text:p>
          </table:table-cell>
          <table:table-cell table:style-name="ce12" table:formula="of:=[.E444]/[.D44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SJ-1-C</text:p>
          </table:table-cell>
          <table:table-cell table:style-name="ce8" office:value-type="currency" office:currency="USD" office:value="303" calcext:value-type="currency">
            <text:p>$303.00</text:p>
          </table:table-cell>
          <table:table-cell table:style-name="ce13" office:value-type="currency" office:currency="USD" office:value="335" calcext:value-type="currency">
            <text:p>$335.00</text:p>
          </table:table-cell>
          <table:table-cell table:style-name="ce13" office:value-type="currency" office:currency="USD" office:value="251.25" calcext:value-type="currency">
            <text:p>$251.25</text:p>
          </table:table-cell>
          <table:table-cell table:style-name="ce17"/>
          <table:table-cell table:style-name="ce13" table:formula="of:=[.E445]-[.B445]" office:value-type="currency" office:currency="USD" office:value="-303" calcext:value-type="currency">
            <text:p>-$303.00</text:p>
          </table:table-cell>
          <table:table-cell table:style-name="ce12" table:formula="of:=[.E445]/[.D44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HC-2-C</text:p>
          </table:table-cell>
          <table:table-cell table:style-name="ce8" office:value-type="currency" office:currency="USD" office:value="253" calcext:value-type="currency">
            <text:p>$253.00</text:p>
          </table:table-cell>
          <table:table-cell table:style-name="ce13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206.25" calcext:value-type="currency">
            <text:p>$206.25</text:p>
          </table:table-cell>
          <table:table-cell table:style-name="ce17"/>
          <table:table-cell table:style-name="ce13" table:formula="of:=[.E446]-[.B446]" office:value-type="currency" office:currency="USD" office:value="-253" calcext:value-type="currency">
            <text:p>-$253.00</text:p>
          </table:table-cell>
          <table:table-cell table:style-name="ce12" table:formula="of:=[.E446]/[.D44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olling Parts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RT-23-C</text:p>
          </table:table-cell>
          <table:table-cell table:style-name="ce7" office:value-type="currency" office:currency="USD" office:value="133" calcext:value-type="currency">
            <text:p>$133.00</text:p>
          </table:table-cell>
          <table:table-cell table:style-name="ce12" table:number-columns-repeated="2"/>
          <table:table-cell table:style-name="ce16"/>
          <table:table-cell table:style-name="ce12" table:formula="of:=[.E450]-[.B450]" office:value-type="currency" office:currency="USD" office:value="-133" calcext:value-type="currency">
            <text:p>-$133.00</text:p>
          </table:table-cell>
          <table:table-cell table:style-name="ce12" table:formula="of:=[.E450]/[.D4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JCP-1-C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451]-[.B451]" office:value-type="currency" office:currency="USD" office:value="-115" calcext:value-type="currency">
            <text:p>-$115.00</text:p>
          </table:table-cell>
          <table:table-cell table:style-name="ce12" table:formula="of:=[.E451]/[.D4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C-20-C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452]-[.B452]" office:value-type="currency" office:currency="USD" office:value="-135" calcext:value-type="currency">
            <text:p>-$135.00</text:p>
          </table:table-cell>
          <table:table-cell table:style-name="ce12" table:formula="of:=[.E452]/[.D4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-C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53]-[.B453]" office:value-type="currency" office:currency="USD" office:value="-110" calcext:value-type="currency">
            <text:p>-$110.00</text:p>
          </table:table-cell>
          <table:table-cell table:style-name="ce12" table:formula="of:=[.E453]/[.D4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Y-ST-C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54]-[.B454]" office:value-type="currency" office:currency="USD" office:value="-140" calcext:value-type="currency">
            <text:p>-$140.00</text:p>
          </table:table-cell>
          <table:table-cell table:style-name="ce12" table:formula="of:=[.E454]/[.D4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-24-C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455]-[.B455]" office:value-type="currency" office:currency="USD" office:value="-155" calcext:value-type="currency">
            <text:p>-$155.00</text:p>
          </table:table-cell>
          <table:table-cell table:style-name="ce12" table:formula="of:=[.E455]/[.D4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-29-C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56]-[.B456]" office:value-type="currency" office:currency="USD" office:value="-160" calcext:value-type="currency">
            <text:p>-$160.00</text:p>
          </table:table-cell>
          <table:table-cell table:style-name="ce12" table:formula="of:=[.E456]/[.D45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VT-20-C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57]-[.B457]" office:value-type="currency" office:currency="USD" office:value="-160" calcext:value-type="currency">
            <text:p>-$160.00</text:p>
          </table:table-cell>
          <table:table-cell table:style-name="ce12" table:formula="of:=[.E457]/[.D4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8">
          <table:table-cell table:style-name="ce2" office:value-type="string" calcext:value-type="string">
            <text:p>Rotationally Molded Pallets - Double-Walled Two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H-4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61]-[.B461]" office:value-type="currency" office:currency="USD" office:value="-110" calcext:value-type="currency">
            <text:p>-$110.00</text:p>
          </table:table-cell>
          <table:table-cell table:style-name="ce12" table:formula="of:=[.E461]/[.D4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H-48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462]-[.B462]" office:value-type="currency" office:currency="USD" office:value="-97" calcext:value-type="currency">
            <text:p>-$97.00</text:p>
          </table:table-cell>
          <table:table-cell table:style-name="ce12" table:formula="of:=[.E462]/[.D4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UP-51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63]-[.B463]" office:value-type="currency" office:currency="USD" office:value="-160" calcext:value-type="currency">
            <text:p>-$160.00</text:p>
          </table:table-cell>
          <table:table-cell table:style-name="ce12" table:formula="of:=[.E463]/[.D4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UP-51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64]-[.B464]" office:value-type="currency" office:currency="USD" office:value="-140" calcext:value-type="currency">
            <text:p>-$140.00</text:p>
          </table:table-cell>
          <table:table-cell table:style-name="ce12" table:formula="of:=[.E464]/[.D4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48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65]-[.B465]" office:value-type="currency" office:currency="USD" office:value="-160" calcext:value-type="currency">
            <text:p>-$160.00</text:p>
          </table:table-cell>
          <table:table-cell table:style-name="ce12" table:formula="of:=[.E465]/[.D4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48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66]-[.B466]" office:value-type="currency" office:currency="USD" office:value="-140" calcext:value-type="currency">
            <text:p>-$140.00</text:p>
          </table:table-cell>
          <table:table-cell table:style-name="ce12" table:formula="of:=[.E466]/[.D4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MC-30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467]-[.B467]" office:value-type="currency" office:currency="USD" office:value="-95" calcext:value-type="currency">
            <text:p>-$95.00</text:p>
          </table:table-cell>
          <table:table-cell table:style-name="ce12" table:formula="of:=[.E467]/[.D4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MC-30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468]-[.B468]" office:value-type="currency" office:currency="USD" office:value="-84" calcext:value-type="currency">
            <text:p>-$84.00</text:p>
          </table:table-cell>
          <table:table-cell table:style-name="ce12" table:formula="of:=[.E468]/[.D4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64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469]-[.B469]" office:value-type="currency" office:currency="USD" office:value="-155" calcext:value-type="currency">
            <text:p>-$155.00</text:p>
          </table:table-cell>
          <table:table-cell table:style-name="ce12" table:formula="of:=[.E469]/[.D4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64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470]-[.B470]" office:value-type="currency" office:currency="USD" office:value="-135" calcext:value-type="currency">
            <text:p>-$135.00</text:p>
          </table:table-cell>
          <table:table-cell table:style-name="ce12" table:formula="of:=[.E470]/[.D4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101</text:p>
          </table:table-cell>
          <table:table-cell table:style-name="ce7" office:value-type="currency" office:currency="USD" office:value="460" calcext:value-type="currency">
            <text:p>$460.00</text:p>
          </table:table-cell>
          <table:table-cell table:style-name="ce12" table:number-columns-repeated="2"/>
          <table:table-cell table:style-name="ce16"/>
          <table:table-cell table:style-name="ce12" table:formula="of:=[.E471]-[.B471]" office:value-type="currency" office:currency="USD" office:value="-460" calcext:value-type="currency">
            <text:p>-$460.00</text:p>
          </table:table-cell>
          <table:table-cell table:style-name="ce12" table:formula="of:=[.E471]/[.D4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101</text:p>
          </table:table-cell>
          <table:table-cell table:style-name="ce7" office:value-type="currency" office:currency="USD" office:value="405" calcext:value-type="currency">
            <text:p>$405.00</text:p>
          </table:table-cell>
          <table:table-cell table:style-name="ce12" table:number-columns-repeated="2"/>
          <table:table-cell table:style-name="ce16"/>
          <table:table-cell table:style-name="ce12" table:formula="of:=[.E472]-[.B472]" office:value-type="currency" office:currency="USD" office:value="-405" calcext:value-type="currency">
            <text:p>-$405.00</text:p>
          </table:table-cell>
          <table:table-cell table:style-name="ce12" table:formula="of:=[.E472]/[.D4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Rotationally Molded Pallets - Singe Walled Four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WP-4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76]-[.B476]" office:value-type="currency" office:currency="USD" office:value="-110" calcext:value-type="currency">
            <text:p>-$110.00</text:p>
          </table:table-cell>
          <table:table-cell table:style-name="ce12" table:formula="of:=[.E476]/[.D4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P-48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477]-[.B477]" office:value-type="currency" office:currency="USD" office:value="-97" calcext:value-type="currency">
            <text:p>-$97.00</text:p>
          </table:table-cell>
          <table:table-cell table:style-name="ce12" table:formula="of:=[.E477]/[.D4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Rotationally Molded Stack and Nes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J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1]-[.B481]" office:value-type="currency" office:currency="USD" office:value="-30" calcext:value-type="currency">
            <text:p>-$30.00</text:p>
          </table:table-cell>
          <table:table-cell table:style-name="ce12" table:formula="of:=[.E481]/[.D48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PES-22</text:p>
          </table:table-cell>
          <table:table-cell table:style-name="ce8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2]-[.B482]" office:value-type="currency" office:currency="USD" office:value="-31" calcext:value-type="currency">
            <text:p>-$31.00</text:p>
          </table:table-cell>
          <table:table-cell table:style-name="ce12" table:formula="of:=[.E482]/[.D48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B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3]-[.B483]" office:value-type="currency" office:currency="USD" office:value="-30" calcext:value-type="currency">
            <text:p>-$30.00</text:p>
          </table:table-cell>
          <table:table-cell table:style-name="ce12" table:formula="of:=[.E483]/[.D48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M-1</text:p>
          </table:table-cell>
          <table:table-cell table:style-name="ce8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26.25" calcext:value-type="currency">
            <text:p>$26.25</text:p>
          </table:table-cell>
          <table:table-cell table:style-name="ce17"/>
          <table:table-cell table:style-name="ce13" table:formula="of:=[.E484]-[.B484]" office:value-type="currency" office:currency="USD" office:value="-35" calcext:value-type="currency">
            <text:p>-$35.00</text:p>
          </table:table-cell>
          <table:table-cell table:style-name="ce12" table:formula="of:=[.E484]/[.D48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M-2</text:p>
          </table:table-cell>
          <table:table-cell table:style-name="ce8" office:value-type="currency" office:currency="USD" office:value="45" calcext:value-type="currency">
            <text:p>$45.00</text:p>
          </table:table-cell>
          <table:table-cell table:style-name="ce13" office:value-type="currency" office:currency="USD" office:value="45" calcext:value-type="currency">
            <text:p>$45.00</text:p>
          </table:table-cell>
          <table:table-cell table:style-name="ce13" office:value-type="currency" office:currency="USD" office:value="33.75" calcext:value-type="currency">
            <text:p>$33.75</text:p>
          </table:table-cell>
          <table:table-cell table:style-name="ce17"/>
          <table:table-cell table:style-name="ce13" table:formula="of:=[.E485]-[.B485]" office:value-type="currency" office:currency="USD" office:value="-45" calcext:value-type="currency">
            <text:p>-$45.00</text:p>
          </table:table-cell>
          <table:table-cell table:style-name="ce12" table:formula="of:=[.E485]/[.D48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otationally Molded Tray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SM-1</text:p>
          </table:table-cell>
          <table:table-cell table:style-name="ce8" office:value-type="currency" office:currency="USD" office:value="10" calcext:value-type="currency">
            <text:p>$10.00</text:p>
          </table:table-cell>
          <table:table-cell table:style-name="ce13" table:number-columns-repeated="2"/>
          <table:table-cell table:style-name="ce17"/>
          <table:table-cell table:style-name="ce13" table:formula="of:=[.E489]-[.B489]" office:value-type="currency" office:currency="USD" office:value="-10" calcext:value-type="currency">
            <text:p>-$10.00</text:p>
          </table:table-cell>
          <table:table-cell table:style-name="ce12" table:formula="of:=[.E489]/[.D489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SM-1</text:p>
          </table:table-cell>
          <table:table-cell table:style-name="ce8" office:value-type="currency" office:currency="USD" office:value="9" calcext:value-type="currency">
            <text:p>$9.00</text:p>
          </table:table-cell>
          <table:table-cell table:style-name="ce13" table:number-columns-repeated="2"/>
          <table:table-cell table:style-name="ce17"/>
          <table:table-cell table:style-name="ce13" table:formula="of:=[.E490]-[.B490]" office:value-type="currency" office:currency="USD" office:value="-9" calcext:value-type="currency">
            <text:p>-$9.00</text:p>
          </table:table-cell>
          <table:table-cell table:style-name="ce12" table:formula="of:=[.E490]/[.D490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W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91]-[.B491]" office:value-type="string" office:string-value="" calcext:value-type="error">
            <text:p>#VALUE!</text:p>
          </table:table-cell>
          <table:table-cell table:style-name="ce12" table:formula="of:=[.E491]/[.D4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W-15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492]-[.B492]" office:value-type="currency" office:currency="USD" office:value="-17" calcext:value-type="currency">
            <text:p>-$17.00</text:p>
          </table:table-cell>
          <table:table-cell table:style-name="ce12" table:formula="of:=[.E492]/[.D4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PW-17</text:p>
          </table:table-cell>
          <table:table-cell table:style-name="ce9" office:value-type="currency" office:currency="USD" office:value="20" calcext:value-type="currency">
            <text:p>$20.00</text:p>
          </table:table-cell>
          <table:table-cell table:style-name="ce14" table:number-columns-repeated="2"/>
          <table:table-cell table:style-name="ce18"/>
          <table:table-cell table:style-name="ce14" table:formula="of:=[.E493]-[.B493]" office:value-type="currency" office:currency="USD" office:value="-20" calcext:value-type="currency">
            <text:p>-$20.00</text:p>
          </table:table-cell>
          <table:table-cell table:style-name="ce12" table:formula="of:=[.E493]/[.D49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W-17</text:p>
          </table:table-cell>
          <table:table-cell table:style-name="ce9" office:value-type="currency" office:currency="USD" office:value="18" calcext:value-type="currency">
            <text:p>$18.00</text:p>
          </table:table-cell>
          <table:table-cell table:style-name="ce14" table:number-columns-repeated="2"/>
          <table:table-cell table:style-name="ce18"/>
          <table:table-cell table:style-name="ce14" table:formula="of:=[.E494]-[.B494]" office:value-type="currency" office:currency="USD" office:value="-18" calcext:value-type="currency">
            <text:p>-$18.00</text:p>
          </table:table-cell>
          <table:table-cell table:style-name="ce12" table:formula="of:=[.E494]/[.D49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NHBB-2</text:p>
          </table:table-cell>
          <table:table-cell table:style-name="ce9" office:value-type="currency" office:currency="USD" office:value="21" calcext:value-type="currency">
            <text:p>$21.00</text:p>
          </table:table-cell>
          <table:table-cell table:style-name="ce14" table:number-columns-repeated="2"/>
          <table:table-cell table:style-name="ce18"/>
          <table:table-cell table:style-name="ce14" table:formula="of:=[.E495]-[.B495]" office:value-type="currency" office:currency="USD" office:value="-21" calcext:value-type="currency">
            <text:p>-$21.00</text:p>
          </table:table-cell>
          <table:table-cell table:style-name="ce12" table:formula="of:=[.E495]/[.D49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NHBB-2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496]-[.B496]" office:value-type="currency" office:currency="USD" office:value="-19" calcext:value-type="currency">
            <text:p>-$19.00</text:p>
          </table:table-cell>
          <table:table-cell table:style-name="ce12" table:formula="of:=[.E496]/[.D49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PE21-L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97]-[.B497]" office:value-type="string" office:string-value="" calcext:value-type="error">
            <text:p>#VALUE!</text:p>
          </table:table-cell>
          <table:table-cell table:style-name="ce12" table:formula="of:=[.E497]/[.D4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21-L</text:p>
          </table:table-cell>
          <table:table-cell table:style-name="ce7" office:value-type="currency" office:currency="USD" office:value="14" calcext:value-type="currency">
            <text:p>$14.00</text:p>
          </table:table-cell>
          <table:table-cell table:style-name="ce12" table:number-columns-repeated="2"/>
          <table:table-cell table:style-name="ce16"/>
          <table:table-cell table:style-name="ce12" table:formula="of:=[.E498]-[.B498]" office:value-type="currency" office:currency="USD" office:value="-14" calcext:value-type="currency">
            <text:p>-$14.00</text:p>
          </table:table-cell>
          <table:table-cell table:style-name="ce12" table:formula="of:=[.E498]/[.D4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MT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499]-[.B499]" office:value-type="currency" office:currency="USD" office:value="-20" calcext:value-type="currency">
            <text:p>-$20.00</text:p>
          </table:table-cell>
          <table:table-cell table:style-name="ce12" table:formula="of:=[.E499]/[.D4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MT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0]-[.B500]" office:value-type="string" office:string-value="" calcext:value-type="error">
            <text:p>#VALUE!</text:p>
          </table:table-cell>
          <table:table-cell table:style-name="ce12" table:formula="of:=[.E500]/[.D5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23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1]-[.B501]" office:value-type="string" office:string-value="" calcext:value-type="error">
            <text:p>#VALUE!</text:p>
          </table:table-cell>
          <table:table-cell table:style-name="ce12" table:formula="of:=[.E501]/[.D5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23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2]-[.B502]" office:value-type="string" office:string-value="" calcext:value-type="error">
            <text:p>#VALUE!</text:p>
          </table:table-cell>
          <table:table-cell table:style-name="ce12" table:formula="of:=[.E502]/[.D5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T-2417</text:p>
          </table:table-cell>
          <table:table-cell table:style-name="ce9" office:value-type="currency" office:currency="USD" office:value="22" calcext:value-type="currency">
            <text:p>$22.00</text:p>
          </table:table-cell>
          <table:table-cell table:style-name="ce14" office:value-type="currency" office:currency="USD" office:value="23" calcext:value-type="currency">
            <text:p>$23.00</text:p>
          </table:table-cell>
          <table:table-cell table:style-name="ce14" office:value-type="currency" office:currency="USD" office:value="17.25" calcext:value-type="currency">
            <text:p>$17.25</text:p>
          </table:table-cell>
          <table:table-cell table:style-name="ce18"/>
          <table:table-cell table:style-name="ce14" table:formula="of:=[.E503]-[.B503]" office:value-type="currency" office:currency="USD" office:value="-22" calcext:value-type="currency">
            <text:p>-$22.00</text:p>
          </table:table-cell>
          <table:table-cell table:style-name="ce12" table:formula="of:=[.E503]/[.D503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-2417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504]-[.B504]" office:value-type="currency" office:currency="USD" office:value="-19" calcext:value-type="currency">
            <text:p>-$19.00</text:p>
          </table:table-cell>
          <table:table-cell table:style-name="ce12" table:formula="of:=[.E504]/[.D50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FM1-L</text:p>
          </table:table-cell>
          <table:table-cell table:style-name="ce9" office:value-type="currency" office:currency="USD" office:value="22" calcext:value-type="currency">
            <text:p>$22.00</text:p>
          </table:table-cell>
          <table:table-cell table:style-name="ce14" table:number-columns-repeated="2"/>
          <table:table-cell table:style-name="ce18"/>
          <table:table-cell table:style-name="ce14" table:formula="of:=[.E505]-[.B505]" office:value-type="currency" office:currency="USD" office:value="-22" calcext:value-type="currency">
            <text:p>-$22.00</text:p>
          </table:table-cell>
          <table:table-cell table:style-name="ce12" table:formula="of:=[.E505]/[.D50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FM1-L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506]-[.B506]" office:value-type="currency" office:currency="USD" office:value="-19" calcext:value-type="currency">
            <text:p>-$19.00</text:p>
          </table:table-cell>
          <table:table-cell table:style-name="ce12" table:formula="of:=[.E506]/[.D50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3">
          <table:table-cell table:style-name="ce4" office:value-type="string" calcext:value-type="string">
            <text:p>JB-19-BAYHEAD</text:p>
          </table:table-cell>
          <table:table-cell table:style-name="ce7" office:value-type="currency" office:currency="USD" office:value="27" calcext:value-type="currency">
            <text:p>$27.00</text:p>
          </table:table-cell>
          <table:table-cell table:style-name="ce12" table:number-columns-repeated="2"/>
          <table:table-cell table:style-name="ce16"/>
          <table:table-cell table:style-name="ce12" table:formula="of:=[.E507]-[.B507]" office:value-type="currency" office:currency="USD" office:value="-27" calcext:value-type="currency">
            <text:p>-$27.00</text:p>
          </table:table-cell>
          <table:table-cell table:style-name="ce12" table:formula="of:=[.E507]/[.D5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JB-19-BAYHEAD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508]-[.B508]" office:value-type="currency" office:currency="USD" office:value="-24" calcext:value-type="currency">
            <text:p>-$24.00</text:p>
          </table:table-cell>
          <table:table-cell table:style-name="ce12" table:formula="of:=[.E508]/[.D5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-L</text:p>
          </table:table-cell>
          <table:table-cell table:style-name="ce7" office:value-type="currency" office:currency="USD" office:value="27" calcext:value-type="currency">
            <text:p>$27.00</text:p>
          </table:table-cell>
          <table:table-cell table:style-name="ce12" table:number-columns-repeated="2"/>
          <table:table-cell table:style-name="ce16"/>
          <table:table-cell table:style-name="ce12" table:formula="of:=[.E509]-[.B509]" office:value-type="currency" office:currency="USD" office:value="-27" calcext:value-type="currency">
            <text:p>-$27.00</text:p>
          </table:table-cell>
          <table:table-cell table:style-name="ce12" table:formula="of:=[.E509]/[.D5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-L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510]-[.B510]" office:value-type="currency" office:currency="USD" office:value="-24" calcext:value-type="currency">
            <text:p>-$24.00</text:p>
          </table:table-cell>
          <table:table-cell table:style-name="ce12" table:formula="of:=[.E510]/[.D5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LG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511]-[.B511]" office:value-type="currency" office:currency="USD" office:value="-30" calcext:value-type="currency">
            <text:p>-$30.00</text:p>
          </table:table-cell>
          <table:table-cell table:style-name="ce12" table:formula="of:=[.E511]/[.D51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LG-1</text:p>
          </table:table-cell>
          <table:table-cell table:style-name="ce8" office:value-type="currency" office:currency="USD" office:value="26" calcext:value-type="currency">
            <text:p>$26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512]-[.B512]" office:value-type="currency" office:currency="USD" office:value="-26" calcext:value-type="currency">
            <text:p>-$26.00</text:p>
          </table:table-cell>
          <table:table-cell table:style-name="ce12" table:formula="of:=[.E512]/[.D51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5" office:value-type="string" calcext:value-type="string">
            <text:p>PBL-6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office:value-type="currency" office:currency="USD" office:value="43" calcext:value-type="currency">
            <text:p>$43.00</text:p>
          </table:table-cell>
          <table:table-cell table:style-name="ce14" office:value-type="currency" office:currency="USD" office:value="32.25" calcext:value-type="currency">
            <text:p>$32.25</text:p>
          </table:table-cell>
          <table:table-cell table:style-name="ce18"/>
          <table:table-cell table:style-name="ce14" table:formula="of:=[.E513]-[.B513]" office:value-type="currency" office:currency="USD" office:value="-35" calcext:value-type="currency">
            <text:p>-$35.00</text:p>
          </table:table-cell>
          <table:table-cell table:style-name="ce12" table:formula="of:=[.E513]/[.D513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6</text:p>
          </table:table-cell>
          <table:table-cell table:style-name="ce9" office:value-type="currency" office:currency="USD" office:value="34" calcext:value-type="currency">
            <text:p>$34.00</text:p>
          </table:table-cell>
          <table:table-cell table:style-name="ce14" table:number-columns-repeated="2"/>
          <table:table-cell table:style-name="ce18"/>
          <table:table-cell table:style-name="ce14" table:formula="of:=[.E514]-[.B514]" office:value-type="currency" office:currency="USD" office:value="-34" calcext:value-type="currency">
            <text:p>-$34.00</text:p>
          </table:table-cell>
          <table:table-cell table:style-name="ce12" table:formula="of:=[.E514]/[.D51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515]-[.B515]" office:value-type="currency" office:currency="USD" office:value="-35" calcext:value-type="currency">
            <text:p>-$35.00</text:p>
          </table:table-cell>
          <table:table-cell table:style-name="ce12" table:formula="of:=[.E515]/[.D51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</text:p>
          </table:table-cell>
          <table:table-cell table:style-name="ce9" office:value-type="currency" office:currency="USD" office:value="31" calcext:value-type="currency">
            <text:p>$31.00</text:p>
          </table:table-cell>
          <table:table-cell table:style-name="ce14" table:number-columns-repeated="2"/>
          <table:table-cell table:style-name="ce18"/>
          <table:table-cell table:style-name="ce14" table:formula="of:=[.E516]-[.B516]" office:value-type="currency" office:currency="USD" office:value="-31" calcext:value-type="currency">
            <text:p>-$31.00</text:p>
          </table:table-cell>
          <table:table-cell table:style-name="ce12" table:formula="of:=[.E516]/[.D51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7</text:p>
          </table:table-cell>
          <table:table-cell table:style-name="ce9" office:value-type="currency" office:currency="USD" office:value="41" calcext:value-type="currency">
            <text:p>$41.00</text:p>
          </table:table-cell>
          <table:table-cell table:style-name="ce14" table:number-columns-repeated="2"/>
          <table:table-cell table:style-name="ce18"/>
          <table:table-cell table:style-name="ce14" table:formula="of:=[.E517]-[.B517]" office:value-type="currency" office:currency="USD" office:value="-41" calcext:value-type="currency">
            <text:p>-$41.00</text:p>
          </table:table-cell>
          <table:table-cell table:style-name="ce12" table:formula="of:=[.E517]/[.D51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7</text:p>
          </table:table-cell>
          <table:table-cell table:style-name="ce9" office:value-type="currency" office:currency="USD" office:value="36" calcext:value-type="currency">
            <text:p>$36.00</text:p>
          </table:table-cell>
          <table:table-cell table:style-name="ce14" table:number-columns-repeated="2"/>
          <table:table-cell table:style-name="ce18"/>
          <table:table-cell table:style-name="ce14" table:formula="of:=[.E518]-[.B518]" office:value-type="currency" office:currency="USD" office:value="-36" calcext:value-type="currency">
            <text:p>-$36.00</text:p>
          </table:table-cell>
          <table:table-cell table:style-name="ce12" table:formula="of:=[.E518]/[.D51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T-2437</text:p>
          </table:table-cell>
          <table:table-cell table:style-name="ce9" office:value-type="currency" office:currency="USD" office:value="40" calcext:value-type="currency">
            <text:p>$40.00</text:p>
          </table:table-cell>
          <table:table-cell table:style-name="ce14" table:number-columns-repeated="2"/>
          <table:table-cell table:style-name="ce18"/>
          <table:table-cell table:style-name="ce14" table:formula="of:=[.E519]-[.B519]" office:value-type="currency" office:currency="USD" office:value="-40" calcext:value-type="currency">
            <text:p>-$40.00</text:p>
          </table:table-cell>
          <table:table-cell table:style-name="ce12" table:formula="of:=[.E519]/[.D51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T-2437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520]-[.B520]" office:value-type="currency" office:currency="USD" office:value="-35" calcext:value-type="currency">
            <text:p>-$35.00</text:p>
          </table:table-cell>
          <table:table-cell table:style-name="ce12" table:formula="of:=[.E520]/[.D52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8</text:p>
          </table:table-cell>
          <table:table-cell table:style-name="ce9" office:value-type="currency" office:currency="USD" office:value="47" calcext:value-type="currency">
            <text:p>$47.00</text:p>
          </table:table-cell>
          <table:table-cell table:style-name="ce14" table:number-columns-repeated="2"/>
          <table:table-cell table:style-name="ce18"/>
          <table:table-cell table:style-name="ce14" table:formula="of:=[.E521]-[.B521]" office:value-type="currency" office:currency="USD" office:value="-47" calcext:value-type="currency">
            <text:p>-$47.00</text:p>
          </table:table-cell>
          <table:table-cell table:style-name="ce12" table:formula="of:=[.E521]/[.D52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8</text:p>
          </table:table-cell>
          <table:table-cell table:style-name="ce9" office:value-type="currency" office:currency="USD" office:value="41" calcext:value-type="currency">
            <text:p>$41.00</text:p>
          </table:table-cell>
          <table:table-cell table:style-name="ce14" table:number-columns-repeated="2"/>
          <table:table-cell table:style-name="ce18"/>
          <table:table-cell table:style-name="ce14" table:formula="of:=[.E522]-[.B522]" office:value-type="currency" office:currency="USD" office:value="-41" calcext:value-type="currency">
            <text:p>-$41.00</text:p>
          </table:table-cell>
          <table:table-cell table:style-name="ce12" table:formula="of:=[.E522]/[.D52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WT-53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523]-[.B523]" office:value-type="currency" office:currency="USD" office:value="-95" calcext:value-type="currency">
            <text:p>-$95.00</text:p>
          </table:table-cell>
          <table:table-cell table:style-name="ce12" table:formula="of:=[.E523]/[.D5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T-53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524]-[.B524]" office:value-type="currency" office:currency="USD" office:value="-84" calcext:value-type="currency">
            <text:p>-$84.00</text:p>
          </table:table-cell>
          <table:table-cell table:style-name="ce12" table:formula="of:=[.E524]/[.D5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1</text:p>
          </table:table-cell>
          <table:table-cell table:style-name="ce7" office:value-type="currency" office:currency="USD" office:value="16" calcext:value-type="currency">
            <text:p>$16.00</text:p>
          </table:table-cell>
          <table:table-cell table:style-name="ce12" table:number-columns-repeated="2"/>
          <table:table-cell table:style-name="ce16"/>
          <table:table-cell table:style-name="ce12" table:formula="of:=[.E525]-[.B525]" office:value-type="currency" office:currency="USD" office:value="-16" calcext:value-type="currency">
            <text:p>-$16.00</text:p>
          </table:table-cell>
          <table:table-cell table:style-name="ce12" table:formula="of:=[.E525]/[.D5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1</text:p>
          </table:table-cell>
          <table:table-cell table:style-name="ce7" office:value-type="currency" office:currency="USD" office:value="14" calcext:value-type="currency">
            <text:p>$14.00</text:p>
          </table:table-cell>
          <table:table-cell table:style-name="ce12" table:number-columns-repeated="2"/>
          <table:table-cell table:style-name="ce16"/>
          <table:table-cell table:style-name="ce12" table:formula="of:=[.E526]-[.B526]" office:value-type="currency" office:currency="USD" office:value="-14" calcext:value-type="currency">
            <text:p>-$14.00</text:p>
          </table:table-cell>
          <table:table-cell table:style-name="ce12" table:formula="of:=[.E526]/[.D5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2</text:p>
          </table:table-cell>
          <table:table-cell table:style-name="ce7" office:value-type="currency" office:currency="USD" office:value="23" calcext:value-type="currency">
            <text:p>$23.00</text:p>
          </table:table-cell>
          <table:table-cell table:style-name="ce12" table:number-columns-repeated="2"/>
          <table:table-cell table:style-name="ce16"/>
          <table:table-cell table:style-name="ce12" table:formula="of:=[.E527]-[.B527]" office:value-type="currency" office:currency="USD" office:value="-23" calcext:value-type="currency">
            <text:p>-$23.00</text:p>
          </table:table-cell>
          <table:table-cell table:style-name="ce12" table:formula="of:=[.E527]/[.D5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2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528]-[.B528]" office:value-type="currency" office:currency="USD" office:value="-20" calcext:value-type="currency">
            <text:p>-$20.00</text:p>
          </table:table-cell>
          <table:table-cell table:style-name="ce12" table:formula="of:=[.E528]/[.D5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LID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529]-[.B529]" office:value-type="currency" office:currency="USD" office:value="-85" calcext:value-type="currency">
            <text:p>-$85.00</text:p>
          </table:table-cell>
          <table:table-cell table:style-name="ce12" table:formula="of:=[.E529]/[.D5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LID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530]-[.B530]" office:value-type="currency" office:currency="USD" office:value="-75" calcext:value-type="currency">
            <text:p>-$75.00</text:p>
          </table:table-cell>
          <table:table-cell table:style-name="ce12" table:formula="of:=[.E530]/[.D5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48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531]-[.B531]" office:value-type="currency" office:currency="USD" office:value="-95" calcext:value-type="currency">
            <text:p>-$95.00</text:p>
          </table:table-cell>
          <table:table-cell table:style-name="ce12" table:formula="of:=[.E531]/[.D5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48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532]-[.B532]" office:value-type="currency" office:currency="USD" office:value="-84" calcext:value-type="currency">
            <text:p>-$84.00</text:p>
          </table:table-cell>
          <table:table-cell table:style-name="ce12" table:formula="of:=[.E532]/[.D5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52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533]-[.B533]" office:value-type="currency" office:currency="USD" office:value="-155" calcext:value-type="currency">
            <text:p>-$155.00</text:p>
          </table:table-cell>
          <table:table-cell table:style-name="ce12" table:formula="of:=[.E533]/[.D5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52</text:p>
          </table:table-cell>
          <table:table-cell table:style-name="ce7" office:value-type="currency" office:currency="USD" office:value="136" calcext:value-type="currency">
            <text:p>$136.00</text:p>
          </table:table-cell>
          <table:table-cell table:style-name="ce12" table:number-columns-repeated="2"/>
          <table:table-cell table:style-name="ce16"/>
          <table:table-cell table:style-name="ce12" table:formula="of:=[.E534]-[.B534]" office:value-type="currency" office:currency="USD" office:value="-136" calcext:value-type="currency">
            <text:p>-$136.00</text:p>
          </table:table-cell>
          <table:table-cell table:style-name="ce12" table:formula="of:=[.E534]/[.D5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Round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S-36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538]-[.B538]" office:value-type="currency" office:currency="USD" office:value="-60" calcext:value-type="currency">
            <text:p>-$60.00</text:p>
          </table:table-cell>
          <table:table-cell table:style-name="ce12" table:formula="of:=[.E538]/[.D5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1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539]-[.B539]" office:value-type="currency" office:currency="USD" office:value="-60" calcext:value-type="currency">
            <text:p>-$60.00</text:p>
          </table:table-cell>
          <table:table-cell table:style-name="ce12" table:formula="of:=[.E539]/[.D5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5</text:p>
          </table:table-cell>
          <table:table-cell table:style-name="ce7" office:value-type="currency" office:currency="USD" office:value="105" calcext:value-type="currency">
            <text:p>$105.00</text:p>
          </table:table-cell>
          <table:table-cell table:style-name="ce12" table:number-columns-repeated="2"/>
          <table:table-cell table:style-name="ce16"/>
          <table:table-cell table:style-name="ce12" table:formula="of:=[.E540]-[.B540]" office:value-type="currency" office:currency="USD" office:value="-105" calcext:value-type="currency">
            <text:p>-$105.00</text:p>
          </table:table-cell>
          <table:table-cell table:style-name="ce12" table:formula="of:=[.E540]/[.D5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8</text:p>
          </table:table-cell>
          <table:table-cell table:style-name="ce7" office:value-type="currency" office:currency="USD" office:value="145" calcext:value-type="currency">
            <text:p>$145.00</text:p>
          </table:table-cell>
          <table:table-cell table:style-name="ce12" table:number-columns-repeated="2"/>
          <table:table-cell table:style-name="ce16"/>
          <table:table-cell table:style-name="ce12" table:formula="of:=[.E541]-[.B541]" office:value-type="currency" office:currency="USD" office:value="-145" calcext:value-type="currency">
            <text:p>-$145.00</text:p>
          </table:table-cell>
          <table:table-cell table:style-name="ce12" table:formula="of:=[.E541]/[.D5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52</text:p>
          </table:table-cell>
          <table:table-cell table:style-name="ce7" office:value-type="currency" office:currency="USD" office:value="305" calcext:value-type="currency">
            <text:p>$305.00</text:p>
          </table:table-cell>
          <table:table-cell table:style-name="ce12" table:number-columns-repeated="2"/>
          <table:table-cell table:style-name="ce16"/>
          <table:table-cell table:style-name="ce12" table:formula="of:=[.E542]-[.B542]" office:value-type="currency" office:currency="USD" office:value="-305" calcext:value-type="currency">
            <text:p>-$305.00</text:p>
          </table:table-cell>
          <table:table-cell table:style-name="ce12" table:formula="of:=[.E542]/[.D5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60</text:p>
          </table:table-cell>
          <table:table-cell table:style-name="ce7" office:value-type="currency" office:currency="USD" office:value="350" calcext:value-type="currency">
            <text:p>$350.00</text:p>
          </table:table-cell>
          <table:table-cell table:style-name="ce12" table:number-columns-repeated="2"/>
          <table:table-cell table:style-name="ce16"/>
          <table:table-cell table:style-name="ce12" table:formula="of:=[.E543]-[.B543]" office:value-type="currency" office:currency="USD" office:value="-350" calcext:value-type="currency">
            <text:p>-$350.00</text:p>
          </table:table-cell>
          <table:table-cell table:style-name="ce12" table:formula="of:=[.E543]/[.D5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ound Rolling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T-20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547]-[.B547]" office:value-type="currency" office:currency="USD" office:value="-115" calcext:value-type="currency">
            <text:p>-$115.00</text:p>
          </table:table-cell>
          <table:table-cell table:style-name="ce12" table:formula="of:=[.E547]/[.D5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25</text:p>
          </table:table-cell>
          <table:table-cell table:style-name="ce7" office:value-type="currency" office:currency="USD" office:value="180" calcext:value-type="currency">
            <text:p>$180.00</text:p>
          </table:table-cell>
          <table:table-cell table:style-name="ce12" table:number-columns-repeated="2"/>
          <table:table-cell table:style-name="ce16"/>
          <table:table-cell table:style-name="ce12" table:formula="of:=[.E548]-[.B548]" office:value-type="currency" office:currency="USD" office:value="-180" calcext:value-type="currency">
            <text:p>-$180.00</text:p>
          </table:table-cell>
          <table:table-cell table:style-name="ce12" table:formula="of:=[.E548]/[.D5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26</text:p>
          </table:table-cell>
          <table:table-cell table:style-name="ce7" office:value-type="currency" office:currency="USD" office:value="180" calcext:value-type="currency">
            <text:p>$180.00</text:p>
          </table:table-cell>
          <table:table-cell table:style-name="ce12" table:number-columns-repeated="2"/>
          <table:table-cell table:style-name="ce16"/>
          <table:table-cell table:style-name="ce12" table:formula="of:=[.E549]-[.B549]" office:value-type="currency" office:currency="USD" office:value="-180" calcext:value-type="currency">
            <text:p>-$180.00</text:p>
          </table:table-cell>
          <table:table-cell table:style-name="ce12" table:formula="of:=[.E549]/[.D5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1</text:p>
          </table:table-cell>
          <table:table-cell table:style-name="ce7" office:value-type="currency" office:currency="USD" office:value="185" calcext:value-type="currency">
            <text:p>$185.00</text:p>
          </table:table-cell>
          <table:table-cell table:style-name="ce12" table:number-columns-repeated="2"/>
          <table:table-cell table:style-name="ce16"/>
          <table:table-cell table:style-name="ce12" table:formula="of:=[.E550]-[.B550]" office:value-type="currency" office:currency="USD" office:value="-185" calcext:value-type="currency">
            <text:p>-$185.00</text:p>
          </table:table-cell>
          <table:table-cell table:style-name="ce12" table:formula="of:=[.E550]/[.D5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5</text:p>
          </table:table-cell>
          <table:table-cell table:style-name="ce7" office:value-type="currency" office:currency="USD" office:value="240" calcext:value-type="currency">
            <text:p>$240.00</text:p>
          </table:table-cell>
          <table:table-cell table:style-name="ce12" table:number-columns-repeated="2"/>
          <table:table-cell table:style-name="ce16"/>
          <table:table-cell table:style-name="ce12" table:formula="of:=[.E551]-[.B551]" office:value-type="currency" office:currency="USD" office:value="-240" calcext:value-type="currency">
            <text:p>-$240.00</text:p>
          </table:table-cell>
          <table:table-cell table:style-name="ce12" table:formula="of:=[.E551]/[.D5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8</text:p>
          </table:table-cell>
          <table:table-cell table:style-name="ce7" office:value-type="currency" office:currency="USD" office:value="260" calcext:value-type="currency">
            <text:p>$260.00</text:p>
          </table:table-cell>
          <table:table-cell table:style-name="ce12" table:number-columns-repeated="2"/>
          <table:table-cell table:style-name="ce16"/>
          <table:table-cell table:style-name="ce12" table:formula="of:=[.E552]-[.B552]" office:value-type="currency" office:currency="USD" office:value="-260" calcext:value-type="currency">
            <text:p>-$260.00</text:p>
          </table:table-cell>
          <table:table-cell table:style-name="ce12" table:formula="of:=[.E552]/[.D5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52</text:p>
          </table:table-cell>
          <table:table-cell table:style-name="ce7" office:value-type="currency" office:currency="USD" office:value="630" calcext:value-type="currency">
            <text:p>$630.00</text:p>
          </table:table-cell>
          <table:table-cell table:style-name="ce12" table:number-columns-repeated="2"/>
          <table:table-cell table:style-name="ce16"/>
          <table:table-cell table:style-name="ce12" table:formula="of:=[.E553]-[.B553]" office:value-type="currency" office:currency="USD" office:value="-630" calcext:value-type="currency">
            <text:p>-$630.00</text:p>
          </table:table-cell>
          <table:table-cell table:style-name="ce12" table:formula="of:=[.E553]/[.D5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60</text:p>
          </table:table-cell>
          <table:table-cell table:style-name="ce7" office:value-type="currency" office:currency="USD" office:value="690" calcext:value-type="currency">
            <text:p>$690.00</text:p>
          </table:table-cell>
          <table:table-cell table:style-name="ce12" table:number-columns-repeated="2"/>
          <table:table-cell table:style-name="ce16"/>
          <table:table-cell table:style-name="ce12" table:formula="of:=[.E554]-[.B554]" office:value-type="currency" office:currency="USD" office:value="-690" calcext:value-type="currency">
            <text:p>-$690.00</text:p>
          </table:table-cell>
          <table:table-cell table:style-name="ce12" table:formula="of:=[.E554]/[.D5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ound Stacking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TUB-1</text:p>
          </table:table-cell>
          <table:table-cell table:style-name="ce7" office:value-type="currency" office:currency="USD" office:value="13" calcext:value-type="currency">
            <text:p>$13.00</text:p>
          </table:table-cell>
          <table:table-cell table:style-name="ce12" table:number-columns-repeated="2"/>
          <table:table-cell table:style-name="ce16"/>
          <table:table-cell table:style-name="ce12" table:formula="of:=[.E558]-[.B558]" office:value-type="currency" office:currency="USD" office:value="-13" calcext:value-type="currency">
            <text:p>-$13.00</text:p>
          </table:table-cell>
          <table:table-cell table:style-name="ce12" table:formula="of:=[.E558]/[.D5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UB-1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559]-[.B559]" office:value-type="currency" office:currency="USD" office:value="-11" calcext:value-type="currency">
            <text:p>-$11.00</text:p>
          </table:table-cell>
          <table:table-cell table:style-name="ce12" table:formula="of:=[.E559]/[.D5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0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60]-[.B560]" office:value-type="string" office:string-value="" calcext:value-type="error">
            <text:p>#VALUE!</text:p>
          </table:table-cell>
          <table:table-cell table:style-name="ce12" table:formula="of:=[.E560]/[.D5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0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61]-[.B561]" office:value-type="string" office:string-value="" calcext:value-type="error">
            <text:p>#VALUE!</text:p>
          </table:table-cell>
          <table:table-cell table:style-name="ce12" table:formula="of:=[.E561]/[.D5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01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2]-[.B562]" office:value-type="currency" office:currency="USD" office:value="-25" calcext:value-type="currency">
            <text:p>-$25.00</text:p>
          </table:table-cell>
          <table:table-cell table:style-name="ce12" table:formula="of:=[.E562]/[.D5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01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3]-[.B563]" office:value-type="currency" office:currency="USD" office:value="-22" calcext:value-type="currency">
            <text:p>-$22.00</text:p>
          </table:table-cell>
          <table:table-cell table:style-name="ce12" table:formula="of:=[.E563]/[.D5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9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4]-[.B564]" office:value-type="currency" office:currency="USD" office:value="-25" calcext:value-type="currency">
            <text:p>-$25.00</text:p>
          </table:table-cell>
          <table:table-cell table:style-name="ce12" table:formula="of:=[.E564]/[.D5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9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5]-[.B565]" office:value-type="currency" office:currency="USD" office:value="-22" calcext:value-type="currency">
            <text:p>-$22.00</text:p>
          </table:table-cell>
          <table:table-cell table:style-name="ce12" table:formula="of:=[.E565]/[.D5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15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6]-[.B566]" office:value-type="currency" office:currency="USD" office:value="-25" calcext:value-type="currency">
            <text:p>-$25.00</text:p>
          </table:table-cell>
          <table:table-cell table:style-name="ce12" table:formula="of:=[.E566]/[.D5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15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7]-[.B567]" office:value-type="currency" office:currency="USD" office:value="-22" calcext:value-type="currency">
            <text:p>-$22.00</text:p>
          </table:table-cell>
          <table:table-cell table:style-name="ce12" table:formula="of:=[.E567]/[.D5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2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8]-[.B568]" office:value-type="currency" office:currency="USD" office:value="-25" calcext:value-type="currency">
            <text:p>-$25.00</text:p>
          </table:table-cell>
          <table:table-cell table:style-name="ce12" table:formula="of:=[.E568]/[.D5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2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9]-[.B569]" office:value-type="currency" office:currency="USD" office:value="-22" calcext:value-type="currency">
            <text:p>-$22.00</text:p>
          </table:table-cell>
          <table:table-cell table:style-name="ce12" table:formula="of:=[.E569]/[.D5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13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70]-[.B570]" office:value-type="currency" office:currency="USD" office:value="-25" calcext:value-type="currency">
            <text:p>-$25.00</text:p>
          </table:table-cell>
          <table:table-cell table:style-name="ce12" table:formula="of:=[.E570]/[.D5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13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71]-[.B571]" office:value-type="currency" office:currency="USD" office:value="-22" calcext:value-type="currency">
            <text:p>-$22.00</text:p>
          </table:table-cell>
          <table:table-cell table:style-name="ce12" table:formula="of:=[.E571]/[.D5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172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72]-[.B572]" office:value-type="currency" office:currency="USD" office:value="-25" calcext:value-type="currency">
            <text:p>-$25.00</text:p>
          </table:table-cell>
          <table:table-cell table:style-name="ce12" table:formula="of:=[.E572]/[.D5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172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73]-[.B573]" office:value-type="currency" office:currency="USD" office:value="-22" calcext:value-type="currency">
            <text:p>-$22.00</text:p>
          </table:table-cell>
          <table:table-cell table:style-name="ce12" table:formula="of:=[.E573]/[.D5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0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4]-[.B574]" office:value-type="currency" office:currency="USD" office:value="-32" calcext:value-type="currency">
            <text:p>-$32.00</text:p>
          </table:table-cell>
          <table:table-cell table:style-name="ce12" table:formula="of:=[.E574]/[.D5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0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5]-[.B575]" office:value-type="currency" office:currency="USD" office:value="-28" calcext:value-type="currency">
            <text:p>-$28.00</text:p>
          </table:table-cell>
          <table:table-cell table:style-name="ce12" table:formula="of:=[.E575]/[.D5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5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6]-[.B576]" office:value-type="currency" office:currency="USD" office:value="-32" calcext:value-type="currency">
            <text:p>-$32.00</text:p>
          </table:table-cell>
          <table:table-cell table:style-name="ce12" table:formula="of:=[.E576]/[.D5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5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7]-[.B577]" office:value-type="currency" office:currency="USD" office:value="-28" calcext:value-type="currency">
            <text:p>-$28.00</text:p>
          </table:table-cell>
          <table:table-cell table:style-name="ce12" table:formula="of:=[.E577]/[.D5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8]-[.B578]" office:value-type="currency" office:currency="USD" office:value="-32" calcext:value-type="currency">
            <text:p>-$32.00</text:p>
          </table:table-cell>
          <table:table-cell table:style-name="ce12" table:formula="of:=[.E578]/[.D5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9]-[.B579]" office:value-type="currency" office:currency="USD" office:value="-28" calcext:value-type="currency">
            <text:p>-$28.00</text:p>
          </table:table-cell>
          <table:table-cell table:style-name="ce12" table:formula="of:=[.E579]/[.D5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6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0]-[.B580]" office:value-type="currency" office:currency="USD" office:value="-32" calcext:value-type="currency">
            <text:p>-$32.00</text:p>
          </table:table-cell>
          <table:table-cell table:style-name="ce12" table:formula="of:=[.E580]/[.D5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6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1]-[.B581]" office:value-type="currency" office:currency="USD" office:value="-28" calcext:value-type="currency">
            <text:p>-$28.00</text:p>
          </table:table-cell>
          <table:table-cell table:style-name="ce12" table:formula="of:=[.E581]/[.D5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7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2]-[.B582]" office:value-type="currency" office:currency="USD" office:value="-32" calcext:value-type="currency">
            <text:p>-$32.00</text:p>
          </table:table-cell>
          <table:table-cell table:style-name="ce12" table:formula="of:=[.E582]/[.D5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7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3]-[.B583]" office:value-type="currency" office:currency="USD" office:value="-28" calcext:value-type="currency">
            <text:p>-$28.00</text:p>
          </table:table-cell>
          <table:table-cell table:style-name="ce12" table:formula="of:=[.E583]/[.D5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4]-[.B584]" office:value-type="currency" office:currency="USD" office:value="-32" calcext:value-type="currency">
            <text:p>-$32.00</text:p>
          </table:table-cell>
          <table:table-cell table:style-name="ce12" table:formula="of:=[.E584]/[.D5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5]-[.B585]" office:value-type="currency" office:currency="USD" office:value="-28" calcext:value-type="currency">
            <text:p>-$28.00</text:p>
          </table:table-cell>
          <table:table-cell table:style-name="ce12" table:formula="of:=[.E585]/[.D5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6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6]-[.B586]" office:value-type="currency" office:currency="USD" office:value="-32" calcext:value-type="currency">
            <text:p>-$32.00</text:p>
          </table:table-cell>
          <table:table-cell table:style-name="ce12" table:formula="of:=[.E586]/[.D5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6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7]-[.B587]" office:value-type="currency" office:currency="USD" office:value="-28" calcext:value-type="currency">
            <text:p>-$28.00</text:p>
          </table:table-cell>
          <table:table-cell table:style-name="ce12" table:formula="of:=[.E587]/[.D5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40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88]-[.B588]" office:value-type="currency" office:currency="USD" office:value="-46" calcext:value-type="currency">
            <text:p>-$46.00</text:p>
          </table:table-cell>
          <table:table-cell table:style-name="ce12" table:formula="of:=[.E588]/[.D5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40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89]-[.B589]" office:value-type="currency" office:currency="USD" office:value="-40" calcext:value-type="currency">
            <text:p>-$40.00</text:p>
          </table:table-cell>
          <table:table-cell table:style-name="ce12" table:formula="of:=[.E589]/[.D5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783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0]-[.B590]" office:value-type="currency" office:currency="USD" office:value="-46" calcext:value-type="currency">
            <text:p>-$46.00</text:p>
          </table:table-cell>
          <table:table-cell table:style-name="ce12" table:formula="of:=[.E590]/[.D5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783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1]-[.B591]" office:value-type="currency" office:currency="USD" office:value="-40" calcext:value-type="currency">
            <text:p>-$40.00</text:p>
          </table:table-cell>
          <table:table-cell table:style-name="ce12" table:formula="of:=[.E591]/[.D5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3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2]-[.B592]" office:value-type="currency" office:currency="USD" office:value="-46" calcext:value-type="currency">
            <text:p>-$46.00</text:p>
          </table:table-cell>
          <table:table-cell table:style-name="ce12" table:formula="of:=[.E592]/[.D5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3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3]-[.B593]" office:value-type="currency" office:currency="USD" office:value="-40" calcext:value-type="currency">
            <text:p>-$40.00</text:p>
          </table:table-cell>
          <table:table-cell table:style-name="ce12" table:formula="of:=[.E593]/[.D5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39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4]-[.B594]" office:value-type="currency" office:currency="USD" office:value="-46" calcext:value-type="currency">
            <text:p>-$46.00</text:p>
          </table:table-cell>
          <table:table-cell table:style-name="ce12" table:formula="of:=[.E594]/[.D5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39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5]-[.B595]" office:value-type="currency" office:currency="USD" office:value="-40" calcext:value-type="currency">
            <text:p>-$40.00</text:p>
          </table:table-cell>
          <table:table-cell table:style-name="ce12" table:formula="of:=[.E595]/[.D5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6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6]-[.B596]" office:value-type="currency" office:currency="USD" office:value="-46" calcext:value-type="currency">
            <text:p>-$46.00</text:p>
          </table:table-cell>
          <table:table-cell table:style-name="ce12" table:formula="of:=[.E596]/[.D5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6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7]-[.B597]" office:value-type="currency" office:currency="USD" office:value="-40" calcext:value-type="currency">
            <text:p>-$40.00</text:p>
          </table:table-cell>
          <table:table-cell table:style-name="ce12" table:formula="of:=[.E597]/[.D5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372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8]-[.B598]" office:value-type="currency" office:currency="USD" office:value="-46" calcext:value-type="currency">
            <text:p>-$46.00</text:p>
          </table:table-cell>
          <table:table-cell table:style-name="ce12" table:formula="of:=[.E598]/[.D5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372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9]-[.B599]" office:value-type="currency" office:currency="USD" office:value="-40" calcext:value-type="currency">
            <text:p>-$40.00</text:p>
          </table:table-cell>
          <table:table-cell table:style-name="ce12" table:formula="of:=[.E599]/[.D5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70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600]-[.B600]" office:value-type="currency" office:currency="USD" office:value="-65" calcext:value-type="currency">
            <text:p>-$65.00</text:p>
          </table:table-cell>
          <table:table-cell table:style-name="ce12" table:formula="of:=[.E600]/[.D6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70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01]-[.B601]" office:value-type="currency" office:currency="USD" office:value="-57" calcext:value-type="currency">
            <text:p>-$57.00</text:p>
          </table:table-cell>
          <table:table-cell table:style-name="ce12" table:formula="of:=[.E601]/[.D6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Specialty Containers - Rotational Molde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ayhead-Specialty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05]-[.B605]" office:value-type="string" office:string-value="" calcext:value-type="error">
            <text:p>#VALUE!</text:p>
          </table:table-cell>
          <table:table-cell table:style-name="ce12" table:formula="of:=[.E605]/[.D6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 - 4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GG-24</text:p>
          </table:table-cell>
          <table:table-cell table:style-name="ce8" office:value-type="currency" office:currency="USD" office:value="256" calcext:value-type="currency">
            <text:p>$256.00</text:p>
          </table:table-cell>
          <table:table-cell table:style-name="ce13" office:value-type="currency" office:currency="USD" office:value="273" calcext:value-type="currency">
            <text:p>$273.00</text:p>
          </table:table-cell>
          <table:table-cell table:style-name="ce13" office:value-type="currency" office:currency="USD" office:value="204.75" calcext:value-type="currency">
            <text:p>$204.75</text:p>
          </table:table-cell>
          <table:table-cell table:style-name="ce17"/>
          <table:table-cell table:style-name="ce13" table:formula="of:=[.E609]-[.B609]" office:value-type="currency" office:currency="USD" office:value="-256" calcext:value-type="currency">
            <text:p>-$256.00</text:p>
          </table:table-cell>
          <table:table-cell table:style-name="ce12" table:formula="of:=[.E609]/[.D60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G-36</text:p>
          </table:table-cell>
          <table:table-cell table:style-name="ce8" office:value-type="currency" office:currency="USD" office:value="296" calcext:value-type="currency">
            <text:p>$296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610]-[.B610]" office:value-type="currency" office:currency="USD" office:value="-296" calcext:value-type="currency">
            <text:p>-$296.00</text:p>
          </table:table-cell>
          <table:table-cell table:style-name="ce12" table:formula="of:=[.E610]/[.D61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G-48</text:p>
          </table:table-cell>
          <table:table-cell table:style-name="ce8" office:value-type="currency" office:currency="USD" office:value="329" calcext:value-type="currency">
            <text:p>$329.00</text:p>
          </table:table-cell>
          <table:table-cell table:style-name="ce13" office:value-type="currency" office:currency="USD" office:value="350" calcext:value-type="currency">
            <text:p>$350.00</text:p>
          </table:table-cell>
          <table:table-cell table:style-name="ce13" office:value-type="currency" office:currency="USD" office:value="262.5" calcext:value-type="currency">
            <text:p>$262.50</text:p>
          </table:table-cell>
          <table:table-cell table:style-name="ce17"/>
          <table:table-cell table:style-name="ce13" table:formula="of:=[.E611]-[.B611]" office:value-type="currency" office:currency="USD" office:value="-329" calcext:value-type="currency">
            <text:p>-$329.00</text:p>
          </table:table-cell>
          <table:table-cell table:style-name="ce12" table:formula="of:=[.E611]/[.D61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Stacking Pallet Containers - 2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KA-1</text:p>
          </table:table-cell>
          <table:table-cell table:style-name="ce8" office:value-type="currency" office:currency="USD" office:value="224" calcext:value-type="currency">
            <text:p>$224.00</text:p>
          </table:table-cell>
          <table:table-cell table:style-name="ce13" office:value-type="currency" office:currency="USD" office:value="240" calcext:value-type="currency">
            <text:p>$240.00</text:p>
          </table:table-cell>
          <table:table-cell table:style-name="ce13" office:value-type="currency" office:currency="USD" office:value="180" calcext:value-type="currency">
            <text:p>$180.00</text:p>
          </table:table-cell>
          <table:table-cell table:style-name="ce17"/>
          <table:table-cell table:style-name="ce13" table:formula="of:=[.E615]-[.B615]" office:value-type="currency" office:currency="USD" office:value="-224" calcext:value-type="currency">
            <text:p>-$224.00</text:p>
          </table:table-cell>
          <table:table-cell table:style-name="ce12" table:formula="of:=[.E615]/[.D61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SKA-2</text:p>
          </table:table-cell>
          <table:table-cell table:style-name="ce8" office:value-type="currency" office:currency="USD" office:value="249" calcext:value-type="currency">
            <text:p>$249.00</text:p>
          </table:table-cell>
          <table:table-cell table:style-name="ce13" office:value-type="currency" office:currency="USD" office:value="267" calcext:value-type="currency">
            <text:p>$267.00</text:p>
          </table:table-cell>
          <table:table-cell table:style-name="ce13" office:value-type="currency" office:currency="USD" office:value="200.25" calcext:value-type="currency">
            <text:p>$200.25</text:p>
          </table:table-cell>
          <table:table-cell table:style-name="ce17"/>
          <table:table-cell table:style-name="ce13" table:formula="of:=[.E616]-[.B616]" office:value-type="currency" office:currency="USD" office:value="-249" calcext:value-type="currency">
            <text:p>-$249.00</text:p>
          </table:table-cell>
          <table:table-cell table:style-name="ce12" table:formula="of:=[.E616]/[.D61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s - 4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ON-40</text:p>
          </table:table-cell>
          <table:table-cell table:style-name="ce8" office:value-type="currency" office:currency="USD" office:value="146" calcext:value-type="currency">
            <text:p>$146.00</text:p>
          </table:table-cell>
          <table:table-cell table:style-name="ce13" office:value-type="currency" office:currency="USD" office:value="157" calcext:value-type="currency">
            <text:p>$157.00</text:p>
          </table:table-cell>
          <table:table-cell table:style-name="ce13" office:value-type="currency" office:currency="USD" office:value="117.75" calcext:value-type="currency">
            <text:p>$117.75</text:p>
          </table:table-cell>
          <table:table-cell table:style-name="ce17"/>
          <table:table-cell table:style-name="ce13" table:formula="of:=[.E620]-[.B620]" office:value-type="currency" office:currency="USD" office:value="-146" calcext:value-type="currency">
            <text:p>-$146.00</text:p>
          </table:table-cell>
          <table:table-cell table:style-name="ce12" table:formula="of:=[.E620]/[.D62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s - 4 Way Forklift Entry AT7040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T-7040</text:p>
          </table:table-cell>
          <table:table-cell table:style-name="ce8" office:value-type="currency" office:currency="USD" office:value="689" calcext:value-type="currency">
            <text:p>$689.00</text:p>
          </table:table-cell>
          <table:table-cell table:style-name="ce13" office:value-type="currency" office:currency="USD" office:value="720" calcext:value-type="currency">
            <text:p>$720.00</text:p>
          </table:table-cell>
          <table:table-cell table:style-name="ce13" office:value-type="currency" office:currency="USD" office:value="540" calcext:value-type="currency">
            <text:p>$540.00</text:p>
          </table:table-cell>
          <table:table-cell table:style-name="ce17"/>
          <table:table-cell table:style-name="ce13" table:formula="of:=[.E624]-[.B624]" office:value-type="currency" office:currency="USD" office:value="-689" calcext:value-type="currency">
            <text:p>-$689.00</text:p>
          </table:table-cell>
          <table:table-cell table:style-name="ce12" table:formula="of:=[.E624]/[.D62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Steel Cradle V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DX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628]-[.B628]" office:value-type="currency" office:currency="USD" office:value="-160" calcext:value-type="currency">
            <text:p>-$160.00</text:p>
          </table:table-cell>
          <table:table-cell table:style-name="ce12" table:formula="of:=[.E628]/[.D6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V</text:p>
          </table:table-cell>
          <table:table-cell table:style-name="ce7" office:value-type="currency" office:currency="USD" office:value="230" calcext:value-type="currency">
            <text:p>$230.00</text:p>
          </table:table-cell>
          <table:table-cell table:style-name="ce12" table:number-columns-repeated="2"/>
          <table:table-cell table:style-name="ce16"/>
          <table:table-cell table:style-name="ce12" table:formula="of:=[.E629]-[.B629]" office:value-type="currency" office:currency="USD" office:value="-230" calcext:value-type="currency">
            <text:p>-$230.00</text:p>
          </table:table-cell>
          <table:table-cell table:style-name="ce12" table:formula="of:=[.E629]/[.D6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V</text:p>
          </table:table-cell>
          <table:table-cell table:style-name="ce7" office:value-type="currency" office:currency="USD" office:value="300" calcext:value-type="currency">
            <text:p>$300.00</text:p>
          </table:table-cell>
          <table:table-cell table:style-name="ce12" table:number-columns-repeated="2"/>
          <table:table-cell table:style-name="ce16"/>
          <table:table-cell table:style-name="ce12" table:formula="of:=[.E630]-[.B630]" office:value-type="currency" office:currency="USD" office:value="-300" calcext:value-type="currency">
            <text:p>-$300.00</text:p>
          </table:table-cell>
          <table:table-cell table:style-name="ce12" table:formula="of:=[.E630]/[.D6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Straight Sided with Rim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SS-21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634]-[.B634]" office:value-type="currency" office:currency="USD" office:value="-33" calcext:value-type="currency">
            <text:p>-$33.00</text:p>
          </table:table-cell>
          <table:table-cell table:style-name="ce12" table:formula="of:=[.E634]/[.D6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35]-[.B635]" office:value-type="string" office:string-value="" calcext:value-type="error">
            <text:p>#VALUE!</text:p>
          </table:table-cell>
          <table:table-cell table:style-name="ce12" table:formula="of:=[.E635]/[.D6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2-B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636]-[.B636]" office:value-type="currency" office:currency="USD" office:value="-31" calcext:value-type="currency">
            <text:p>-$31.00</text:p>
          </table:table-cell>
          <table:table-cell table:style-name="ce12" table:formula="of:=[.E636]/[.D6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2-B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37]-[.B637]" office:value-type="string" office:string-value="" calcext:value-type="error">
            <text:p>#VALUE!</text:p>
          </table:table-cell>
          <table:table-cell table:style-name="ce12" table:formula="of:=[.E637]/[.D6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4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638]-[.B638]" office:value-type="currency" office:currency="USD" office:value="-33" calcext:value-type="currency">
            <text:p>-$33.00</text:p>
          </table:table-cell>
          <table:table-cell table:style-name="ce12" table:formula="of:=[.E638]/[.D6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4</text:p>
          </table:table-cell>
          <table:table-cell table:style-name="ce7" office:value-type="currency" office:currency="USD" office:value="29" calcext:value-type="currency">
            <text:p>$29.00</text:p>
          </table:table-cell>
          <table:table-cell table:style-name="ce12" table:number-columns-repeated="2"/>
          <table:table-cell table:style-name="ce16"/>
          <table:table-cell table:style-name="ce12" table:formula="of:=[.E639]-[.B639]" office:value-type="currency" office:currency="USD" office:value="-29" calcext:value-type="currency">
            <text:p>-$29.00</text:p>
          </table:table-cell>
          <table:table-cell table:style-name="ce12" table:formula="of:=[.E639]/[.D6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8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40]-[.B640]" office:value-type="currency" office:currency="USD" office:value="-48" calcext:value-type="currency">
            <text:p>-$48.00</text:p>
          </table:table-cell>
          <table:table-cell table:style-name="ce12" table:formula="of:=[.E640]/[.D6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8</text:p>
          </table:table-cell>
          <table:table-cell table:style-name="ce7" office:value-type="currency" office:currency="USD" office:value="42" calcext:value-type="currency">
            <text:p>$42.00</text:p>
          </table:table-cell>
          <table:table-cell table:style-name="ce12" table:number-columns-repeated="2"/>
          <table:table-cell table:style-name="ce16"/>
          <table:table-cell table:style-name="ce12" table:formula="of:=[.E641]-[.B641]" office:value-type="currency" office:currency="USD" office:value="-42" calcext:value-type="currency">
            <text:p>-$42.00</text:p>
          </table:table-cell>
          <table:table-cell table:style-name="ce12" table:formula="of:=[.E641]/[.D6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0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42]-[.B642]" office:value-type="currency" office:currency="USD" office:value="-35" calcext:value-type="currency">
            <text:p>-$35.00</text:p>
          </table:table-cell>
          <table:table-cell table:style-name="ce12" table:formula="of:=[.E642]/[.D6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0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643]-[.B643]" office:value-type="currency" office:currency="USD" office:value="-31" calcext:value-type="currency">
            <text:p>-$31.00</text:p>
          </table:table-cell>
          <table:table-cell table:style-name="ce12" table:formula="of:=[.E643]/[.D6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5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44]-[.B644]" office:value-type="currency" office:currency="USD" office:value="-39" calcext:value-type="currency">
            <text:p>-$39.00</text:p>
          </table:table-cell>
          <table:table-cell table:style-name="ce12" table:formula="of:=[.E644]/[.D6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5</text:p>
          </table:table-cell>
          <table:table-cell table:style-name="ce7" office:value-type="currency" office:currency="USD" office:value="34" calcext:value-type="currency">
            <text:p>$34.00</text:p>
          </table:table-cell>
          <table:table-cell table:style-name="ce12" table:number-columns-repeated="2"/>
          <table:table-cell table:style-name="ce16"/>
          <table:table-cell table:style-name="ce12" table:formula="of:=[.E645]-[.B645]" office:value-type="currency" office:currency="USD" office:value="-34" calcext:value-type="currency">
            <text:p>-$34.00</text:p>
          </table:table-cell>
          <table:table-cell table:style-name="ce12" table:formula="of:=[.E645]/[.D6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8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46]-[.B646]" office:value-type="currency" office:currency="USD" office:value="-39" calcext:value-type="currency">
            <text:p>-$39.00</text:p>
          </table:table-cell>
          <table:table-cell table:style-name="ce12" table:formula="of:=[.E646]/[.D6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47]-[.B647]" office:value-type="string" office:string-value="" calcext:value-type="error">
            <text:p>#VALUE!</text:p>
          </table:table-cell>
          <table:table-cell table:style-name="ce12" table:formula="of:=[.E647]/[.D6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648]-[.B648]" office:value-type="currency" office:currency="USD" office:value="-40" calcext:value-type="currency">
            <text:p>-$40.00</text:p>
          </table:table-cell>
          <table:table-cell table:style-name="ce12" table:formula="of:=[.E648]/[.D6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49]-[.B649]" office:value-type="currency" office:currency="USD" office:value="-35" calcext:value-type="currency">
            <text:p>-$35.00</text:p>
          </table:table-cell>
          <table:table-cell table:style-name="ce12" table:formula="of:=[.E649]/[.D6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9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50]-[.B650]" office:value-type="currency" office:currency="USD" office:value="-39" calcext:value-type="currency">
            <text:p>-$39.00</text:p>
          </table:table-cell>
          <table:table-cell table:style-name="ce12" table:formula="of:=[.E650]/[.D6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9</text:p>
          </table:table-cell>
          <table:table-cell table:style-name="ce7" office:value-type="currency" office:currency="USD" office:value="34" calcext:value-type="currency">
            <text:p>$34.00</text:p>
          </table:table-cell>
          <table:table-cell table:style-name="ce12" table:number-columns-repeated="2"/>
          <table:table-cell table:style-name="ce16"/>
          <table:table-cell table:style-name="ce12" table:formula="of:=[.E651]-[.B651]" office:value-type="currency" office:currency="USD" office:value="-34" calcext:value-type="currency">
            <text:p>-$34.00</text:p>
          </table:table-cell>
          <table:table-cell table:style-name="ce12" table:formula="of:=[.E651]/[.D6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H-19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652]-[.B652]" office:value-type="currency" office:currency="USD" office:value="-65" calcext:value-type="currency">
            <text:p>-$65.00</text:p>
          </table:table-cell>
          <table:table-cell table:style-name="ce12" table:formula="of:=[.E652]/[.D6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H-19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53]-[.B653]" office:value-type="currency" office:currency="USD" office:value="-57" calcext:value-type="currency">
            <text:p>-$57.00</text:p>
          </table:table-cell>
          <table:table-cell table:style-name="ce12" table:formula="of:=[.E653]/[.D6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Traditional Nesting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TI-1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657]-[.B657]" office:value-type="currency" office:currency="USD" office:value="-22" calcext:value-type="currency">
            <text:p>-$22.00</text:p>
          </table:table-cell>
          <table:table-cell table:style-name="ce12" table:formula="of:=[.E657]/[.D6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1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658]-[.B658]" office:value-type="currency" office:currency="USD" office:value="-19" calcext:value-type="currency">
            <text:p>-$19.00</text:p>
          </table:table-cell>
          <table:table-cell table:style-name="ce12" table:formula="of:=[.E658]/[.D6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2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659]-[.B659]" office:value-type="currency" office:currency="USD" office:value="-21" calcext:value-type="currency">
            <text:p>-$21.00</text:p>
          </table:table-cell>
          <table:table-cell table:style-name="ce12" table:formula="of:=[.E659]/[.D6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2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660]-[.B660]" office:value-type="currency" office:currency="USD" office:value="-18.5" calcext:value-type="currency">
            <text:p>-$18.50</text:p>
          </table:table-cell>
          <table:table-cell table:style-name="ce12" table:formula="of:=[.E660]/[.D6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8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61]-[.B661]" office:value-type="currency" office:currency="USD" office:value="-25" calcext:value-type="currency">
            <text:p>-$25.00</text:p>
          </table:table-cell>
          <table:table-cell table:style-name="ce12" table:formula="of:=[.E661]/[.D6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8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662]-[.B662]" office:value-type="currency" office:currency="USD" office:value="-22" calcext:value-type="currency">
            <text:p>-$22.00</text:p>
          </table:table-cell>
          <table:table-cell table:style-name="ce12" table:formula="of:=[.E662]/[.D6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3]-[.B663]" office:value-type="string" office:string-value="" calcext:value-type="error">
            <text:p>#VALUE!</text:p>
          </table:table-cell>
          <table:table-cell table:style-name="ce12" table:formula="of:=[.E663]/[.D6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8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664]-[.B664]" office:value-type="currency" office:currency="USD" office:value="-20" calcext:value-type="currency">
            <text:p>-$20.00</text:p>
          </table:table-cell>
          <table:table-cell table:style-name="ce12" table:formula="of:=[.E664]/[.D6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9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5]-[.B665]" office:value-type="string" office:string-value="" calcext:value-type="error">
            <text:p>#VALUE!</text:p>
          </table:table-cell>
          <table:table-cell table:style-name="ce12" table:formula="of:=[.E665]/[.D6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9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666]-[.B666]" office:value-type="currency" office:currency="USD" office:value="-18.5" calcext:value-type="currency">
            <text:p>-$18.50</text:p>
          </table:table-cell>
          <table:table-cell table:style-name="ce12" table:formula="of:=[.E666]/[.D6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7]-[.B667]" office:value-type="string" office:string-value="" calcext:value-type="error">
            <text:p>#VALUE!</text:p>
          </table:table-cell>
          <table:table-cell table:style-name="ce12" table:formula="of:=[.E667]/[.D6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0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668]-[.B668]" office:value-type="currency" office:currency="USD" office:value="-20" calcext:value-type="currency">
            <text:p>-$20.00</text:p>
          </table:table-cell>
          <table:table-cell table:style-name="ce12" table:formula="of:=[.E668]/[.D6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9]-[.B669]" office:value-type="string" office:string-value="" calcext:value-type="error">
            <text:p>#VALUE!</text:p>
          </table:table-cell>
          <table:table-cell table:style-name="ce12" table:formula="of:=[.E669]/[.D6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1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670]-[.B670]" office:value-type="currency" office:currency="USD" office:value="-24" calcext:value-type="currency">
            <text:p>-$24.00</text:p>
          </table:table-cell>
          <table:table-cell table:style-name="ce12" table:formula="of:=[.E670]/[.D6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1]-[.B671]" office:value-type="string" office:string-value="" calcext:value-type="error">
            <text:p>#VALUE!</text:p>
          </table:table-cell>
          <table:table-cell table:style-name="ce12" table:formula="of:=[.E671]/[.D6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2]-[.B672]" office:value-type="string" office:string-value="" calcext:value-type="error">
            <text:p>#VALUE!</text:p>
          </table:table-cell>
          <table:table-cell table:style-name="ce12" table:formula="of:=[.E672]/[.D6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E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3]-[.B673]" office:value-type="string" office:string-value="" calcext:value-type="error">
            <text:p>#VALUE!</text:p>
          </table:table-cell>
          <table:table-cell table:style-name="ce12" table:formula="of:=[.E673]/[.D6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E-15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74]-[.B674]" office:value-type="currency" office:currency="USD" office:value="-25" calcext:value-type="currency">
            <text:p>-$25.00</text:p>
          </table:table-cell>
          <table:table-cell table:style-name="ce12" table:formula="of:=[.E674]/[.D6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5]-[.B675]" office:value-type="string" office:string-value="" calcext:value-type="error">
            <text:p>#VALUE!</text:p>
          </table:table-cell>
          <table:table-cell table:style-name="ce12" table:formula="of:=[.E675]/[.D6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7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76]-[.B676]" office:value-type="currency" office:currency="USD" office:value="-25" calcext:value-type="currency">
            <text:p>-$25.00</text:p>
          </table:table-cell>
          <table:table-cell table:style-name="ce12" table:formula="of:=[.E676]/[.D6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677]-[.B677]" office:value-type="currency" office:currency="USD" office:value="-45" calcext:value-type="currency">
            <text:p>-$45.00</text:p>
          </table:table-cell>
          <table:table-cell table:style-name="ce12" table:formula="of:=[.E677]/[.D6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678]-[.B678]" office:value-type="currency" office:currency="USD" office:value="-41" calcext:value-type="currency">
            <text:p>-$41.00</text:p>
          </table:table-cell>
          <table:table-cell table:style-name="ce12" table:formula="of:=[.E678]/[.D6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79]-[.B679]" office:value-type="currency" office:currency="USD" office:value="-48" calcext:value-type="currency">
            <text:p>-$48.00</text:p>
          </table:table-cell>
          <table:table-cell table:style-name="ce12" table:formula="of:=[.E679]/[.D6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</text:p>
          </table:table-cell>
          <table:table-cell table:style-name="ce7" office:value-type="currency" office:currency="USD" office:value="44" calcext:value-type="currency">
            <text:p>$44.00</text:p>
          </table:table-cell>
          <table:table-cell table:style-name="ce12" table:number-columns-repeated="2"/>
          <table:table-cell table:style-name="ce16"/>
          <table:table-cell table:style-name="ce12" table:formula="of:=[.E680]-[.B680]" office:value-type="currency" office:currency="USD" office:value="-44" calcext:value-type="currency">
            <text:p>-$44.00</text:p>
          </table:table-cell>
          <table:table-cell table:style-name="ce12" table:formula="of:=[.E680]/[.D6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21</text:p>
          </table:table-cell>
          <table:table-cell table:style-name="ce7" office:value-type="currency" office:currency="USD" office:value="47" calcext:value-type="currency">
            <text:p>$47.00</text:p>
          </table:table-cell>
          <table:table-cell table:style-name="ce12" table:number-columns-repeated="2"/>
          <table:table-cell table:style-name="ce16"/>
          <table:table-cell table:style-name="ce12" table:formula="of:=[.E681]-[.B681]" office:value-type="currency" office:currency="USD" office:value="-47" calcext:value-type="currency">
            <text:p>-$47.00</text:p>
          </table:table-cell>
          <table:table-cell table:style-name="ce12" table:formula="of:=[.E681]/[.D6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21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682]-[.B682]" office:value-type="currency" office:currency="USD" office:value="-41" calcext:value-type="currency">
            <text:p>-$41.00</text:p>
          </table:table-cell>
          <table:table-cell table:style-name="ce12" table:formula="of:=[.E682]/[.D6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83]-[.B683]" office:value-type="string" office:string-value="" calcext:value-type="error">
            <text:p>#VALUE!</text:p>
          </table:table-cell>
          <table:table-cell table:style-name="ce12" table:formula="of:=[.E683]/[.D6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84]-[.B684]" office:value-type="string" office:string-value="" calcext:value-type="error">
            <text:p>#VALUE!</text:p>
          </table:table-cell>
          <table:table-cell table:style-name="ce12" table:formula="of:=[.E684]/[.D6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685]-[.B685]" office:value-type="currency" office:currency="USD" office:value="-53" calcext:value-type="currency">
            <text:p>-$53.00</text:p>
          </table:table-cell>
          <table:table-cell table:style-name="ce12" table:formula="of:=[.E685]/[.D6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86]-[.B686]" office:value-type="currency" office:currency="USD" office:value="-48" calcext:value-type="currency">
            <text:p>-$48.00</text:p>
          </table:table-cell>
          <table:table-cell table:style-name="ce12" table:formula="of:=[.E686]/[.D6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6</text:p>
          </table:table-cell>
          <table:table-cell table:style-name="ce7" office:value-type="currency" office:currency="USD" office:value="49" calcext:value-type="currency">
            <text:p>$49.00</text:p>
          </table:table-cell>
          <table:table-cell table:style-name="ce12" table:number-columns-repeated="2"/>
          <table:table-cell table:style-name="ce16"/>
          <table:table-cell table:style-name="ce12" table:formula="of:=[.E687]-[.B687]" office:value-type="currency" office:currency="USD" office:value="-49" calcext:value-type="currency">
            <text:p>-$49.00</text:p>
          </table:table-cell>
          <table:table-cell table:style-name="ce12" table:formula="of:=[.E687]/[.D6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6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688]-[.B688]" office:value-type="currency" office:currency="USD" office:value="-53" calcext:value-type="currency">
            <text:p>-$53.00</text:p>
          </table:table-cell>
          <table:table-cell table:style-name="ce12" table:formula="of:=[.E688]/[.D6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7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89]-[.B689]" office:value-type="currency" office:currency="USD" office:value="-57" calcext:value-type="currency">
            <text:p>-$57.00</text:p>
          </table:table-cell>
          <table:table-cell table:style-name="ce12" table:formula="of:=[.E689]/[.D6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7</text:p>
          </table:table-cell>
          <table:table-cell table:style-name="ce7" office:value-type="currency" office:currency="USD" office:value="62" calcext:value-type="currency">
            <text:p>$62.00</text:p>
          </table:table-cell>
          <table:table-cell table:style-name="ce12" table:number-columns-repeated="2"/>
          <table:table-cell table:style-name="ce16"/>
          <table:table-cell table:style-name="ce12" table:formula="of:=[.E690]-[.B690]" office:value-type="currency" office:currency="USD" office:value="-62" calcext:value-type="currency">
            <text:p>-$62.00</text:p>
          </table:table-cell>
          <table:table-cell table:style-name="ce12" table:formula="of:=[.E690]/[.D6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</text:p>
          </table:table-cell>
          <table:table-cell table:style-name="ce7" office:value-type="currency" office:currency="USD" office:value="63" calcext:value-type="currency">
            <text:p>$63.00</text:p>
          </table:table-cell>
          <table:table-cell table:style-name="ce12" table:number-columns-repeated="2"/>
          <table:table-cell table:style-name="ce16"/>
          <table:table-cell table:style-name="ce12" table:formula="of:=[.E691]-[.B691]" office:value-type="currency" office:currency="USD" office:value="-63" calcext:value-type="currency">
            <text:p>-$63.00</text:p>
          </table:table-cell>
          <table:table-cell table:style-name="ce12" table:formula="of:=[.E691]/[.D6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</text:p>
          </table:table-cell>
          <table:table-cell table:style-name="ce7" office:value-type="currency" office:currency="USD" office:value="68" calcext:value-type="currency">
            <text:p>$68.00</text:p>
          </table:table-cell>
          <table:table-cell table:style-name="ce12" table:number-columns-repeated="2"/>
          <table:table-cell table:style-name="ce16"/>
          <table:table-cell table:style-name="ce12" table:formula="of:=[.E692]-[.B692]" office:value-type="currency" office:currency="USD" office:value="-68" calcext:value-type="currency">
            <text:p>-$68.00</text:p>
          </table:table-cell>
          <table:table-cell table:style-name="ce12" table:formula="of:=[.E692]/[.D6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P-4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693]-[.B693]" office:value-type="currency" office:currency="USD" office:value="-19" calcext:value-type="currency">
            <text:p>-$19.00</text:p>
          </table:table-cell>
          <table:table-cell table:style-name="ce12" table:formula="of:=[.E693]/[.D6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P-4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694]-[.B694]" office:value-type="currency" office:currency="USD" office:value="-17" calcext:value-type="currency">
            <text:p>-$17.00</text:p>
          </table:table-cell>
          <table:table-cell table:style-name="ce12" table:formula="of:=[.E694]/[.D6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C-6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95]-[.B695]" office:value-type="currency" office:currency="USD" office:value="-39" calcext:value-type="currency">
            <text:p>-$39.00</text:p>
          </table:table-cell>
          <table:table-cell table:style-name="ce12" table:formula="of:=[.E695]/[.D6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C-6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96]-[.B696]" office:value-type="currency" office:currency="USD" office:value="-35" calcext:value-type="currency">
            <text:p>-$35.00</text:p>
          </table:table-cell>
          <table:table-cell table:style-name="ce12" table:formula="of:=[.E696]/[.D6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Unique Nesting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C-3616</text:p>
          </table:table-cell>
          <table:table-cell table:style-name="ce9" office:value-type="currency" office:currency="USD" office:value="48" calcext:value-type="currency">
            <text:p>$48.00</text:p>
          </table:table-cell>
          <table:table-cell table:style-name="ce14" table:number-columns-repeated="2"/>
          <table:table-cell table:style-name="ce18"/>
          <table:table-cell table:style-name="ce14" table:formula="of:=[.E700]-[.B700]" office:value-type="currency" office:currency="USD" office:value="-48" calcext:value-type="currency">
            <text:p>-$48.00</text:p>
          </table:table-cell>
          <table:table-cell table:style-name="ce12" table:formula="of:=[.E700]/[.D70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16</text:p>
          </table:table-cell>
          <table:table-cell table:style-name="ce9" office:value-type="currency" office:currency="USD" office:value="44" calcext:value-type="currency">
            <text:p>$44.00</text:p>
          </table:table-cell>
          <table:table-cell table:style-name="ce14" table:number-columns-repeated="2"/>
          <table:table-cell table:style-name="ce18"/>
          <table:table-cell table:style-name="ce14" table:formula="of:=[.E701]-[.B701]" office:value-type="currency" office:currency="USD" office:value="-44" calcext:value-type="currency">
            <text:p>-$44.00</text:p>
          </table:table-cell>
          <table:table-cell table:style-name="ce12" table:formula="of:=[.E701]/[.D70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4721</text:p>
          </table:table-cell>
          <table:table-cell table:style-name="ce9" office:value-type="currency" office:currency="USD" office:value="63" calcext:value-type="currency">
            <text:p>$63.00</text:p>
          </table:table-cell>
          <table:table-cell table:style-name="ce14" table:number-columns-repeated="2"/>
          <table:table-cell table:style-name="ce18"/>
          <table:table-cell table:style-name="ce14" table:formula="of:=[.E702]-[.B702]" office:value-type="currency" office:currency="USD" office:value="-63" calcext:value-type="currency">
            <text:p>-$63.00</text:p>
          </table:table-cell>
          <table:table-cell table:style-name="ce12" table:formula="of:=[.E702]/[.D70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4721</text:p>
          </table:table-cell>
          <table:table-cell table:style-name="ce9" office:value-type="currency" office:currency="USD" office:value="57" calcext:value-type="currency">
            <text:p>$57.00</text:p>
          </table:table-cell>
          <table:table-cell table:style-name="ce14" table:number-columns-repeated="2"/>
          <table:table-cell table:style-name="ce18"/>
          <table:table-cell table:style-name="ce14" table:formula="of:=[.E703]-[.B703]" office:value-type="currency" office:currency="USD" office:value="-57" calcext:value-type="currency">
            <text:p>-$57.00</text:p>
          </table:table-cell>
          <table:table-cell table:style-name="ce12" table:formula="of:=[.E703]/[.D70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1</text:p>
          </table:table-cell>
          <table:table-cell table:style-name="ce9" office:value-type="currency" office:currency="USD" office:value="42" calcext:value-type="currency">
            <text:p>$42.00</text:p>
          </table:table-cell>
          <table:table-cell table:style-name="ce14" table:number-columns-repeated="2"/>
          <table:table-cell table:style-name="ce18"/>
          <table:table-cell table:style-name="ce14" table:formula="of:=[.E704]-[.B704]" office:value-type="currency" office:currency="USD" office:value="-42" calcext:value-type="currency">
            <text:p>-$42.00</text:p>
          </table:table-cell>
          <table:table-cell table:style-name="ce12" table:formula="of:=[.E704]/[.D70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1</text:p>
          </table:table-cell>
          <table:table-cell table:style-name="ce9" office:value-type="currency" office:currency="USD" office:value="38" calcext:value-type="currency">
            <text:p>$38.00</text:p>
          </table:table-cell>
          <table:table-cell table:style-name="ce14" table:number-columns-repeated="2"/>
          <table:table-cell table:style-name="ce18"/>
          <table:table-cell table:style-name="ce14" table:formula="of:=[.E705]-[.B705]" office:value-type="currency" office:currency="USD" office:value="-38" calcext:value-type="currency">
            <text:p>-$38.00</text:p>
          </table:table-cell>
          <table:table-cell table:style-name="ce12" table:formula="of:=[.E705]/[.D70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2</text:p>
          </table:table-cell>
          <table:table-cell table:style-name="ce9" office:value-type="currency" office:currency="USD" office:value="55" calcext:value-type="currency">
            <text:p>$55.00</text:p>
          </table:table-cell>
          <table:table-cell table:style-name="ce14" table:number-columns-repeated="2"/>
          <table:table-cell table:style-name="ce18"/>
          <table:table-cell table:style-name="ce14" table:formula="of:=[.E706]-[.B706]" office:value-type="currency" office:currency="USD" office:value="-55" calcext:value-type="currency">
            <text:p>-$55.00</text:p>
          </table:table-cell>
          <table:table-cell table:style-name="ce12" table:formula="of:=[.E706]/[.D70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2</text:p>
          </table:table-cell>
          <table:table-cell table:style-name="ce9" office:value-type="currency" office:currency="USD" office:value="50" calcext:value-type="currency">
            <text:p>$50.00</text:p>
          </table:table-cell>
          <table:table-cell table:style-name="ce14" table:number-columns-repeated="2"/>
          <table:table-cell table:style-name="ce18"/>
          <table:table-cell table:style-name="ce14" table:formula="of:=[.E707]-[.B707]" office:value-type="currency" office:currency="USD" office:value="-50" calcext:value-type="currency">
            <text:p>-$50.00</text:p>
          </table:table-cell>
          <table:table-cell table:style-name="ce12" table:formula="of:=[.E707]/[.D70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3</text:p>
          </table:table-cell>
          <table:table-cell table:style-name="ce5" office:value-type="string" calcext:value-type="string">
            <text:p>Call</text:p>
          </table:table-cell>
          <table:table-cell table:style-name="ce14" table:number-columns-repeated="2"/>
          <table:table-cell table:style-name="ce18"/>
          <table:table-cell table:style-name="ce14" table:formula="of:=[.E708]-[.B708]" office:value-type="string" office:string-value="" calcext:value-type="error">
            <text:p>#VALUE!</text:p>
          </table:table-cell>
          <table:table-cell table:style-name="ce12" table:formula="of:=[.E708]/[.D70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3</text:p>
          </table:table-cell>
          <table:table-cell table:style-name="ce5" office:value-type="string" calcext:value-type="string">
            <text:p>Call</text:p>
          </table:table-cell>
          <table:table-cell table:style-name="ce14" table:number-columns-repeated="2"/>
          <table:table-cell table:style-name="ce18"/>
          <table:table-cell table:style-name="ce14" table:formula="of:=[.E709]-[.B709]" office:value-type="string" office:string-value="" calcext:value-type="error">
            <text:p>#VALUE!</text:p>
          </table:table-cell>
          <table:table-cell table:style-name="ce12" table:formula="of:=[.E709]/[.D70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1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710]-[.B710]" office:value-type="currency" office:currency="USD" office:value="-35" calcext:value-type="currency">
            <text:p>-$35.00</text:p>
          </table:table-cell>
          <table:table-cell table:style-name="ce12" table:formula="of:=[.E710]/[.D71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1</text:p>
          </table:table-cell>
          <table:table-cell table:style-name="ce9" office:value-type="currency" office:currency="USD" office:value="31" calcext:value-type="currency">
            <text:p>$31.00</text:p>
          </table:table-cell>
          <table:table-cell table:style-name="ce14" table:number-columns-repeated="2"/>
          <table:table-cell table:style-name="ce18"/>
          <table:table-cell table:style-name="ce14" table:formula="of:=[.E711]-[.B711]" office:value-type="currency" office:currency="USD" office:value="-31" calcext:value-type="currency">
            <text:p>-$31.00</text:p>
          </table:table-cell>
          <table:table-cell table:style-name="ce12" table:formula="of:=[.E711]/[.D71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2</text:p>
          </table:table-cell>
          <table:table-cell table:style-name="ce9" office:value-type="currency" office:currency="USD" office:value="36" calcext:value-type="currency">
            <text:p>$36.00</text:p>
          </table:table-cell>
          <table:table-cell table:style-name="ce14" table:number-columns-repeated="2"/>
          <table:table-cell table:style-name="ce18"/>
          <table:table-cell table:style-name="ce14" table:formula="of:=[.E712]-[.B712]" office:value-type="currency" office:currency="USD" office:value="-36" calcext:value-type="currency">
            <text:p>-$36.00</text:p>
          </table:table-cell>
          <table:table-cell table:style-name="ce12" table:formula="of:=[.E712]/[.D71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2</text:p>
          </table:table-cell>
          <table:table-cell table:style-name="ce9" office:value-type="currency" office:currency="USD" office:value="32" calcext:value-type="currency">
            <text:p>$32.00</text:p>
          </table:table-cell>
          <table:table-cell table:style-name="ce14" table:number-columns-repeated="2"/>
          <table:table-cell table:style-name="ce18"/>
          <table:table-cell table:style-name="ce14" table:formula="of:=[.E713]-[.B713]" office:value-type="currency" office:currency="USD" office:value="-32" calcext:value-type="currency">
            <text:p>-$32.00</text:p>
          </table:table-cell>
          <table:table-cell table:style-name="ce12" table:formula="of:=[.E713]/[.D71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PE-21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714]-[.B714]" office:value-type="currency" office:currency="USD" office:value="-24" calcext:value-type="currency">
            <text:p>-$24.00</text:p>
          </table:table-cell>
          <table:table-cell table:style-name="ce12" table:formula="of:=[.E714]/[.D7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1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715]-[.B715]" office:value-type="currency" office:currency="USD" office:value="-21" calcext:value-type="currency">
            <text:p>-$21.00</text:p>
          </table:table-cell>
          <table:table-cell table:style-name="ce12" table:formula="of:=[.E715]/[.D7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D-24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716]-[.B716]" office:value-type="currency" office:currency="USD" office:value="-33" calcext:value-type="currency">
            <text:p>-$33.00</text:p>
          </table:table-cell>
          <table:table-cell table:style-name="ce12" table:formula="of:=[.E716]/[.D7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D-2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17]-[.B717]" office:value-type="string" office:string-value="" calcext:value-type="error">
            <text:p>#VALUE!</text:p>
          </table:table-cell>
          <table:table-cell table:style-name="ce12" table:formula="of:=[.E717]/[.D7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B-25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718]-[.B718]" office:value-type="currency" office:currency="USD" office:value="-33" calcext:value-type="currency">
            <text:p>-$33.00</text:p>
          </table:table-cell>
          <table:table-cell table:style-name="ce12" table:formula="of:=[.E718]/[.D7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B-25</text:p>
          </table:table-cell>
          <table:table-cell table:style-name="ce7" office:value-type="currency" office:currency="USD" office:value="29" calcext:value-type="currency">
            <text:p>$29.00</text:p>
          </table:table-cell>
          <table:table-cell table:style-name="ce12" table:number-columns-repeated="2"/>
          <table:table-cell table:style-name="ce16"/>
          <table:table-cell table:style-name="ce12" table:formula="of:=[.E719]-[.B719]" office:value-type="currency" office:currency="USD" office:value="-29" calcext:value-type="currency">
            <text:p>-$29.00</text:p>
          </table:table-cell>
          <table:table-cell table:style-name="ce12" table:formula="of:=[.E719]/[.D7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-11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720]-[.B720]" office:value-type="currency" office:currency="USD" office:value="-35" calcext:value-type="currency">
            <text:p>-$35.00</text:p>
          </table:table-cell>
          <table:table-cell table:style-name="ce12" table:formula="of:=[.E720]/[.D7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-11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721]-[.B721]" office:value-type="currency" office:currency="USD" office:value="-31" calcext:value-type="currency">
            <text:p>-$31.00</text:p>
          </table:table-cell>
          <table:table-cell table:style-name="ce12" table:formula="of:=[.E721]/[.D7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T-20</text:p>
          </table:table-cell>
          <table:table-cell table:style-name="ce9" office:value-type="currency" office:currency="USD" office:value="29" calcext:value-type="currency">
            <text:p>$29.00</text:p>
          </table:table-cell>
          <table:table-cell table:style-name="ce14" table:number-columns-repeated="2"/>
          <table:table-cell table:style-name="ce18"/>
          <table:table-cell table:style-name="ce14" table:formula="of:=[.E722]-[.B722]" office:value-type="currency" office:currency="USD" office:value="-29" calcext:value-type="currency">
            <text:p>-$29.00</text:p>
          </table:table-cell>
          <table:table-cell table:style-name="ce12" table:formula="of:=[.E722]/[.D72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-20</text:p>
          </table:table-cell>
          <table:table-cell table:style-name="ce9" office:value-type="currency" office:currency="USD" office:value="26" calcext:value-type="currency">
            <text:p>$26.00</text:p>
          </table:table-cell>
          <table:table-cell table:style-name="ce14" table:number-columns-repeated="2"/>
          <table:table-cell table:style-name="ce18"/>
          <table:table-cell table:style-name="ce14" table:formula="of:=[.E723]-[.B723]" office:value-type="currency" office:currency="USD" office:value="-26" calcext:value-type="currency">
            <text:p>-$26.00</text:p>
          </table:table-cell>
          <table:table-cell table:style-name="ce12" table:formula="of:=[.E723]/[.D72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C-20</text:p>
          </table:table-cell>
          <table:table-cell table:style-name="ce9" office:value-type="currency" office:currency="USD" office:value="56" calcext:value-type="currency">
            <text:p>$56.00</text:p>
          </table:table-cell>
          <table:table-cell table:style-name="ce14" table:number-columns-repeated="2"/>
          <table:table-cell table:style-name="ce18"/>
          <table:table-cell table:style-name="ce14" table:formula="of:=[.E724]-[.B724]" office:value-type="currency" office:currency="USD" office:value="-56" calcext:value-type="currency">
            <text:p>-$56.00</text:p>
          </table:table-cell>
          <table:table-cell table:style-name="ce12" table:formula="of:=[.E724]/[.D72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C-20</text:p>
          </table:table-cell>
          <table:table-cell table:style-name="ce9" office:value-type="currency" office:currency="USD" office:value="50" calcext:value-type="currency">
            <text:p>$50.00</text:p>
          </table:table-cell>
          <table:table-cell table:style-name="ce14" table:number-columns-repeated="2"/>
          <table:table-cell table:style-name="ce18"/>
          <table:table-cell table:style-name="ce14" table:formula="of:=[.E725]-[.B725]" office:value-type="currency" office:currency="USD" office:value="-50" calcext:value-type="currency">
            <text:p>-$50.00</text:p>
          </table:table-cell>
          <table:table-cell table:style-name="ce12" table:formula="of:=[.E725]/[.D72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AT-6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726]-[.B726]" office:value-type="currency" office:currency="USD" office:value="-25" calcext:value-type="currency">
            <text:p>-$25.00</text:p>
          </table:table-cell>
          <table:table-cell table:style-name="ce12" table:formula="of:=[.E726]/[.D7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-6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727]-[.B727]" office:value-type="currency" office:currency="USD" office:value="-22" calcext:value-type="currency">
            <text:p>-$22.00</text:p>
          </table:table-cell>
          <table:table-cell table:style-name="ce12" table:formula="of:=[.E727]/[.D7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B-16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728]-[.B728]" office:value-type="currency" office:currency="USD" office:value="-28" calcext:value-type="currency">
            <text:p>-$28.00</text:p>
          </table:table-cell>
          <table:table-cell table:style-name="ce12" table:formula="of:=[.E728]/[.D7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B-16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729]-[.B729]" office:value-type="currency" office:currency="USD" office:value="-25" calcext:value-type="currency">
            <text:p>-$25.00</text:p>
          </table:table-cell>
          <table:table-cell table:style-name="ce12" table:formula="of:=[.E729]/[.D7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Wheels - Bayhea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WHD-8</text:p>
          </table:table-cell>
          <table:table-cell table:style-name="ce7" office:value-type="currency" office:currency="USD" office:value="23.4" calcext:value-type="currency">
            <text:p>$23.40</text:p>
          </table:table-cell>
          <table:table-cell table:style-name="ce12" table:number-columns-repeated="2"/>
          <table:table-cell table:style-name="ce16"/>
          <table:table-cell table:style-name="ce12" table:formula="of:=[.E733]-[.B733]" office:value-type="currency" office:currency="USD" office:value="-23.4" calcext:value-type="currency">
            <text:p>-$23.40</text:p>
          </table:table-cell>
          <table:table-cell table:style-name="ce12" table:formula="of:=[.E733]/[.D7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LD-10</text:p>
          </table:table-cell>
          <table:table-cell table:style-name="ce7" office:value-type="currency" office:currency="USD" office:value="32.5" calcext:value-type="currency">
            <text:p>$32.50</text:p>
          </table:table-cell>
          <table:table-cell table:style-name="ce12" table:number-columns-repeated="2"/>
          <table:table-cell table:style-name="ce16"/>
          <table:table-cell table:style-name="ce12" table:formula="of:=[.E734]-[.B734]" office:value-type="currency" office:currency="USD" office:value="-32.5" calcext:value-type="currency">
            <text:p>-$32.50</text:p>
          </table:table-cell>
          <table:table-cell table:style-name="ce12" table:formula="of:=[.E734]/[.D7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HD-10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735]-[.B735]" office:value-type="currency" office:currency="USD" office:value="-39" calcext:value-type="currency">
            <text:p>-$39.00</text:p>
          </table:table-cell>
          <table:table-cell table:style-name="ce12" table:formula="of:=[.E735]/[.D7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GD-12</text:p>
          </table:table-cell>
          <table:table-cell table:style-name="ce7" office:value-type="currency" office:currency="USD" office:value="42.9" calcext:value-type="currency">
            <text:p>$42.90</text:p>
          </table:table-cell>
          <table:table-cell table:style-name="ce12" table:number-columns-repeated="2"/>
          <table:table-cell table:style-name="ce16"/>
          <table:table-cell table:style-name="ce12" table:formula="of:=[.E736]-[.B736]" office:value-type="currency" office:currency="USD" office:value="-42.9" calcext:value-type="currency">
            <text:p>-$42.90</text:p>
          </table:table-cell>
          <table:table-cell table:style-name="ce12" table:formula="of:=[.E736]/[.D7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10">
          <table:table-cell table:style-name="ce4" office:value-type="string" calcext:value-type="string">
            <text:p>WHD-12</text:p>
          </table:table-cell>
          <table:table-cell table:style-name="ce7" office:value-type="currency" office:currency="USD" office:value="52" calcext:value-type="currency">
            <text:p>$52.00</text:p>
          </table:table-cell>
          <table:table-cell table:style-name="ce15" table:number-columns-repeated="2"/>
          <table:table-cell table:style-name="ce19"/>
          <table:table-cell table:style-name="ce12" table:formula="of:=[.E737]-[.B737]" office:value-type="currency" office:currency="USD" office:value="-52" calcext:value-type="currency">
            <text:p>-$52.00</text:p>
          </table:table-cell>
          <table:table-cell table:style-name="ce12" table:formula="of:=[.E737]/[.D737]" office:value-type="string" office:string-value="" calcext:value-type="error">
            <text:p>#DIV/0!</text:p>
          </table:table-cell>
          <table:table-cell table:style-name="ce19"/>
          <table:table-cell table:style-name="ce20" table:number-columns-repeated="1016"/>
        </table:table-row>
        <table:table-row table:style-name="ro11">
          <table:table-cell table:style-name="ce6" office:value-type="string" calcext:value-type="string">
            <text:p>58 items found</text:p>
          </table:table-cell>
          <table:table-cell table:number-columns-repeated="1023"/>
        </table:table-row>
        <table:table-row table:style-name="ro12">
          <table:table-cell table:style-name="ce6" office:value-type="string" calcext:value-type="string">
            <text:p>562 individual models</text:p>
          </table:table-cell>
          <table:table-cell table:number-columns-repeated="1023"/>
        </table:table-row>
        <table:table-row table:style-name="ro2" table:number-rows-repeated="10478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yal" table:style-name="ta1">
        <table:table-column table:style-name="co4" table:default-cell-style-name="Default"/>
        <table:table-column table:style-name="co2" table:default-cell-style-name="ce89"/>
        <table:table-column table:style-name="co2" table:number-columns-repeated="2" table:default-cell-style-name="ce10"/>
        <table:table-column table:style-name="co3" table:default-cell-style-name="ce10"/>
        <table:table-column table:style-name="co5" table:default-cell-style-name="ce10"/>
        <table:table-column table:style-name="co6" table:default-cell-style-name="ce93"/>
        <table:table-column table:style-name="co5" table:default-cell-style-name="Default"/>
        <table:table-column table:style-name="co2" table:number-columns-repeated="1016" table:default-cell-style-name="Default"/>
        <table:table-row table:style-name="ro13">
          <table:table-cell table:style-name="ce1" office:value-type="string" calcext:value-type="string">
            <text:p>Royal PRICE LIS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1023"/>
        </table:table-row>
        <table:table-row table:style-name="ro6">
          <table:table-cell table:style-name="ce2" office:value-type="string" calcext:value-type="string">
            <text:p>Basket Service Carts - Cotton Canvas Trucks - White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3" office:value-type="float" office:value="106" calcext:value-type="float">
            <text:p>106</text:p>
          </table:table-cell>
          <table:table-cell table:style-name="ce44" office:value-type="currency" office:currency="USD" office:value="155" calcext:value-type="currency">
            <text:p>$155.00</text:p>
          </table:table-cell>
          <table:table-cell table:style-name="ce45" office:value-type="currency" office:currency="USD" office:value="231.29" calcext:value-type="currency">
            <text:p>$231.29</text:p>
          </table:table-cell>
          <table:table-cell table:style-name="ce45" office:value-type="currency" office:currency="USD" office:value="109.86" calcext:value-type="currency">
            <text:p>$109.86</text:p>
          </table:table-cell>
          <table:table-cell table:style-name="ce45" office:value-type="currency" office:currency="USD" office:value="178.95" calcext:value-type="currency">
            <text:p>$178.95</text:p>
          </table:table-cell>
          <table:table-cell table:style-name="ce45" table:formula="of:=[.E5]-[.B5]" office:value-type="currency" office:currency="USD" office:value="23.95" calcext:value-type="currency">
            <text:p>$23.95</text:p>
          </table:table-cell>
          <table:table-cell table:style-name="ce51" table:formula="of:=[.E5]/[.D5]" office:value-type="float" office:value="1.62889131622064" calcext:value-type="float">
            <text:p>1.62889131622064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08" calcext:value-type="float">
            <text:p>108</text:p>
          </table:table-cell>
          <table:table-cell table:style-name="ce44" office:value-type="currency" office:currency="USD" office:value="172" calcext:value-type="currency">
            <text:p>$172.00</text:p>
          </table:table-cell>
          <table:table-cell table:style-name="ce45" office:value-type="currency" office:currency="USD" office:value="260.77" calcext:value-type="currency">
            <text:p>$260.77</text:p>
          </table:table-cell>
          <table:table-cell table:style-name="ce45" office:value-type="currency" office:currency="USD" office:value="123.87" calcext:value-type="currency">
            <text:p>$123.87</text:p>
          </table:table-cell>
          <table:table-cell table:style-name="ce45" office:value-type="currency" office:currency="USD" office:value="179.95" calcext:value-type="currency">
            <text:p>$179.95</text:p>
          </table:table-cell>
          <table:table-cell table:style-name="ce45" table:formula="of:=[.E6]-[.B6]" office:value-type="currency" office:currency="USD" office:value="7.94999999999999" calcext:value-type="currency">
            <text:p>$7.95</text:p>
          </table:table-cell>
          <table:table-cell table:style-name="ce51" table:formula="of:=[.E6]/[.D6]" office:value-type="float" office:value="1.45273270364091" calcext:value-type="float">
            <text:p>1.4527327036409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0" calcext:value-type="float">
            <text:p>110</text:p>
          </table:table-cell>
          <table:table-cell table:style-name="ce44" office:value-type="currency" office:currency="USD" office:value="186" calcext:value-type="currency">
            <text:p>$186.00</text:p>
          </table:table-cell>
          <table:table-cell table:style-name="ce45" office:value-type="currency" office:currency="USD" office:value="279.48" calcext:value-type="currency">
            <text:p>$279.48</text:p>
          </table:table-cell>
          <table:table-cell table:style-name="ce45" office:value-type="currency" office:currency="USD" office:value="132.75" calcext:value-type="currency">
            <text:p>$132.75</text:p>
          </table:table-cell>
          <table:table-cell table:style-name="ce45" office:value-type="currency" office:currency="USD" office:value="232.95" calcext:value-type="currency">
            <text:p>$232.95</text:p>
          </table:table-cell>
          <table:table-cell table:style-name="ce45" table:formula="of:=[.E7]-[.B7]" office:value-type="currency" office:currency="USD" office:value="46.95" calcext:value-type="currency">
            <text:p>$46.95</text:p>
          </table:table-cell>
          <table:table-cell table:style-name="ce51" table:formula="of:=[.E7]/[.D7]" office:value-type="float" office:value="1.75480225988701" calcext:value-type="float">
            <text:p>1.754802259887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2" calcext:value-type="float">
            <text:p>112</text:p>
          </table:table-cell>
          <table:table-cell table:style-name="ce44" office:value-type="currency" office:currency="USD" office:value="199" calcext:value-type="currency">
            <text:p>$199.00</text:p>
          </table:table-cell>
          <table:table-cell table:style-name="ce45" office:value-type="currency" office:currency="USD" office:value="297.99" calcext:value-type="currency">
            <text:p>$297.99</text:p>
          </table:table-cell>
          <table:table-cell table:style-name="ce45" office:value-type="currency" office:currency="USD" office:value="141.55" calcext:value-type="currency">
            <text:p>$141.55</text:p>
          </table:table-cell>
          <table:table-cell table:style-name="ce45" office:value-type="currency" office:currency="USD" office:value="241.95" calcext:value-type="currency">
            <text:p>$241.95</text:p>
          </table:table-cell>
          <table:table-cell table:style-name="ce45" table:formula="of:=[.E8]-[.B8]" office:value-type="currency" office:currency="USD" office:value="42.95" calcext:value-type="currency">
            <text:p>$42.95</text:p>
          </table:table-cell>
          <table:table-cell table:style-name="ce51" table:formula="of:=[.E8]/[.D8]" office:value-type="float" office:value="1.70929000353232" calcext:value-type="float">
            <text:p>1.70929000353232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4" calcext:value-type="float">
            <text:p>114</text:p>
          </table:table-cell>
          <table:table-cell table:style-name="ce44" office:value-type="currency" office:currency="USD" office:value="242" calcext:value-type="currency">
            <text:p>$242.00</text:p>
          </table:table-cell>
          <table:table-cell table:style-name="ce45" office:value-type="currency" office:currency="USD" office:value="361.61" calcext:value-type="currency">
            <text:p>$361.61</text:p>
          </table:table-cell>
          <table:table-cell table:style-name="ce45" office:value-type="currency" office:currency="USD" office:value="171.76" calcext:value-type="currency">
            <text:p>$171.76</text:p>
          </table:table-cell>
          <table:table-cell table:style-name="ce45" office:value-type="currency" office:currency="USD" office:value="283.95" calcext:value-type="currency">
            <text:p>$283.95</text:p>
          </table:table-cell>
          <table:table-cell table:style-name="ce45" table:formula="of:=[.E9]-[.B9]" office:value-type="currency" office:currency="USD" office:value="41.95" calcext:value-type="currency">
            <text:p>$41.95</text:p>
          </table:table-cell>
          <table:table-cell table:style-name="ce51" table:formula="of:=[.E9]/[.D9]" office:value-type="float" office:value="1.65317885421518" calcext:value-type="float">
            <text:p>1.65317885421518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6" calcext:value-type="float">
            <text:p>116</text:p>
          </table:table-cell>
          <table:table-cell table:style-name="ce44" office:value-type="currency" office:currency="USD" office:value="253" calcext:value-type="currency">
            <text:p>$253.00</text:p>
          </table:table-cell>
          <table:table-cell table:style-name="ce45" office:value-type="currency" office:currency="USD" office:value="378.22" calcext:value-type="currency">
            <text:p>$378.22</text:p>
          </table:table-cell>
          <table:table-cell table:style-name="ce45" office:value-type="currency" office:currency="USD" office:value="179.65" calcext:value-type="currency">
            <text:p>$179.65</text:p>
          </table:table-cell>
          <table:table-cell table:style-name="ce45" office:value-type="currency" office:currency="USD" office:value="293.95" calcext:value-type="currency">
            <text:p>$293.95</text:p>
          </table:table-cell>
          <table:table-cell table:style-name="ce45" table:formula="of:=[.E10]-[.B10]" office:value-type="currency" office:currency="USD" office:value="40.95" calcext:value-type="currency">
            <text:p>$40.95</text:p>
          </table:table-cell>
          <table:table-cell table:style-name="ce51" table:formula="of:=[.E10]/[.D10]" office:value-type="float" office:value="1.6362371277484" calcext:value-type="float">
            <text:p>1.6362371277484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8" calcext:value-type="float">
            <text:p>118</text:p>
          </table:table-cell>
          <table:table-cell table:style-name="ce44" office:value-type="currency" office:currency="USD" office:value="268" calcext:value-type="currency">
            <text:p>$268.00</text:p>
          </table:table-cell>
          <table:table-cell table:style-name="ce45" office:value-type="currency" office:currency="USD" office:value="400.64" calcext:value-type="currency">
            <text:p>$400.64</text:p>
          </table:table-cell>
          <table:table-cell table:style-name="ce45" office:value-type="currency" office:currency="USD" office:value="190.3" calcext:value-type="currency">
            <text:p>$190.30</text:p>
          </table:table-cell>
          <table:table-cell table:style-name="ce45" office:value-type="currency" office:currency="USD" office:value="305.95" calcext:value-type="currency">
            <text:p>$305.95</text:p>
          </table:table-cell>
          <table:table-cell table:style-name="ce45" table:formula="of:=[.E11]-[.B11]" office:value-type="currency" office:currency="USD" office:value="37.95" calcext:value-type="currency">
            <text:p>$37.95</text:p>
          </table:table-cell>
          <table:table-cell table:style-name="ce51" table:formula="of:=[.E11]/[.D11]" office:value-type="float" office:value="1.6077246452969" calcext:value-type="float">
            <text:p>1.6077246452969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20" calcext:value-type="float">
            <text:p>120</text:p>
          </table:table-cell>
          <table:table-cell table:style-name="ce44" office:value-type="currency" office:currency="USD" office:value="285" calcext:value-type="currency">
            <text:p>$285.00</text:p>
          </table:table-cell>
          <table:table-cell table:style-name="ce45" office:value-type="currency" office:currency="USD" office:value="423.09" calcext:value-type="currency">
            <text:p>$423.09</text:p>
          </table:table-cell>
          <table:table-cell table:style-name="ce45" office:value-type="currency" office:currency="USD" office:value="200.97" calcext:value-type="currency">
            <text:p>$200.97</text:p>
          </table:table-cell>
          <table:table-cell table:style-name="ce45" office:value-type="currency" office:currency="USD" office:value="326.95" calcext:value-type="currency">
            <text:p>$326.95</text:p>
          </table:table-cell>
          <table:table-cell table:style-name="ce45" table:formula="of:=[.E12]-[.B12]" office:value-type="currency" office:currency="USD" office:value="41.95" calcext:value-type="currency">
            <text:p>$41.95</text:p>
          </table:table-cell>
          <table:table-cell table:style-name="ce51" table:formula="of:=[.E12]/[.D12]" office:value-type="float" office:value="1.62685973030801" calcext:value-type="float">
            <text:p>1.626859730308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Basket Service Cart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6" office:value-type="float" office:value="206" calcext:value-type="float">
            <text:p>206</text:p>
          </table:table-cell>
          <table:table-cell table:style-name="ce44" office:value-type="currency" office:currency="USD" office:value="144" calcext:value-type="currency">
            <text:p>$144.00</text:p>
          </table:table-cell>
          <table:table-cell table:style-name="ce45" office:value-type="currency" office:currency="USD" office:value="218.74" calcext:value-type="currency">
            <text:p>$218.74</text:p>
          </table:table-cell>
          <table:table-cell table:style-name="ce45" office:value-type="currency" office:currency="USD" office:value="103.9" calcext:value-type="currency">
            <text:p>$103.90</text:p>
          </table:table-cell>
          <table:table-cell table:style-name="ce45" office:value-type="currency" office:currency="USD" office:value="151.95" calcext:value-type="currency">
            <text:p>$151.95</text:p>
          </table:table-cell>
          <table:table-cell table:style-name="ce45" table:formula="of:=[.E16]-[.B16]" office:value-type="currency" office:currency="USD" office:value="7.94999999999999" calcext:value-type="currency">
            <text:p>$7.95</text:p>
          </table:table-cell>
          <table:table-cell table:style-name="ce51" table:formula="of:=[.E16]/[.D16]" office:value-type="float" office:value="1.46246390760346" calcext:value-type="float">
            <text:p>1.46246390760346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08" calcext:value-type="float">
            <text:p>208</text:p>
          </table:table-cell>
          <table:table-cell table:style-name="ce44" office:value-type="currency" office:currency="USD" office:value="164" calcext:value-type="currency">
            <text:p>$164.00</text:p>
          </table:table-cell>
          <table:table-cell table:style-name="ce45" office:value-type="currency" office:currency="USD" office:value="246.39" calcext:value-type="currency">
            <text:p>$246.39</text:p>
          </table:table-cell>
          <table:table-cell table:style-name="ce45" office:value-type="currency" office:currency="USD" office:value="117.04" calcext:value-type="currency">
            <text:p>$117.04</text:p>
          </table:table-cell>
          <table:table-cell table:style-name="ce45" office:value-type="currency" office:currency="USD" office:value="169.95" calcext:value-type="currency">
            <text:p>$169.95</text:p>
          </table:table-cell>
          <table:table-cell table:style-name="ce45" table:formula="of:=[.E17]-[.B17]" office:value-type="currency" office:currency="USD" office:value="5.94999999999999" calcext:value-type="currency">
            <text:p>$5.95</text:p>
          </table:table-cell>
          <table:table-cell table:style-name="ce51" table:formula="of:=[.E17]/[.D17]" office:value-type="float" office:value="1.45206766917293" calcext:value-type="float">
            <text:p>1.45206766917293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string" calcext:value-type="string">
            <text:p>Royal210</text:p>
          </table:table-cell>
          <table:table-cell table:style-name="ce44" office:value-type="currency" office:currency="USD" office:value="175" calcext:value-type="currency">
            <text:p>$175.00</text:p>
          </table:table-cell>
          <table:table-cell table:style-name="ce45" office:value-type="currency" office:currency="USD" office:value="264.11" calcext:value-type="currency">
            <text:p>$264.11</text:p>
          </table:table-cell>
          <table:table-cell table:style-name="ce45" office:value-type="currency" office:currency="USD" office:value="125.45" calcext:value-type="currency">
            <text:p>$125.45</text:p>
          </table:table-cell>
          <table:table-cell table:style-name="ce45" office:value-type="currency" office:currency="USD" office:value="181.95" calcext:value-type="currency">
            <text:p>$181.95</text:p>
          </table:table-cell>
          <table:table-cell table:style-name="ce45" table:formula="of:=[.E18]-[.B18]" office:value-type="currency" office:currency="USD" office:value="6.94999999999999" calcext:value-type="currency">
            <text:p>$6.95</text:p>
          </table:table-cell>
          <table:table-cell table:style-name="ce51" table:formula="of:=[.E18]/[.D18]" office:value-type="float" office:value="1.45037863690713" calcext:value-type="float">
            <text:p>1.45037863690713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12" calcext:value-type="float">
            <text:p>212</text:p>
          </table:table-cell>
          <table:table-cell table:style-name="ce44" office:value-type="currency" office:currency="USD" office:value="190" calcext:value-type="currency">
            <text:p>$190.00</text:p>
          </table:table-cell>
          <table:table-cell table:style-name="ce45" office:value-type="currency" office:currency="USD" office:value="281.63" calcext:value-type="currency">
            <text:p>$281.63</text:p>
          </table:table-cell>
          <table:table-cell table:style-name="ce45" office:value-type="currency" office:currency="USD" office:value="133.77" calcext:value-type="currency">
            <text:p>$133.77</text:p>
          </table:table-cell>
          <table:table-cell table:style-name="ce45" office:value-type="currency" office:currency="USD" office:value="212.95" calcext:value-type="currency">
            <text:p>$212.95</text:p>
          </table:table-cell>
          <table:table-cell table:style-name="ce45" table:formula="of:=[.E19]-[.B19]" office:value-type="currency" office:currency="USD" office:value="22.95" calcext:value-type="currency">
            <text:p>$22.95</text:p>
          </table:table-cell>
          <table:table-cell table:style-name="ce51" table:formula="of:=[.E19]/[.D19]" office:value-type="float" office:value="1.59191148987067" calcext:value-type="float">
            <text:p>1.59191148987067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14" calcext:value-type="float">
            <text:p>214</text:p>
          </table:table-cell>
          <table:table-cell table:style-name="ce44" office:value-type="currency" office:currency="USD" office:value="235" calcext:value-type="currency">
            <text:p>$235.00</text:p>
          </table:table-cell>
          <table:table-cell table:style-name="ce45" office:value-type="currency" office:currency="USD" office:value="348.93" calcext:value-type="currency">
            <text:p>$348.93</text:p>
          </table:table-cell>
          <table:table-cell table:style-name="ce45" office:value-type="currency" office:currency="USD" office:value="165.74" calcext:value-type="currency">
            <text:p>$165.74</text:p>
          </table:table-cell>
          <table:table-cell table:style-name="ce45" office:value-type="currency" office:currency="USD" office:value="274.95" calcext:value-type="currency">
            <text:p>$274.95</text:p>
          </table:table-cell>
          <table:table-cell table:style-name="ce45" table:formula="of:=[.E20]-[.B20]" office:value-type="currency" office:currency="USD" office:value="39.95" calcext:value-type="currency">
            <text:p>$39.95</text:p>
          </table:table-cell>
          <table:table-cell table:style-name="ce51" table:formula="of:=[.E20]/[.D20]" office:value-type="float" office:value="1.65892361530107" calcext:value-type="float">
            <text:p>1.65892361530107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16" calcext:value-type="float">
            <text:p>216</text:p>
          </table:table-cell>
          <table:table-cell table:style-name="ce44" office:value-type="currency" office:currency="USD" office:value="243" calcext:value-type="currency">
            <text:p>$243.00</text:p>
          </table:table-cell>
          <table:table-cell table:style-name="ce45" office:value-type="currency" office:currency="USD" office:value="364.05" calcext:value-type="currency">
            <text:p>$364.05</text:p>
          </table:table-cell>
          <table:table-cell table:style-name="ce45" office:value-type="currency" office:currency="USD" office:value="172.92" calcext:value-type="currency">
            <text:p>$172.92</text:p>
          </table:table-cell>
          <table:table-cell table:style-name="ce45" office:value-type="currency" office:currency="USD" office:value="251.95" calcext:value-type="currency">
            <text:p>$251.95</text:p>
          </table:table-cell>
          <table:table-cell table:style-name="ce45" table:formula="of:=[.E21]-[.B21]" office:value-type="currency" office:currency="USD" office:value="8.94999999999999" calcext:value-type="currency">
            <text:p>$8.95</text:p>
          </table:table-cell>
          <table:table-cell table:style-name="ce51" table:formula="of:=[.E21]/[.D21]" office:value-type="float" office:value="1.45703215359704" calcext:value-type="float">
            <text:p>1.45703215359704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18" calcext:value-type="float">
            <text:p>218</text:p>
          </table:table-cell>
          <table:table-cell table:style-name="ce44" office:value-type="currency" office:currency="USD" office:value="258" calcext:value-type="currency">
            <text:p>$258.00</text:p>
          </table:table-cell>
          <table:table-cell table:style-name="ce45" office:value-type="currency" office:currency="USD" office:value="386.45" calcext:value-type="currency">
            <text:p>$386.45</text:p>
          </table:table-cell>
          <table:table-cell table:style-name="ce45" office:value-type="currency" office:currency="USD" office:value="183.56" calcext:value-type="currency">
            <text:p>$183.56</text:p>
          </table:table-cell>
          <table:table-cell table:style-name="ce45" office:value-type="currency" office:currency="USD" office:value="266.95" calcext:value-type="currency">
            <text:p>$266.95</text:p>
          </table:table-cell>
          <table:table-cell table:style-name="ce45" table:formula="of:=[.E22]-[.B22]" office:value-type="currency" office:currency="USD" office:value="8.94999999999999" calcext:value-type="currency">
            <text:p>$8.95</text:p>
          </table:table-cell>
          <table:table-cell table:style-name="ce51" table:formula="of:=[.E22]/[.D22]" office:value-type="float" office:value="1.45429287426455" calcext:value-type="float">
            <text:p>1.45429287426455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string" calcext:value-type="string">
            <text:p>Royal220</text:p>
          </table:table-cell>
          <table:table-cell table:style-name="ce44" office:value-type="currency" office:currency="USD" office:value="271" calcext:value-type="currency">
            <text:p>$271.00</text:p>
          </table:table-cell>
          <table:table-cell table:style-name="ce45" office:value-type="currency" office:currency="USD" office:value="405.48" calcext:value-type="currency">
            <text:p>$405.48</text:p>
          </table:table-cell>
          <table:table-cell table:style-name="ce45" office:value-type="currency" office:currency="USD" office:value="192.6" calcext:value-type="currency">
            <text:p>$192.60</text:p>
          </table:table-cell>
          <table:table-cell table:style-name="ce45" office:value-type="currency" office:currency="USD" office:value="279.95" calcext:value-type="currency">
            <text:p>$279.95</text:p>
          </table:table-cell>
          <table:table-cell table:style-name="ce45" table:formula="of:=[.E23]-[.B23]" office:value-type="currency" office:currency="USD" office:value="8.94999999999999" calcext:value-type="currency">
            <text:p>$8.95</text:p>
          </table:table-cell>
          <table:table-cell table:style-name="ce51" table:formula="of:=[.E23]/[.D23]" office:value-type="float" office:value="1.45353063343718" calcext:value-type="float">
            <text:p>1.45353063343718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Basket Truck Spring Lif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SLN</text:p>
          </table:table-cell>
          <table:table-cell table:style-name="ce8" office:value-type="currency" office:currency="USD" office:value="46" calcext:value-type="currency">
            <text:p>$46.00</text:p>
          </table:table-cell>
          <table:table-cell table:style-name="ce13" office:value-type="currency" office:currency="USD" office:value="72.48" calcext:value-type="currency">
            <text:p>$72.48</text:p>
          </table:table-cell>
          <table:table-cell table:style-name="ce13" office:value-type="currency" office:currency="USD" office:value="34.43" calcext:value-type="currency">
            <text:p>$34.43</text:p>
          </table:table-cell>
          <table:table-cell table:style-name="ce13" office:value-type="currency" office:currency="USD" office:value="46.99" calcext:value-type="currency">
            <text:p>$46.99</text:p>
          </table:table-cell>
          <table:table-cell table:style-name="ce13" table:formula="of:=[.E27]-[.B27]" office:value-type="currency" office:currency="USD" office:value="0.990000000000002" calcext:value-type="currency">
            <text:p>$0.99</text:p>
          </table:table-cell>
          <table:table-cell table:style-name="ce50" table:formula="of:=[.E27]/[.D27]" office:value-type="float" office:value="1.36479814115597" calcext:value-type="float">
            <text:p>1.3647981411559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SLN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13" office:value-type="currency" office:currency="USD" office:value="74.84" calcext:value-type="currency">
            <text:p>$74.84</text:p>
          </table:table-cell>
          <table:table-cell table:style-name="ce13" office:value-type="currency" office:currency="USD" office:value="35.55" calcext:value-type="currency">
            <text:p>$35.55</text:p>
          </table:table-cell>
          <table:table-cell table:style-name="ce13" office:value-type="currency" office:currency="USD" office:value="47.99" calcext:value-type="currency">
            <text:p>$47.99</text:p>
          </table:table-cell>
          <table:table-cell table:style-name="ce13" table:formula="of:=[.E28]-[.B28]" office:value-type="currency" office:currency="USD" office:value="0.990000000000002" calcext:value-type="currency">
            <text:p>$0.99</text:p>
          </table:table-cell>
          <table:table-cell table:style-name="ce50" table:formula="of:=[.E28]/[.D28]" office:value-type="float" office:value="1.34992967651196" calcext:value-type="float">
            <text:p>1.3499296765119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SLN</text:p>
          </table:table-cell>
          <table:table-cell table:style-name="ce8" office:value-type="currency" office:currency="USD" office:value="51" calcext:value-type="currency">
            <text:p>$51.00</text:p>
          </table:table-cell>
          <table:table-cell table:style-name="ce13" office:value-type="currency" office:currency="USD" office:value="79.78" calcext:value-type="currency">
            <text:p>$79.78</text:p>
          </table:table-cell>
          <table:table-cell table:style-name="ce13" office:value-type="currency" office:currency="USD" office:value="37.9" calcext:value-type="currency">
            <text:p>$37.90</text:p>
          </table:table-cell>
          <table:table-cell table:style-name="ce13" office:value-type="currency" office:currency="USD" office:value="51.99" calcext:value-type="currency">
            <text:p>$51.99</text:p>
          </table:table-cell>
          <table:table-cell table:style-name="ce13" table:formula="of:=[.E29]-[.B29]" office:value-type="currency" office:currency="USD" office:value="0.990000000000002" calcext:value-type="currency">
            <text:p>$0.99</text:p>
          </table:table-cell>
          <table:table-cell table:style-name="ce50" table:formula="of:=[.E29]/[.D29]" office:value-type="float" office:value="1.37176781002639" calcext:value-type="float">
            <text:p>1.3717678100263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SLN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4.99" calcext:value-type="currency">
            <text:p>$84.99</text:p>
          </table:table-cell>
          <table:table-cell table:style-name="ce13" office:value-type="currency" office:currency="USD" office:value="40.37" calcext:value-type="currency">
            <text:p>$40.37</text:p>
          </table:table-cell>
          <table:table-cell table:style-name="ce13" office:value-type="currency" office:currency="USD" office:value="54.99" calcext:value-type="currency">
            <text:p>$54.99</text:p>
          </table:table-cell>
          <table:table-cell table:style-name="ce13" table:formula="of:=[.E30]-[.B30]" office:value-type="currency" office:currency="USD" office:value="0.990000000000002" calcext:value-type="currency">
            <text:p>$0.99</text:p>
          </table:table-cell>
          <table:table-cell table:style-name="ce50" table:formula="of:=[.E30]/[.D30]" office:value-type="float" office:value="1.36215011146891" calcext:value-type="float">
            <text:p>1.3621501114689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SL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54" calcext:value-type="currency">
            <text:p>$96.54</text:p>
          </table:table-cell>
          <table:table-cell table:style-name="ce13" office:value-type="currency" office:currency="USD" office:value="45.86" calcext:value-type="currency">
            <text:p>$45.86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31]-[.B31]" office:value-type="currency" office:currency="USD" office:value="0.990000000000002" calcext:value-type="currency">
            <text:p>$0.99</text:p>
          </table:table-cell>
          <table:table-cell table:style-name="ce50" table:formula="of:=[.E31]/[.D31]" office:value-type="float" office:value="1.35172263410379" calcext:value-type="float">
            <text:p>1.351722634103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SL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64" calcext:value-type="currency">
            <text:p>$96.64</text:p>
          </table:table-cell>
          <table:table-cell table:style-name="ce13" office:value-type="currency" office:currency="USD" office:value="45.9" calcext:value-type="currency">
            <text:p>$45.90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32]-[.B32]" office:value-type="currency" office:currency="USD" office:value="0.990000000000002" calcext:value-type="currency">
            <text:p>$0.99</text:p>
          </table:table-cell>
          <table:table-cell table:style-name="ce50" table:formula="of:=[.E32]/[.D32]" office:value-type="float" office:value="1.35054466230937" calcext:value-type="float">
            <text:p>1.3505446623093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SLN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style-name="ce13" office:value-type="currency" office:currency="USD" office:value="103.77" calcext:value-type="currency">
            <text:p>$103.77</text:p>
          </table:table-cell>
          <table:table-cell table:style-name="ce13" office:value-type="currency" office:currency="USD" office:value="49.29" calcext:value-type="currency">
            <text:p>$49.29</text:p>
          </table:table-cell>
          <table:table-cell table:style-name="ce13" office:value-type="currency" office:currency="USD" office:value="66.99" calcext:value-type="currency">
            <text:p>$66.99</text:p>
          </table:table-cell>
          <table:table-cell table:style-name="ce13" table:formula="of:=[.E33]-[.B33]" office:value-type="currency" office:currency="USD" office:value="0.989999999999995" calcext:value-type="currency">
            <text:p>$0.99</text:p>
          </table:table-cell>
          <table:table-cell table:style-name="ce50" table:formula="of:=[.E33]/[.D33]" office:value-type="float" office:value="1.35909920876446" calcext:value-type="float">
            <text:p>1.3590992087644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SLN</text:p>
          </table:table-cell>
          <table:table-cell table:style-name="ce8" office:value-type="currency" office:currency="USD" office:value="77" calcext:value-type="currency">
            <text:p>$77.00</text:p>
          </table:table-cell>
          <table:table-cell table:style-name="ce13" office:value-type="currency" office:currency="USD" office:value="121.09" calcext:value-type="currency">
            <text:p>$121.09</text:p>
          </table:table-cell>
          <table:table-cell table:style-name="ce13" office:value-type="currency" office:currency="USD" office:value="57.52" calcext:value-type="currency">
            <text:p>$57.52</text:p>
          </table:table-cell>
          <table:table-cell table:style-name="ce13" office:value-type="currency" office:currency="USD" office:value="77.99" calcext:value-type="currency">
            <text:p>$77.99</text:p>
          </table:table-cell>
          <table:table-cell table:style-name="ce13" table:formula="of:=[.E34]-[.B34]" office:value-type="currency" office:currency="USD" office:value="0.989999999999995" calcext:value-type="currency">
            <text:p>$0.99</text:p>
          </table:table-cell>
          <table:table-cell table:style-name="ce50" table:formula="of:=[.E34]/[.D34]" office:value-type="float" office:value="1.35587621696801" calcext:value-type="float">
            <text:p>1.3558762169680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X-SLN</text:p>
          </table:table-cell>
          <table:table-cell table:style-name="ce8" office:value-type="currency" office:currency="USD" office:value="105" calcext:value-type="currency">
            <text:p>$105.00</text:p>
          </table:table-cell>
          <table:table-cell table:style-name="ce13" office:value-type="currency" office:currency="USD" office:value="166.55" calcext:value-type="currency">
            <text:p>$166.55</text:p>
          </table:table-cell>
          <table:table-cell table:style-name="ce13" office:value-type="currency" office:currency="USD" office:value="79.11" calcext:value-type="currency">
            <text:p>$79.11</text:p>
          </table:table-cell>
          <table:table-cell table:style-name="ce13" office:value-type="currency" office:currency="USD" office:value="106.99" calcext:value-type="currency">
            <text:p>$106.99</text:p>
          </table:table-cell>
          <table:table-cell table:style-name="ce13" table:formula="of:=[.E35]-[.B35]" office:value-type="currency" office:currency="USD" office:value="1.99" calcext:value-type="currency">
            <text:p>$1.99</text:p>
          </table:table-cell>
          <table:table-cell table:style-name="ce50" table:formula="of:=[.E35]/[.D35]" office:value-type="float" office:value="1.35242068006573" calcext:value-type="float">
            <text:p>1.3524206800657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k Poly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2" office:value-type="string" calcext:value-type="string">
            <text:p>R48-X-BP-6UNN</text:p>
          </table:table-cell>
          <table:table-cell table:style-name="ce8" office:value-type="currency" office:currency="USD" office:value="585" calcext:value-type="currency">
            <text:p>$585.00</text:p>
          </table:table-cell>
          <table:table-cell table:style-name="ce13" office:value-type="currency" office:currency="USD" office:value="984.52" calcext:value-type="currency">
            <text:p>$984.52</text:p>
          </table:table-cell>
          <table:table-cell table:style-name="ce13" office:value-type="currency" office:currency="USD" office:value="467.65" calcext:value-type="currency">
            <text:p>$467.65</text:p>
          </table:table-cell>
          <table:table-cell table:style-name="ce13" office:value-type="currency" office:currency="USD" office:value="587.5" calcext:value-type="currency">
            <text:p>$587.50</text:p>
          </table:table-cell>
          <table:table-cell table:style-name="ce13" table:formula="of:=[.E39]-[.B39]" office:value-type="currency" office:currency="USD" office:value="2.5" calcext:value-type="currency">
            <text:p>$2.50</text:p>
          </table:table-cell>
          <table:table-cell table:style-name="ce50" table:formula="of:=[.E39]/[.D39]" office:value-type="float" office:value="1.25628140703518" calcext:value-type="float">
            <text:p>1.25628140703518</text:p>
          </table:table-cell>
          <table:table-cell table:style-name="ce17" office:value-type="string" calcext:value-type="string">
            <text:p>zor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k Wire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48-X-BWE-4UNN</text:p>
          </table:table-cell>
          <table:table-cell table:style-name="ce8" office:value-type="currency" office:currency="USD" office:value="455" calcext:value-type="currency">
            <text:p>$455.00</text:p>
          </table:table-cell>
          <table:table-cell table:style-name="ce13" office:value-type="currency" office:currency="USD" office:value="684.75" calcext:value-type="currency">
            <text:p>$684.75</text:p>
          </table:table-cell>
          <table:table-cell table:style-name="ce13" office:value-type="currency" office:currency="USD" office:value="325.26" calcext:value-type="currency">
            <text:p>$325.26</text:p>
          </table:table-cell>
          <table:table-cell table:style-name="ce13" office:value-type="currency" office:currency="USD" office:value="464.65" calcext:value-type="currency">
            <text:p>$464.65</text:p>
          </table:table-cell>
          <table:table-cell table:style-name="ce13" table:formula="of:=[.E43]-[.B43]" office:value-type="currency" office:currency="USD" office:value="9.64999999999998" calcext:value-type="currency">
            <text:p>$9.65</text:p>
          </table:table-cell>
          <table:table-cell table:style-name="ce50" table:formula="of:=[.E43]/[.D43]" office:value-type="float" office:value="1.42854946811781" calcext:value-type="float">
            <text:p>1.428549468117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l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18-BK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7]-[.B47]" office:value-type="currency" office:currency="USD" office:value="5.82999999999998" calcext:value-type="currency">
            <text:p>$5.83</text:p>
          </table:table-cell>
          <table:table-cell table:style-name="ce51" table:formula="of:=[.E47]/[.D47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BL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8]-[.B48]" office:value-type="currency" office:currency="USD" office:value="5.82999999999998" calcext:value-type="currency">
            <text:p>$5.83</text:p>
          </table:table-cell>
          <table:table-cell table:style-name="ce51" table:formula="of:=[.E48]/[.D48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GG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9]-[.B49]" office:value-type="currency" office:currency="USD" office:value="5.82999999999998" calcext:value-type="currency">
            <text:p>$5.83</text:p>
          </table:table-cell>
          <table:table-cell table:style-name="ce51" table:formula="of:=[.E49]/[.D49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GN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0]-[.B50]" office:value-type="currency" office:currency="USD" office:value="5.82999999999998" calcext:value-type="currency">
            <text:p>$5.83</text:p>
          </table:table-cell>
          <table:table-cell table:style-name="ce51" table:formula="of:=[.E50]/[.D50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GR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1]-[.B51]" office:value-type="currency" office:currency="USD" office:value="5.82999999999998" calcext:value-type="currency">
            <text:p>$5.83</text:p>
          </table:table-cell>
          <table:table-cell table:style-name="ce51" table:formula="of:=[.E51]/[.D51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RD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2]-[.B52]" office:value-type="currency" office:currency="USD" office:value="5.82999999999998" calcext:value-type="currency">
            <text:p>$5.83</text:p>
          </table:table-cell>
          <table:table-cell table:style-name="ce51" table:formula="of:=[.E52]/[.D52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H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3]-[.B53]" office:value-type="currency" office:currency="USD" office:value="5.82999999999998" calcext:value-type="currency">
            <text:p>$5.83</text:p>
          </table:table-cell>
          <table:table-cell table:style-name="ce51" table:formula="of:=[.E53]/[.D53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Canvas Knock-Down Basket Trucks Wood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08-CCX-KD-3UNN</text:p>
          </table:table-cell>
          <table:table-cell table:style-name="ce44" office:value-type="currency" office:currency="USD" office:value="175" calcext:value-type="currency">
            <text:p>$175.00</text:p>
          </table:table-cell>
          <table:table-cell table:style-name="ce45" office:value-type="currency" office:currency="USD" office:value="266.18" calcext:value-type="currency">
            <text:p>$266.18</text:p>
          </table:table-cell>
          <table:table-cell table:style-name="ce45" office:value-type="currency" office:currency="USD" office:value="126.44" calcext:value-type="currency">
            <text:p>$126.44</text:p>
          </table:table-cell>
          <table:table-cell table:style-name="ce45" office:value-type="currency" office:currency="USD" office:value="180.62" calcext:value-type="currency">
            <text:p>$180.62</text:p>
          </table:table-cell>
          <table:table-cell table:style-name="ce45" table:formula="of:=[.E57]-[.B57]" office:value-type="currency" office:currency="USD" office:value="5.62" calcext:value-type="currency">
            <text:p>$5.62</text:p>
          </table:table-cell>
          <table:table-cell table:style-name="ce51" table:formula="of:=[.E57]/[.D57]" office:value-type="float" office:value="1.42850363808921" calcext:value-type="float">
            <text:p>1.42850363808921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0-CCX-KD-3UNN</text:p>
          </table:table-cell>
          <table:table-cell table:style-name="ce44" office:value-type="currency" office:currency="USD" office:value="187" calcext:value-type="currency">
            <text:p>$187.00</text:p>
          </table:table-cell>
          <table:table-cell table:style-name="ce45" office:value-type="currency" office:currency="USD" office:value="284.88" calcext:value-type="currency">
            <text:p>$284.88</text:p>
          </table:table-cell>
          <table:table-cell table:style-name="ce45" office:value-type="currency" office:currency="USD" office:value="135.32" calcext:value-type="currency">
            <text:p>$135.32</text:p>
          </table:table-cell>
          <table:table-cell table:style-name="ce45" office:value-type="currency" office:currency="USD" office:value="193.31" calcext:value-type="currency">
            <text:p>$193.31</text:p>
          </table:table-cell>
          <table:table-cell table:style-name="ce45" table:formula="of:=[.E58]-[.B58]" office:value-type="currency" office:currency="USD" office:value="6.31" calcext:value-type="currency">
            <text:p>$6.31</text:p>
          </table:table-cell>
          <table:table-cell table:style-name="ce51" table:formula="of:=[.E58]/[.D58]" office:value-type="float" office:value="1.42853975761159" calcext:value-type="float">
            <text:p>1.4285397576115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2-CCX-KD-3UNN</text:p>
          </table:table-cell>
          <table:table-cell table:style-name="ce44" office:value-type="currency" office:currency="USD" office:value="201" calcext:value-type="currency">
            <text:p>$201.00</text:p>
          </table:table-cell>
          <table:table-cell table:style-name="ce45" office:value-type="currency" office:currency="USD" office:value="305.43" calcext:value-type="currency">
            <text:p>$305.43</text:p>
          </table:table-cell>
          <table:table-cell table:style-name="ce45" office:value-type="currency" office:currency="USD" office:value="145.08" calcext:value-type="currency">
            <text:p>$145.08</text:p>
          </table:table-cell>
          <table:table-cell table:style-name="ce45" office:value-type="currency" office:currency="USD" office:value="207.26" calcext:value-type="currency">
            <text:p>$207.26</text:p>
          </table:table-cell>
          <table:table-cell table:style-name="ce45" table:formula="of:=[.E59]-[.B59]" office:value-type="currency" office:currency="USD" office:value="6.25999999999999" calcext:value-type="currency">
            <text:p>$6.26</text:p>
          </table:table-cell>
          <table:table-cell table:style-name="ce51" table:formula="of:=[.E59]/[.D59]" office:value-type="float" office:value="1.42859112213951" calcext:value-type="float">
            <text:p>1.42859112213951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4-CCX-KD-3UNN</text:p>
          </table:table-cell>
          <table:table-cell table:style-name="ce44" office:value-type="currency" office:currency="USD" office:value="245" calcext:value-type="currency">
            <text:p>$245.00</text:p>
          </table:table-cell>
          <table:table-cell table:style-name="ce45" office:value-type="currency" office:currency="USD" office:value="370.65" calcext:value-type="currency">
            <text:p>$370.65</text:p>
          </table:table-cell>
          <table:table-cell table:style-name="ce45" office:value-type="currency" office:currency="USD" office:value="176.06" calcext:value-type="currency">
            <text:p>$176.06</text:p>
          </table:table-cell>
          <table:table-cell table:style-name="ce45" office:value-type="currency" office:currency="USD" office:value="251.51" calcext:value-type="currency">
            <text:p>$251.51</text:p>
          </table:table-cell>
          <table:table-cell table:style-name="ce45" table:formula="of:=[.E60]-[.B60]" office:value-type="currency" office:currency="USD" office:value="6.50999999999999" calcext:value-type="currency">
            <text:p>$6.51</text:p>
          </table:table-cell>
          <table:table-cell table:style-name="ce51" table:formula="of:=[.E60]/[.D60]" office:value-type="float" office:value="1.42854708622061" calcext:value-type="float">
            <text:p>1.42854708622061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CCX-KD-3UNN</text:p>
          </table:table-cell>
          <table:table-cell table:style-name="ce44" office:value-type="currency" office:currency="USD" office:value="250" calcext:value-type="currency">
            <text:p>$250.00</text:p>
          </table:table-cell>
          <table:table-cell table:style-name="ce45" office:value-type="currency" office:currency="USD" office:value="378.23" calcext:value-type="currency">
            <text:p>$378.23</text:p>
          </table:table-cell>
          <table:table-cell table:style-name="ce45" office:value-type="currency" office:currency="USD" office:value="179.66" calcext:value-type="currency">
            <text:p>$179.66</text:p>
          </table:table-cell>
          <table:table-cell table:style-name="ce45" office:value-type="currency" office:currency="USD" office:value="256.66" calcext:value-type="currency">
            <text:p>$256.66</text:p>
          </table:table-cell>
          <table:table-cell table:style-name="ce45" table:formula="of:=[.E61]-[.B61]" office:value-type="currency" office:currency="USD" office:value="6.66000000000003" calcext:value-type="currency">
            <text:p>$6.66</text:p>
          </table:table-cell>
          <table:table-cell table:style-name="ce51" table:formula="of:=[.E61]/[.D61]" office:value-type="float" office:value="1.42858733162641" calcext:value-type="float">
            <text:p>1.42858733162641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CCX-KD-3UNN</text:p>
          </table:table-cell>
          <table:table-cell table:style-name="ce44" office:value-type="currency" office:currency="USD" office:value="265" calcext:value-type="currency">
            <text:p>$265.00</text:p>
          </table:table-cell>
          <table:table-cell table:style-name="ce45" office:value-type="currency" office:currency="USD" office:value="400.62" calcext:value-type="currency">
            <text:p>$400.62</text:p>
          </table:table-cell>
          <table:table-cell table:style-name="ce45" office:value-type="currency" office:currency="USD" office:value="190.29" calcext:value-type="currency">
            <text:p>$190.29</text:p>
          </table:table-cell>
          <table:table-cell table:style-name="ce45" office:value-type="currency" office:currency="USD" office:value="271.85" calcext:value-type="currency">
            <text:p>$271.85</text:p>
          </table:table-cell>
          <table:table-cell table:style-name="ce45" table:formula="of:=[.E62]-[.B62]" office:value-type="currency" office:currency="USD" office:value="6.85000000000002" calcext:value-type="currency">
            <text:p>$6.85</text:p>
          </table:table-cell>
          <table:table-cell table:style-name="ce51" table:formula="of:=[.E62]/[.D62]" office:value-type="float" office:value="1.42860896526355" calcext:value-type="float">
            <text:p>1.4286089652635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Compact Housekeeping Cart - 3 Shelf and 1 Bag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37-TNX-M3C-1CN</text:p>
          </table:table-cell>
          <table:table-cell table:style-name="ce44" office:value-type="currency" office:currency="USD" office:value="575" calcext:value-type="currency">
            <text:p>$575.00</text:p>
          </table:table-cell>
          <table:table-cell table:style-name="ce45" office:value-type="currency" office:currency="USD" office:value="935.97" calcext:value-type="currency">
            <text:p>$935.97</text:p>
          </table:table-cell>
          <table:table-cell table:style-name="ce45" office:value-type="currency" office:currency="USD" office:value="444.59" calcext:value-type="currency">
            <text:p>$444.59</text:p>
          </table:table-cell>
          <table:table-cell table:style-name="ce45" office:value-type="currency" office:currency="USD" office:value="577.09" calcext:value-type="currency">
            <text:p>$577.09</text:p>
          </table:table-cell>
          <table:table-cell table:style-name="ce45" table:formula="of:=[.E66]-[.B66]" office:value-type="currency" office:currency="USD" office:value="2.09000000000003" calcext:value-type="currency">
            <text:p>$2.09</text:p>
          </table:table-cell>
          <table:table-cell table:style-name="ce51" table:formula="of:=[.E66]/[.D66]" office:value-type="float" office:value="1.2980273960278" calcext:value-type="float">
            <text:p>1.2980273960278</text:p>
          </table:table-cell>
          <table:table-cell table:style-name="ce97" office:value-type="string" calcext:value-type="string">
            <text:p>ahscompany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Cruise Line Housekeeping Cart - 3 Shelves and 1 Bag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55-TNX-C3C-1VN</text:p>
          </table:table-cell>
          <table:table-cell table:style-name="ce44" office:value-type="currency" office:currency="USD" office:value="780" calcext:value-type="currency">
            <text:p>$780.00</text:p>
          </table:table-cell>
          <table:table-cell table:style-name="ce45" office:value-type="currency" office:currency="USD" office:value="1107.24" calcext:value-type="currency">
            <text:p>$1,107.24</text:p>
          </table:table-cell>
          <table:table-cell table:style-name="ce45" office:value-type="currency" office:currency="USD" office:value="525.94" calcext:value-type="currency">
            <text:p>$525.94</text:p>
          </table:table-cell>
          <table:table-cell table:style-name="ce45" office:value-type="currency" office:currency="USD" office:value="682.99" calcext:value-type="currency">
            <text:p>$682.99</text:p>
          </table:table-cell>
          <table:table-cell table:style-name="ce45" table:formula="of:=[.E70]-[.B70]" office:value-type="currency" office:currency="USD" office:value="-97.01" calcext:value-type="currency">
            <text:p>-$97.01</text:p>
          </table:table-cell>
          <table:table-cell table:style-name="ce51" table:formula="of:=[.E70]/[.D70]" office:value-type="float" office:value="1.29860820625927" calcext:value-type="float">
            <text:p>1.29860820625927</text:p>
          </table:table-cell>
          <table:table-cell table:style-name="ce97" office:value-type="string" calcext:value-type="string">
            <text:p>ahscompany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Deluxe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TNX-M3C-2DN</text:p>
          </table:table-cell>
          <table:table-cell table:style-name="ce8" office:value-type="currency" office:currency="USD" office:value="715" calcext:value-type="currency">
            <text:p>$715.00</text:p>
          </table:table-cell>
          <table:table-cell table:style-name="ce13" office:value-type="currency" office:currency="USD" office:value="1192.12" calcext:value-type="currency">
            <text:p>$1,192.12</text:p>
          </table:table-cell>
          <table:table-cell table:style-name="ce13" office:value-type="currency" office:currency="USD" office:value="566.26" calcext:value-type="currency">
            <text:p>$566.26</text:p>
          </table:table-cell>
          <table:table-cell table:style-name="ce13" office:value-type="currency" office:currency="USD" office:value="719" calcext:value-type="currency">
            <text:p>$719.00</text:p>
          </table:table-cell>
          <table:table-cell table:style-name="ce13" table:formula="of:=[.E74]-[.B74]" office:value-type="currency" office:currency="USD" office:value="4" calcext:value-type="currency">
            <text:p>$4.00</text:p>
          </table:table-cell>
          <table:table-cell table:style-name="ce50" table:formula="of:=[.E74]/[.D74]" office:value-type="float" office:value="1.26973475082118" calcext:value-type="float">
            <text:p>1.26973475082118</text:p>
          </table:table-cell>
          <table:table-cell table:style-name="ce17" office:value-type="string" calcext:value-type="string">
            <text:p>hdsupplysolutions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Elevated Basket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15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6">
          <table:table-cell table:style-name="ce2" office:value-type="string" calcext:value-type="string">
            <text:p>R04-X-EL-3UNN</text:p>
          </table:table-cell>
          <table:table-cell table:style-name="ce8" office:value-type="currency" office:currency="USD" office:value="110" calcext:value-type="currency">
            <text:p>$110.00</text:p>
          </table:table-cell>
          <table:table-cell table:style-name="ce13" office:value-type="currency" office:currency="USD" office:value="156.6" calcext:value-type="currency">
            <text:p>$156.60</text:p>
          </table:table-cell>
          <table:table-cell table:style-name="ce13" office:value-type="currency" office:currency="USD" office:value="74.39" calcext:value-type="currency">
            <text:p>$74.39</text:p>
          </table:table-cell>
          <table:table-cell table:style-name="ce13" office:value-type="currency" office:currency="USD" office:value="143.09" calcext:value-type="currency">
            <text:p>$143.09</text:p>
          </table:table-cell>
          <table:table-cell table:style-name="ce13" table:formula="of:=[.E78]-[.B78]" office:value-type="currency" office:currency="USD" office:value="33.09" calcext:value-type="currency">
            <text:p>$33.09</text:p>
          </table:table-cell>
          <table:table-cell table:style-name="ce50" table:formula="of:=[.E78]/[.D78]" office:value-type="float" office:value="1.92351122462697" calcext:value-type="float">
            <text:p>1.92351122462697</text:p>
          </table:table-cell>
          <table:table-cell table:style-name="ce17" office:value-type="string" calcext:value-type="string">
            <text:p>jet.com</text:p>
          </table:table-cell>
          <table:table-cell table:number-columns-repeated="1016"/>
        </table:table-row>
        <table:table-row table:style-name="ro17">
          <table:table-cell table:style-name="ce2" office:value-type="string" calcext:value-type="string">
            <text:p>R06-X-EL-3UNN</text:p>
          </table:table-cell>
          <table:table-cell table:style-name="ce8" office:value-type="currency" office:currency="USD" office:value="120" calcext:value-type="currency">
            <text:p>$120.00</text:p>
          </table:table-cell>
          <table:table-cell table:style-name="ce13" office:value-type="currency" office:currency="USD" office:value="170.06" calcext:value-type="currency">
            <text:p>$170.06</text:p>
          </table:table-cell>
          <table:table-cell table:style-name="ce13" office:value-type="currency" office:currency="USD" office:value="80.78" calcext:value-type="currency">
            <text:p>$80.78</text:p>
          </table:table-cell>
          <table:table-cell table:style-name="ce13" office:value-type="currency" office:currency="USD" office:value="154.95" calcext:value-type="currency">
            <text:p>$154.95</text:p>
          </table:table-cell>
          <table:table-cell table:style-name="ce13" table:formula="of:=[.E79]-[.B79]" office:value-type="currency" office:currency="USD" office:value="34.95" calcext:value-type="currency">
            <text:p>$34.95</text:p>
          </table:table-cell>
          <table:table-cell table:style-name="ce50" table:formula="of:=[.E79]/[.D79]" office:value-type="float" office:value="1.91817281505323" calcext:value-type="float">
            <text:p>1.91817281505323</text:p>
          </table:table-cell>
          <table:table-cell table:style-name="ce17" office:value-type="string" calcext:value-type="string">
            <text:p>jet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4-CCX-EL-3UNN</text:p>
          </table:table-cell>
          <table:table-cell table:style-name="ce8" office:value-type="currency" office:currency="USD" office:value="110" calcext:value-type="currency">
            <text:p>$110.00</text:p>
          </table:table-cell>
          <table:table-cell table:style-name="ce13" office:value-type="currency" office:currency="USD" office:value="164.85" calcext:value-type="currency">
            <text:p>$164.85</text:p>
          </table:table-cell>
          <table:table-cell table:style-name="ce13" office:value-type="currency" office:currency="USD" office:value="78.3" calcext:value-type="currency">
            <text:p>$78.30</text:p>
          </table:table-cell>
          <table:table-cell table:style-name="ce13" office:value-type="currency" office:currency="USD" office:value="143.09" calcext:value-type="currency">
            <text:p>$143.09</text:p>
          </table:table-cell>
          <table:table-cell table:style-name="ce13" table:formula="of:=[.E80]-[.B80]" office:value-type="currency" office:currency="USD" office:value="33.09" calcext:value-type="currency">
            <text:p>$33.09</text:p>
          </table:table-cell>
          <table:table-cell table:style-name="ce50" table:formula="of:=[.E80]/[.D80]" office:value-type="float" office:value="1.82745849297573" calcext:value-type="float">
            <text:p>1.82745849297573</text:p>
          </table:table-cell>
          <table:table-cell table:style-name="ce17" office:value-type="string" calcext:value-type="string">
            <text:p>zorro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CCX-EL-3UNN</text:p>
          </table:table-cell>
          <table:table-cell table:style-name="ce8" office:value-type="currency" office:currency="USD" office:value="120" calcext:value-type="currency">
            <text:p>$120.00</text:p>
          </table:table-cell>
          <table:table-cell table:style-name="ce13" office:value-type="currency" office:currency="USD" office:value="179.09" calcext:value-type="currency">
            <text:p>$179.09</text:p>
          </table:table-cell>
          <table:table-cell table:style-name="ce13" office:value-type="currency" office:currency="USD" office:value="85.07" calcext:value-type="currency">
            <text:p>$85.07</text:p>
          </table:table-cell>
          <table:table-cell table:style-name="ce13" office:value-type="currency" office:currency="USD" office:value="151.99" calcext:value-type="currency">
            <text:p>$151.99</text:p>
          </table:table-cell>
          <table:table-cell table:style-name="ce13" table:formula="of:=[.E81]-[.B81]" office:value-type="currency" office:currency="USD" office:value="31.99" calcext:value-type="currency">
            <text:p>$31.99</text:p>
          </table:table-cell>
          <table:table-cell table:style-name="ce50" table:formula="of:=[.E81]/[.D81]" office:value-type="float" office:value="1.78664629128953" calcext:value-type="float">
            <text:p>1.78664629128953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Extractor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60-CCW-EXE-4UNN</text:p>
          </table:table-cell>
          <table:table-cell table:style-name="ce8" office:value-type="currency" office:currency="USD" office:value="379" calcext:value-type="currency">
            <text:p>$379.00</text:p>
          </table:table-cell>
          <table:table-cell table:style-name="ce13" office:value-type="currency" office:currency="USD" office:value="506.74" calcext:value-type="currency">
            <text:p>$506.74</text:p>
          </table:table-cell>
          <table:table-cell table:style-name="ce13" office:value-type="currency" office:currency="USD" office:value="240.7" calcext:value-type="currency">
            <text:p>$240.70</text:p>
          </table:table-cell>
          <table:table-cell table:style-name="ce13" office:value-type="currency" office:currency="USD" office:value="461.99" calcext:value-type="currency">
            <text:p>$461.99</text:p>
          </table:table-cell>
          <table:table-cell table:style-name="ce13" table:formula="of:=[.E85]-[.B85]" office:value-type="currency" office:currency="USD" office:value="82.99" calcext:value-type="currency">
            <text:p>$82.99</text:p>
          </table:table-cell>
          <table:table-cell table:style-name="ce50" table:formula="of:=[.E85]/[.D85]" office:value-type="float" office:value="1.91936019941836" calcext:value-type="float">
            <text:p>1.91936019941836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70-CCW-EXE-4UNN</text:p>
          </table:table-cell>
          <table:table-cell table:style-name="ce8" office:value-type="currency" office:currency="USD" office:value="399" calcext:value-type="currency">
            <text:p>$399.00</text:p>
          </table:table-cell>
          <table:table-cell table:style-name="ce13" office:value-type="currency" office:currency="USD" office:value="563.63" calcext:value-type="currency">
            <text:p>$563.63</text:p>
          </table:table-cell>
          <table:table-cell table:style-name="ce13" office:value-type="currency" office:currency="USD" office:value="267.72" calcext:value-type="currency">
            <text:p>$267.72</text:p>
          </table:table-cell>
          <table:table-cell table:style-name="ce13" office:value-type="currency" office:currency="USD" office:value="509.99" calcext:value-type="currency">
            <text:p>$509.99</text:p>
          </table:table-cell>
          <table:table-cell table:style-name="ce13" table:formula="of:=[.E86]-[.B86]" office:value-type="currency" office:currency="USD" office:value="110.99" calcext:value-type="currency">
            <text:p>$110.99</text:p>
          </table:table-cell>
          <table:table-cell table:style-name="ce50" table:formula="of:=[.E86]/[.D86]" office:value-type="float" office:value="1.90493799492007" calcext:value-type="float">
            <text:p>1.90493799492007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Flatwork Ironer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44-W-FWA-4UNN</text:p>
          </table:table-cell>
          <table:table-cell table:style-name="ce8" office:value-type="currency" office:currency="USD" office:value="335" calcext:value-type="currency">
            <text:p>$335.00</text:p>
          </table:table-cell>
          <table:table-cell table:style-name="ce13" office:value-type="currency" office:currency="USD" office:value="497.96" calcext:value-type="currency">
            <text:p>$497.96</text:p>
          </table:table-cell>
          <table:table-cell table:style-name="ce13" office:value-type="currency" office:currency="USD" office:value="236.53" calcext:value-type="currency">
            <text:p>$236.53</text:p>
          </table:table-cell>
          <table:table-cell table:style-name="ce13" office:value-type="currency" office:currency="USD" office:value="337.9" calcext:value-type="currency">
            <text:p>$337.90</text:p>
          </table:table-cell>
          <table:table-cell table:style-name="ce13" table:formula="of:=[.E90]-[.B90]" office:value-type="currency" office:currency="USD" office:value="2.89999999999998" calcext:value-type="currency">
            <text:p>$2.90</text:p>
          </table:table-cell>
          <table:table-cell table:style-name="ce50" table:formula="of:=[.E90]/[.D90]" office:value-type="float" office:value="1.42857142857143" calcext:value-type="float">
            <text:p>1.4285714285714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0-W-FWA-4UNN</text:p>
          </table:table-cell>
          <table:table-cell table:style-name="ce8" office:value-type="currency" office:currency="USD" office:value="360" calcext:value-type="currency">
            <text:p>$360.00</text:p>
          </table:table-cell>
          <table:table-cell table:style-name="ce13" office:value-type="currency" office:currency="USD" office:value="537.63" calcext:value-type="currency">
            <text:p>$537.63</text:p>
          </table:table-cell>
          <table:table-cell table:style-name="ce13" office:value-type="currency" office:currency="USD" office:value="255.37" calcext:value-type="currency">
            <text:p>$255.37</text:p>
          </table:table-cell>
          <table:table-cell table:style-name="ce13" office:value-type="currency" office:currency="USD" office:value="364.82" calcext:value-type="currency">
            <text:p>$364.82</text:p>
          </table:table-cell>
          <table:table-cell table:style-name="ce13" table:formula="of:=[.E91]-[.B91]" office:value-type="currency" office:currency="USD" office:value="4.81999999999999" calcext:value-type="currency">
            <text:p>$4.82</text:p>
          </table:table-cell>
          <table:table-cell table:style-name="ce50" table:formula="of:=[.E91]/[.D91]" office:value-type="float" office:value="1.42859380506716" calcext:value-type="float">
            <text:p>1.4285938050671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6-W-FWA-4UNN</text:p>
          </table:table-cell>
          <table:table-cell table:style-name="ce8" office:value-type="currency" office:currency="USD" office:value="399" calcext:value-type="currency">
            <text:p>$399.00</text:p>
          </table:table-cell>
          <table:table-cell table:style-name="ce13" office:value-type="currency" office:currency="USD" office:value="591.76" calcext:value-type="currency">
            <text:p>$591.76</text:p>
          </table:table-cell>
          <table:table-cell table:style-name="ce13" office:value-type="currency" office:currency="USD" office:value="281.09" calcext:value-type="currency">
            <text:p>$281.09</text:p>
          </table:table-cell>
          <table:table-cell table:style-name="ce13" office:value-type="currency" office:currency="USD" office:value="401.55" calcext:value-type="currency">
            <text:p>$401.55</text:p>
          </table:table-cell>
          <table:table-cell table:style-name="ce13" table:formula="of:=[.E92]-[.B92]" office:value-type="currency" office:currency="USD" office:value="2.55000000000001" calcext:value-type="currency">
            <text:p>$2.55</text:p>
          </table:table-cell>
          <table:table-cell table:style-name="ce50" table:formula="of:=[.E92]/[.D92]" office:value-type="float" office:value="1.42854601728984" calcext:value-type="float">
            <text:p>1.428546017289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Hamper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0-X-EBN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style-name="ce13" office:value-type="currency" office:currency="USD" office:value="40.25" calcext:value-type="currency">
            <text:p>$40.25</text:p>
          </table:table-cell>
          <table:table-cell table:style-name="ce13" office:value-type="currency" office:currency="USD" office:value="19.12" calcext:value-type="currency">
            <text:p>$19.12</text:p>
          </table:table-cell>
          <table:table-cell table:style-name="ce13" office:value-type="currency" office:currency="USD" office:value="56.99" calcext:value-type="currency">
            <text:p>$56.99</text:p>
          </table:table-cell>
          <table:table-cell table:style-name="ce13" table:formula="of:=[.E96]-[.B96]" office:value-type="currency" office:currency="USD" office:value="-9.01" calcext:value-type="currency">
            <text:p>-$9.01</text:p>
          </table:table-cell>
          <table:table-cell table:style-name="ce50" table:formula="of:=[.E96]/[.D96]" office:value-type="float" office:value="2.98064853556485" calcext:value-type="float">
            <text:p>2.98064853556485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0-X-HBN</text:p>
          </table:table-cell>
          <table:table-cell table:style-name="ce8" office:value-type="currency" office:currency="USD" office:value="20.5" calcext:value-type="currency">
            <text:p>$20.50</text:p>
          </table:table-cell>
          <table:table-cell table:style-name="ce13" office:value-type="currency" office:currency="USD" office:value="40.25" calcext:value-type="currency">
            <text:p>$40.25</text:p>
          </table:table-cell>
          <table:table-cell table:style-name="ce13" office:value-type="currency" office:currency="USD" office:value="19.12" calcext:value-type="currency">
            <text:p>$19.12</text:p>
          </table:table-cell>
          <table:table-cell table:style-name="ce13" office:value-type="currency" office:currency="USD" office:value="25.99" calcext:value-type="currency">
            <text:p>$25.99</text:p>
          </table:table-cell>
          <table:table-cell table:style-name="ce13" table:formula="of:=[.E97]-[.B97]" office:value-type="currency" office:currency="USD" office:value="5.49" calcext:value-type="currency">
            <text:p>$5.49</text:p>
          </table:table-cell>
          <table:table-cell table:style-name="ce50" table:formula="of:=[.E97]/[.D97]" office:value-type="float" office:value="1.35930962343096" calcext:value-type="float">
            <text:p>1.35930962343096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0-WHX-HSN</text:p>
          </table:table-cell>
          <table:table-cell table:style-name="ce8" office:value-type="currency" office:currency="USD" office:value="23.9" calcext:value-type="currency">
            <text:p>$23.90</text:p>
          </table:table-cell>
          <table:table-cell table:style-name="ce13" office:value-type="currency" office:currency="USD" office:value="36.75" calcext:value-type="currency">
            <text:p>$36.75</text:p>
          </table:table-cell>
          <table:table-cell table:style-name="ce13" office:value-type="currency" office:currency="USD" office:value="17.46" calcext:value-type="currency">
            <text:p>$17.46</text:p>
          </table:table-cell>
          <table:table-cell table:style-name="ce13" office:value-type="currency" office:currency="USD" office:value="25.99" calcext:value-type="currency">
            <text:p>$25.99</text:p>
          </table:table-cell>
          <table:table-cell table:style-name="ce13" table:formula="of:=[.E98]-[.B98]" office:value-type="currency" office:currency="USD" office:value="2.09" calcext:value-type="currency">
            <text:p>$2.09</text:p>
          </table:table-cell>
          <table:table-cell table:style-name="ce50" table:formula="of:=[.E98]/[.D98]" office:value-type="float" office:value="1.4885452462772" calcext:value-type="float">
            <text:p>1.4885452462772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Basket Trucks - Canva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24-W-HDA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02]-[.B102]" office:value-type="currency" office:currency="USD" office:value="42.95" calcext:value-type="currency">
            <text:p>$42.95</text:p>
          </table:table-cell>
          <table:table-cell table:style-name="ce51" table:formula="of:=[.E102]/[.D102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A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3]-[.B103]" office:value-type="currency" office:currency="USD" office:value="26.81" calcext:value-type="currency">
            <text:p>$26.81</text:p>
          </table:table-cell>
          <table:table-cell table:style-name="ce51" table:formula="of:=[.E103]/[.D103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A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04]-[.B104]" office:value-type="currency" office:currency="USD" office:value="22.82" calcext:value-type="currency">
            <text:p>$22.82</text:p>
          </table:table-cell>
          <table:table-cell table:style-name="ce51" table:formula="of:=[.E104]/[.D104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A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05]-[.B105]" office:value-type="currency" office:currency="USD" office:value="24.86" calcext:value-type="currency">
            <text:p>$24.86</text:p>
          </table:table-cell>
          <table:table-cell table:style-name="ce51" table:formula="of:=[.E105]/[.D105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C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6]-[.B106]" office:value-type="currency" office:currency="USD" office:value="26.81" calcext:value-type="currency">
            <text:p>$26.81</text:p>
          </table:table-cell>
          <table:table-cell table:style-name="ce51" table:formula="of:=[.E106]/[.D106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D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7]-[.B107]" office:value-type="currency" office:currency="USD" office:value="26.81" calcext:value-type="currency">
            <text:p>$26.81</text:p>
          </table:table-cell>
          <table:table-cell table:style-name="ce51" table:formula="of:=[.E107]/[.D107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E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8]-[.B108]" office:value-type="currency" office:currency="USD" office:value="26.81" calcext:value-type="currency">
            <text:p>$26.81</text:p>
          </table:table-cell>
          <table:table-cell table:style-name="ce51" table:formula="of:=[.E108]/[.D108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N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9]-[.B109]" office:value-type="currency" office:currency="USD" office:value="26.81" calcext:value-type="currency">
            <text:p>$26.81</text:p>
          </table:table-cell>
          <table:table-cell table:style-name="ce51" table:formula="of:=[.E109]/[.D109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C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0]-[.B110]" office:value-type="currency" office:currency="USD" office:value="22.82" calcext:value-type="currency">
            <text:p>$22.82</text:p>
          </table:table-cell>
          <table:table-cell table:style-name="ce51" table:formula="of:=[.E110]/[.D110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D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1]-[.B111]" office:value-type="currency" office:currency="USD" office:value="22.82" calcext:value-type="currency">
            <text:p>$22.82</text:p>
          </table:table-cell>
          <table:table-cell table:style-name="ce51" table:formula="of:=[.E111]/[.D111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E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2]-[.B112]" office:value-type="currency" office:currency="USD" office:value="22.82" calcext:value-type="currency">
            <text:p>$22.82</text:p>
          </table:table-cell>
          <table:table-cell table:style-name="ce51" table:formula="of:=[.E112]/[.D112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N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3]-[.B113]" office:value-type="currency" office:currency="USD" office:value="22.82" calcext:value-type="currency">
            <text:p>$22.82</text:p>
          </table:table-cell>
          <table:table-cell table:style-name="ce51" table:formula="of:=[.E113]/[.D113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C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4]-[.B114]" office:value-type="currency" office:currency="USD" office:value="24.86" calcext:value-type="currency">
            <text:p>$24.86</text:p>
          </table:table-cell>
          <table:table-cell table:style-name="ce51" table:formula="of:=[.E114]/[.D114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D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5]-[.B115]" office:value-type="currency" office:currency="USD" office:value="24.86" calcext:value-type="currency">
            <text:p>$24.86</text:p>
          </table:table-cell>
          <table:table-cell table:style-name="ce51" table:formula="of:=[.E115]/[.D115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E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6]-[.B116]" office:value-type="currency" office:currency="USD" office:value="24.86" calcext:value-type="currency">
            <text:p>$24.86</text:p>
          </table:table-cell>
          <table:table-cell table:style-name="ce51" table:formula="of:=[.E116]/[.D116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N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7]-[.B117]" office:value-type="currency" office:currency="USD" office:value="24.86" calcext:value-type="currency">
            <text:p>$24.86</text:p>
          </table:table-cell>
          <table:table-cell table:style-name="ce51" table:formula="of:=[.E117]/[.D117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C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18]-[.B118]" office:value-type="currency" office:currency="USD" office:value="42.95" calcext:value-type="currency">
            <text:p>$42.95</text:p>
          </table:table-cell>
          <table:table-cell table:style-name="ce51" table:formula="of:=[.E118]/[.D118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D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19]-[.B119]" office:value-type="currency" office:currency="USD" office:value="42.95" calcext:value-type="currency">
            <text:p>$42.95</text:p>
          </table:table-cell>
          <table:table-cell table:style-name="ce51" table:formula="of:=[.E119]/[.D119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E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20]-[.B120]" office:value-type="currency" office:currency="USD" office:value="42.95" calcext:value-type="currency">
            <text:p>$42.95</text:p>
          </table:table-cell>
          <table:table-cell table:style-name="ce51" table:formula="of:=[.E120]/[.D120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N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21]-[.B121]" office:value-type="currency" office:currency="USD" office:value="42.95" calcext:value-type="currency">
            <text:p>$42.95</text:p>
          </table:table-cell>
          <table:table-cell table:style-name="ce51" table:formula="of:=[.E121]/[.D121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Basket Truck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16-W-HDA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25]-[.B125]" office:value-type="currency" office:currency="USD" office:value="4.76999999999998" calcext:value-type="currency">
            <text:p>$4.77</text:p>
          </table:table-cell>
          <table:table-cell table:style-name="ce51" table:formula="of:=[.E125]/[.D125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A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26]-[.B126]" office:value-type="currency" office:currency="USD" office:value="7.77999999999997" calcext:value-type="currency">
            <text:p>$7.78</text:p>
          </table:table-cell>
          <table:table-cell table:style-name="ce51" table:formula="of:=[.E126]/[.D126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A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27]-[.B127]" office:value-type="currency" office:currency="USD" office:value="7.23000000000002" calcext:value-type="currency">
            <text:p>$7.23</text:p>
          </table:table-cell>
          <table:table-cell table:style-name="ce51" table:formula="of:=[.E127]/[.D127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A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28]-[.B128]" office:value-type="currency" office:currency="USD" office:value="22.54" calcext:value-type="currency">
            <text:p>$22.54</text:p>
          </table:table-cell>
          <table:table-cell table:style-name="ce51" table:formula="of:=[.E128]/[.D128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C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29]-[.B129]" office:value-type="currency" office:currency="USD" office:value="4.76999999999998" calcext:value-type="currency">
            <text:p>$4.77</text:p>
          </table:table-cell>
          <table:table-cell table:style-name="ce51" table:formula="of:=[.E129]/[.D129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D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0]-[.B130]" office:value-type="currency" office:currency="USD" office:value="4.76999999999998" calcext:value-type="currency">
            <text:p>$4.77</text:p>
          </table:table-cell>
          <table:table-cell table:style-name="ce51" table:formula="of:=[.E130]/[.D130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E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1]-[.B131]" office:value-type="currency" office:currency="USD" office:value="4.76999999999998" calcext:value-type="currency">
            <text:p>$4.77</text:p>
          </table:table-cell>
          <table:table-cell table:style-name="ce51" table:formula="of:=[.E131]/[.D131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N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2]-[.B132]" office:value-type="currency" office:currency="USD" office:value="4.76999999999998" calcext:value-type="currency">
            <text:p>$4.77</text:p>
          </table:table-cell>
          <table:table-cell table:style-name="ce51" table:formula="of:=[.E132]/[.D132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C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3]-[.B133]" office:value-type="currency" office:currency="USD" office:value="7.77999999999997" calcext:value-type="currency">
            <text:p>$7.78</text:p>
          </table:table-cell>
          <table:table-cell table:style-name="ce51" table:formula="of:=[.E133]/[.D133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D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4]-[.B134]" office:value-type="currency" office:currency="USD" office:value="7.77999999999997" calcext:value-type="currency">
            <text:p>$7.78</text:p>
          </table:table-cell>
          <table:table-cell table:style-name="ce51" table:formula="of:=[.E134]/[.D134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E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5]-[.B135]" office:value-type="currency" office:currency="USD" office:value="7.77999999999997" calcext:value-type="currency">
            <text:p>$7.78</text:p>
          </table:table-cell>
          <table:table-cell table:style-name="ce51" table:formula="of:=[.E135]/[.D135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N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6]-[.B136]" office:value-type="currency" office:currency="USD" office:value="7.77999999999997" calcext:value-type="currency">
            <text:p>$7.78</text:p>
          </table:table-cell>
          <table:table-cell table:style-name="ce51" table:formula="of:=[.E136]/[.D136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C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7]-[.B137]" office:value-type="currency" office:currency="USD" office:value="7.23000000000002" calcext:value-type="currency">
            <text:p>$7.23</text:p>
          </table:table-cell>
          <table:table-cell table:style-name="ce51" table:formula="of:=[.E137]/[.D137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D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8]-[.B138]" office:value-type="currency" office:currency="USD" office:value="7.23000000000002" calcext:value-type="currency">
            <text:p>$7.23</text:p>
          </table:table-cell>
          <table:table-cell table:style-name="ce51" table:formula="of:=[.E138]/[.D138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E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9]-[.B139]" office:value-type="currency" office:currency="USD" office:value="7.23000000000002" calcext:value-type="currency">
            <text:p>$7.23</text:p>
          </table:table-cell>
          <table:table-cell table:style-name="ce51" table:formula="of:=[.E139]/[.D139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N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40]-[.B140]" office:value-type="currency" office:currency="USD" office:value="7.23000000000002" calcext:value-type="currency">
            <text:p>$7.23</text:p>
          </table:table-cell>
          <table:table-cell table:style-name="ce51" table:formula="of:=[.E140]/[.D140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C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1]-[.B141]" office:value-type="currency" office:currency="USD" office:value="22.54" calcext:value-type="currency">
            <text:p>$22.54</text:p>
          </table:table-cell>
          <table:table-cell table:style-name="ce51" table:formula="of:=[.E141]/[.D141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D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2]-[.B142]" office:value-type="currency" office:currency="USD" office:value="22.54" calcext:value-type="currency">
            <text:p>$22.54</text:p>
          </table:table-cell>
          <table:table-cell table:style-name="ce51" table:formula="of:=[.E142]/[.D142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E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3]-[.B143]" office:value-type="currency" office:currency="USD" office:value="22.54" calcext:value-type="currency">
            <text:p>$22.54</text:p>
          </table:table-cell>
          <table:table-cell table:style-name="ce51" table:formula="of:=[.E143]/[.D143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N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4]-[.B144]" office:value-type="currency" office:currency="USD" office:value="22.54" calcext:value-type="currency">
            <text:p>$22.54</text:p>
          </table:table-cell>
          <table:table-cell table:style-name="ce51" table:formula="of:=[.E144]/[.D144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Knock-Down Basket Truck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D8</text:p>
          </table:table-cell>
          <table:table-cell table:style-name="ce8" office:value-type="currency" office:currency="USD" office:value="170" calcext:value-type="currency">
            <text:p>$170.00</text:p>
          </table:table-cell>
          <table:table-cell table:style-name="ce13" office:value-type="currency" office:currency="USD" office:value="251.8" calcext:value-type="currency">
            <text:p>$251.80</text:p>
          </table:table-cell>
          <table:table-cell table:style-name="ce13" office:value-type="currency" office:currency="USD" office:value="119.61" calcext:value-type="currency">
            <text:p>$119.61</text:p>
          </table:table-cell>
          <table:table-cell table:style-name="ce13" office:value-type="currency" office:currency="USD" office:value="196.13" calcext:value-type="currency">
            <text:p>$196.13</text:p>
          </table:table-cell>
          <table:table-cell table:style-name="ce13" table:formula="of:=[.E148]-[.B148]" office:value-type="currency" office:currency="USD" office:value="26.13" calcext:value-type="currency">
            <text:p>$26.13</text:p>
          </table:table-cell>
          <table:table-cell table:style-name="ce50" table:formula="of:=[.E148]/[.D148]" office:value-type="float" office:value="1.63974584064878" calcext:value-type="float">
            <text:p>1.6397458406487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D10</text:p>
          </table:table-cell>
          <table:table-cell table:style-name="ce8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269.51" calcext:value-type="currency">
            <text:p>$269.51</text:p>
          </table:table-cell>
          <table:table-cell table:style-name="ce13" office:value-type="currency" office:currency="USD" office:value="128.02" calcext:value-type="currency">
            <text:p>$128.02</text:p>
          </table:table-cell>
          <table:table-cell table:style-name="ce13" office:value-type="currency" office:currency="USD" office:value="216.34" calcext:value-type="currency">
            <text:p>$216.34</text:p>
          </table:table-cell>
          <table:table-cell table:style-name="ce13" table:formula="of:=[.E149]-[.B149]" office:value-type="currency" office:currency="USD" office:value="36.34" calcext:value-type="currency">
            <text:p>$36.34</text:p>
          </table:table-cell>
          <table:table-cell table:style-name="ce50" table:formula="of:=[.E149]/[.D149]" office:value-type="float" office:value="1.68989220434307" calcext:value-type="float">
            <text:p>1.6898922043430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D12</text:p>
          </table:table-cell>
          <table:table-cell table:style-name="ce8" office:value-type="currency" office:currency="USD" office:value="195" calcext:value-type="currency">
            <text:p>$195.00</text:p>
          </table:table-cell>
          <table:table-cell table:style-name="ce13" office:value-type="currency" office:currency="USD" office:value="288.67" calcext:value-type="currency">
            <text:p>$288.67</text:p>
          </table:table-cell>
          <table:table-cell table:style-name="ce13" office:value-type="currency" office:currency="USD" office:value="137.12" calcext:value-type="currency">
            <text:p>$137.12</text:p>
          </table:table-cell>
          <table:table-cell table:style-name="ce13" office:value-type="currency" office:currency="USD" office:value="219.26" calcext:value-type="currency">
            <text:p>$219.26</text:p>
          </table:table-cell>
          <table:table-cell table:style-name="ce13" table:formula="of:=[.E150]-[.B150]" office:value-type="currency" office:currency="USD" office:value="24.26" calcext:value-type="currency">
            <text:p>$24.26</text:p>
          </table:table-cell>
          <table:table-cell table:style-name="ce50" table:formula="of:=[.E150]/[.D150]" office:value-type="float" office:value="1.59903733955659" calcext:value-type="float">
            <text:p>1.5990373395565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Linen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1-X-LCA-4UNN</text:p>
          </table:table-cell>
          <table:table-cell table:style-name="ce8" office:value-type="currency" office:currency="USD" office:value="290" calcext:value-type="currency">
            <text:p>$290.00</text:p>
          </table:table-cell>
          <table:table-cell table:style-name="ce13" office:value-type="currency" office:currency="USD" office:value="420" calcext:value-type="currency">
            <text:p>$420.00</text:p>
          </table:table-cell>
          <table:table-cell table:style-name="ce13" office:value-type="currency" office:currency="USD" office:value="199.5" calcext:value-type="currency">
            <text:p>$199.50</text:p>
          </table:table-cell>
          <table:table-cell table:style-name="ce13" office:value-type="currency" office:currency="USD" office:value="367.99" calcext:value-type="currency">
            <text:p>$367.99</text:p>
          </table:table-cell>
          <table:table-cell table:style-name="ce13" table:formula="of:=[.E154]-[.B154]" office:value-type="currency" office:currency="USD" office:value="77.99" calcext:value-type="currency">
            <text:p>$77.99</text:p>
          </table:table-cell>
          <table:table-cell table:style-name="ce50" table:formula="of:=[.E154]/[.D154]" office:value-type="float" office:value="1.84456140350877" calcext:value-type="float">
            <text:p>1.84456140350877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Locking Cabinet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55-TNX-M3C-2LN</text:p>
          </table:table-cell>
          <table:table-cell table:style-name="ce44" office:value-type="currency" office:currency="USD" office:value="899" calcext:value-type="currency">
            <text:p>$899.00</text:p>
          </table:table-cell>
          <table:table-cell table:style-name="ce45" office:value-type="currency" office:currency="USD" office:value="1269.93" calcext:value-type="currency">
            <text:p>$1,269.93</text:p>
          </table:table-cell>
          <table:table-cell table:style-name="ce45" office:value-type="currency" office:currency="USD" office:value="603.22" calcext:value-type="currency">
            <text:p>$603.22</text:p>
          </table:table-cell>
          <table:table-cell table:style-name="ce45" office:value-type="currency" office:currency="USD" office:value="995.39" calcext:value-type="currency">
            <text:p>$995.39</text:p>
          </table:table-cell>
          <table:table-cell table:style-name="ce45" table:formula="of:=[.E158]-[.B158]" office:value-type="currency" office:currency="USD" office:value="96.39" calcext:value-type="currency">
            <text:p>$96.39</text:p>
          </table:table-cell>
          <table:table-cell table:style-name="ce51" table:formula="of:=[.E158]/[.D158]" office:value-type="float" office:value="1.65012764828752" calcext:value-type="float">
            <text:p>1.65012764828752</text:p>
          </table:table-cell>
          <table:table-cell table:style-name="ce97" office:value-type="string" calcext:value-type="string">
            <text:p>sustainablesupply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Mail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23-BLX-MTC-4UNN</text:p>
          </table:table-cell>
          <table:table-cell table:style-name="ce8" office:value-type="currency" office:currency="USD" office:value="365" calcext:value-type="currency">
            <text:p>$365.00</text:p>
          </table:table-cell>
          <table:table-cell table:style-name="ce13" office:value-type="currency" office:currency="USD" office:value="590.76" calcext:value-type="currency">
            <text:p>$590.76</text:p>
          </table:table-cell>
          <table:table-cell table:style-name="ce13" office:value-type="currency" office:currency="USD" office:value="280.61" calcext:value-type="currency">
            <text:p>$280.61</text:p>
          </table:table-cell>
          <table:table-cell table:style-name="ce13" office:value-type="currency" office:currency="USD" office:value="411" calcext:value-type="currency">
            <text:p>$411.00</text:p>
          </table:table-cell>
          <table:table-cell table:style-name="ce13" table:formula="of:=[.E162]-[.B162]" office:value-type="currency" office:currency="USD" office:value="46" calcext:value-type="currency">
            <text:p>$46.00</text:p>
          </table:table-cell>
          <table:table-cell table:style-name="ce50" table:formula="of:=[.E162]/[.D162]" office:value-type="float" office:value="1.46466626278465" calcext:value-type="float">
            <text:p>1.46466626278465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Permanent Liner Basket Trucks - Wire Base - Canva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4-CCW-PWA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66]-[.B166]" office:value-type="currency" office:currency="USD" office:value="9.44999999999999" calcext:value-type="currency">
            <text:p>$9.45</text:p>
          </table:table-cell>
          <table:table-cell table:style-name="ce50" table:formula="of:=[.E166]/[.D166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CCW-PWA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67]-[.B167]" office:value-type="currency" office:currency="USD" office:value="9.65000000000001" calcext:value-type="currency">
            <text:p>$9.65</text:p>
          </table:table-cell>
          <table:table-cell table:style-name="ce50" table:formula="of:=[.E167]/[.D167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8-CCW-PWA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68]-[.B168]" office:value-type="currency" office:currency="USD" office:value="12.18" calcext:value-type="currency">
            <text:p>$12.18</text:p>
          </table:table-cell>
          <table:table-cell table:style-name="ce50" table:formula="of:=[.E168]/[.D168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0-CCW-PWA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69]-[.B169]" office:value-type="currency" office:currency="USD" office:value="11.11" calcext:value-type="currency">
            <text:p>$11.11</text:p>
          </table:table-cell>
          <table:table-cell table:style-name="ce50" table:formula="of:=[.E169]/[.D169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2-CCW-PWA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70]-[.B170]" office:value-type="currency" office:currency="USD" office:value="15.89" calcext:value-type="currency">
            <text:p>$15.89</text:p>
          </table:table-cell>
          <table:table-cell table:style-name="ce50" table:formula="of:=[.E170]/[.D170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4-CCW-PWA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71]-[.B171]" office:value-type="currency" office:currency="USD" office:value="13.68" calcext:value-type="currency">
            <text:p>$13.68</text:p>
          </table:table-cell>
          <table:table-cell table:style-name="ce50" table:formula="of:=[.E171]/[.D171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6-CCW-PWA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172]-[.B172]" office:value-type="currency" office:currency="USD" office:value="12.94" calcext:value-type="currency">
            <text:p>$12.94</text:p>
          </table:table-cell>
          <table:table-cell table:style-name="ce50" table:formula="of:=[.E172]/[.D172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8-CCW-PWA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173]-[.B173]" office:value-type="currency" office:currency="USD" office:value="20.83" calcext:value-type="currency">
            <text:p>$20.83</text:p>
          </table:table-cell>
          <table:table-cell table:style-name="ce50" table:formula="of:=[.E173]/[.D173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20-CCW-PWA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174]-[.B174]" office:value-type="currency" office:currency="USD" office:value="12.76" calcext:value-type="currency">
            <text:p>$12.76</text:p>
          </table:table-cell>
          <table:table-cell table:style-name="ce50" table:formula="of:=[.E174]/[.D174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C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5]-[.B175]" office:value-type="currency" office:currency="USD" office:value="9.44999999999999" calcext:value-type="currency">
            <text:p>$9.45</text:p>
          </table:table-cell>
          <table:table-cell table:style-name="ce50" table:formula="of:=[.E175]/[.D175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D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6]-[.B176]" office:value-type="currency" office:currency="USD" office:value="9.44999999999999" calcext:value-type="currency">
            <text:p>$9.45</text:p>
          </table:table-cell>
          <table:table-cell table:style-name="ce50" table:formula="of:=[.E176]/[.D176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E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7]-[.B177]" office:value-type="currency" office:currency="USD" office:value="9.44999999999999" calcext:value-type="currency">
            <text:p>$9.45</text:p>
          </table:table-cell>
          <table:table-cell table:style-name="ce50" table:formula="of:=[.E177]/[.D177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N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8]-[.B178]" office:value-type="currency" office:currency="USD" office:value="9.44999999999999" calcext:value-type="currency">
            <text:p>$9.45</text:p>
          </table:table-cell>
          <table:table-cell table:style-name="ce50" table:formula="of:=[.E178]/[.D178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C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79]-[.B179]" office:value-type="currency" office:currency="USD" office:value="9.65000000000001" calcext:value-type="currency">
            <text:p>$9.65</text:p>
          </table:table-cell>
          <table:table-cell table:style-name="ce50" table:formula="of:=[.E179]/[.D179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D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80]-[.B180]" office:value-type="currency" office:currency="USD" office:value="9.65000000000001" calcext:value-type="currency">
            <text:p>$9.65</text:p>
          </table:table-cell>
          <table:table-cell table:style-name="ce50" table:formula="of:=[.E180]/[.D180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E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81]-[.B181]" office:value-type="currency" office:currency="USD" office:value="9.65000000000001" calcext:value-type="currency">
            <text:p>$9.65</text:p>
          </table:table-cell>
          <table:table-cell table:style-name="ce50" table:formula="of:=[.E181]/[.D181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N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82]-[.B182]" office:value-type="currency" office:currency="USD" office:value="9.65000000000001" calcext:value-type="currency">
            <text:p>$9.65</text:p>
          </table:table-cell>
          <table:table-cell table:style-name="ce50" table:formula="of:=[.E182]/[.D182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C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3]-[.B183]" office:value-type="currency" office:currency="USD" office:value="12.18" calcext:value-type="currency">
            <text:p>$12.18</text:p>
          </table:table-cell>
          <table:table-cell table:style-name="ce50" table:formula="of:=[.E183]/[.D183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D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4]-[.B184]" office:value-type="currency" office:currency="USD" office:value="12.18" calcext:value-type="currency">
            <text:p>$12.18</text:p>
          </table:table-cell>
          <table:table-cell table:style-name="ce50" table:formula="of:=[.E184]/[.D184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E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5]-[.B185]" office:value-type="currency" office:currency="USD" office:value="12.18" calcext:value-type="currency">
            <text:p>$12.18</text:p>
          </table:table-cell>
          <table:table-cell table:style-name="ce50" table:formula="of:=[.E185]/[.D185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N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6]-[.B186]" office:value-type="currency" office:currency="USD" office:value="12.18" calcext:value-type="currency">
            <text:p>$12.18</text:p>
          </table:table-cell>
          <table:table-cell table:style-name="ce50" table:formula="of:=[.E186]/[.D186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C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87]-[.B187]" office:value-type="currency" office:currency="USD" office:value="11.11" calcext:value-type="currency">
            <text:p>$11.11</text:p>
          </table:table-cell>
          <table:table-cell table:style-name="ce50" table:formula="of:=[.E187]/[.D187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D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88]-[.B188]" office:value-type="currency" office:currency="USD" office:value="11.11" calcext:value-type="currency">
            <text:p>$11.11</text:p>
          </table:table-cell>
          <table:table-cell table:style-name="ce50" table:formula="of:=[.E188]/[.D188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E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89]-[.B189]" office:value-type="currency" office:currency="USD" office:value="11.11" calcext:value-type="currency">
            <text:p>$11.11</text:p>
          </table:table-cell>
          <table:table-cell table:style-name="ce50" table:formula="of:=[.E189]/[.D189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N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90]-[.B190]" office:value-type="currency" office:currency="USD" office:value="11.11" calcext:value-type="currency">
            <text:p>$11.11</text:p>
          </table:table-cell>
          <table:table-cell table:style-name="ce50" table:formula="of:=[.E190]/[.D190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C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1]-[.B191]" office:value-type="currency" office:currency="USD" office:value="15.89" calcext:value-type="currency">
            <text:p>$15.89</text:p>
          </table:table-cell>
          <table:table-cell table:style-name="ce50" table:formula="of:=[.E191]/[.D191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D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2]-[.B192]" office:value-type="currency" office:currency="USD" office:value="15.89" calcext:value-type="currency">
            <text:p>$15.89</text:p>
          </table:table-cell>
          <table:table-cell table:style-name="ce50" table:formula="of:=[.E192]/[.D192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E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3]-[.B193]" office:value-type="currency" office:currency="USD" office:value="15.89" calcext:value-type="currency">
            <text:p>$15.89</text:p>
          </table:table-cell>
          <table:table-cell table:style-name="ce50" table:formula="of:=[.E193]/[.D193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N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4]-[.B194]" office:value-type="currency" office:currency="USD" office:value="15.89" calcext:value-type="currency">
            <text:p>$15.89</text:p>
          </table:table-cell>
          <table:table-cell table:style-name="ce50" table:formula="of:=[.E194]/[.D194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C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5]-[.B195]" office:value-type="currency" office:currency="USD" office:value="13.68" calcext:value-type="currency">
            <text:p>$13.68</text:p>
          </table:table-cell>
          <table:table-cell table:style-name="ce50" table:formula="of:=[.E195]/[.D195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D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6]-[.B196]" office:value-type="currency" office:currency="USD" office:value="13.68" calcext:value-type="currency">
            <text:p>$13.68</text:p>
          </table:table-cell>
          <table:table-cell table:style-name="ce50" table:formula="of:=[.E196]/[.D196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E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7]-[.B197]" office:value-type="currency" office:currency="USD" office:value="13.68" calcext:value-type="currency">
            <text:p>$13.68</text:p>
          </table:table-cell>
          <table:table-cell table:style-name="ce50" table:formula="of:=[.E197]/[.D197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N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8]-[.B198]" office:value-type="currency" office:currency="USD" office:value="13.68" calcext:value-type="currency">
            <text:p>$13.68</text:p>
          </table:table-cell>
          <table:table-cell table:style-name="ce50" table:formula="of:=[.E198]/[.D198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C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199]-[.B199]" office:value-type="currency" office:currency="USD" office:value="12.94" calcext:value-type="currency">
            <text:p>$12.94</text:p>
          </table:table-cell>
          <table:table-cell table:style-name="ce50" table:formula="of:=[.E199]/[.D199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D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200]-[.B200]" office:value-type="currency" office:currency="USD" office:value="12.94" calcext:value-type="currency">
            <text:p>$12.94</text:p>
          </table:table-cell>
          <table:table-cell table:style-name="ce50" table:formula="of:=[.E200]/[.D200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E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201]-[.B201]" office:value-type="currency" office:currency="USD" office:value="12.94" calcext:value-type="currency">
            <text:p>$12.94</text:p>
          </table:table-cell>
          <table:table-cell table:style-name="ce50" table:formula="of:=[.E201]/[.D201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N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202]-[.B202]" office:value-type="currency" office:currency="USD" office:value="12.94" calcext:value-type="currency">
            <text:p>$12.94</text:p>
          </table:table-cell>
          <table:table-cell table:style-name="ce50" table:formula="of:=[.E202]/[.D202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C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3]-[.B203]" office:value-type="currency" office:currency="USD" office:value="20.83" calcext:value-type="currency">
            <text:p>$20.83</text:p>
          </table:table-cell>
          <table:table-cell table:style-name="ce50" table:formula="of:=[.E203]/[.D203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D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4]-[.B204]" office:value-type="currency" office:currency="USD" office:value="20.83" calcext:value-type="currency">
            <text:p>$20.83</text:p>
          </table:table-cell>
          <table:table-cell table:style-name="ce50" table:formula="of:=[.E204]/[.D204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E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5]-[.B205]" office:value-type="currency" office:currency="USD" office:value="20.83" calcext:value-type="currency">
            <text:p>$20.83</text:p>
          </table:table-cell>
          <table:table-cell table:style-name="ce50" table:formula="of:=[.E205]/[.D205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N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6]-[.B206]" office:value-type="currency" office:currency="USD" office:value="20.83" calcext:value-type="currency">
            <text:p>$20.83</text:p>
          </table:table-cell>
          <table:table-cell table:style-name="ce50" table:formula="of:=[.E206]/[.D206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C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07]-[.B207]" office:value-type="currency" office:currency="USD" office:value="12.76" calcext:value-type="currency">
            <text:p>$12.76</text:p>
          </table:table-cell>
          <table:table-cell table:style-name="ce50" table:formula="of:=[.E207]/[.D207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D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08]-[.B208]" office:value-type="currency" office:currency="USD" office:value="12.76" calcext:value-type="currency">
            <text:p>$12.76</text:p>
          </table:table-cell>
          <table:table-cell table:style-name="ce50" table:formula="of:=[.E208]/[.D208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E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09]-[.B209]" office:value-type="currency" office:currency="USD" office:value="12.76" calcext:value-type="currency">
            <text:p>$12.76</text:p>
          </table:table-cell>
          <table:table-cell table:style-name="ce50" table:formula="of:=[.E209]/[.D209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N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10]-[.B210]" office:value-type="currency" office:currency="USD" office:value="12.76" calcext:value-type="currency">
            <text:p>$12.76</text:p>
          </table:table-cell>
          <table:table-cell table:style-name="ce50" table:formula="of:=[.E210]/[.D210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Poly Elevated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X-EPA-3UNN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7.54" calcext:value-type="currency">
            <text:p>$277.54</text:p>
          </table:table-cell>
          <table:table-cell table:style-name="ce13" office:value-type="currency" office:currency="USD" office:value="131.83" calcext:value-type="currency">
            <text:p>$131.83</text:p>
          </table:table-cell>
          <table:table-cell table:style-name="ce13" office:value-type="currency" office:currency="USD" office:value="195.45" calcext:value-type="currency">
            <text:p>$195.45</text:p>
          </table:table-cell>
          <table:table-cell table:style-name="ce13" table:formula="of:=[.E214]-[.B214]" office:value-type="currency" office:currency="USD" office:value="20.45" calcext:value-type="currency">
            <text:p>$20.45</text:p>
          </table:table-cell>
          <table:table-cell table:style-name="ce50" table:formula="of:=[.E214]/[.D214]" office:value-type="float" office:value="1.48259121595995" calcext:value-type="float">
            <text:p>1.48259121595995</text:p>
          </table:table-cell>
          <table:table-cell table:style-name="ce17" office:value-type="string" calcext:value-type="string">
            <text:p>rbwire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Poly Truck Spring Lif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SN</text:p>
          </table:table-cell>
          <table:table-cell table:style-name="ce8" office:value-type="currency" office:currency="USD" office:value="46" calcext:value-type="currency">
            <text:p>$46.00</text:p>
          </table:table-cell>
          <table:table-cell table:style-name="ce13" office:value-type="currency" office:currency="USD" office:value="72.48" calcext:value-type="currency">
            <text:p>$72.48</text:p>
          </table:table-cell>
          <table:table-cell table:style-name="ce13" office:value-type="currency" office:currency="USD" office:value="34.43" calcext:value-type="currency">
            <text:p>$34.43</text:p>
          </table:table-cell>
          <table:table-cell table:style-name="ce13" office:value-type="currency" office:currency="USD" office:value="46.99" calcext:value-type="currency">
            <text:p>$46.99</text:p>
          </table:table-cell>
          <table:table-cell table:style-name="ce13" table:formula="of:=[.E218]-[.B218]" office:value-type="currency" office:currency="USD" office:value="0.990000000000002" calcext:value-type="currency">
            <text:p>$0.99</text:p>
          </table:table-cell>
          <table:table-cell table:style-name="ce50" table:formula="of:=[.E218]/[.D218]" office:value-type="float" office:value="1.36479814115597" calcext:value-type="float">
            <text:p>1.3647981411559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PSN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13" office:value-type="currency" office:currency="USD" office:value="74.84" calcext:value-type="currency">
            <text:p>$74.84</text:p>
          </table:table-cell>
          <table:table-cell table:style-name="ce13" office:value-type="currency" office:currency="USD" office:value="35.55" calcext:value-type="currency">
            <text:p>$35.55</text:p>
          </table:table-cell>
          <table:table-cell table:style-name="ce13" office:value-type="currency" office:currency="USD" office:value="47.99" calcext:value-type="currency">
            <text:p>$47.99</text:p>
          </table:table-cell>
          <table:table-cell table:style-name="ce13" table:formula="of:=[.E219]-[.B219]" office:value-type="currency" office:currency="USD" office:value="0.990000000000002" calcext:value-type="currency">
            <text:p>$0.99</text:p>
          </table:table-cell>
          <table:table-cell table:style-name="ce50" table:formula="of:=[.E219]/[.D219]" office:value-type="float" office:value="1.34992967651196" calcext:value-type="float">
            <text:p>1.3499296765119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PSN</text:p>
          </table:table-cell>
          <table:table-cell table:style-name="ce8" office:value-type="currency" office:currency="USD" office:value="51" calcext:value-type="currency">
            <text:p>$51.00</text:p>
          </table:table-cell>
          <table:table-cell table:style-name="ce13" office:value-type="currency" office:currency="USD" office:value="79.78" calcext:value-type="currency">
            <text:p>$79.78</text:p>
          </table:table-cell>
          <table:table-cell table:style-name="ce13" office:value-type="currency" office:currency="USD" office:value="37.9" calcext:value-type="currency">
            <text:p>$37.90</text:p>
          </table:table-cell>
          <table:table-cell table:style-name="ce13" office:value-type="currency" office:currency="USD" office:value="51.99" calcext:value-type="currency">
            <text:p>$51.99</text:p>
          </table:table-cell>
          <table:table-cell table:style-name="ce13" table:formula="of:=[.E220]-[.B220]" office:value-type="currency" office:currency="USD" office:value="0.990000000000002" calcext:value-type="currency">
            <text:p>$0.99</text:p>
          </table:table-cell>
          <table:table-cell table:style-name="ce50" table:formula="of:=[.E220]/[.D220]" office:value-type="float" office:value="1.37176781002639" calcext:value-type="float">
            <text:p>1.3717678100263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PSN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4.99" calcext:value-type="currency">
            <text:p>$84.99</text:p>
          </table:table-cell>
          <table:table-cell table:style-name="ce13" office:value-type="currency" office:currency="USD" office:value="40.37" calcext:value-type="currency">
            <text:p>$40.37</text:p>
          </table:table-cell>
          <table:table-cell table:style-name="ce13" office:value-type="currency" office:currency="USD" office:value="54.99" calcext:value-type="currency">
            <text:p>$54.99</text:p>
          </table:table-cell>
          <table:table-cell table:style-name="ce13" table:formula="of:=[.E221]-[.B221]" office:value-type="currency" office:currency="USD" office:value="0.990000000000002" calcext:value-type="currency">
            <text:p>$0.99</text:p>
          </table:table-cell>
          <table:table-cell table:style-name="ce50" table:formula="of:=[.E221]/[.D221]" office:value-type="float" office:value="1.36215011146891" calcext:value-type="float">
            <text:p>1.3621501114689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PS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54" calcext:value-type="currency">
            <text:p>$96.54</text:p>
          </table:table-cell>
          <table:table-cell table:style-name="ce13" office:value-type="currency" office:currency="USD" office:value="45.86" calcext:value-type="currency">
            <text:p>$45.86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222]-[.B222]" office:value-type="currency" office:currency="USD" office:value="0.990000000000002" calcext:value-type="currency">
            <text:p>$0.99</text:p>
          </table:table-cell>
          <table:table-cell table:style-name="ce50" table:formula="of:=[.E222]/[.D222]" office:value-type="float" office:value="1.35172263410379" calcext:value-type="float">
            <text:p>1.351722634103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PS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64" calcext:value-type="currency">
            <text:p>$96.64</text:p>
          </table:table-cell>
          <table:table-cell table:style-name="ce13" office:value-type="currency" office:currency="USD" office:value="45.9" calcext:value-type="currency">
            <text:p>$45.90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223]-[.B223]" office:value-type="currency" office:currency="USD" office:value="0.990000000000002" calcext:value-type="currency">
            <text:p>$0.99</text:p>
          </table:table-cell>
          <table:table-cell table:style-name="ce50" table:formula="of:=[.E223]/[.D223]" office:value-type="float" office:value="1.35054466230937" calcext:value-type="float">
            <text:p>1.3505446623093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PSN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style-name="ce13" office:value-type="currency" office:currency="USD" office:value="103.77" calcext:value-type="currency">
            <text:p>$103.77</text:p>
          </table:table-cell>
          <table:table-cell table:style-name="ce13" office:value-type="currency" office:currency="USD" office:value="49.29" calcext:value-type="currency">
            <text:p>$49.29</text:p>
          </table:table-cell>
          <table:table-cell table:style-name="ce13" office:value-type="currency" office:currency="USD" office:value="66.99" calcext:value-type="currency">
            <text:p>$66.99</text:p>
          </table:table-cell>
          <table:table-cell table:style-name="ce13" table:formula="of:=[.E224]-[.B224]" office:value-type="currency" office:currency="USD" office:value="0.989999999999995" calcext:value-type="currency">
            <text:p>$0.99</text:p>
          </table:table-cell>
          <table:table-cell table:style-name="ce50" table:formula="of:=[.E224]/[.D224]" office:value-type="float" office:value="1.35909920876446" calcext:value-type="float">
            <text:p>1.3590992087644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PSN</text:p>
          </table:table-cell>
          <table:table-cell table:style-name="ce8" office:value-type="currency" office:currency="USD" office:value="77" calcext:value-type="currency">
            <text:p>$77.00</text:p>
          </table:table-cell>
          <table:table-cell table:style-name="ce13" office:value-type="currency" office:currency="USD" office:value="121.09" calcext:value-type="currency">
            <text:p>$121.09</text:p>
          </table:table-cell>
          <table:table-cell table:style-name="ce13" office:value-type="currency" office:currency="USD" office:value="57.52" calcext:value-type="currency">
            <text:p>$57.52</text:p>
          </table:table-cell>
          <table:table-cell table:style-name="ce13" office:value-type="currency" office:currency="USD" office:value="77.99" calcext:value-type="currency">
            <text:p>$77.99</text:p>
          </table:table-cell>
          <table:table-cell table:style-name="ce13" table:formula="of:=[.E225]-[.B225]" office:value-type="currency" office:currency="USD" office:value="0.989999999999995" calcext:value-type="currency">
            <text:p>$0.99</text:p>
          </table:table-cell>
          <table:table-cell table:style-name="ce50" table:formula="of:=[.E225]/[.D225]" office:value-type="float" office:value="1.35587621696801" calcext:value-type="float">
            <text:p>1.3558762169680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Poly Truck with Galvanized Steel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G-4UNN</text:p>
          </table:table-cell>
          <table:table-cell table:style-name="ce8" office:value-type="currency" office:currency="USD" office:value="206" calcext:value-type="currency">
            <text:p>$206.00</text:p>
          </table:table-cell>
          <table:table-cell table:style-name="ce13" office:value-type="currency" office:currency="USD" office:value="334.44" calcext:value-type="currency">
            <text:p>$334.44</text:p>
          </table:table-cell>
          <table:table-cell table:style-name="ce13" office:value-type="currency" office:currency="USD" office:value="158.86" calcext:value-type="currency">
            <text:p>$158.86</text:p>
          </table:table-cell>
          <table:table-cell table:style-name="ce13" office:value-type="currency" office:currency="USD" office:value="206.99" calcext:value-type="currency">
            <text:p>$206.99</text:p>
          </table:table-cell>
          <table:table-cell table:style-name="ce13" table:formula="of:=[.E229]-[.B229]" office:value-type="currency" office:currency="USD" office:value="0.990000000000009" calcext:value-type="currency">
            <text:p>$0.99</text:p>
          </table:table-cell>
          <table:table-cell table:style-name="ce50" table:formula="of:=[.E229]/[.D229]" office:value-type="float" office:value="1.30297116958328" calcext:value-type="float">
            <text:p>1.30297116958328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PG-4UNN</text:p>
          </table:table-cell>
          <table:table-cell table:style-name="ce8" office:value-type="currency" office:currency="USD" office:value="236" calcext:value-type="currency">
            <text:p>$236.00</text:p>
          </table:table-cell>
          <table:table-cell table:style-name="ce13" office:value-type="currency" office:currency="USD" office:value="383.85" calcext:value-type="currency">
            <text:p>$383.85</text:p>
          </table:table-cell>
          <table:table-cell table:style-name="ce13" office:value-type="currency" office:currency="USD" office:value="182.33" calcext:value-type="currency">
            <text:p>$182.33</text:p>
          </table:table-cell>
          <table:table-cell table:style-name="ce13" office:value-type="currency" office:currency="USD" office:value="236.99" calcext:value-type="currency">
            <text:p>$236.99</text:p>
          </table:table-cell>
          <table:table-cell table:style-name="ce13" table:formula="of:=[.E230]-[.B230]" office:value-type="currency" office:currency="USD" office:value="0.990000000000009" calcext:value-type="currency">
            <text:p>$0.99</text:p>
          </table:table-cell>
          <table:table-cell table:style-name="ce50" table:formula="of:=[.E230]/[.D230]" office:value-type="float" office:value="1.29978610212253" calcext:value-type="float">
            <text:p>1.299786102122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PG-4UNN</text:p>
          </table:table-cell>
          <table:table-cell table:style-name="ce8" office:value-type="currency" office:currency="USD" office:value="263" calcext:value-type="currency">
            <text:p>$263.00</text:p>
          </table:table-cell>
          <table:table-cell table:style-name="ce13" office:value-type="currency" office:currency="USD" office:value="426.23" calcext:value-type="currency">
            <text:p>$426.23</text:p>
          </table:table-cell>
          <table:table-cell table:style-name="ce13" office:value-type="currency" office:currency="USD" office:value="202.46" calcext:value-type="currency">
            <text:p>$202.46</text:p>
          </table:table-cell>
          <table:table-cell table:style-name="ce13" office:value-type="currency" office:currency="USD" office:value="263.99" calcext:value-type="currency">
            <text:p>$263.99</text:p>
          </table:table-cell>
          <table:table-cell table:style-name="ce13" table:formula="of:=[.E231]-[.B231]" office:value-type="currency" office:currency="USD" office:value="0.990000000000009" calcext:value-type="currency">
            <text:p>$0.99</text:p>
          </table:table-cell>
          <table:table-cell table:style-name="ce50" table:formula="of:=[.E231]/[.D231]" office:value-type="float" office:value="1.3039118838289" calcext:value-type="float">
            <text:p>1.303911883828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PG-4UNN</text:p>
          </table:table-cell>
          <table:table-cell table:style-name="ce8" office:value-type="currency" office:currency="USD" office:value="292" calcext:value-type="currency">
            <text:p>$292.00</text:p>
          </table:table-cell>
          <table:table-cell table:style-name="ce13" office:value-type="currency" office:currency="USD" office:value="473.46" calcext:value-type="currency">
            <text:p>$473.46</text:p>
          </table:table-cell>
          <table:table-cell table:style-name="ce13" office:value-type="currency" office:currency="USD" office:value="224.89" calcext:value-type="currency">
            <text:p>$224.89</text:p>
          </table:table-cell>
          <table:table-cell table:style-name="ce13" office:value-type="currency" office:currency="USD" office:value="292.99" calcext:value-type="currency">
            <text:p>$292.99</text:p>
          </table:table-cell>
          <table:table-cell table:style-name="ce13" table:formula="of:=[.E232]-[.B232]" office:value-type="currency" office:currency="USD" office:value="0.990000000000009" calcext:value-type="currency">
            <text:p>$0.99</text:p>
          </table:table-cell>
          <table:table-cell table:style-name="ce50" table:formula="of:=[.E232]/[.D232]" office:value-type="float" office:value="1.30281470941349" calcext:value-type="float">
            <text:p>1.3028147094134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PG-4UNN</text:p>
          </table:table-cell>
          <table:table-cell table:style-name="ce8" office:value-type="currency" office:currency="USD" office:value="298" calcext:value-type="currency">
            <text:p>$298.00</text:p>
          </table:table-cell>
          <table:table-cell table:style-name="ce13" office:value-type="currency" office:currency="USD" office:value="485.22" calcext:value-type="currency">
            <text:p>$485.22</text:p>
          </table:table-cell>
          <table:table-cell table:style-name="ce13" office:value-type="currency" office:currency="USD" office:value="230.48" calcext:value-type="currency">
            <text:p>$230.48</text:p>
          </table:table-cell>
          <table:table-cell table:style-name="ce13" office:value-type="currency" office:currency="USD" office:value="299.99" calcext:value-type="currency">
            <text:p>$299.99</text:p>
          </table:table-cell>
          <table:table-cell table:style-name="ce13" table:formula="of:=[.E233]-[.B233]" office:value-type="currency" office:currency="USD" office:value="1.99000000000001" calcext:value-type="currency">
            <text:p>$1.99</text:p>
          </table:table-cell>
          <table:table-cell table:style-name="ce50" table:formula="of:=[.E233]/[.D233]" office:value-type="float" office:value="1.30158799028115" calcext:value-type="float">
            <text:p>1.3015879902811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PG-4UNN</text:p>
          </table:table-cell>
          <table:table-cell table:style-name="ce8" office:value-type="currency" office:currency="USD" office:value="339" calcext:value-type="currency">
            <text:p>$339.00</text:p>
          </table:table-cell>
          <table:table-cell table:style-name="ce13" office:value-type="currency" office:currency="USD" office:value="551.11" calcext:value-type="currency">
            <text:p>$551.11</text:p>
          </table:table-cell>
          <table:table-cell table:style-name="ce13" office:value-type="currency" office:currency="USD" office:value="263.78" calcext:value-type="currency">
            <text:p>$263.78</text:p>
          </table:table-cell>
          <table:table-cell table:style-name="ce13" office:value-type="currency" office:currency="USD" office:value="340.99" calcext:value-type="currency">
            <text:p>$340.99</text:p>
          </table:table-cell>
          <table:table-cell table:style-name="ce13" table:formula="of:=[.E234]-[.B234]" office:value-type="currency" office:currency="USD" office:value="1.99000000000001" calcext:value-type="currency">
            <text:p>$1.99</text:p>
          </table:table-cell>
          <table:table-cell table:style-name="ce50" table:formula="of:=[.E234]/[.D234]" office:value-type="float" office:value="1.29270604291455" calcext:value-type="float">
            <text:p>1.2927060429145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PG-4UNN</text:p>
          </table:table-cell>
          <table:table-cell table:style-name="ce8" office:value-type="currency" office:currency="USD" office:value="347" calcext:value-type="currency">
            <text:p>$347.00</text:p>
          </table:table-cell>
          <table:table-cell table:style-name="ce13" office:value-type="currency" office:currency="USD" office:value="562.19" calcext:value-type="currency">
            <text:p>$562.19</text:p>
          </table:table-cell>
          <table:table-cell table:style-name="ce13" office:value-type="currency" office:currency="USD" office:value="267.04" calcext:value-type="currency">
            <text:p>$267.04</text:p>
          </table:table-cell>
          <table:table-cell table:style-name="ce13" office:value-type="currency" office:currency="USD" office:value="347.99" calcext:value-type="currency">
            <text:p>$347.99</text:p>
          </table:table-cell>
          <table:table-cell table:style-name="ce13" table:formula="of:=[.E235]-[.B235]" office:value-type="currency" office:currency="USD" office:value="0.990000000000009" calcext:value-type="currency">
            <text:p>$0.99</text:p>
          </table:table-cell>
          <table:table-cell table:style-name="ce50" table:formula="of:=[.E235]/[.D235]" office:value-type="float" office:value="1.30313810665069" calcext:value-type="float">
            <text:p>1.3031381066506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PG-4UNN</text:p>
          </table:table-cell>
          <table:table-cell table:style-name="ce8" office:value-type="currency" office:currency="USD" office:value="415" calcext:value-type="currency">
            <text:p>$415.00</text:p>
          </table:table-cell>
          <table:table-cell table:style-name="ce13" office:value-type="currency" office:currency="USD" office:value="673.63" calcext:value-type="currency">
            <text:p>$673.63</text:p>
          </table:table-cell>
          <table:table-cell table:style-name="ce13" office:value-type="currency" office:currency="USD" office:value="319.97" calcext:value-type="currency">
            <text:p>$319.97</text:p>
          </table:table-cell>
          <table:table-cell table:style-name="ce13" office:value-type="currency" office:currency="USD" office:value="415.99" calcext:value-type="currency">
            <text:p>$415.99</text:p>
          </table:table-cell>
          <table:table-cell table:style-name="ce13" table:formula="of:=[.E236]-[.B236]" office:value-type="currency" office:currency="USD" office:value="0.990000000000009" calcext:value-type="currency">
            <text:p>$0.99</text:p>
          </table:table-cell>
          <table:table-cell table:style-name="ce50" table:formula="of:=[.E236]/[.D236]" office:value-type="float" office:value="1.30009063349689" calcext:value-type="float">
            <text:p>1.3000906334968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Poly Truck with Wood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T-4UNN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304.03" calcext:value-type="currency">
            <text:p>$304.03</text:p>
          </table:table-cell>
          <table:table-cell table:style-name="ce13" office:value-type="currency" office:currency="USD" office:value="144.41" calcext:value-type="currency">
            <text:p>$144.41</text:p>
          </table:table-cell>
          <table:table-cell table:style-name="ce13" office:value-type="currency" office:currency="USD" office:value="206.31" calcext:value-type="currency">
            <text:p>$206.31</text:p>
          </table:table-cell>
          <table:table-cell table:style-name="ce13" table:formula="of:=[.E240]-[.B240]" office:value-type="currency" office:currency="USD" office:value="5.31" calcext:value-type="currency">
            <text:p>$5.31</text:p>
          </table:table-cell>
          <table:table-cell table:style-name="ce50" table:formula="of:=[.E240]/[.D240]" office:value-type="float" office:value="1.42864067585347" calcext:value-type="float">
            <text:p>1.4286406758534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PT-4UNN</text:p>
          </table:table-cell>
          <table:table-cell table:style-name="ce8" office:value-type="currency" office:currency="USD" office:value="231" calcext:value-type="currency">
            <text:p>$231.00</text:p>
          </table:table-cell>
          <table:table-cell table:style-name="ce13" office:value-type="currency" office:currency="USD" office:value="348.96" calcext:value-type="currency">
            <text:p>$348.96</text:p>
          </table:table-cell>
          <table:table-cell table:style-name="ce13" office:value-type="currency" office:currency="USD" office:value="165.76" calcext:value-type="currency">
            <text:p>$165.76</text:p>
          </table:table-cell>
          <table:table-cell table:style-name="ce13" office:value-type="currency" office:currency="USD" office:value="236.79" calcext:value-type="currency">
            <text:p>$236.79</text:p>
          </table:table-cell>
          <table:table-cell table:style-name="ce13" table:formula="of:=[.E241]-[.B241]" office:value-type="currency" office:currency="USD" office:value="5.78999999999999" calcext:value-type="currency">
            <text:p>$5.79</text:p>
          </table:table-cell>
          <table:table-cell table:style-name="ce50" table:formula="of:=[.E241]/[.D241]" office:value-type="float" office:value="1.4285111003861" calcext:value-type="float">
            <text:p>1.428511100386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PT-4UNN</text:p>
          </table:table-cell>
          <table:table-cell table:style-name="ce8" office:value-type="currency" office:currency="USD" office:value="257" calcext:value-type="currency">
            <text:p>$257.00</text:p>
          </table:table-cell>
          <table:table-cell table:style-name="ce13" office:value-type="currency" office:currency="USD" office:value="387.49" calcext:value-type="currency">
            <text:p>$387.49</text:p>
          </table:table-cell>
          <table:table-cell table:style-name="ce13" office:value-type="currency" office:currency="USD" office:value="184.06" calcext:value-type="currency">
            <text:p>$184.06</text:p>
          </table:table-cell>
          <table:table-cell table:style-name="ce13" office:value-type="currency" office:currency="USD" office:value="262.94" calcext:value-type="currency">
            <text:p>$262.94</text:p>
          </table:table-cell>
          <table:table-cell table:style-name="ce13" table:formula="of:=[.E242]-[.B242]" office:value-type="currency" office:currency="USD" office:value="5.94" calcext:value-type="currency">
            <text:p>$5.94</text:p>
          </table:table-cell>
          <table:table-cell table:style-name="ce50" table:formula="of:=[.E242]/[.D242]" office:value-type="float" office:value="1.42855590568293" calcext:value-type="float">
            <text:p>1.4285559056829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PT-4UNN</text:p>
          </table:table-cell>
          <table:table-cell table:style-name="ce8" office:value-type="currency" office:currency="USD" office:value="286" calcext:value-type="currency">
            <text:p>$286.00</text:p>
          </table:table-cell>
          <table:table-cell table:style-name="ce13" office:value-type="currency" office:currency="USD" office:value="430.42" calcext:value-type="currency">
            <text:p>$430.42</text:p>
          </table:table-cell>
          <table:table-cell table:style-name="ce13" office:value-type="currency" office:currency="USD" office:value="204.45" calcext:value-type="currency">
            <text:p>$204.45</text:p>
          </table:table-cell>
          <table:table-cell table:style-name="ce13" office:value-type="currency" office:currency="USD" office:value="292.07" calcext:value-type="currency">
            <text:p>$292.07</text:p>
          </table:table-cell>
          <table:table-cell table:style-name="ce13" table:formula="of:=[.E243]-[.B243]" office:value-type="currency" office:currency="USD" office:value="6.06999999999999" calcext:value-type="currency">
            <text:p>$6.07</text:p>
          </table:table-cell>
          <table:table-cell table:style-name="ce50" table:formula="of:=[.E243]/[.D243]" office:value-type="float" office:value="1.42856444118366" calcext:value-type="float">
            <text:p>1.4285644411836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PT-4UNN</text:p>
          </table:table-cell>
          <table:table-cell table:style-name="ce8" office:value-type="currency" office:currency="USD" office:value="293" calcext:value-type="currency">
            <text:p>$293.00</text:p>
          </table:table-cell>
          <table:table-cell table:style-name="ce13" office:value-type="currency" office:currency="USD" office:value="441.12" calcext:value-type="currency">
            <text:p>$441.12</text:p>
          </table:table-cell>
          <table:table-cell table:style-name="ce13" office:value-type="currency" office:currency="USD" office:value="209.53" calcext:value-type="currency">
            <text:p>$209.53</text:p>
          </table:table-cell>
          <table:table-cell table:style-name="ce13" office:value-type="currency" office:currency="USD" office:value="299.33" calcext:value-type="currency">
            <text:p>$299.33</text:p>
          </table:table-cell>
          <table:table-cell table:style-name="ce13" table:formula="of:=[.E244]-[.B244]" office:value-type="currency" office:currency="USD" office:value="6.32999999999998" calcext:value-type="currency">
            <text:p>$6.33</text:p>
          </table:table-cell>
          <table:table-cell table:style-name="ce50" table:formula="of:=[.E244]/[.D244]" office:value-type="float" office:value="1.42857824655181" calcext:value-type="float">
            <text:p>1.428578246551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PT-4UNN</text:p>
          </table:table-cell>
          <table:table-cell table:style-name="ce8" office:value-type="currency" office:currency="USD" office:value="333" calcext:value-type="currency">
            <text:p>$333.00</text:p>
          </table:table-cell>
          <table:table-cell table:style-name="ce13" office:value-type="currency" office:currency="USD" office:value="501.03" calcext:value-type="currency">
            <text:p>$501.03</text:p>
          </table:table-cell>
          <table:table-cell table:style-name="ce13" office:value-type="currency" office:currency="USD" office:value="237.99" calcext:value-type="currency">
            <text:p>$237.99</text:p>
          </table:table-cell>
          <table:table-cell table:style-name="ce13" office:value-type="currency" office:currency="USD" office:value="339.98" calcext:value-type="currency">
            <text:p>$339.98</text:p>
          </table:table-cell>
          <table:table-cell table:style-name="ce13" table:formula="of:=[.E245]-[.B245]" office:value-type="currency" office:currency="USD" office:value="6.98000000000002" calcext:value-type="currency">
            <text:p>$6.98</text:p>
          </table:table-cell>
          <table:table-cell table:style-name="ce50" table:formula="of:=[.E245]/[.D245]" office:value-type="float" office:value="1.42854741795874" calcext:value-type="float">
            <text:p>1.4285474179587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PT-4UNN</text:p>
          </table:table-cell>
          <table:table-cell table:style-name="ce8" office:value-type="currency" office:currency="USD" office:value="349" calcext:value-type="currency">
            <text:p>$349.00</text:p>
          </table:table-cell>
          <table:table-cell table:style-name="ce13" office:value-type="currency" office:currency="USD" office:value="524.62" calcext:value-type="currency">
            <text:p>$524.62</text:p>
          </table:table-cell>
          <table:table-cell table:style-name="ce13" office:value-type="currency" office:currency="USD" office:value="249.19" calcext:value-type="currency">
            <text:p>$249.19</text:p>
          </table:table-cell>
          <table:table-cell table:style-name="ce13" office:value-type="currency" office:currency="USD" office:value="355.99" calcext:value-type="currency">
            <text:p>$355.99</text:p>
          </table:table-cell>
          <table:table-cell table:style-name="ce13" table:formula="of:=[.E246]-[.B246]" office:value-type="currency" office:currency="USD" office:value="6.99000000000001" calcext:value-type="currency">
            <text:p>$6.99</text:p>
          </table:table-cell>
          <table:table-cell table:style-name="ce50" table:formula="of:=[.E246]/[.D246]" office:value-type="float" office:value="1.42858862715197" calcext:value-type="float">
            <text:p>1.4285886271519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PT-4UNN</text:p>
          </table:table-cell>
          <table:table-cell table:style-name="ce8" office:value-type="currency" office:currency="USD" office:value="409" calcext:value-type="currency">
            <text:p>$409.00</text:p>
          </table:table-cell>
          <table:table-cell table:style-name="ce13" office:value-type="currency" office:currency="USD" office:value="611.85" calcext:value-type="currency">
            <text:p>$611.85</text:p>
          </table:table-cell>
          <table:table-cell table:style-name="ce13" office:value-type="currency" office:currency="USD" office:value="290.63" calcext:value-type="currency">
            <text:p>$290.63</text:p>
          </table:table-cell>
          <table:table-cell table:style-name="ce13" office:value-type="currency" office:currency="USD" office:value="415.18" calcext:value-type="currency">
            <text:p>$415.18</text:p>
          </table:table-cell>
          <table:table-cell table:style-name="ce13" table:formula="of:=[.E247]-[.B247]" office:value-type="currency" office:currency="USD" office:value="6.18000000000001" calcext:value-type="currency">
            <text:p>$6.18</text:p>
          </table:table-cell>
          <table:table-cell table:style-name="ce50" table:formula="of:=[.E247]/[.D247]" office:value-type="float" office:value="1.42855176685132" calcext:value-type="float">
            <text:p>1.4285517668513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Produce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18-BK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1]-[.B251]" office:value-type="currency" office:currency="USD" office:value="14.95" calcext:value-type="currency">
            <text:p>$14.95</text:p>
          </table:table-cell>
          <table:table-cell table:style-name="ce51" table:formula="of:=[.E251]/[.D251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BL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2]-[.B252]" office:value-type="currency" office:currency="USD" office:value="14.95" calcext:value-type="currency">
            <text:p>$14.95</text:p>
          </table:table-cell>
          <table:table-cell table:style-name="ce51" table:formula="of:=[.E252]/[.D252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GG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3]-[.B253]" office:value-type="currency" office:currency="USD" office:value="14.95" calcext:value-type="currency">
            <text:p>$14.95</text:p>
          </table:table-cell>
          <table:table-cell table:style-name="ce51" table:formula="of:=[.E253]/[.D253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GN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4]-[.B254]" office:value-type="currency" office:currency="USD" office:value="14.95" calcext:value-type="currency">
            <text:p>$14.95</text:p>
          </table:table-cell>
          <table:table-cell table:style-name="ce51" table:formula="of:=[.E254]/[.D254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GR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5]-[.B255]" office:value-type="currency" office:currency="USD" office:value="14.95" calcext:value-type="currency">
            <text:p>$14.95</text:p>
          </table:table-cell>
          <table:table-cell table:style-name="ce51" table:formula="of:=[.E255]/[.D255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RD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6]-[.B256]" office:value-type="currency" office:currency="USD" office:value="14.95" calcext:value-type="currency">
            <text:p>$14.95</text:p>
          </table:table-cell>
          <table:table-cell table:style-name="ce51" table:formula="of:=[.E256]/[.D256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WH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7]-[.B257]" office:value-type="currency" office:currency="USD" office:value="14.95" calcext:value-type="currency">
            <text:p>$14.95</text:p>
          </table:table-cell>
          <table:table-cell table:style-name="ce51" table:formula="of:=[.E257]/[.D257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Recycle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1-X-RC-4HNN</text:p>
          </table:table-cell>
          <table:table-cell table:style-name="ce8" office:value-type="currency" office:currency="USD" office:value="232" calcext:value-type="currency">
            <text:p>$232.00</text:p>
          </table:table-cell>
          <table:table-cell table:style-name="ce13" office:value-type="currency" office:currency="USD" office:value="349.53" calcext:value-type="currency">
            <text:p>$349.53</text:p>
          </table:table-cell>
          <table:table-cell table:style-name="ce13" office:value-type="currency" office:currency="USD" office:value="166.03" calcext:value-type="currency">
            <text:p>$166.03</text:p>
          </table:table-cell>
          <table:table-cell table:style-name="ce13" office:value-type="currency" office:currency="USD" office:value="237.18" calcext:value-type="currency">
            <text:p>$237.18</text:p>
          </table:table-cell>
          <table:table-cell table:style-name="ce13" table:formula="of:=[.E261]-[.B261]" office:value-type="currency" office:currency="USD" office:value="5.18000000000001" calcext:value-type="currency">
            <text:p>$5.18</text:p>
          </table:table-cell>
          <table:table-cell table:style-name="ce50" table:formula="of:=[.E261]/[.D261]" office:value-type="float" office:value="1.42853701138349" calcext:value-type="float">
            <text:p>1.428537011383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3-X-RC-4HNN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51.5" calcext:value-type="currency">
            <text:p>$451.50</text:p>
          </table:table-cell>
          <table:table-cell table:style-name="ce13" office:value-type="currency" office:currency="USD" office:value="214.46" calcext:value-type="currency">
            <text:p>$214.46</text:p>
          </table:table-cell>
          <table:table-cell table:style-name="ce13" office:value-type="currency" office:currency="USD" office:value="306.38" calcext:value-type="currency">
            <text:p>$306.38</text:p>
          </table:table-cell>
          <table:table-cell table:style-name="ce13" table:formula="of:=[.E262]-[.B262]" office:value-type="currency" office:currency="USD" office:value="7.38" calcext:value-type="currency">
            <text:p>$7.38</text:p>
          </table:table-cell>
          <table:table-cell table:style-name="ce50" table:formula="of:=[.E262]/[.D262]" office:value-type="float" office:value="1.42861139606453" calcext:value-type="float">
            <text:p>1.4286113960645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Removable Liner Basket Trucks - Canvas Lin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4-CCX-RV-3UNN</text:p>
          </table:table-cell>
          <table:table-cell table:style-name="ce8" office:value-type="currency" office:currency="USD" office:value="122" calcext:value-type="currency">
            <text:p>$122.00</text:p>
          </table:table-cell>
          <table:table-cell table:style-name="ce13" office:value-type="currency" office:currency="USD" office:value="199.03" calcext:value-type="currency">
            <text:p>$199.03</text:p>
          </table:table-cell>
          <table:table-cell table:style-name="ce13" office:value-type="currency" office:currency="USD" office:value="94.54" calcext:value-type="currency">
            <text:p>$94.54</text:p>
          </table:table-cell>
          <table:table-cell table:style-name="ce13" office:value-type="currency" office:currency="USD" office:value="135.06" calcext:value-type="currency">
            <text:p>$135.06</text:p>
          </table:table-cell>
          <table:table-cell table:style-name="ce13" table:formula="of:=[.E266]-[.B266]" office:value-type="currency" office:currency="USD" office:value="13.06" calcext:value-type="currency">
            <text:p>$13.06</text:p>
          </table:table-cell>
          <table:table-cell table:style-name="ce50" table:formula="of:=[.E266]/[.D266]" office:value-type="float" office:value="1.4286016500952" calcext:value-type="float">
            <text:p>1.428601650095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CCX-RV-3UNN</text:p>
          </table:table-cell>
          <table:table-cell table:style-name="ce8" office:value-type="currency" office:currency="USD" office:value="156" calcext:value-type="currency">
            <text:p>$156.00</text:p>
          </table:table-cell>
          <table:table-cell table:style-name="ce13" office:value-type="currency" office:currency="USD" office:value="254.42" calcext:value-type="currency">
            <text:p>$254.42</text:p>
          </table:table-cell>
          <table:table-cell table:style-name="ce13" office:value-type="currency" office:currency="USD" office:value="120.85" calcext:value-type="currency">
            <text:p>$120.85</text:p>
          </table:table-cell>
          <table:table-cell table:style-name="ce13" office:value-type="currency" office:currency="USD" office:value="172.64" calcext:value-type="currency">
            <text:p>$172.64</text:p>
          </table:table-cell>
          <table:table-cell table:style-name="ce13" table:formula="of:=[.E267]-[.B267]" office:value-type="currency" office:currency="USD" office:value="16.64" calcext:value-type="currency">
            <text:p>$16.64</text:p>
          </table:table-cell>
          <table:table-cell table:style-name="ce50" table:formula="of:=[.E267]/[.D267]" office:value-type="float" office:value="1.42854778651221" calcext:value-type="float">
            <text:p>1.4285477865122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8-CCX-RV-3UNN</text:p>
          </table:table-cell>
          <table:table-cell table:style-name="ce8" office:value-type="currency" office:currency="USD" office:value="176" calcext:value-type="currency">
            <text:p>$176.00</text:p>
          </table:table-cell>
          <table:table-cell table:style-name="ce13" office:value-type="currency" office:currency="USD" office:value="286.85" calcext:value-type="currency">
            <text:p>$286.85</text:p>
          </table:table-cell>
          <table:table-cell table:style-name="ce13" office:value-type="currency" office:currency="USD" office:value="136.25" calcext:value-type="currency">
            <text:p>$136.25</text:p>
          </table:table-cell>
          <table:table-cell table:style-name="ce13" office:value-type="currency" office:currency="USD" office:value="194.65" calcext:value-type="currency">
            <text:p>$194.65</text:p>
          </table:table-cell>
          <table:table-cell table:style-name="ce13" table:formula="of:=[.E268]-[.B268]" office:value-type="currency" office:currency="USD" office:value="18.65" calcext:value-type="currency">
            <text:p>$18.65</text:p>
          </table:table-cell>
          <table:table-cell table:style-name="ce50" table:formula="of:=[.E268]/[.D268]" office:value-type="float" office:value="1.42862385321101" calcext:value-type="float">
            <text:p>1.4286238532110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0-CCX-RV-3UNN</text:p>
          </table:table-cell>
          <table:table-cell table:style-name="ce8" office:value-type="currency" office:currency="USD" office:value="188" calcext:value-type="currency">
            <text:p>$188.00</text:p>
          </table:table-cell>
          <table:table-cell table:style-name="ce13" office:value-type="currency" office:currency="USD" office:value="307.43" calcext:value-type="currency">
            <text:p>$307.43</text:p>
          </table:table-cell>
          <table:table-cell table:style-name="ce13" office:value-type="currency" office:currency="USD" office:value="146.03" calcext:value-type="currency">
            <text:p>$146.03</text:p>
          </table:table-cell>
          <table:table-cell table:style-name="ce13" office:value-type="currency" office:currency="USD" office:value="208.61" calcext:value-type="currency">
            <text:p>$208.61</text:p>
          </table:table-cell>
          <table:table-cell table:style-name="ce13" table:formula="of:=[.E269]-[.B269]" office:value-type="currency" office:currency="USD" office:value="20.61" calcext:value-type="currency">
            <text:p>$20.61</text:p>
          </table:table-cell>
          <table:table-cell table:style-name="ce50" table:formula="of:=[.E269]/[.D269]" office:value-type="float" office:value="1.42854208039444" calcext:value-type="float">
            <text:p>1.4285420803944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2-CCX-RV-3UNN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327.79" calcext:value-type="currency">
            <text:p>$327.79</text:p>
          </table:table-cell>
          <table:table-cell table:style-name="ce13" office:value-type="currency" office:currency="USD" office:value="155.7" calcext:value-type="currency">
            <text:p>$155.70</text:p>
          </table:table-cell>
          <table:table-cell table:style-name="ce13" office:value-type="currency" office:currency="USD" office:value="222.43" calcext:value-type="currency">
            <text:p>$222.43</text:p>
          </table:table-cell>
          <table:table-cell table:style-name="ce13" table:formula="of:=[.E270]-[.B270]" office:value-type="currency" office:currency="USD" office:value="21.43" calcext:value-type="currency">
            <text:p>$21.43</text:p>
          </table:table-cell>
          <table:table-cell table:style-name="ce50" table:formula="of:=[.E270]/[.D270]" office:value-type="float" office:value="1.42858060372511" calcext:value-type="float">
            <text:p>1.4285806037251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4-CCX-RV-3UNN</text:p>
          </table:table-cell>
          <table:table-cell table:style-name="ce8" office:value-type="currency" office:currency="USD" office:value="243" calcext:value-type="currency">
            <text:p>$243.00</text:p>
          </table:table-cell>
          <table:table-cell table:style-name="ce13" office:value-type="currency" office:currency="USD" office:value="397.77" calcext:value-type="currency">
            <text:p>$397.77</text:p>
          </table:table-cell>
          <table:table-cell table:style-name="ce13" office:value-type="currency" office:currency="USD" office:value="188.94" calcext:value-type="currency">
            <text:p>$188.94</text:p>
          </table:table-cell>
          <table:table-cell table:style-name="ce13" office:value-type="currency" office:currency="USD" office:value="269.92" calcext:value-type="currency">
            <text:p>$269.92</text:p>
          </table:table-cell>
          <table:table-cell table:style-name="ce13" table:formula="of:=[.E271]-[.B271]" office:value-type="currency" office:currency="USD" office:value="26.92" calcext:value-type="currency">
            <text:p>$26.92</text:p>
          </table:table-cell>
          <table:table-cell table:style-name="ce50" table:formula="of:=[.E271]/[.D271]" office:value-type="float" office:value="1.42860167248862" calcext:value-type="float">
            <text:p>1.4286016724886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6-CCX-RV-3UNN</text:p>
          </table:table-cell>
          <table:table-cell table:style-name="ce8" office:value-type="currency" office:currency="USD" office:value="254" calcext:value-type="currency">
            <text:p>$254.00</text:p>
          </table:table-cell>
          <table:table-cell table:style-name="ce13" office:value-type="currency" office:currency="USD" office:value="416.04" calcext:value-type="currency">
            <text:p>$416.04</text:p>
          </table:table-cell>
          <table:table-cell table:style-name="ce13" office:value-type="currency" office:currency="USD" office:value="197.62" calcext:value-type="currency">
            <text:p>$197.62</text:p>
          </table:table-cell>
          <table:table-cell table:style-name="ce13" office:value-type="currency" office:currency="USD" office:value="282.31" calcext:value-type="currency">
            <text:p>$282.31</text:p>
          </table:table-cell>
          <table:table-cell table:style-name="ce13" table:formula="of:=[.E272]-[.B272]" office:value-type="currency" office:currency="USD" office:value="28.31" calcext:value-type="currency">
            <text:p>$28.31</text:p>
          </table:table-cell>
          <table:table-cell table:style-name="ce50" table:formula="of:=[.E272]/[.D272]" office:value-type="float" office:value="1.42854974192895" calcext:value-type="float">
            <text:p>1.42854974192895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8-CCX-RV-3UNN</text:p>
          </table:table-cell>
          <table:table-cell table:style-name="ce8" office:value-type="currency" office:currency="USD" office:value="269" calcext:value-type="currency">
            <text:p>$269.00</text:p>
          </table:table-cell>
          <table:table-cell table:style-name="ce13" office:value-type="currency" office:currency="USD" office:value="440.7" calcext:value-type="currency">
            <text:p>$440.70</text:p>
          </table:table-cell>
          <table:table-cell table:style-name="ce13" office:value-type="currency" office:currency="USD" office:value="209.33" calcext:value-type="currency">
            <text:p>$209.33</text:p>
          </table:table-cell>
          <table:table-cell table:style-name="ce13" office:value-type="currency" office:currency="USD" office:value="299.05" calcext:value-type="currency">
            <text:p>$299.05</text:p>
          </table:table-cell>
          <table:table-cell table:style-name="ce13" table:formula="of:=[.E273]-[.B273]" office:value-type="currency" office:currency="USD" office:value="30.05" calcext:value-type="currency">
            <text:p>$30.05</text:p>
          </table:table-cell>
          <table:table-cell table:style-name="ce50" table:formula="of:=[.E273]/[.D273]" office:value-type="float" office:value="1.42860555104381" calcext:value-type="float">
            <text:p>1.428605551043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20-CCX-RV-3UNN</text:p>
          </table:table-cell>
          <table:table-cell table:style-name="ce8" office:value-type="currency" office:currency="USD" office:value="284" calcext:value-type="currency">
            <text:p>$284.00</text:p>
          </table:table-cell>
          <table:table-cell table:style-name="ce13" office:value-type="currency" office:currency="USD" office:value="465.4" calcext:value-type="currency">
            <text:p>$465.40</text:p>
          </table:table-cell>
          <table:table-cell table:style-name="ce13" office:value-type="currency" office:currency="USD" office:value="221.07" calcext:value-type="currency">
            <text:p>$221.07</text:p>
          </table:table-cell>
          <table:table-cell table:style-name="ce13" office:value-type="currency" office:currency="USD" office:value="315.81" calcext:value-type="currency">
            <text:p>$315.81</text:p>
          </table:table-cell>
          <table:table-cell table:style-name="ce13" table:formula="of:=[.E274]-[.B274]" office:value-type="currency" office:currency="USD" office:value="31.81" calcext:value-type="currency">
            <text:p>$31.81</text:p>
          </table:table-cell>
          <table:table-cell table:style-name="ce50" table:formula="of:=[.E274]/[.D274]" office:value-type="float" office:value="1.42855204233953" calcext:value-type="float">
            <text:p>1.4285520423395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Removable Liner Basket Trucks - Vinyl Lin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7">
          <table:table-cell table:style-name="ce2" office:value-type="string" calcext:value-type="string">
            <text:p>R04-X-RV-3UNN</text:p>
          </table:table-cell>
          <table:table-cell table:style-name="ce8" office:value-type="currency" office:currency="USD" office:value="119" calcext:value-type="currency">
            <text:p>$119.00</text:p>
          </table:table-cell>
          <table:table-cell table:style-name="ce13" office:value-type="currency" office:currency="USD" office:value="193.31" calcext:value-type="currency">
            <text:p>$193.31</text:p>
          </table:table-cell>
          <table:table-cell table:style-name="ce13" office:value-type="currency" office:currency="USD" office:value="91.82" calcext:value-type="currency">
            <text:p>$91.82</text:p>
          </table:table-cell>
          <table:table-cell table:style-name="ce13" office:value-type="currency" office:currency="USD" office:value="131.17" calcext:value-type="currency">
            <text:p>$131.17</text:p>
          </table:table-cell>
          <table:table-cell table:style-name="ce13" table:formula="of:=[.E278]-[.B278]" office:value-type="currency" office:currency="USD" office:value="12.17" calcext:value-type="currency">
            <text:p>$12.17</text:p>
          </table:table-cell>
          <table:table-cell table:style-name="ce50" table:formula="of:=[.E278]/[.D278]" office:value-type="float" office:value="1.42855587018079" calcext:value-type="float">
            <text:p>1.428555870180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2" office:value-type="string" calcext:value-type="string">
            <text:p>R06-X-RV-3UNN</text:p>
          </table:table-cell>
          <table:table-cell table:style-name="ce8" office:value-type="currency" office:currency="USD" office:value="147" calcext:value-type="currency">
            <text:p>$147.00</text:p>
          </table:table-cell>
          <table:table-cell table:style-name="ce13" office:value-type="currency" office:currency="USD" office:value="240.61" calcext:value-type="currency">
            <text:p>$240.61</text:p>
          </table:table-cell>
          <table:table-cell table:style-name="ce13" office:value-type="currency" office:currency="USD" office:value="114.29" calcext:value-type="currency">
            <text:p>$114.29</text:p>
          </table:table-cell>
          <table:table-cell table:style-name="ce13" office:value-type="currency" office:currency="USD" office:value="163.27" calcext:value-type="currency">
            <text:p>$163.27</text:p>
          </table:table-cell>
          <table:table-cell table:style-name="ce13" table:formula="of:=[.E279]-[.B279]" office:value-type="currency" office:currency="USD" office:value="16.27" calcext:value-type="currency">
            <text:p>$16.27</text:p>
          </table:table-cell>
          <table:table-cell table:style-name="ce50" table:formula="of:=[.E279]/[.D279]" office:value-type="float" office:value="1.42855892904016" calcext:value-type="float">
            <text:p>1.4285589290401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9">
          <table:table-cell table:style-name="ce2" office:value-type="string" calcext:value-type="string">
            <text:p>R08-X-RV-3UNN</text:p>
          </table:table-cell>
          <table:table-cell table:style-name="ce8" office:value-type="currency" office:currency="USD" office:value="167" calcext:value-type="currency">
            <text:p>$167.00</text:p>
          </table:table-cell>
          <table:table-cell table:style-name="ce13" office:value-type="currency" office:currency="USD" office:value="271.03" calcext:value-type="currency">
            <text:p>$271.03</text:p>
          </table:table-cell>
          <table:table-cell table:style-name="ce13" office:value-type="currency" office:currency="USD" office:value="128.74" calcext:value-type="currency">
            <text:p>$128.74</text:p>
          </table:table-cell>
          <table:table-cell table:style-name="ce13" office:value-type="currency" office:currency="USD" office:value="183.91" calcext:value-type="currency">
            <text:p>$183.91</text:p>
          </table:table-cell>
          <table:table-cell table:style-name="ce13" table:formula="of:=[.E280]-[.B280]" office:value-type="currency" office:currency="USD" office:value="16.91" calcext:value-type="currency">
            <text:p>$16.91</text:p>
          </table:table-cell>
          <table:table-cell table:style-name="ce50" table:formula="of:=[.E280]/[.D280]" office:value-type="float" office:value="1.42853813888457" calcext:value-type="float">
            <text:p>1.4285381388845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7">
          <table:table-cell table:style-name="ce2" office:value-type="string" calcext:value-type="string">
            <text:p>R10-X-RV-3UNN</text:p>
          </table:table-cell>
          <table:table-cell table:style-name="ce8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290.52" calcext:value-type="currency">
            <text:p>$290.52</text:p>
          </table:table-cell>
          <table:table-cell table:style-name="ce13" office:value-type="currency" office:currency="USD" office:value="138" calcext:value-type="currency">
            <text:p>$138.00</text:p>
          </table:table-cell>
          <table:table-cell table:style-name="ce13" office:value-type="currency" office:currency="USD" office:value="197.14" calcext:value-type="currency">
            <text:p>$197.14</text:p>
          </table:table-cell>
          <table:table-cell table:style-name="ce13" table:formula="of:=[.E281]-[.B281]" office:value-type="currency" office:currency="USD" office:value="17.14" calcext:value-type="currency">
            <text:p>$17.14</text:p>
          </table:table-cell>
          <table:table-cell table:style-name="ce50" table:formula="of:=[.E281]/[.D281]" office:value-type="float" office:value="1.42855072463768" calcext:value-type="float">
            <text:p>1.4285507246376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2" office:value-type="string" calcext:value-type="string">
            <text:p>R12-X-RV-3UNN</text:p>
          </table:table-cell>
          <table:table-cell table:style-name="ce8" office:value-type="currency" office:currency="USD" office:value="190" calcext:value-type="currency">
            <text:p>$190.00</text:p>
          </table:table-cell>
          <table:table-cell table:style-name="ce13" office:value-type="currency" office:currency="USD" office:value="309.79" calcext:value-type="currency">
            <text:p>$309.79</text:p>
          </table:table-cell>
          <table:table-cell table:style-name="ce13" office:value-type="currency" office:currency="USD" office:value="147.15" calcext:value-type="currency">
            <text:p>$147.15</text:p>
          </table:table-cell>
          <table:table-cell table:style-name="ce13" office:value-type="currency" office:currency="USD" office:value="210.21" calcext:value-type="currency">
            <text:p>$210.21</text:p>
          </table:table-cell>
          <table:table-cell table:style-name="ce13" table:formula="of:=[.E282]-[.B282]" office:value-type="currency" office:currency="USD" office:value="20.21" calcext:value-type="currency">
            <text:p>$20.21</text:p>
          </table:table-cell>
          <table:table-cell table:style-name="ce50" table:formula="of:=[.E282]/[.D282]" office:value-type="float" office:value="1.42854230377166" calcext:value-type="float">
            <text:p>1.4285423037716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4">
          <table:table-cell table:style-name="ce2" office:value-type="string" calcext:value-type="string">
            <text:p>R14-X-RV-3UNN</text:p>
          </table:table-cell>
          <table:table-cell table:style-name="ce8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383.82" calcext:value-type="currency">
            <text:p>$383.82</text:p>
          </table:table-cell>
          <table:table-cell table:style-name="ce13" office:value-type="currency" office:currency="USD" office:value="182.31" calcext:value-type="currency">
            <text:p>$182.31</text:p>
          </table:table-cell>
          <table:table-cell table:style-name="ce13" office:value-type="currency" office:currency="USD" office:value="260.45" calcext:value-type="currency">
            <text:p>$260.45</text:p>
          </table:table-cell>
          <table:table-cell table:style-name="ce13" table:formula="of:=[.E283]-[.B283]" office:value-type="currency" office:currency="USD" office:value="25.45" calcext:value-type="currency">
            <text:p>$25.45</text:p>
          </table:table-cell>
          <table:table-cell table:style-name="ce50" table:formula="of:=[.E283]/[.D283]" office:value-type="float" office:value="1.42861060830454" calcext:value-type="float">
            <text:p>1.4286106083045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5">
          <table:table-cell table:style-name="ce2" office:value-type="string" calcext:value-type="string">
            <text:p>R16-X-RV-3UNN</text:p>
          </table:table-cell>
          <table:table-cell table:style-name="ce8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400.46" calcext:value-type="currency">
            <text:p>$400.46</text:p>
          </table:table-cell>
          <table:table-cell table:style-name="ce13" office:value-type="currency" office:currency="USD" office:value="190.22" calcext:value-type="currency">
            <text:p>$190.22</text:p>
          </table:table-cell>
          <table:table-cell table:style-name="ce13" office:value-type="currency" office:currency="USD" office:value="271.74" calcext:value-type="currency">
            <text:p>$271.74</text:p>
          </table:table-cell>
          <table:table-cell table:style-name="ce13" table:formula="of:=[.E284]-[.B284]" office:value-type="currency" office:currency="USD" office:value="26.74" calcext:value-type="currency">
            <text:p>$26.74</text:p>
          </table:table-cell>
          <table:table-cell table:style-name="ce50" table:formula="of:=[.E284]/[.D284]" office:value-type="float" office:value="1.42855640836926" calcext:value-type="float">
            <text:p>1.4285564083692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2" office:value-type="string" calcext:value-type="string">
            <text:p>R18-X-RV-3UNN</text:p>
          </table:table-cell>
          <table:table-cell table:style-name="ce8" office:value-type="currency" office:currency="USD" office:value="260" calcext:value-type="currency">
            <text:p>$260.00</text:p>
          </table:table-cell>
          <table:table-cell table:style-name="ce13" office:value-type="currency" office:currency="USD" office:value="425.1" calcext:value-type="currency">
            <text:p>$425.10</text:p>
          </table:table-cell>
          <table:table-cell table:style-name="ce13" office:value-type="currency" office:currency="USD" office:value="201.92" calcext:value-type="currency">
            <text:p>$201.92</text:p>
          </table:table-cell>
          <table:table-cell table:style-name="ce13" office:value-type="currency" office:currency="USD" office:value="288.46" calcext:value-type="currency">
            <text:p>$288.46</text:p>
          </table:table-cell>
          <table:table-cell table:style-name="ce13" table:formula="of:=[.E285]-[.B285]" office:value-type="currency" office:currency="USD" office:value="28.46" calcext:value-type="currency">
            <text:p>$28.46</text:p>
          </table:table-cell>
          <table:table-cell table:style-name="ce50" table:formula="of:=[.E285]/[.D285]" office:value-type="float" office:value="1.42858557844691" calcext:value-type="float">
            <text:p>1.4285855784469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0">
          <table:table-cell table:style-name="ce2" office:value-type="string" calcext:value-type="string">
            <text:p>R20-X-RV-3UNN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46.03" calcext:value-type="currency">
            <text:p>$446.03</text:p>
          </table:table-cell>
          <table:table-cell table:style-name="ce13" office:value-type="currency" office:currency="USD" office:value="211.86" calcext:value-type="currency">
            <text:p>$211.86</text:p>
          </table:table-cell>
          <table:table-cell table:style-name="ce13" office:value-type="currency" office:currency="USD" office:value="302.66" calcext:value-type="currency">
            <text:p>$302.66</text:p>
          </table:table-cell>
          <table:table-cell table:style-name="ce13" table:formula="of:=[.E286]-[.B286]" office:value-type="currency" office:currency="USD" office:value="27.66" calcext:value-type="currency">
            <text:p>$27.66</text:p>
          </table:table-cell>
          <table:table-cell table:style-name="ce50" table:formula="of:=[.E286]/[.D286]" office:value-type="float" office:value="1.42858491456622" calcext:value-type="float">
            <text:p>1.4285849145662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Replacement Bags for Housekeeping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KKX-C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0]-[.B290]" office:value-type="currency" office:currency="USD" office:value="4.99" calcext:value-type="currency">
            <text:p>$4.99</text:p>
          </table:table-cell>
          <table:table-cell table:style-name="ce50" table:formula="of:=[.E290]/[.D290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C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1]-[.B291]" office:value-type="currency" office:currency="USD" office:value="4.99" calcext:value-type="currency">
            <text:p>$4.99</text:p>
          </table:table-cell>
          <table:table-cell table:style-name="ce50" table:formula="of:=[.E291]/[.D291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KKX-M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2]-[.B292]" office:value-type="currency" office:currency="USD" office:value="4.99" calcext:value-type="currency">
            <text:p>$4.99</text:p>
          </table:table-cell>
          <table:table-cell table:style-name="ce50" table:formula="of:=[.E292]/[.D292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M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3]-[.B293]" office:value-type="currency" office:currency="USD" office:value="4.99" calcext:value-type="currency">
            <text:p>$4.99</text:p>
          </table:table-cell>
          <table:table-cell table:style-name="ce50" table:formula="of:=[.E293]/[.D293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KKX-M3B-24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7.99" calcext:value-type="currency">
            <text:p>$57.99</text:p>
          </table:table-cell>
          <table:table-cell table:style-name="ce13" table:formula="of:=[.E294]-[.B294]" office:value-type="currency" office:currency="USD" office:value="4.99" calcext:value-type="currency">
            <text:p>$4.99</text:p>
          </table:table-cell>
          <table:table-cell table:style-name="ce50" table:formula="of:=[.E294]/[.D294]" office:value-type="float" office:value="1.50077639751553" calcext:value-type="float">
            <text:p>1.500776397515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M3B-24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7.99" calcext:value-type="currency">
            <text:p>$57.99</text:p>
          </table:table-cell>
          <table:table-cell table:style-name="ce13" table:formula="of:=[.E295]-[.B295]" office:value-type="currency" office:currency="USD" office:value="4.99" calcext:value-type="currency">
            <text:p>$4.99</text:p>
          </table:table-cell>
          <table:table-cell table:style-name="ce50" table:formula="of:=[.E295]/[.D295]" office:value-type="float" office:value="1.50077639751553" calcext:value-type="float">
            <text:p>1.500776397515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8-KKX-M3B-30S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7.99" calcext:value-type="currency">
            <text:p>$57.99</text:p>
          </table:table-cell>
          <table:table-cell table:style-name="ce13" table:formula="of:=[.E296]-[.B296]" office:value-type="currency" office:currency="USD" office:value="4.99" calcext:value-type="currency">
            <text:p>$4.99</text:p>
          </table:table-cell>
          <table:table-cell table:style-name="ce50" table:formula="of:=[.E296]/[.D296]" office:value-type="float" office:value="1.50077639751553" calcext:value-type="float">
            <text:p>1.500776397515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8-NNX-M3B-30S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7]-[.B297]" office:value-type="currency" office:currency="USD" office:value="5.99" calcext:value-type="currency">
            <text:p>$5.99</text:p>
          </table:table-cell>
          <table:table-cell table:style-name="ce50" table:formula="of:=[.E297]/[.D297]" office:value-type="float" office:value="1.52665631469979" calcext:value-type="float">
            <text:p>1.526656314699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Shower Tow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00X-L2N</text:p>
          </table:table-cell>
          <table:table-cell table:style-name="ce8" office:value-type="currency" office:currency="USD" office:value="244.3" calcext:value-type="currency">
            <text:p>$244.30</text:p>
          </table:table-cell>
          <table:table-cell table:style-name="ce13" office:value-type="currency" office:currency="USD" office:value="122.7" calcext:value-type="currency">
            <text:p>$122.70</text:p>
          </table:table-cell>
          <table:table-cell table:style-name="ce13" office:value-type="currency" office:currency="USD" office:value="58.28" calcext:value-type="currency">
            <text:p>$58.28</text:p>
          </table:table-cell>
          <table:table-cell table:style-name="ce13" office:value-type="currency" office:currency="USD" office:value="300.69" calcext:value-type="currency">
            <text:p>$300.69</text:p>
          </table:table-cell>
          <table:table-cell table:style-name="ce13" table:formula="of:=[.E301]-[.B301]" office:value-type="currency" office:currency="USD" office:value="56.39" calcext:value-type="currency">
            <text:p>$56.39</text:p>
          </table:table-cell>
          <table:table-cell table:style-name="ce50" table:formula="of:=[.E301]/[.D301]" office:value-type="float" office:value="5.15940288263555" calcext:value-type="float">
            <text:p>5.1594028826355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00X-L3N</text:p>
          </table:table-cell>
          <table:table-cell table:style-name="ce8" office:value-type="currency" office:currency="USD" office:value="263" calcext:value-type="currency">
            <text:p>$263.00</text:p>
          </table:table-cell>
          <table:table-cell table:style-name="ce13" office:value-type="currency" office:currency="USD" office:value="119.33" calcext:value-type="currency">
            <text:p>$119.33</text:p>
          </table:table-cell>
          <table:table-cell table:style-name="ce13" office:value-type="currency" office:currency="USD" office:value="56.68" calcext:value-type="currency">
            <text:p>$56.68</text:p>
          </table:table-cell>
          <table:table-cell table:style-name="ce13" office:value-type="currency" office:currency="USD" office:value="323.71" calcext:value-type="currency">
            <text:p>$323.71</text:p>
          </table:table-cell>
          <table:table-cell table:style-name="ce13" table:formula="of:=[.E302]-[.B302]" office:value-type="currency" office:currency="USD" office:value="60.71" calcext:value-type="currency">
            <text:p>$60.71</text:p>
          </table:table-cell>
          <table:table-cell table:style-name="ce50" table:formula="of:=[.E302]/[.D302]" office:value-type="float" office:value="5.71118560338744" calcext:value-type="float">
            <text:p>5.7111856033874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32-00X-L2N</text:p>
          </table:table-cell>
          <table:table-cell table:style-name="ce8" office:value-type="currency" office:currency="USD" office:value="267.6" calcext:value-type="currency">
            <text:p>$267.60</text:p>
          </table:table-cell>
          <table:table-cell table:style-name="ce13" office:value-type="currency" office:currency="USD" office:value="71.84" calcext:value-type="currency">
            <text:p>$71.84</text:p>
          </table:table-cell>
          <table:table-cell table:style-name="ce13" office:value-type="currency" office:currency="USD" office:value="34.12" calcext:value-type="currency">
            <text:p>$34.12</text:p>
          </table:table-cell>
          <table:table-cell table:style-name="ce13" office:value-type="currency" office:currency="USD" office:value="329.34" calcext:value-type="currency">
            <text:p>$329.34</text:p>
          </table:table-cell>
          <table:table-cell table:style-name="ce13" table:formula="of:=[.E303]-[.B303]" office:value-type="currency" office:currency="USD" office:value="61.74" calcext:value-type="currency">
            <text:p>$61.74</text:p>
          </table:table-cell>
          <table:table-cell table:style-name="ce50" table:formula="of:=[.E303]/[.D303]" office:value-type="float" office:value="9.65240328253224" calcext:value-type="float">
            <text:p>9.6524032825322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32-00X-L3N</text:p>
          </table:table-cell>
          <table:table-cell table:style-name="ce8" office:value-type="currency" office:currency="USD" office:value="286.3" calcext:value-type="currency">
            <text:p>$286.30</text:p>
          </table:table-cell>
          <table:table-cell table:style-name="ce13" office:value-type="currency" office:currency="USD" office:value="75.43" calcext:value-type="currency">
            <text:p>$75.43</text:p>
          </table:table-cell>
          <table:table-cell table:style-name="ce13" office:value-type="currency" office:currency="USD" office:value="35.83" calcext:value-type="currency">
            <text:p>$35.83</text:p>
          </table:table-cell>
          <table:table-cell table:style-name="ce13" office:value-type="currency" office:currency="USD" office:value="352.36" calcext:value-type="currency">
            <text:p>$352.36</text:p>
          </table:table-cell>
          <table:table-cell table:style-name="ce13" table:formula="of:=[.E304]-[.B304]" office:value-type="currency" office:currency="USD" office:value="66.06" calcext:value-type="currency">
            <text:p>$66.06</text:p>
          </table:table-cell>
          <table:table-cell table:style-name="ce50" table:formula="of:=[.E304]/[.D304]" office:value-type="float" office:value="9.83421713647781" calcext:value-type="float">
            <text:p>9.8342171364778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42-00X-L2N</text:p>
          </table:table-cell>
          <table:table-cell table:style-name="ce8" office:value-type="currency" office:currency="USD" office:value="316.5" calcext:value-type="currency">
            <text:p>$316.50</text:p>
          </table:table-cell>
          <table:table-cell table:style-name="ce13" office:value-type="currency" office:currency="USD" office:value="76.32" calcext:value-type="currency">
            <text:p>$76.32</text:p>
          </table:table-cell>
          <table:table-cell table:style-name="ce13" office:value-type="currency" office:currency="USD" office:value="36.25" calcext:value-type="currency">
            <text:p>$36.25</text:p>
          </table:table-cell>
          <table:table-cell table:style-name="ce13"/>
          <table:table-cell table:style-name="ce13" table:formula="of:=[.E305]-[.B305]" office:value-type="currency" office:currency="USD" office:value="-316.5" calcext:value-type="currency">
            <text:p>-$316.50</text:p>
          </table:table-cell>
          <table:table-cell table:style-name="ce50" table:formula="of:=[.E305]/[.D305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42-00X-L3N</text:p>
          </table:table-cell>
          <table:table-cell table:style-name="ce8" office:value-type="currency" office:currency="USD" office:value="335.2" calcext:value-type="currency">
            <text:p>$335.20</text:p>
          </table:table-cell>
          <table:table-cell table:style-name="ce13" office:value-type="currency" office:currency="USD" office:value="80.14" calcext:value-type="currency">
            <text:p>$80.14</text:p>
          </table:table-cell>
          <table:table-cell table:style-name="ce13" office:value-type="currency" office:currency="USD" office:value="38.07" calcext:value-type="currency">
            <text:p>$38.07</text:p>
          </table:table-cell>
          <table:table-cell table:style-name="ce13"/>
          <table:table-cell table:style-name="ce13" table:formula="of:=[.E306]-[.B306]" office:value-type="currency" office:currency="USD" office:value="-335.2" calcext:value-type="currency">
            <text:p>-$335.20</text:p>
          </table:table-cell>
          <table:table-cell table:style-name="ce50" table:formula="of:=[.E306]/[.D30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Split Cabinet Housekeeping Cart - 5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8-TNX-M3C-22N</text:p>
          </table:table-cell>
          <table:table-cell table:style-name="ce8" office:value-type="currency" office:currency="USD" office:value="880" calcext:value-type="currency">
            <text:p>$880.00</text:p>
          </table:table-cell>
          <table:table-cell table:style-name="ce13" office:value-type="currency" office:currency="USD" office:value="1438.95" calcext:value-type="currency">
            <text:p>$1,438.95</text:p>
          </table:table-cell>
          <table:table-cell table:style-name="ce13" office:value-type="currency" office:currency="USD" office:value="683.5" calcext:value-type="currency">
            <text:p>$683.50</text:p>
          </table:table-cell>
          <table:table-cell table:style-name="ce13" office:value-type="currency" office:currency="USD" office:value="888.99" calcext:value-type="currency">
            <text:p>$888.99</text:p>
          </table:table-cell>
          <table:table-cell table:style-name="ce13" table:formula="of:=[.E310]-[.B310]" office:value-type="currency" office:currency="USD" office:value="8.99000000000001" calcext:value-type="currency">
            <text:p>$8.99</text:p>
          </table:table-cell>
          <table:table-cell table:style-name="ce50" table:formula="of:=[.E310]/[.D310]" office:value-type="float" office:value="1.30064374542794" calcext:value-type="float">
            <text:p>1.3006437454279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Standard Housekeeping Cart - 2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TNX-M2C-2NN</text:p>
          </table:table-cell>
          <table:table-cell table:style-name="ce8" office:value-type="currency" office:currency="USD" office:value="625" calcext:value-type="currency">
            <text:p>$625.00</text:p>
          </table:table-cell>
          <table:table-cell table:style-name="ce13" office:value-type="currency" office:currency="USD" office:value="1016.08" calcext:value-type="currency">
            <text:p>$1,016.08</text:p>
          </table:table-cell>
          <table:table-cell table:style-name="ce13" office:value-type="currency" office:currency="USD" office:value="482.64" calcext:value-type="currency">
            <text:p>$482.64</text:p>
          </table:table-cell>
          <table:table-cell table:style-name="ce13" office:value-type="currency" office:currency="USD" office:value="627.99" calcext:value-type="currency">
            <text:p>$627.99</text:p>
          </table:table-cell>
          <table:table-cell table:style-name="ce13" table:formula="of:=[.E314]-[.B314]" office:value-type="currency" office:currency="USD" office:value="2.99000000000001" calcext:value-type="currency">
            <text:p>$2.99</text:p>
          </table:table-cell>
          <table:table-cell table:style-name="ce50" table:formula="of:=[.E314]/[.D314]" office:value-type="float" office:value="1.30115614122327" calcext:value-type="float">
            <text:p>1.3011561412232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Standard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TNX-M3C-2NN</text:p>
          </table:table-cell>
          <table:table-cell table:style-name="ce8" office:value-type="currency" office:currency="USD" office:value="660" calcext:value-type="currency">
            <text:p>$660.00</text:p>
          </table:table-cell>
          <table:table-cell table:style-name="ce13" office:value-type="currency" office:currency="USD" office:value="1071.67" calcext:value-type="currency">
            <text:p>$1,071.67</text:p>
          </table:table-cell>
          <table:table-cell table:style-name="ce13" office:value-type="currency" office:currency="USD" office:value="509.04" calcext:value-type="currency">
            <text:p>$509.04</text:p>
          </table:table-cell>
          <table:table-cell table:style-name="ce13" office:value-type="currency" office:currency="USD" office:value="661.99" calcext:value-type="currency">
            <text:p>$661.99</text:p>
          </table:table-cell>
          <table:table-cell table:style-name="ce13" table:formula="of:=[.E318]-[.B318]" office:value-type="currency" office:currency="USD" office:value="1.99000000000001" calcext:value-type="currency">
            <text:p>$1.99</text:p>
          </table:table-cell>
          <table:table-cell table:style-name="ce50" table:formula="of:=[.E318]/[.D318]" office:value-type="float" office:value="1.30046754675468" calcext:value-type="float">
            <text:p>1.30046754675468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Towel Station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32-X-S1A-4ULN</text:p>
          </table:table-cell>
          <table:table-cell table:style-name="ce8" office:value-type="currency" office:currency="USD" office:value="420" calcext:value-type="currency">
            <text:p>$420.00</text:p>
          </table:table-cell>
          <table:table-cell table:style-name="ce13" office:value-type="currency" office:currency="USD" office:value="658" calcext:value-type="currency">
            <text:p>$658.00</text:p>
          </table:table-cell>
          <table:table-cell table:style-name="ce13" office:value-type="currency" office:currency="USD" office:value="312.55" calcext:value-type="currency">
            <text:p>$312.55</text:p>
          </table:table-cell>
          <table:table-cell table:style-name="ce13"/>
          <table:table-cell table:style-name="ce13" table:formula="of:=[.E322]-[.B322]" office:value-type="currency" office:currency="USD" office:value="-420" calcext:value-type="currency">
            <text:p>-$420.00</text:p>
          </table:table-cell>
          <table:table-cell table:style-name="ce50" table:formula="of:=[.E322]/[.D322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32-X-TSA-4ULN</text:p>
          </table:table-cell>
          <table:table-cell table:style-name="ce8" office:value-type="currency" office:currency="USD" office:value="465" calcext:value-type="currency">
            <text:p>$465.00</text:p>
          </table:table-cell>
          <table:table-cell table:style-name="ce13" office:value-type="currency" office:currency="USD" office:value="723.8" calcext:value-type="currency">
            <text:p>$723.80</text:p>
          </table:table-cell>
          <table:table-cell table:style-name="ce13" office:value-type="currency" office:currency="USD" office:value="343.81" calcext:value-type="currency">
            <text:p>$343.81</text:p>
          </table:table-cell>
          <table:table-cell table:style-name="ce13"/>
          <table:table-cell table:style-name="ce13" table:formula="of:=[.E323]-[.B323]" office:value-type="currency" office:currency="USD" office:value="-465" calcext:value-type="currency">
            <text:p>-$465.00</text:p>
          </table:table-cell>
          <table:table-cell table:style-name="ce50" table:formula="of:=[.E323]/[.D323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2" office:value-type="string" calcext:value-type="string">
            <text:p>Turnabout Truck - Wire Shelve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48-X-TA-6UNN</text:p>
          </table:table-cell>
          <table:table-cell table:style-name="ce8" office:value-type="currency" office:currency="USD" office:value="895" calcext:value-type="currency">
            <text:p>$895.00</text:p>
          </table:table-cell>
          <table:table-cell table:style-name="ce13" office:value-type="currency" office:currency="USD" office:value="1491" calcext:value-type="currency">
            <text:p>$1,491.00</text:p>
          </table:table-cell>
          <table:table-cell table:style-name="ce13" office:value-type="currency" office:currency="USD" office:value="708.23" calcext:value-type="currency">
            <text:p>$708.23</text:p>
          </table:table-cell>
          <table:table-cell table:style-name="ce13" office:value-type="currency" office:currency="USD" office:value="920.99" calcext:value-type="currency">
            <text:p>$920.99</text:p>
          </table:table-cell>
          <table:table-cell table:style-name="ce13" table:formula="of:=[.E327]-[.B327]" office:value-type="currency" office:currency="USD" office:value="25.99" calcext:value-type="currency">
            <text:p>$25.99</text:p>
          </table:table-cell>
          <table:table-cell table:style-name="ce50" table:formula="of:=[.E327]/[.D327]" office:value-type="float" office:value="1.30041088347006" calcext:value-type="float">
            <text:p>1.3004108834700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2" office:value-type="string" calcext:value-type="string">
            <text:p>Vinyl Basket Truck Cover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VCN</text:p>
          </table:table-cell>
          <table:table-cell table:style-name="ce8" office:value-type="currency" office:currency="USD" office:value="24" calcext:value-type="currency">
            <text:p>$24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 office:value-type="currency" office:currency="USD" office:value="24.99" calcext:value-type="currency">
            <text:p>$24.99</text:p>
          </table:table-cell>
          <table:table-cell table:style-name="ce13" table:formula="of:=[.E331]-[.B331]" office:value-type="currency" office:currency="USD" office:value="0.989999999999998" calcext:value-type="currency">
            <text:p>$0.99</text:p>
          </table:table-cell>
          <table:table-cell table:style-name="ce50" table:formula="of:=[.E331]/[.D331]" office:value-type="float" office:value="1.40393258426966" calcext:value-type="float">
            <text:p>1.4039325842696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VCN</text:p>
          </table:table-cell>
          <table:table-cell table:style-name="ce8" office:value-type="currency" office:currency="USD" office:value="24" calcext:value-type="currency">
            <text:p>$24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 office:value-type="currency" office:currency="USD" office:value="24.99" calcext:value-type="currency">
            <text:p>$24.99</text:p>
          </table:table-cell>
          <table:table-cell table:style-name="ce13" table:formula="of:=[.E332]-[.B332]" office:value-type="currency" office:currency="USD" office:value="0.989999999999998" calcext:value-type="currency">
            <text:p>$0.99</text:p>
          </table:table-cell>
          <table:table-cell table:style-name="ce50" table:formula="of:=[.E332]/[.D332]" office:value-type="float" office:value="1.40393258426966" calcext:value-type="float">
            <text:p>1.4039325842696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VCN</text:p>
          </table:table-cell>
          <table:table-cell table:style-name="ce8" office:value-type="currency" office:currency="USD" office:value="24" calcext:value-type="currency">
            <text:p>$24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 office:value-type="currency" office:currency="USD" office:value="24.99" calcext:value-type="currency">
            <text:p>$24.99</text:p>
          </table:table-cell>
          <table:table-cell table:style-name="ce13" table:formula="of:=[.E333]-[.B333]" office:value-type="currency" office:currency="USD" office:value="0.989999999999998" calcext:value-type="currency">
            <text:p>$0.99</text:p>
          </table:table-cell>
          <table:table-cell table:style-name="ce50" table:formula="of:=[.E333]/[.D333]" office:value-type="float" office:value="1.40393258426966" calcext:value-type="float">
            <text:p>1.4039325842696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VCN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 office:value-type="currency" office:currency="USD" office:value="27.99" calcext:value-type="currency">
            <text:p>$27.99</text:p>
          </table:table-cell>
          <table:table-cell table:style-name="ce13" table:formula="of:=[.E334]-[.B334]" office:value-type="currency" office:currency="USD" office:value="0.989999999999998" calcext:value-type="currency">
            <text:p>$0.99</text:p>
          </table:table-cell>
          <table:table-cell table:style-name="ce50" table:formula="of:=[.E334]/[.D334]" office:value-type="float" office:value="1.35282745287579" calcext:value-type="float">
            <text:p>1.352827452875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VCN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 office:value-type="currency" office:currency="USD" office:value="27.99" calcext:value-type="currency">
            <text:p>$27.99</text:p>
          </table:table-cell>
          <table:table-cell table:style-name="ce13" table:formula="of:=[.E335]-[.B335]" office:value-type="currency" office:currency="USD" office:value="0.989999999999998" calcext:value-type="currency">
            <text:p>$0.99</text:p>
          </table:table-cell>
          <table:table-cell table:style-name="ce50" table:formula="of:=[.E335]/[.D335]" office:value-type="float" office:value="1.35282745287579" calcext:value-type="float">
            <text:p>1.352827452875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VCN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 office:value-type="currency" office:currency="USD" office:value="27.99" calcext:value-type="currency">
            <text:p>$27.99</text:p>
          </table:table-cell>
          <table:table-cell table:style-name="ce13" table:formula="of:=[.E336]-[.B336]" office:value-type="currency" office:currency="USD" office:value="0.989999999999998" calcext:value-type="currency">
            <text:p>$0.99</text:p>
          </table:table-cell>
          <table:table-cell table:style-name="ce50" table:formula="of:=[.E336]/[.D336]" office:value-type="float" office:value="1.35282745287579" calcext:value-type="float">
            <text:p>1.352827452875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VCN</text:p>
          </table:table-cell>
          <table:table-cell table:style-name="ce8" office:value-type="currency" office:currency="USD" office:value="32" calcext:value-type="currency">
            <text:p>$32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 office:value-type="currency" office:currency="USD" office:value="32.99" calcext:value-type="currency">
            <text:p>$32.99</text:p>
          </table:table-cell>
          <table:table-cell table:style-name="ce13" table:formula="of:=[.E337]-[.B337]" office:value-type="currency" office:currency="USD" office:value="0.990000000000002" calcext:value-type="currency">
            <text:p>$0.99</text:p>
          </table:table-cell>
          <table:table-cell table:style-name="ce50" table:formula="of:=[.E337]/[.D337]" office:value-type="float" office:value="1.38613445378151" calcext:value-type="float">
            <text:p>1.3861344537815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VCN</text:p>
          </table:table-cell>
          <table:table-cell table:style-name="ce8" office:value-type="currency" office:currency="USD" office:value="32" calcext:value-type="currency">
            <text:p>$32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 office:value-type="currency" office:currency="USD" office:value="32.99" calcext:value-type="currency">
            <text:p>$32.99</text:p>
          </table:table-cell>
          <table:table-cell table:style-name="ce13" table:formula="of:=[.E338]-[.B338]" office:value-type="currency" office:currency="USD" office:value="0.990000000000002" calcext:value-type="currency">
            <text:p>$0.99</text:p>
          </table:table-cell>
          <table:table-cell table:style-name="ce50" table:formula="of:=[.E338]/[.D338]" office:value-type="float" office:value="1.38613445378151" calcext:value-type="float">
            <text:p>1.3861344537815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X-VCN</text:p>
          </table:table-cell>
          <table:table-cell table:style-name="ce8" office:value-type="currency" office:currency="USD" office:value="32" calcext:value-type="currency">
            <text:p>$32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 office:value-type="currency" office:currency="USD" office:value="32.99" calcext:value-type="currency">
            <text:p>$32.99</text:p>
          </table:table-cell>
          <table:table-cell table:style-name="ce13" table:formula="of:=[.E339]-[.B339]" office:value-type="currency" office:currency="USD" office:value="0.990000000000002" calcext:value-type="currency">
            <text:p>$0.99</text:p>
          </table:table-cell>
          <table:table-cell table:style-name="ce50" table:formula="of:=[.E339]/[.D339]" office:value-type="float" office:value="1.38613445378151" calcext:value-type="float">
            <text:p>1.3861344537815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1">
          <table:table-cell table:style-name="ce2" office:value-type="string" calcext:value-type="string">
            <text:p>Vinyl Replacement Liners for Basket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4-X-LNN</text:p>
          </table:table-cell>
          <table:table-cell table:style-name="ce8" office:value-type="currency" office:currency="USD" office:value="41" calcext:value-type="currency">
            <text:p>$41.00</text:p>
          </table:table-cell>
          <table:table-cell table:style-name="ce13" office:value-type="currency" office:currency="USD" office:value="64.98" calcext:value-type="currency">
            <text:p>$64.98</text:p>
          </table:table-cell>
          <table:table-cell table:style-name="ce13" office:value-type="currency" office:currency="USD" office:value="30.87" calcext:value-type="currency">
            <text:p>$30.87</text:p>
          </table:table-cell>
          <table:table-cell table:style-name="ce13" office:value-type="currency" office:currency="USD" office:value="41.99" calcext:value-type="currency">
            <text:p>$41.99</text:p>
          </table:table-cell>
          <table:table-cell table:style-name="ce13" table:formula="of:=[.E343]-[.B343]" office:value-type="currency" office:currency="USD" office:value="0.990000000000002" calcext:value-type="currency">
            <text:p>$0.99</text:p>
          </table:table-cell>
          <table:table-cell table:style-name="ce50" table:formula="of:=[.E343]/[.D343]" office:value-type="float" office:value="1.36022027858763" calcext:value-type="float">
            <text:p>1.3602202785876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LNN</text:p>
          </table:table-cell>
          <table:table-cell table:style-name="ce8" office:value-type="currency" office:currency="USD" office:value="43" calcext:value-type="currency">
            <text:p>$43.00</text:p>
          </table:table-cell>
          <table:table-cell table:style-name="ce13" office:value-type="currency" office:currency="USD" office:value="68.45" calcext:value-type="currency">
            <text:p>$68.45</text:p>
          </table:table-cell>
          <table:table-cell table:style-name="ce13" office:value-type="currency" office:currency="USD" office:value="32.51" calcext:value-type="currency">
            <text:p>$32.51</text:p>
          </table:table-cell>
          <table:table-cell table:style-name="ce13" office:value-type="currency" office:currency="USD" office:value="43.99" calcext:value-type="currency">
            <text:p>$43.99</text:p>
          </table:table-cell>
          <table:table-cell table:style-name="ce13" table:formula="of:=[.E344]-[.B344]" office:value-type="currency" office:currency="USD" office:value="0.990000000000002" calcext:value-type="currency">
            <text:p>$0.99</text:p>
          </table:table-cell>
          <table:table-cell table:style-name="ce50" table:formula="of:=[.E344]/[.D344]" office:value-type="float" office:value="1.35312211627192" calcext:value-type="float">
            <text:p>1.35312211627192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LNN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13" office:value-type="currency" office:currency="USD" office:value="74.47" calcext:value-type="currency">
            <text:p>$74.47</text:p>
          </table:table-cell>
          <table:table-cell table:style-name="ce13" office:value-type="currency" office:currency="USD" office:value="35.37" calcext:value-type="currency">
            <text:p>$35.37</text:p>
          </table:table-cell>
          <table:table-cell table:style-name="ce13" office:value-type="currency" office:currency="USD" office:value="47.99" calcext:value-type="currency">
            <text:p>$47.99</text:p>
          </table:table-cell>
          <table:table-cell table:style-name="ce13" table:formula="of:=[.E345]-[.B345]" office:value-type="currency" office:currency="USD" office:value="0.990000000000002" calcext:value-type="currency">
            <text:p>$0.99</text:p>
          </table:table-cell>
          <table:table-cell table:style-name="ce50" table:formula="of:=[.E345]/[.D345]" office:value-type="float" office:value="1.35679954763924" calcext:value-type="float">
            <text:p>1.3567995476392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LNN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4.59" calcext:value-type="currency">
            <text:p>$84.59</text:p>
          </table:table-cell>
          <table:table-cell table:style-name="ce13" office:value-type="currency" office:currency="USD" office:value="40.18" calcext:value-type="currency">
            <text:p>$40.18</text:p>
          </table:table-cell>
          <table:table-cell table:style-name="ce13" office:value-type="currency" office:currency="USD" office:value="54.99" calcext:value-type="currency">
            <text:p>$54.99</text:p>
          </table:table-cell>
          <table:table-cell table:style-name="ce13" table:formula="of:=[.E346]-[.B346]" office:value-type="currency" office:currency="USD" office:value="0.990000000000002" calcext:value-type="currency">
            <text:p>$0.99</text:p>
          </table:table-cell>
          <table:table-cell table:style-name="ce50" table:formula="of:=[.E346]/[.D346]" office:value-type="float" office:value="1.36859133897461" calcext:value-type="float">
            <text:p>1.3685913389746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LN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89.65" calcext:value-type="currency">
            <text:p>$89.65</text:p>
          </table:table-cell>
          <table:table-cell table:style-name="ce13" office:value-type="currency" office:currency="USD" office:value="42.58" calcext:value-type="currency">
            <text:p>$42.58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347]-[.B347]" office:value-type="currency" office:currency="USD" office:value="0.990000000000002" calcext:value-type="currency">
            <text:p>$0.99</text:p>
          </table:table-cell>
          <table:table-cell table:style-name="ce50" table:formula="of:=[.E347]/[.D347]" office:value-type="float" office:value="1.455847815876" calcext:value-type="float">
            <text:p>1.45584781587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LNN</text:p>
          </table:table-cell>
          <table:table-cell table:style-name="ce8" office:value-type="currency" office:currency="USD" office:value="65" calcext:value-type="currency">
            <text:p>$65.00</text:p>
          </table:table-cell>
          <table:table-cell table:style-name="ce13" office:value-type="currency" office:currency="USD" office:value="96.59" calcext:value-type="currency">
            <text:p>$96.59</text:p>
          </table:table-cell>
          <table:table-cell table:style-name="ce13" office:value-type="currency" office:currency="USD" office:value="45.88" calcext:value-type="currency">
            <text:p>$45.88</text:p>
          </table:table-cell>
          <table:table-cell table:style-name="ce13" office:value-type="currency" office:currency="USD" office:value="65.99" calcext:value-type="currency">
            <text:p>$65.99</text:p>
          </table:table-cell>
          <table:table-cell table:style-name="ce13" table:formula="of:=[.E348]-[.B348]" office:value-type="currency" office:currency="USD" office:value="0.989999999999995" calcext:value-type="currency">
            <text:p>$0.99</text:p>
          </table:table-cell>
          <table:table-cell table:style-name="ce50" table:formula="of:=[.E348]/[.D348]" office:value-type="float" office:value="1.43831734960767" calcext:value-type="float">
            <text:p>1.4383173496076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LNN</text:p>
          </table:table-cell>
          <table:table-cell table:style-name="ce8" office:value-type="currency" office:currency="USD" office:value="71" calcext:value-type="currency">
            <text:p>$71.00</text:p>
          </table:table-cell>
          <table:table-cell table:style-name="ce13" office:value-type="currency" office:currency="USD" office:value="101.87" calcext:value-type="currency">
            <text:p>$101.87</text:p>
          </table:table-cell>
          <table:table-cell table:style-name="ce13" office:value-type="currency" office:currency="USD" office:value="48.39" calcext:value-type="currency">
            <text:p>$48.39</text:p>
          </table:table-cell>
          <table:table-cell table:style-name="ce13" office:value-type="currency" office:currency="USD" office:value="71.99" calcext:value-type="currency">
            <text:p>$71.99</text:p>
          </table:table-cell>
          <table:table-cell table:style-name="ce13" table:formula="of:=[.E349]-[.B349]" office:value-type="currency" office:currency="USD" office:value="0.989999999999995" calcext:value-type="currency">
            <text:p>$0.99</text:p>
          </table:table-cell>
          <table:table-cell table:style-name="ce50" table:formula="of:=[.E349]/[.D349]" office:value-type="float" office:value="1.48770407108907" calcext:value-type="float">
            <text:p>1.4877040710890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LNN</text:p>
          </table:table-cell>
          <table:table-cell table:style-name="ce8" office:value-type="currency" office:currency="USD" office:value="78" calcext:value-type="currency">
            <text:p>$78.00</text:p>
          </table:table-cell>
          <table:table-cell table:style-name="ce13" office:value-type="currency" office:currency="USD" office:value="111.07" calcext:value-type="currency">
            <text:p>$111.07</text:p>
          </table:table-cell>
          <table:table-cell table:style-name="ce13" office:value-type="currency" office:currency="USD" office:value="52.76" calcext:value-type="currency">
            <text:p>$52.76</text:p>
          </table:table-cell>
          <table:table-cell table:style-name="ce13" office:value-type="currency" office:currency="USD" office:value="78.99" calcext:value-type="currency">
            <text:p>$78.99</text:p>
          </table:table-cell>
          <table:table-cell table:style-name="ce13" table:formula="of:=[.E350]-[.B350]" office:value-type="currency" office:currency="USD" office:value="0.989999999999995" calcext:value-type="currency">
            <text:p>$0.99</text:p>
          </table:table-cell>
          <table:table-cell table:style-name="ce50" table:formula="of:=[.E350]/[.D350]" office:value-type="float" office:value="1.49715693707354" calcext:value-type="float">
            <text:p>1.4971569370735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LNN</text:p>
          </table:table-cell>
          <table:table-cell table:style-name="ce8" office:value-type="currency" office:currency="USD" office:value="82" calcext:value-type="currency">
            <text:p>$82.00</text:p>
          </table:table-cell>
          <table:table-cell table:style-name="ce13" office:value-type="currency" office:currency="USD" office:value="121.46" calcext:value-type="currency">
            <text:p>$121.46</text:p>
          </table:table-cell>
          <table:table-cell table:style-name="ce13" office:value-type="currency" office:currency="USD" office:value="57.69" calcext:value-type="currency">
            <text:p>$57.69</text:p>
          </table:table-cell>
          <table:table-cell table:style-name="ce13" office:value-type="currency" office:currency="USD" office:value="82.99" calcext:value-type="currency">
            <text:p>$82.99</text:p>
          </table:table-cell>
          <table:table-cell table:style-name="ce13" table:formula="of:=[.E351]-[.B351]" office:value-type="currency" office:currency="USD" office:value="0.989999999999995" calcext:value-type="currency">
            <text:p>$0.99</text:p>
          </table:table-cell>
          <table:table-cell table:style-name="ce50" table:formula="of:=[.E351]/[.D351]" office:value-type="float" office:value="1.43855087536835" calcext:value-type="float">
            <text:p>1.4385508753683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X-LNN</text:p>
          </table:table-cell>
          <table:table-cell table:style-name="ce8" office:value-type="currency" office:currency="USD" office:value="88" calcext:value-type="currency">
            <text:p>$88.00</text:p>
          </table:table-cell>
          <table:table-cell table:style-name="ce13" office:value-type="currency" office:currency="USD" office:value="137.34" calcext:value-type="currency">
            <text:p>$137.34</text:p>
          </table:table-cell>
          <table:table-cell table:style-name="ce13" office:value-type="currency" office:currency="USD" office:value="65.24" calcext:value-type="currency">
            <text:p>$65.24</text:p>
          </table:table-cell>
          <table:table-cell table:style-name="ce13" office:value-type="currency" office:currency="USD" office:value="88.99" calcext:value-type="currency">
            <text:p>$88.99</text:p>
          </table:table-cell>
          <table:table-cell table:style-name="ce13" table:formula="of:=[.E352]-[.B352]" office:value-type="currency" office:currency="USD" office:value="0.989999999999995" calcext:value-type="currency">
            <text:p>$0.99</text:p>
          </table:table-cell>
          <table:table-cell table:style-name="ce50" table:formula="of:=[.E352]/[.D352]" office:value-type="float" office:value="1.3640404659718" calcext:value-type="float">
            <text:p>1.3640404659718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2" office:value-type="string" calcext:value-type="string">
            <text:p>Wire Laundry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7-BKX-W0A-5UNN</text:p>
          </table:table-cell>
          <table:table-cell table:style-name="ce44" office:value-type="currency" office:currency="USD" office:value="199" calcext:value-type="currency">
            <text:p>$199.00</text:p>
          </table:table-cell>
          <table:table-cell table:style-name="ce13" office:value-type="currency" office:currency="USD" office:value="299.73" calcext:value-type="currency">
            <text:p>$299.73</text:p>
          </table:table-cell>
          <table:table-cell table:style-name="ce13" office:value-type="currency" office:currency="USD" office:value="142.37" calcext:value-type="currency">
            <text:p>$142.37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table:formula="of:=[.E356]-[.B356]" office:value-type="currency" office:currency="USD" office:value="1" calcext:value-type="currency">
            <text:p>$1.00</text:p>
          </table:table-cell>
          <table:table-cell table:style-name="ce50" table:formula="of:=[.E356]/[.D356]" office:value-type="float" office:value="1.40479033504249" calcext:value-type="float">
            <text:p>1.404790335042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7-BKX-W1A-5UNN</text:p>
          </table:table-cell>
          <table:table-cell table:style-name="ce44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335.07" calcext:value-type="currency">
            <text:p>$335.07</text:p>
          </table:table-cell>
          <table:table-cell table:style-name="ce13" office:value-type="currency" office:currency="USD" office:value="159.16" calcext:value-type="currency">
            <text:p>$159.16</text:p>
          </table:table-cell>
          <table:table-cell table:style-name="ce13" office:value-type="currency" office:currency="USD" office:value="237" calcext:value-type="currency">
            <text:p>$237.00</text:p>
          </table:table-cell>
          <table:table-cell table:style-name="ce13" table:formula="of:=[.E357]-[.B357]" office:value-type="currency" office:currency="USD" office:value="2" calcext:value-type="currency">
            <text:p>$2.00</text:p>
          </table:table-cell>
          <table:table-cell table:style-name="ce50" table:formula="of:=[.E357]/[.D357]" office:value-type="float" office:value="1.48906760492586" calcext:value-type="float">
            <text:p>1.4890676049258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7-BKX-W2A-5UNN</text:p>
          </table:table-cell>
          <table:table-cell table:style-name="ce44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370.52" calcext:value-type="currency">
            <text:p>$370.52</text:p>
          </table:table-cell>
          <table:table-cell table:style-name="ce13" office:value-type="currency" office:currency="USD" office:value="176" calcext:value-type="currency">
            <text:p>$176.00</text:p>
          </table:table-cell>
          <table:table-cell table:style-name="ce13" office:value-type="currency" office:currency="USD" office:value="248" calcext:value-type="currency">
            <text:p>$248.00</text:p>
          </table:table-cell>
          <table:table-cell table:style-name="ce13" table:formula="of:=[.E358]-[.B358]" office:value-type="currency" office:currency="USD" office:value="3" calcext:value-type="currency">
            <text:p>$3.00</text:p>
          </table:table-cell>
          <table:table-cell table:style-name="ce50" table:formula="of:=[.E358]/[.D358]" office:value-type="float" office:value="1.40909090909091" calcext:value-type="float">
            <text:p>1.4090909090909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33-BKX-W0A-5UNN</text:p>
          </table:table-cell>
          <table:table-cell table:style-name="ce44" office:value-type="currency" office:currency="USD" office:value="269" calcext:value-type="currency">
            <text:p>$269.00</text:p>
          </table:table-cell>
          <table:table-cell table:style-name="ce13" office:value-type="currency" office:currency="USD" office:value="405.69" calcext:value-type="currency">
            <text:p>$405.69</text:p>
          </table:table-cell>
          <table:table-cell table:style-name="ce13" office:value-type="currency" office:currency="USD" office:value="192.7" calcext:value-type="currency">
            <text:p>$192.70</text:p>
          </table:table-cell>
          <table:table-cell table:style-name="ce13" office:value-type="currency" office:currency="USD" office:value="270" calcext:value-type="currency">
            <text:p>$270.00</text:p>
          </table:table-cell>
          <table:table-cell table:style-name="ce13" table:formula="of:=[.E359]-[.B359]" office:value-type="currency" office:currency="USD" office:value="1" calcext:value-type="currency">
            <text:p>$1.00</text:p>
          </table:table-cell>
          <table:table-cell table:style-name="ce50" table:formula="of:=[.E359]/[.D359]" office:value-type="float" office:value="1.40114167099118" calcext:value-type="float">
            <text:p>1.4011416709911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33-BKX-W2A-5UNN</text:p>
          </table:table-cell>
          <table:table-cell table:style-name="ce44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478.33" calcext:value-type="currency">
            <text:p>$478.33</text:p>
          </table:table-cell>
          <table:table-cell table:style-name="ce13" office:value-type="currency" office:currency="USD" office:value="227.21" calcext:value-type="currency">
            <text:p>$227.21</text:p>
          </table:table-cell>
          <table:table-cell table:style-name="ce13" office:value-type="currency" office:currency="USD" office:value="319" calcext:value-type="currency">
            <text:p>$319.00</text:p>
          </table:table-cell>
          <table:table-cell table:style-name="ce13" table:formula="of:=[.E360]-[.B360]" office:value-type="currency" office:currency="USD" office:value="4" calcext:value-type="currency">
            <text:p>$4.00</text:p>
          </table:table-cell>
          <table:table-cell table:style-name="ce50" table:formula="of:=[.E360]/[.D360]" office:value-type="float" office:value="1.40398750055015" calcext:value-type="float">
            <text:p>1.40398750055015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33-BKX-Y0A-5UNN</text:p>
          </table:table-cell>
          <table:table-cell table:style-name="ce44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15.03" calcext:value-type="currency">
            <text:p>$415.03</text:p>
          </table:table-cell>
          <table:table-cell table:style-name="ce13" office:value-type="currency" office:currency="USD" office:value="197.14" calcext:value-type="currency">
            <text:p>$197.14</text:p>
          </table:table-cell>
          <table:table-cell table:style-name="ce13" office:value-type="currency" office:currency="USD" office:value="276" calcext:value-type="currency">
            <text:p>$276.00</text:p>
          </table:table-cell>
          <table:table-cell table:style-name="ce13" table:formula="of:=[.E361]-[.B361]" office:value-type="currency" office:currency="USD" office:value="1" calcext:value-type="currency">
            <text:p>$1.00</text:p>
          </table:table-cell>
          <table:table-cell table:style-name="ce50" table:formula="of:=[.E361]/[.D361]" office:value-type="float" office:value="1.40002029014913" calcext:value-type="float">
            <text:p>1.4000202901491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33-BKX-Y2A-5UNN</text:p>
          </table:table-cell>
          <table:table-cell table:style-name="ce44" office:value-type="currency" office:currency="USD" office:value="325" calcext:value-type="currency">
            <text:p>$325.00</text:p>
          </table:table-cell>
          <table:table-cell table:style-name="ce45" office:value-type="currency" office:currency="USD" office:value="491.8" calcext:value-type="currency">
            <text:p>$491.80</text:p>
          </table:table-cell>
          <table:table-cell table:style-name="ce45" office:value-type="currency" office:currency="USD" office:value="233.61" calcext:value-type="currency">
            <text:p>$233.61</text:p>
          </table:table-cell>
          <table:table-cell table:style-name="ce45" office:value-type="currency" office:currency="USD" office:value="329" calcext:value-type="currency">
            <text:p>$329.00</text:p>
          </table:table-cell>
          <table:table-cell table:style-name="ce45" table:formula="of:=[.E362]-[.B362]" office:value-type="currency" office:currency="USD" office:value="4" calcext:value-type="currency">
            <text:p>$4.00</text:p>
          </table:table-cell>
          <table:table-cell table:style-name="ce51" table:formula="of:=[.E362]/[.D362]" office:value-type="float" office:value="1.40833012285433" calcext:value-type="float">
            <text:p>1.4083301228543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X-Frame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8-X-XFA-30NN</text:p>
          </table:table-cell>
          <table:table-cell table:style-name="ce8" office:value-type="currency" office:currency="USD" office:value="105" calcext:value-type="currency">
            <text:p>$105.00</text:p>
          </table:table-cell>
          <table:table-cell table:style-name="ce13" office:value-type="currency" office:currency="USD" office:value="156.19" calcext:value-type="currency">
            <text:p>$156.19</text:p>
          </table:table-cell>
          <table:table-cell table:style-name="ce13" office:value-type="currency" office:currency="USD" office:value="74.19" calcext:value-type="currency">
            <text:p>$74.19</text:p>
          </table:table-cell>
          <table:table-cell table:style-name="ce13" office:value-type="currency" office:currency="USD" office:value="105.99" calcext:value-type="currency">
            <text:p>$105.99</text:p>
          </table:table-cell>
          <table:table-cell table:style-name="ce13" table:formula="of:=[.E366]-[.B366]" office:value-type="currency" office:currency="USD" office:value="0.989999999999995" calcext:value-type="currency">
            <text:p>$0.99</text:p>
          </table:table-cell>
          <table:table-cell table:style-name="ce50" table:formula="of:=[.E366]/[.D366]" office:value-type="float" office:value="1.42862919530934" calcext:value-type="float">
            <text:p>1.4286291953093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2">
          <table:table-cell table:style-name="ce6" office:value-type="string" calcext:value-type="string">
            <text:p>42 items found</text:p>
          </table:table-cell>
          <table:table-cell table:number-columns-repeated="1023"/>
        </table:table-row>
        <table:table-row table:style-name="ro23">
          <table:table-cell table:style-name="ce6" office:value-type="string" calcext:value-type="string">
            <text:p>251 individual models</text:p>
          </table:table-cell>
          <table:table-cell table:number-columns-repeated="1023"/>
        </table:table-row>
        <table:table-row table:style-name="ro2" table:number-rows-repeated="10482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me" table:style-name="ta1">
        <table:table-column table:style-name="co7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3">
          <table:table-cell table:style-name="ce1" office:value-type="string" calcext:value-type="string">
            <text:p>SOME PRICE LIST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24">
          <table:table-cell table:style-name="ce2" office:value-type="string" calcext:value-type="string">
            <text:p>Basket Service Carts - Cotton Canvas Trucks - White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/>
          <table:table-cell table:style-name="ce89" table:number-columns-repeated="4"/>
          <table:table-cell table:style-name="ce89" table:formula="of:=[.E5]-[.B5]" office:value-type="currency" office:currency="USD" office:value="0" calcext:value-type="currency">
            <text:p>$0.00</text:p>
          </table:table-cell>
          <table:table-cell table:formula="of:=[.E5]/[.D5]" office:value-type="string" office:string-value="" calcext:value-type="error">
            <text:p>#DIV/0!</text:p>
          </table:table-cell>
          <table:table-cell/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7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5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8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</table:table>
      <table:table table:name="Some2" table:style-name="ta1">
        <table:table-column table:style-name="co2" table:number-columns-repeated="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row table:style-name="ro13">
          <table:table-cell table:style-name="ce1" office:value-type="string" calcext:value-type="string">
            <text:p>SOME PRICE LIST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24">
          <table:table-cell table:style-name="ce2" office:value-type="string" calcext:value-type="string">
            <text:p>Basket Service Carts - Cotton Canvas Trucks - White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/>
          <table:table-cell table:style-name="ce89" table:number-columns-repeated="4"/>
          <table:table-cell table:style-name="ce89" table:formula="of:=[.E5]-[.B5]" office:value-type="currency" office:currency="USD" office:value="0" calcext:value-type="currency">
            <text:p>$0.00</text:p>
          </table:table-cell>
          <table:table-cell table:formula="of:=[.E5]/[.D5]" office:value-type="string" office:string-value="" calcext:value-type="error">
            <text:p>#DIV/0!</text:p>
          </table:table-cell>
          <table:table-cell/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7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5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8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</table:table>
      <table:table table:name="Triton" table:style-name="ta1">
        <table:table-column table:style-name="co12" table:default-cell-style-name="Default"/>
        <table:table-column table:style-name="co2" table:default-cell-style-name="Default"/>
        <table:table-column table:style-name="co2" table:number-columns-repeated="2" table:default-cell-style-name="ce89"/>
        <table:table-column table:style-name="co4" table:default-cell-style-name="ce89"/>
        <table:table-column table:style-name="co7" table:default-cell-style-name="ce89"/>
        <table:table-column table:style-name="co7" table:number-columns-repeated="2" table:default-cell-style-name="Default"/>
        <table:table-row table:style-name="ro25">
          <table:table-cell table:style-name="ce1" office:value-type="string" calcext:value-type="string">
            <text:p>Triton PRICE LIST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table:style-name="ce2" office:value-type="string" calcext:value-type="string">
            <text:p>Commercial Grade Mobile Tool Cart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DBC-4</text:p>
          </table:table-cell>
          <table:table-cell table:style-name="ce8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672" calcext:value-type="currency">
            <text:p>$672.00</text:p>
          </table:table-cell>
          <table:table-cell table:style-name="ce64" office:value-type="currency" office:currency="USD" office:value="1040" calcext:value-type="currency">
            <text:p>$1,040.00</text:p>
          </table:table-cell>
          <table:table-cell table:style-name="ce64" table:formula="of:=[.E5]-[.B5]" office:value-type="currency" office:currency="USD" office:value="-80" calcext:value-type="currency">
            <text:p>-$80.00</text:p>
          </table:table-cell>
          <table:table-cell table:style-name="ce64" table:formula="of:=[.B5]/[.D5]" office:value-type="currency" office:currency="USD" office:value="1.66666666666667" calcext:value-type="currency">
            <text:p>$1.67</text:p>
          </table:table-cell>
          <table:table-cell table:style-name="ce17" office:value-type="string" calcext:value-type="string">
            <text:p>theonlinecatalog.com</text:p>
          </table:table-cell>
        </table:table-row>
        <table:table-row table:style-name="ro2">
          <table:table-cell table:style-name="ce2" office:value-type="string" calcext:value-type="string">
            <text:p>LBC-4</text:p>
          </table:table-cell>
          <table:table-cell table:style-name="ce8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672" calcext:value-type="currency">
            <text:p>$672.00</text:p>
          </table:table-cell>
          <table:table-cell table:style-name="ce64" office:value-type="currency" office:currency="USD" office:value="1040" calcext:value-type="currency">
            <text:p>$1,040.00</text:p>
          </table:table-cell>
          <table:table-cell table:style-name="ce64" table:formula="of:=[.E6]-[.B6]" office:value-type="currency" office:currency="USD" office:value="-80" calcext:value-type="currency">
            <text:p>-$80.00</text:p>
          </table:table-cell>
          <table:table-cell table:style-name="ce64" table:formula="of:=[.B6]/[.D6]" office:value-type="currency" office:currency="USD" office:value="1.66666666666667" calcext:value-type="currency">
            <text:p>$1.67</text:p>
          </table:table-cell>
          <table:table-cell table:style-name="ce17" office:value-type="string" calcext:value-type="string">
            <text:p>theonlinecatalog.com</text:p>
          </table:table-cell>
        </table:table-row>
        <table:table-row table:style-name="ro2">
          <table:table-cell table:style-name="ce2" office:value-type="string" calcext:value-type="string">
            <text:p>LBC-18</text:p>
          </table:table-cell>
          <table:table-cell table:style-name="ce8" office:value-type="currency" office:currency="USD" office:value="629" calcext:value-type="currency">
            <text:p>$629.00</text:p>
          </table:table-cell>
          <table:table-cell table:style-name="ce64" office:value-type="currency" office:currency="USD" office:value="598" calcext:value-type="currency">
            <text:p>$598.00</text:p>
          </table:table-cell>
          <table:table-cell table:style-name="ce64" office:value-type="currency" office:currency="USD" office:value="358.8" calcext:value-type="currency">
            <text:p>$358.80</text:p>
          </table:table-cell>
          <table:table-cell table:style-name="ce64" office:value-type="currency" office:currency="USD" office:value="659" calcext:value-type="currency">
            <text:p>$659.00</text:p>
          </table:table-cell>
          <table:table-cell table:style-name="ce64" table:formula="of:=[.E7]-[.B7]" office:value-type="currency" office:currency="USD" office:value="30" calcext:value-type="currency">
            <text:p>$30.00</text:p>
          </table:table-cell>
          <table:table-cell table:style-name="ce64" table:formula="of:=[.B7]/[.D7]" office:value-type="currency" office:currency="USD" office:value="1.75306577480491" calcext:value-type="currency">
            <text:p>$1.75</text:p>
          </table:table-cell>
          <table:table-cell table:style-name="ce17" office:value-type="string" calcext:value-type="string">
            <text:p>theonlinecatalog.com</text:p>
          </table:table-cell>
        </table:table-row>
        <table:table-row table:style-name="ro22">
          <table:table-cell table:style-name="ce6" office:value-type="string" calcext:value-type="string">
            <text:p>1 items found</text:p>
          </table:table-cell>
          <table:table-cell table:number-columns-repeated="6"/>
          <table:table-cell table:style-name="ce98"/>
        </table:table-row>
        <table:table-row table:style-name="ro26">
          <table:table-cell table:style-name="ce6" office:value-type="string" calcext:value-type="string">
            <text:p>3 individual models</text:p>
          </table:table-cell>
          <table:table-cell table:number-columns-repeated="7"/>
        </table:table-row>
        <table:table-row table:style-name="ro2" table:number-rows-repeated="104856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tackbin" table:style-name="ta1">
        <table:table-column table:style-name="co13" table:default-cell-style-name="ce2"/>
        <table:table-column table:style-name="co2" table:default-cell-style-name="Default"/>
        <table:table-column table:style-name="co2" table:number-columns-repeated="2" table:default-cell-style-name="ce17"/>
        <table:table-column table:style-name="co14" table:default-cell-style-name="ce17"/>
        <table:table-column table:style-name="co5" table:default-cell-style-name="ce64"/>
        <table:table-column table:style-name="co5" table:number-columns-repeated="2" table:default-cell-style-name="ce17"/>
        <table:table-row table:style-name="ro25">
          <table:table-cell table:style-name="ce1" office:value-type="string" calcext:value-type="string">
            <text:p>Stackbin PRICE LIST</text:p>
          </table:table-cell>
          <table:table-cell/>
          <table:table-cell table:style-name="Default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6"/>
        </table:table-row>
        <table:table-row table:style-name="ro3">
          <table:table-cell office:value-type="string" calcext:value-type="string">
            <text:p>1 Shelf X-Ray Storage Shelves</text:p>
          </table:table-cell>
          <table:table-cell/>
          <table:table-cell table:style-name="Default" table:number-columns-repeated="6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1XR</text:p>
          </table:table-cell>
          <table:table-cell table:style-name="ce8" office:value-type="currency" office:currency="USD" office:value="197" calcext:value-type="currency">
            <text:p>$197.00</text:p>
          </table:table-cell>
          <table:table-cell table:number-columns-repeated="3"/>
          <table:table-cell table:formula="of:=[.E5]-[.B5]" office:value-type="currency" office:currency="USD" office:value="-197" calcext:value-type="currency">
            <text:p>-$197.00</text:p>
          </table:table-cell>
          <table:table-cell table:formula="of:=[.E5]/[.D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1005 Series Workbench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4830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9]-[.B9]" office:value-type="string" office:string-value="" calcext:value-type="error">
            <text:p>#VALUE!</text:p>
          </table:table-cell>
          <table:table-cell table:formula="of:=[.E9]/[.D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4836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0]-[.B10]" office:value-type="string" office:string-value="" calcext:value-type="error">
            <text:p>#VALUE!</text:p>
          </table:table-cell>
          <table:table-cell table:formula="of:=[.E10]/[.D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0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1]-[.B11]" office:value-type="string" office:string-value="" calcext:value-type="error">
            <text:p>#VALUE!</text:p>
          </table:table-cell>
          <table:table-cell table:formula="of:=[.E11]/[.D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6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2]-[.B12]" office:value-type="string" office:string-value="" calcext:value-type="error">
            <text:p>#VALUE!</text:p>
          </table:table-cell>
          <table:table-cell table:formula="of:=[.E12]/[.D1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0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3]-[.B13]" office:value-type="string" office:string-value="" calcext:value-type="error">
            <text:p>#VALUE!</text:p>
          </table:table-cell>
          <table:table-cell table:formula="of:=[.E13]/[.D1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6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4]-[.B14]" office:value-type="string" office:string-value="" calcext:value-type="error">
            <text:p>#VALUE!</text:p>
          </table:table-cell>
          <table:table-cell table:formula="of:=[.E14]/[.D1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1050 Series Workbench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4830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8]-[.B18]" office:value-type="string" office:string-value="" calcext:value-type="error">
            <text:p>#VALUE!</text:p>
          </table:table-cell>
          <table:table-cell table:formula="of:=[.E18]/[.D1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0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9]-[.B19]" office:value-type="string" office:string-value="" calcext:value-type="error">
            <text:p>#VALUE!</text:p>
          </table:table-cell>
          <table:table-cell table:formula="of:=[.E19]/[.D1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6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20]-[.B20]" office:value-type="string" office:string-value="" calcext:value-type="error">
            <text:p>#VALUE!</text:p>
          </table:table-cell>
          <table:table-cell table:formula="of:=[.E20]/[.D2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0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21]-[.B21]" office:value-type="string" office:string-value="" calcext:value-type="error">
            <text:p>#VALUE!</text:p>
          </table:table-cell>
          <table:table-cell table:formula="of:=[.E21]/[.D2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6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22]-[.B22]" office:value-type="string" office:string-value="" calcext:value-type="error">
            <text:p>#VALUE!</text:p>
          </table:table-cell>
          <table:table-cell table:formula="of:=[.E22]/[.D2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17 Bin Compartment Unit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751B2</text:p>
          </table:table-cell>
          <table:table-cell table:style-name="ce8" office:value-type="currency" office:currency="USD" office:value="1118" calcext:value-type="currency">
            <text:p>$1,118.00</text:p>
          </table:table-cell>
          <table:table-cell table:number-columns-repeated="3"/>
          <table:table-cell table:formula="of:=[.E26]-[.B26]" office:value-type="currency" office:currency="USD" office:value="-1118" calcext:value-type="currency">
            <text:p>-$1,118.00</text:p>
          </table:table-cell>
          <table:table-cell table:formula="of:=[.E26]/[.D2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18 Bin Combination Units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8542B2</text:p>
          </table:table-cell>
          <table:table-cell table:style-name="ce8" office:value-type="currency" office:currency="USD" office:value="1595" calcext:value-type="currency">
            <text:p>$1,595.00</text:p>
          </table:table-cell>
          <table:table-cell table:number-columns-repeated="3"/>
          <table:table-cell table:formula="of:=[.E30]-[.B30]" office:value-type="currency" office:currency="USD" office:value="-1595" calcext:value-type="currency">
            <text:p>-$1,595.00</text:p>
          </table:table-cell>
          <table:table-cell table:formula="of:=[.E30]/[.D3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2 Shelf Lockable X-Ray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2DDXR</text:p>
          </table:table-cell>
          <table:table-cell table:style-name="ce8" office:value-type="currency" office:currency="USD" office:value="603" calcext:value-type="currency">
            <text:p>$603.00</text:p>
          </table:table-cell>
          <table:table-cell table:number-columns-repeated="3"/>
          <table:table-cell table:formula="of:=[.E34]-[.B34]" office:value-type="currency" office:currency="USD" office:value="-603" calcext:value-type="currency">
            <text:p>-$603.00</text:p>
          </table:table-cell>
          <table:table-cell table:formula="of:=[.E34]/[.D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2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2XR</text:p>
          </table:table-cell>
          <table:table-cell table:style-name="ce8" office:value-type="currency" office:currency="USD" office:value="397" calcext:value-type="currency">
            <text:p>$397.00</text:p>
          </table:table-cell>
          <table:table-cell table:number-columns-repeated="3"/>
          <table:table-cell table:formula="of:=[.E38]-[.B38]" office:value-type="currency" office:currency="USD" office:value="-397" calcext:value-type="currency">
            <text:p>-$397.00</text:p>
          </table:table-cell>
          <table:table-cell table:formula="of:=[.E38]/[.D3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2012 Series Mobile Table - 11 inch Height Adjustable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P48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2]-[.B42]" office:value-type="string" office:string-value="" calcext:value-type="error">
            <text:p>#VALUE!</text:p>
          </table:table-cell>
          <table:table-cell table:formula="of:=[.E42]/[.D4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48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3]-[.B43]" office:value-type="string" office:string-value="" calcext:value-type="error">
            <text:p>#VALUE!</text:p>
          </table:table-cell>
          <table:table-cell table:formula="of:=[.E43]/[.D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60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4]-[.B44]" office:value-type="string" office:string-value="" calcext:value-type="error">
            <text:p>#VALUE!</text:p>
          </table:table-cell>
          <table:table-cell table:formula="of:=[.E44]/[.D4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60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5]-[.B45]" office:value-type="string" office:string-value="" calcext:value-type="error">
            <text:p>#VALUE!</text:p>
          </table:table-cell>
          <table:table-cell table:formula="of:=[.E45]/[.D4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72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6]-[.B46]" office:value-type="string" office:string-value="" calcext:value-type="error">
            <text:p>#VALUE!</text:p>
          </table:table-cell>
          <table:table-cell table:formula="of:=[.E46]/[.D4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72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7]-[.B47]" office:value-type="string" office:string-value="" calcext:value-type="error">
            <text:p>#VALUE!</text:p>
          </table:table-cell>
          <table:table-cell table:formula="of:=[.E47]/[.D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96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8]-[.B48]" office:value-type="string" office:string-value="" calcext:value-type="error">
            <text:p>#VALUE!</text:p>
          </table:table-cell>
          <table:table-cell table:formula="of:=[.E48]/[.D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96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9]-[.B49]" office:value-type="string" office:string-value="" calcext:value-type="error">
            <text:p>#VALUE!</text:p>
          </table:table-cell>
          <table:table-cell table:formula="of:=[.E49]/[.D4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 Shelf Lockable X-Ray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DDXR</text:p>
          </table:table-cell>
          <table:table-cell table:style-name="ce8" office:value-type="currency" office:currency="USD" office:value="885" calcext:value-type="currency">
            <text:p>$885.00</text:p>
          </table:table-cell>
          <table:table-cell table:number-columns-repeated="3"/>
          <table:table-cell table:formula="of:=[.E53]-[.B53]" office:value-type="currency" office:currency="USD" office:value="-885" calcext:value-type="currency">
            <text:p>-$885.00</text:p>
          </table:table-cell>
          <table:table-cell table:formula="of:=[.E53]/[.D5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 Shelf Medical Record Storage Uni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MR</text:p>
          </table:table-cell>
          <table:table-cell table:style-name="ce8" office:value-type="currency" office:currency="USD" office:value="447" calcext:value-type="currency">
            <text:p>$447.00</text:p>
          </table:table-cell>
          <table:table-cell table:number-columns-repeated="3"/>
          <table:table-cell table:formula="of:=[.E57]-[.B57]" office:value-type="currency" office:currency="USD" office:value="-447" calcext:value-type="currency">
            <text:p>-$447.00</text:p>
          </table:table-cell>
          <table:table-cell table:formula="of:=[.E57]/[.D5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XR</text:p>
          </table:table-cell>
          <table:table-cell table:style-name="ce8" office:value-type="currency" office:currency="USD" office:value="545" calcext:value-type="currency">
            <text:p>$545.00</text:p>
          </table:table-cell>
          <table:table-cell table:number-columns-repeated="3"/>
          <table:table-cell table:formula="of:=[.E61]-[.B61]" office:value-type="currency" office:currency="USD" office:value="-545" calcext:value-type="currency">
            <text:p>-$545.00</text:p>
          </table:table-cell>
          <table:table-cell table:formula="of:=[.E61]/[.D6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31 Bin Compartment Unit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31512B2</text:p>
          </table:table-cell>
          <table:table-cell table:style-name="ce8" office:value-type="currency" office:currency="USD" office:value="2399" calcext:value-type="currency">
            <text:p>$2,399.00</text:p>
          </table:table-cell>
          <table:table-cell table:number-columns-repeated="3"/>
          <table:table-cell table:formula="of:=[.E65]-[.B65]" office:value-type="currency" office:currency="USD" office:value="-2399" calcext:value-type="currency">
            <text:p>-$2,399.00</text:p>
          </table:table-cell>
          <table:table-cell table:formula="of:=[.E65]/[.D6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32 Bin Combination Unit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32422B2</text:p>
          </table:table-cell>
          <table:table-cell table:style-name="ce8" office:value-type="currency" office:currency="USD" office:value="1853" calcext:value-type="currency">
            <text:p>$1,853.00</text:p>
          </table:table-cell>
          <table:table-cell table:number-columns-repeated="3"/>
          <table:table-cell table:formula="of:=[.E69]-[.B69]" office:value-type="currency" office:currency="USD" office:value="-1853" calcext:value-type="currency">
            <text:p>-$1,853.00</text:p>
          </table:table-cell>
          <table:table-cell table:formula="of:=[.E69]/[.D6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512 Series Mobile Workbench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ES48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3]-[.B73]" office:value-type="string" office:string-value="" calcext:value-type="error">
            <text:p>#VALUE!</text:p>
          </table:table-cell>
          <table:table-cell table:formula="of:=[.E73]/[.D7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48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4]-[.B74]" office:value-type="string" office:string-value="" calcext:value-type="error">
            <text:p>#VALUE!</text:p>
          </table:table-cell>
          <table:table-cell table:formula="of:=[.E74]/[.D7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60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5]-[.B75]" office:value-type="string" office:string-value="" calcext:value-type="error">
            <text:p>#VALUE!</text:p>
          </table:table-cell>
          <table:table-cell table:formula="of:=[.E75]/[.D7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60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6]-[.B76]" office:value-type="string" office:string-value="" calcext:value-type="error">
            <text:p>#VALUE!</text:p>
          </table:table-cell>
          <table:table-cell table:formula="of:=[.E76]/[.D7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72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7]-[.B77]" office:value-type="string" office:string-value="" calcext:value-type="error">
            <text:p>#VALUE!</text:p>
          </table:table-cell>
          <table:table-cell table:formula="of:=[.E77]/[.D7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72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8]-[.B78]" office:value-type="string" office:string-value="" calcext:value-type="error">
            <text:p>#VALUE!</text:p>
          </table:table-cell>
          <table:table-cell table:formula="of:=[.E78]/[.D7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96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9]-[.B79]" office:value-type="string" office:string-value="" calcext:value-type="error">
            <text:p>#VALUE!</text:p>
          </table:table-cell>
          <table:table-cell table:formula="of:=[.E79]/[.D7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96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80]-[.B80]" office:value-type="string" office:string-value="" calcext:value-type="error">
            <text:p>#VALUE!</text:p>
          </table:table-cell>
          <table:table-cell table:formula="of:=[.E80]/[.D8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B</text:p>
          </table:table-cell>
          <table:table-cell table:style-name="ce8" office:value-type="currency" office:currency="USD" office:value="25" calcext:value-type="currency">
            <text:p>$25.00</text:p>
          </table:table-cell>
          <table:table-cell table:number-columns-repeated="3"/>
          <table:table-cell table:formula="of:=[.E84]-[.B84]" office:value-type="currency" office:currency="USD" office:value="-25" calcext:value-type="currency">
            <text:p>-$25.00</text:p>
          </table:table-cell>
          <table:table-cell table:formula="of:=[.E84]/[.D8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Row Plastic Assembly Bin Rack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-28AR4-P</text:p>
          </table:table-cell>
          <table:table-cell table:style-name="ce8" office:value-type="currency" office:currency="USD" office:value="184" calcext:value-type="currency">
            <text:p>$184.00</text:p>
          </table:table-cell>
          <table:table-cell table:number-columns-repeated="3"/>
          <table:table-cell table:formula="of:=[.E88]-[.B88]" office:value-type="currency" office:currency="USD" office:value="-184" calcext:value-type="currency">
            <text:p>-$184.00</text:p>
          </table:table-cell>
          <table:table-cell table:formula="of:=[.E88]/[.D8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Shelf Lockable X-Ray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4DDXR</text:p>
          </table:table-cell>
          <table:table-cell table:style-name="ce8" office:value-type="currency" office:currency="USD" office:value="1204" calcext:value-type="currency">
            <text:p>$1,204.00</text:p>
          </table:table-cell>
          <table:table-cell table:number-columns-repeated="3"/>
          <table:table-cell table:formula="of:=[.E92]-[.B92]" office:value-type="currency" office:currency="USD" office:value="-1204" calcext:value-type="currency">
            <text:p>-$1,204.00</text:p>
          </table:table-cell>
          <table:table-cell table:formula="of:=[.E92]/[.D9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Shelf Medical Record Storage Uni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4MR</text:p>
          </table:table-cell>
          <table:table-cell table:style-name="ce8" office:value-type="currency" office:currency="USD" office:value="564" calcext:value-type="currency">
            <text:p>$564.00</text:p>
          </table:table-cell>
          <table:table-cell table:number-columns-repeated="3"/>
          <table:table-cell table:formula="of:=[.E96]-[.B96]" office:value-type="currency" office:currency="USD" office:value="-564" calcext:value-type="currency">
            <text:p>-$564.00</text:p>
          </table:table-cell>
          <table:table-cell table:formula="of:=[.E96]/[.D9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4XR</text:p>
          </table:table-cell>
          <table:table-cell table:style-name="ce8" office:value-type="currency" office:currency="USD" office:value="694" calcext:value-type="currency">
            <text:p>$694.00</text:p>
          </table:table-cell>
          <table:table-cell table:number-columns-repeated="3"/>
          <table:table-cell table:formula="of:=[.E100]-[.B100]" office:value-type="currency" office:currency="USD" office:value="-694" calcext:value-type="currency">
            <text:p>-$694.00</text:p>
          </table:table-cell>
          <table:table-cell table:formula="of:=[.E100]/[.D10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000 Series Electric Lift Workbench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S4830-4000-E</text:p>
          </table:table-cell>
          <table:table-cell table:style-name="ce8" office:value-type="currency" office:currency="USD" office:value="1511" calcext:value-type="currency">
            <text:p>$1,511.00</text:p>
          </table:table-cell>
          <table:table-cell table:number-columns-repeated="3"/>
          <table:table-cell table:formula="of:=[.E104]-[.B104]" office:value-type="currency" office:currency="USD" office:value="-1511" calcext:value-type="currency">
            <text:p>-$1,511.00</text:p>
          </table:table-cell>
          <table:table-cell table:formula="of:=[.E104]/[.D10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4836-4000-E</text:p>
          </table:table-cell>
          <table:table-cell table:style-name="ce8" office:value-type="currency" office:currency="USD" office:value="1573" calcext:value-type="currency">
            <text:p>$1,573.00</text:p>
          </table:table-cell>
          <table:table-cell table:number-columns-repeated="3"/>
          <table:table-cell table:formula="of:=[.E105]-[.B105]" office:value-type="currency" office:currency="USD" office:value="-1573" calcext:value-type="currency">
            <text:p>-$1,573.00</text:p>
          </table:table-cell>
          <table:table-cell table:formula="of:=[.E105]/[.D10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6030-4000-E</text:p>
          </table:table-cell>
          <table:table-cell table:style-name="ce8" office:value-type="currency" office:currency="USD" office:value="1544" calcext:value-type="currency">
            <text:p>$1,544.00</text:p>
          </table:table-cell>
          <table:table-cell table:number-columns-repeated="3"/>
          <table:table-cell table:formula="of:=[.E106]-[.B106]" office:value-type="currency" office:currency="USD" office:value="-1544" calcext:value-type="currency">
            <text:p>-$1,544.00</text:p>
          </table:table-cell>
          <table:table-cell table:formula="of:=[.E106]/[.D10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6036-4000-E</text:p>
          </table:table-cell>
          <table:table-cell table:style-name="ce8" office:value-type="currency" office:currency="USD" office:value="1601" calcext:value-type="currency">
            <text:p>$1,601.00</text:p>
          </table:table-cell>
          <table:table-cell table:number-columns-repeated="3"/>
          <table:table-cell table:formula="of:=[.E107]-[.B107]" office:value-type="currency" office:currency="USD" office:value="-1601" calcext:value-type="currency">
            <text:p>-$1,601.00</text:p>
          </table:table-cell>
          <table:table-cell table:formula="of:=[.E107]/[.D10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7230-4000-E</text:p>
          </table:table-cell>
          <table:table-cell table:style-name="ce8" office:value-type="currency" office:currency="USD" office:value="1618" calcext:value-type="currency">
            <text:p>$1,618.00</text:p>
          </table:table-cell>
          <table:table-cell table:number-columns-repeated="3"/>
          <table:table-cell table:formula="of:=[.E108]-[.B108]" office:value-type="currency" office:currency="USD" office:value="-1618" calcext:value-type="currency">
            <text:p>-$1,618.00</text:p>
          </table:table-cell>
          <table:table-cell table:formula="of:=[.E108]/[.D10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7236-4000-E</text:p>
          </table:table-cell>
          <table:table-cell table:style-name="ce8" office:value-type="currency" office:currency="USD" office:value="1672" calcext:value-type="currency">
            <text:p>$1,672.00</text:p>
          </table:table-cell>
          <table:table-cell table:number-columns-repeated="3"/>
          <table:table-cell table:formula="of:=[.E109]-[.B109]" office:value-type="currency" office:currency="USD" office:value="-1672" calcext:value-type="currency">
            <text:p>-$1,672.00</text:p>
          </table:table-cell>
          <table:table-cell table:formula="of:=[.E109]/[.D10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9630-4000-E</text:p>
          </table:table-cell>
          <table:table-cell table:style-name="ce8" office:value-type="currency" office:currency="USD" office:value="2482" calcext:value-type="currency">
            <text:p>$2,482.00</text:p>
          </table:table-cell>
          <table:table-cell table:number-columns-repeated="3"/>
          <table:table-cell table:formula="of:=[.E110]-[.B110]" office:value-type="currency" office:currency="USD" office:value="-2482" calcext:value-type="currency">
            <text:p>-$2,482.00</text:p>
          </table:table-cell>
          <table:table-cell table:formula="of:=[.E110]/[.D1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9636-4000-E</text:p>
          </table:table-cell>
          <table:table-cell table:style-name="ce8" office:value-type="currency" office:currency="USD" office:value="2542" calcext:value-type="currency">
            <text:p>$2,542.00</text:p>
          </table:table-cell>
          <table:table-cell table:number-columns-repeated="3"/>
          <table:table-cell table:formula="of:=[.E111]-[.B111]" office:value-type="currency" office:currency="USD" office:value="-2542" calcext:value-type="currency">
            <text:p>-$2,542.00</text:p>
          </table:table-cell>
          <table:table-cell table:formula="of:=[.E111]/[.D1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44 Bin Combination Units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4312B2</text:p>
          </table:table-cell>
          <table:table-cell table:style-name="ce8" office:value-type="currency" office:currency="USD" office:value="2467" calcext:value-type="currency">
            <text:p>$2,467.00</text:p>
          </table:table-cell>
          <table:table-cell table:number-columns-repeated="3"/>
          <table:table-cell table:formula="of:=[.E115]-[.B115]" office:value-type="currency" office:currency="USD" office:value="-2467" calcext:value-type="currency">
            <text:p>-$2,467.00</text:p>
          </table:table-cell>
          <table:table-cell table:formula="of:=[.E115]/[.D11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5 Shelf Medical Record Storage Uni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5MR</text:p>
          </table:table-cell>
          <table:table-cell table:style-name="ce8" office:value-type="currency" office:currency="USD" office:value="683" calcext:value-type="currency">
            <text:p>$683.00</text:p>
          </table:table-cell>
          <table:table-cell table:number-columns-repeated="3"/>
          <table:table-cell table:formula="of:=[.E119]-[.B119]" office:value-type="currency" office:currency="USD" office:value="-683" calcext:value-type="currency">
            <text:p>-$683.00</text:p>
          </table:table-cell>
          <table:table-cell table:formula="of:=[.E119]/[.D11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5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5XR</text:p>
          </table:table-cell>
          <table:table-cell table:style-name="ce8" office:value-type="currency" office:currency="USD" office:value="842" calcext:value-type="currency">
            <text:p>$842.00</text:p>
          </table:table-cell>
          <table:table-cell table:number-columns-repeated="3"/>
          <table:table-cell table:formula="of:=[.E123]-[.B123]" office:value-type="currency" office:currency="USD" office:value="-842" calcext:value-type="currency">
            <text:p>-$842.00</text:p>
          </table:table-cell>
          <table:table-cell table:formula="of:=[.E123]/[.D12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6 Comp. Stackrack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6BCU-2</text:p>
          </table:table-cell>
          <table:table-cell table:style-name="ce8" office:value-type="currency" office:currency="USD" office:value="407" calcext:value-type="currency">
            <text:p>$407.00</text:p>
          </table:table-cell>
          <table:table-cell table:number-columns-repeated="3"/>
          <table:table-cell table:formula="of:=[.E127]-[.B127]" office:value-type="currency" office:currency="USD" office:value="-407" calcext:value-type="currency">
            <text:p>-$407.00</text:p>
          </table:table-cell>
          <table:table-cell table:formula="of:=[.E127]/[.D12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Double Hopper 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881</text:p>
          </table:table-cell>
          <table:table-cell table:style-name="ce8" office:value-type="currency" office:currency="USD" office:value="34.2" calcext:value-type="currency">
            <text:p>$34.20</text:p>
          </table:table-cell>
          <table:table-cell table:number-columns-repeated="3"/>
          <table:table-cell table:formula="of:=[.E131]-[.B131]" office:value-type="currency" office:currency="USD" office:value="-34.2" calcext:value-type="currency">
            <text:p>-$34.20</text:p>
          </table:table-cell>
          <table:table-cell table:formula="of:=[.E131]/[.D13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2</text:p>
          </table:table-cell>
          <table:table-cell table:style-name="ce8" office:value-type="currency" office:currency="USD" office:value="37.8" calcext:value-type="currency">
            <text:p>$37.80</text:p>
          </table:table-cell>
          <table:table-cell table:number-columns-repeated="3"/>
          <table:table-cell table:formula="of:=[.E132]-[.B132]" office:value-type="currency" office:currency="USD" office:value="-37.8" calcext:value-type="currency">
            <text:p>-$37.80</text:p>
          </table:table-cell>
          <table:table-cell table:formula="of:=[.E132]/[.D13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3</text:p>
          </table:table-cell>
          <table:table-cell table:style-name="ce8" office:value-type="currency" office:currency="USD" office:value="42.7" calcext:value-type="currency">
            <text:p>$42.70</text:p>
          </table:table-cell>
          <table:table-cell table:number-columns-repeated="3"/>
          <table:table-cell table:formula="of:=[.E133]-[.B133]" office:value-type="currency" office:currency="USD" office:value="-42.7" calcext:value-type="currency">
            <text:p>-$42.70</text:p>
          </table:table-cell>
          <table:table-cell table:formula="of:=[.E133]/[.D13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4</text:p>
          </table:table-cell>
          <table:table-cell table:style-name="ce8" office:value-type="currency" office:currency="USD" office:value="52.5" calcext:value-type="currency">
            <text:p>$52.50</text:p>
          </table:table-cell>
          <table:table-cell table:number-columns-repeated="3"/>
          <table:table-cell table:formula="of:=[.E134]-[.B134]" office:value-type="currency" office:currency="USD" office:value="-52.5" calcext:value-type="currency">
            <text:p>-$52.50</text:p>
          </table:table-cell>
          <table:table-cell table:formula="of:=[.E134]/[.D1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5</text:p>
          </table:table-cell>
          <table:table-cell table:style-name="ce8" office:value-type="currency" office:currency="USD" office:value="31.95" calcext:value-type="currency">
            <text:p>$31.95</text:p>
          </table:table-cell>
          <table:table-cell table:number-columns-repeated="3"/>
          <table:table-cell table:formula="of:=[.E135]-[.B135]" office:value-type="currency" office:currency="USD" office:value="-31.95" calcext:value-type="currency">
            <text:p>-$31.95</text:p>
          </table:table-cell>
          <table:table-cell table:formula="of:=[.E135]/[.D13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Single Hopper 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801</text:p>
          </table:table-cell>
          <table:table-cell table:style-name="ce8" office:value-type="currency" office:currency="USD" office:value="31.25" calcext:value-type="currency">
            <text:p>$31.25</text:p>
          </table:table-cell>
          <table:table-cell table:number-columns-repeated="3"/>
          <table:table-cell table:formula="of:=[.E139]-[.B139]" office:value-type="currency" office:currency="USD" office:value="-31.25" calcext:value-type="currency">
            <text:p>-$31.25</text:p>
          </table:table-cell>
          <table:table-cell table:formula="of:=[.E139]/[.D13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2</text:p>
          </table:table-cell>
          <table:table-cell table:style-name="ce8" office:value-type="currency" office:currency="USD" office:value="35.25" calcext:value-type="currency">
            <text:p>$35.25</text:p>
          </table:table-cell>
          <table:table-cell table:number-columns-repeated="3"/>
          <table:table-cell table:formula="of:=[.E140]-[.B140]" office:value-type="currency" office:currency="USD" office:value="-35.25" calcext:value-type="currency">
            <text:p>-$35.25</text:p>
          </table:table-cell>
          <table:table-cell table:formula="of:=[.E140]/[.D14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3</text:p>
          </table:table-cell>
          <table:table-cell table:style-name="ce8" office:value-type="currency" office:currency="USD" office:value="40.2" calcext:value-type="currency">
            <text:p>$40.20</text:p>
          </table:table-cell>
          <table:table-cell table:number-columns-repeated="3"/>
          <table:table-cell table:formula="of:=[.E141]-[.B141]" office:value-type="currency" office:currency="USD" office:value="-40.2" calcext:value-type="currency">
            <text:p>-$40.20</text:p>
          </table:table-cell>
          <table:table-cell table:formula="of:=[.E141]/[.D14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4</text:p>
          </table:table-cell>
          <table:table-cell table:style-name="ce8" office:value-type="currency" office:currency="USD" office:value="51.2" calcext:value-type="currency">
            <text:p>$51.20</text:p>
          </table:table-cell>
          <table:table-cell table:number-columns-repeated="3"/>
          <table:table-cell table:formula="of:=[.E142]-[.B142]" office:value-type="currency" office:currency="USD" office:value="-51.2" calcext:value-type="currency">
            <text:p>-$51.20</text:p>
          </table:table-cell>
          <table:table-cell table:formula="of:=[.E142]/[.D14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5</text:p>
          </table:table-cell>
          <table:table-cell table:style-name="ce8" office:value-type="currency" office:currency="USD" office:value="28.8" calcext:value-type="currency">
            <text:p>$28.80</text:p>
          </table:table-cell>
          <table:table-cell table:number-columns-repeated="3"/>
          <table:table-cell table:formula="of:=[.E143]-[.B143]" office:value-type="currency" office:currency="USD" office:value="-28.8" calcext:value-type="currency">
            <text:p>-$28.80</text:p>
          </table:table-cell>
          <table:table-cell table:formula="of:=[.E143]/[.D1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Stack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851</text:p>
          </table:table-cell>
          <table:table-cell table:style-name="ce8" office:value-type="currency" office:currency="USD" office:value="27.1" calcext:value-type="currency">
            <text:p>$27.10</text:p>
          </table:table-cell>
          <table:table-cell table:number-columns-repeated="3"/>
          <table:table-cell table:formula="of:=[.E147]-[.B147]" office:value-type="currency" office:currency="USD" office:value="-27.1" calcext:value-type="currency">
            <text:p>-$27.10</text:p>
          </table:table-cell>
          <table:table-cell table:formula="of:=[.E147]/[.D1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2</text:p>
          </table:table-cell>
          <table:table-cell table:style-name="ce8" office:value-type="currency" office:currency="USD" office:value="32.2" calcext:value-type="currency">
            <text:p>$32.20</text:p>
          </table:table-cell>
          <table:table-cell table:number-columns-repeated="3"/>
          <table:table-cell table:formula="of:=[.E148]-[.B148]" office:value-type="currency" office:currency="USD" office:value="-32.2" calcext:value-type="currency">
            <text:p>-$32.20</text:p>
          </table:table-cell>
          <table:table-cell table:formula="of:=[.E148]/[.D1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3</text:p>
          </table:table-cell>
          <table:table-cell table:style-name="ce8" office:value-type="currency" office:currency="USD" office:value="33.6" calcext:value-type="currency">
            <text:p>$33.60</text:p>
          </table:table-cell>
          <table:table-cell table:number-columns-repeated="3"/>
          <table:table-cell table:formula="of:=[.E149]-[.B149]" office:value-type="currency" office:currency="USD" office:value="-33.6" calcext:value-type="currency">
            <text:p>-$33.60</text:p>
          </table:table-cell>
          <table:table-cell table:formula="of:=[.E149]/[.D14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4</text:p>
          </table:table-cell>
          <table:table-cell table:style-name="ce8" office:value-type="currency" office:currency="USD" office:value="47.45" calcext:value-type="currency">
            <text:p>$47.45</text:p>
          </table:table-cell>
          <table:table-cell table:number-columns-repeated="3"/>
          <table:table-cell table:formula="of:=[.E150]-[.B150]" office:value-type="currency" office:currency="USD" office:value="-47.45" calcext:value-type="currency">
            <text:p>-$47.45</text:p>
          </table:table-cell>
          <table:table-cell table:formula="of:=[.E150]/[.D15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5</text:p>
          </table:table-cell>
          <table:table-cell table:style-name="ce8" office:value-type="currency" office:currency="USD" office:value="24.9" calcext:value-type="currency">
            <text:p>$24.90</text:p>
          </table:table-cell>
          <table:table-cell table:number-columns-repeated="3"/>
          <table:table-cell table:formula="of:=[.E151]-[.B151]" office:value-type="currency" office:currency="USD" office:value="-24.9" calcext:value-type="currency">
            <text:p>-$24.90</text:p>
          </table:table-cell>
          <table:table-cell table:formula="of:=[.E151]/[.D15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Stackrack System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911</text:p>
          </table:table-cell>
          <table:table-cell table:style-name="ce8" office:value-type="currency" office:currency="USD" office:value="22.2" calcext:value-type="currency">
            <text:p>$22.20</text:p>
          </table:table-cell>
          <table:table-cell table:number-columns-repeated="3"/>
          <table:table-cell table:formula="of:=[.E155]-[.B155]" office:value-type="currency" office:currency="USD" office:value="-22.2" calcext:value-type="currency">
            <text:p>-$22.20</text:p>
          </table:table-cell>
          <table:table-cell table:formula="of:=[.E155]/[.D15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2</text:p>
          </table:table-cell>
          <table:table-cell table:style-name="ce8" office:value-type="currency" office:currency="USD" office:value="26.3" calcext:value-type="currency">
            <text:p>$26.30</text:p>
          </table:table-cell>
          <table:table-cell table:number-columns-repeated="3"/>
          <table:table-cell table:formula="of:=[.E156]-[.B156]" office:value-type="currency" office:currency="USD" office:value="-26.3" calcext:value-type="currency">
            <text:p>-$26.30</text:p>
          </table:table-cell>
          <table:table-cell table:formula="of:=[.E156]/[.D15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3</text:p>
          </table:table-cell>
          <table:table-cell table:style-name="ce8" office:value-type="currency" office:currency="USD" office:value="26.5" calcext:value-type="currency">
            <text:p>$26.50</text:p>
          </table:table-cell>
          <table:table-cell table:number-columns-repeated="3"/>
          <table:table-cell table:formula="of:=[.E157]-[.B157]" office:value-type="currency" office:currency="USD" office:value="-26.5" calcext:value-type="currency">
            <text:p>-$26.50</text:p>
          </table:table-cell>
          <table:table-cell table:formula="of:=[.E157]/[.D15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4</text:p>
          </table:table-cell>
          <table:table-cell table:style-name="ce8" office:value-type="currency" office:currency="USD" office:value="45.3" calcext:value-type="currency">
            <text:p>$45.30</text:p>
          </table:table-cell>
          <table:table-cell table:number-columns-repeated="3"/>
          <table:table-cell table:formula="of:=[.E158]-[.B158]" office:value-type="currency" office:currency="USD" office:value="-45.3" calcext:value-type="currency">
            <text:p>-$45.30</text:p>
          </table:table-cell>
          <table:table-cell table:formula="of:=[.E158]/[.D15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5</text:p>
          </table:table-cell>
          <table:table-cell table:style-name="ce8" office:value-type="currency" office:currency="USD" office:value="22.25" calcext:value-type="currency">
            <text:p>$22.25</text:p>
          </table:table-cell>
          <table:table-cell table:number-columns-repeated="3"/>
          <table:table-cell table:formula="of:=[.E159]-[.B159]" office:value-type="currency" office:currency="USD" office:value="-22.25" calcext:value-type="currency">
            <text:p>-$22.25</text:p>
          </table:table-cell>
          <table:table-cell table:formula="of:=[.E159]/[.D15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Enclosed Computer Cabine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ENCOMP</text:p>
          </table:table-cell>
          <table:table-cell table:style-name="ce8" office:value-type="currency" office:currency="USD" office:value="1467" calcext:value-type="currency">
            <text:p>$1,467.00</text:p>
          </table:table-cell>
          <table:table-cell table:number-columns-repeated="3"/>
          <table:table-cell table:formula="of:=[.E163]-[.B163]" office:value-type="currency" office:currency="USD" office:value="-1467" calcext:value-type="currency">
            <text:p>-$1,467.00</text:p>
          </table:table-cell>
          <table:table-cell table:formula="of:=[.E163]/[.D16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Fully Welded ESD Car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2824-FWESD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67]-[.B167]" office:value-type="string" office:string-value="" calcext:value-type="error">
            <text:p>#VALUE!</text:p>
          </table:table-cell>
          <table:table-cell table:formula="of:=[.E167]/[.D16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-3624-FWESD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68]-[.B168]" office:value-type="string" office:string-value="" calcext:value-type="error">
            <text:p>#VALUE!</text:p>
          </table:table-cell>
          <table:table-cell table:formula="of:=[.E168]/[.D16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-4824-FWESD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69]-[.B169]" office:value-type="string" office:string-value="" calcext:value-type="error">
            <text:p>#VALUE!</text:p>
          </table:table-cell>
          <table:table-cell table:formula="of:=[.E169]/[.D16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Heavy Duty Mechanics Car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HDM</text:p>
          </table:table-cell>
          <table:table-cell table:style-name="ce8" office:value-type="currency" office:currency="USD" office:value="514" calcext:value-type="currency">
            <text:p>$514.00</text:p>
          </table:table-cell>
          <table:table-cell table:number-columns-repeated="3"/>
          <table:table-cell table:formula="of:=[.E173]-[.B173]" office:value-type="currency" office:currency="USD" office:value="-514" calcext:value-type="currency">
            <text:p>-$514.00</text:p>
          </table:table-cell>
          <table:table-cell table:formula="of:=[.E173]/[.D17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Light Duty Steel Car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STMC</text:p>
          </table:table-cell>
          <table:table-cell table:style-name="ce8" office:value-type="currency" office:currency="USD" office:value="136" calcext:value-type="currency">
            <text:p>$136.00</text:p>
          </table:table-cell>
          <table:table-cell table:number-columns-repeated="3"/>
          <table:table-cell table:formula="of:=[.E177]-[.B177]" office:value-type="currency" office:currency="USD" office:value="-136" calcext:value-type="currency">
            <text:p>-$136.00</text:p>
          </table:table-cell>
          <table:table-cell table:formula="of:=[.E177]/[.D17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Mobile Bin Unit with 30 No. 2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2MB3-30</text:p>
          </table:table-cell>
          <table:table-cell table:style-name="ce8" office:value-type="currency" office:currency="USD" office:value="1329" calcext:value-type="currency">
            <text:p>$1,329.00</text:p>
          </table:table-cell>
          <table:table-cell table:number-columns-repeated="3"/>
          <table:table-cell table:formula="of:=[.E181]-[.B181]" office:value-type="currency" office:currency="USD" office:value="-1329" calcext:value-type="currency">
            <text:p>-$1,329.00</text:p>
          </table:table-cell>
          <table:table-cell table:formula="of:=[.E181]/[.D18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Mobile Bin Unit with 56 No. 1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MB4-56</text:p>
          </table:table-cell>
          <table:table-cell table:style-name="ce8" office:value-type="currency" office:currency="USD" office:value="1791" calcext:value-type="currency">
            <text:p>$1,791.00</text:p>
          </table:table-cell>
          <table:table-cell table:number-columns-repeated="3"/>
          <table:table-cell table:formula="of:=[.E185]-[.B185]" office:value-type="currency" office:currency="USD" office:value="-1791" calcext:value-type="currency">
            <text:p>-$1,791.00</text:p>
          </table:table-cell>
          <table:table-cell table:formula="of:=[.E185]/[.D18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Mobile Bin Uni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12MB6-84</text:p>
          </table:table-cell>
          <table:table-cell table:style-name="ce8" office:value-type="currency" office:currency="USD" office:value="2365" calcext:value-type="currency">
            <text:p>$2,365.00</text:p>
          </table:table-cell>
          <table:table-cell table:number-columns-repeated="3"/>
          <table:table-cell table:formula="of:=[.E189]-[.B189]" office:value-type="currency" office:currency="USD" office:value="-2365" calcext:value-type="currency">
            <text:p>-$2,365.00</text:p>
          </table:table-cell>
          <table:table-cell table:formula="of:=[.E189]/[.D18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No. 1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PB</text:p>
          </table:table-cell>
          <table:table-cell table:style-name="ce8" office:value-type="currency" office:currency="USD" office:value="8.4" calcext:value-type="currency">
            <text:p>$8.40</text:p>
          </table:table-cell>
          <table:table-cell table:number-columns-repeated="3"/>
          <table:table-cell table:formula="of:=[.E193]-[.B193]" office:value-type="currency" office:currency="USD" office:value="-8.4" calcext:value-type="currency">
            <text:p>-$8.40</text:p>
          </table:table-cell>
          <table:table-cell table:formula="of:=[.E193]/[.D19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Painted Steel Film Box File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FB</text:p>
          </table:table-cell>
          <table:table-cell table:style-name="ce8" office:value-type="currency" office:currency="USD" office:value="33" calcext:value-type="currency">
            <text:p>$33.00</text:p>
          </table:table-cell>
          <table:table-cell table:number-columns-repeated="3"/>
          <table:table-cell table:formula="of:=[.E197]-[.B197]" office:value-type="currency" office:currency="USD" office:value="-33" calcext:value-type="currency">
            <text:p>-$33.00</text:p>
          </table:table-cell>
          <table:table-cell table:formula="of:=[.E197]/[.D19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Plastic Label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PLH</text:p>
          </table:table-cell>
          <table:table-cell table:style-name="ce8" office:value-type="currency" office:currency="USD" office:value="2.42" calcext:value-type="currency">
            <text:p>$2.42</text:p>
          </table:table-cell>
          <table:table-cell table:number-columns-repeated="3"/>
          <table:table-cell table:formula="of:=[.E201]-[.B201]" office:value-type="currency" office:currency="USD" office:value="-2.42" calcext:value-type="currency">
            <text:p>-$2.42</text:p>
          </table:table-cell>
          <table:table-cell table:formula="of:=[.E201]/[.D20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ectional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230SSB</text:p>
          </table:table-cell>
          <table:table-cell table:style-name="ce8" office:value-type="currency" office:currency="USD" office:value="589" calcext:value-type="currency">
            <text:p>$589.00</text:p>
          </table:table-cell>
          <table:table-cell table:number-columns-repeated="3"/>
          <table:table-cell table:formula="of:=[.E205]-[.B205]" office:value-type="currency" office:currency="USD" office:value="-589" calcext:value-type="currency">
            <text:p>-$589.00</text:p>
          </table:table-cell>
          <table:table-cell table:formula="of:=[.E205]/[.D20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35SSB</text:p>
          </table:table-cell>
          <table:table-cell table:style-name="ce8" office:value-type="currency" office:currency="USD" office:value="673.6" calcext:value-type="currency">
            <text:p>$673.60</text:p>
          </table:table-cell>
          <table:table-cell table:number-columns-repeated="3"/>
          <table:table-cell table:formula="of:=[.E206]-[.B206]" office:value-type="currency" office:currency="USD" office:value="-673.6" calcext:value-type="currency">
            <text:p>-$673.60</text:p>
          </table:table-cell>
          <table:table-cell table:formula="of:=[.E206]/[.D20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40SSB</text:p>
          </table:table-cell>
          <table:table-cell table:style-name="ce8" office:value-type="currency" office:currency="USD" office:value="756.2" calcext:value-type="currency">
            <text:p>$756.20</text:p>
          </table:table-cell>
          <table:table-cell table:number-columns-repeated="3"/>
          <table:table-cell table:formula="of:=[.E207]-[.B207]" office:value-type="currency" office:currency="USD" office:value="-756.2" calcext:value-type="currency">
            <text:p>-$756.20</text:p>
          </table:table-cell>
          <table:table-cell table:formula="of:=[.E207]/[.D20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45SSB</text:p>
          </table:table-cell>
          <table:table-cell table:style-name="ce8" office:value-type="currency" office:currency="USD" office:value="839.4" calcext:value-type="currency">
            <text:p>$839.40</text:p>
          </table:table-cell>
          <table:table-cell table:number-columns-repeated="3"/>
          <table:table-cell table:formula="of:=[.E208]-[.B208]" office:value-type="currency" office:currency="USD" office:value="-839.4" calcext:value-type="currency">
            <text:p>-$839.40</text:p>
          </table:table-cell>
          <table:table-cell table:formula="of:=[.E208]/[.D20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50SSB</text:p>
          </table:table-cell>
          <table:table-cell table:style-name="ce8" office:value-type="currency" office:currency="USD" office:value="924.8" calcext:value-type="currency">
            <text:p>$924.80</text:p>
          </table:table-cell>
          <table:table-cell table:number-columns-repeated="3"/>
          <table:table-cell table:formula="of:=[.E209]-[.B209]" office:value-type="currency" office:currency="USD" office:value="-924.8" calcext:value-type="currency">
            <text:p>-$924.80</text:p>
          </table:table-cell>
          <table:table-cell table:formula="of:=[.E209]/[.D20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411SSB</text:p>
          </table:table-cell>
          <table:table-cell table:style-name="ce8" office:value-type="currency" office:currency="USD" office:value="559.95" calcext:value-type="currency">
            <text:p>$559.95</text:p>
          </table:table-cell>
          <table:table-cell table:number-columns-repeated="3"/>
          <table:table-cell table:formula="of:=[.E210]-[.B210]" office:value-type="currency" office:currency="USD" office:value="-559.95" calcext:value-type="currency">
            <text:p>-$559.95</text:p>
          </table:table-cell>
          <table:table-cell table:formula="of:=[.E210]/[.D2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415SSB</text:p>
          </table:table-cell>
          <table:table-cell table:style-name="ce8" office:value-type="currency" office:currency="USD" office:value="674.5" calcext:value-type="currency">
            <text:p>$674.50</text:p>
          </table:table-cell>
          <table:table-cell table:number-columns-repeated="3"/>
          <table:table-cell table:formula="of:=[.E211]-[.B211]" office:value-type="currency" office:currency="USD" office:value="-674.5" calcext:value-type="currency">
            <text:p>-$674.50</text:p>
          </table:table-cell>
          <table:table-cell table:formula="of:=[.E211]/[.D2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418SSB</text:p>
          </table:table-cell>
          <table:table-cell table:style-name="ce8" office:value-type="currency" office:currency="USD" office:value="788.95" calcext:value-type="currency">
            <text:p>$788.95</text:p>
          </table:table-cell>
          <table:table-cell table:number-columns-repeated="3"/>
          <table:table-cell table:formula="of:=[.E212]-[.B212]" office:value-type="currency" office:currency="USD" office:value="-788.95" calcext:value-type="currency">
            <text:p>-$788.95</text:p>
          </table:table-cell>
          <table:table-cell table:formula="of:=[.E212]/[.D21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6">
          <table:table-cell office:value-type="string" calcext:value-type="string">
            <text:p>Small Mobile Bin Unit with 24 No. 0 &amp; 30 No. 1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1MMBU5-54</text:p>
          </table:table-cell>
          <table:table-cell table:style-name="ce8" office:value-type="currency" office:currency="USD" office:value="1602" calcext:value-type="currency">
            <text:p>$1,602.00</text:p>
          </table:table-cell>
          <table:table-cell table:number-columns-repeated="3"/>
          <table:table-cell table:formula="of:=[.E216]-[.B216]" office:value-type="currency" office:currency="USD" office:value="-1602" calcext:value-type="currency">
            <text:p>-$1,602.00</text:p>
          </table:table-cell>
          <table:table-cell table:formula="of:=[.E216]/[.D21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mall Mobile Bin Unit with 40 No. 1 Plastic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PMMBU4-40</text:p>
          </table:table-cell>
          <table:table-cell table:style-name="ce8" office:value-type="currency" office:currency="USD" office:value="823" calcext:value-type="currency">
            <text:p>$823.00</text:p>
          </table:table-cell>
          <table:table-cell table:number-columns-repeated="3"/>
          <table:table-cell table:formula="of:=[.E220]-[.B220]" office:value-type="currency" office:currency="USD" office:value="-823" calcext:value-type="currency">
            <text:p>-$823.00</text:p>
          </table:table-cell>
          <table:table-cell table:formula="of:=[.E220]/[.D22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mall Mobile Bin Unit with 60 No. 0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1MMBU5-60</text:p>
          </table:table-cell>
          <table:table-cell table:style-name="ce8" office:value-type="currency" office:currency="USD" office:value="1612" calcext:value-type="currency">
            <text:p>$1,612.00</text:p>
          </table:table-cell>
          <table:table-cell table:number-columns-repeated="3"/>
          <table:table-cell table:formula="of:=[.E224]-[.B224]" office:value-type="currency" office:currency="USD" office:value="-1612" calcext:value-type="currency">
            <text:p>-$1,612.00</text:p>
          </table:table-cell>
          <table:table-cell table:formula="of:=[.E224]/[.D22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mall Mobile Bin Uni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MMBU4-40</text:p>
          </table:table-cell>
          <table:table-cell table:style-name="ce8" office:value-type="currency" office:currency="USD" office:value="1338" calcext:value-type="currency">
            <text:p>$1,338.00</text:p>
          </table:table-cell>
          <table:table-cell table:number-columns-repeated="3"/>
          <table:table-cell table:formula="of:=[.E228]-[.B228]" office:value-type="currency" office:currency="USD" office:value="-1338" calcext:value-type="currency">
            <text:p>-$1,338.00</text:p>
          </table:table-cell>
          <table:table-cell table:formula="of:=[.E228]/[.D22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SB</text:p>
          </table:table-cell>
          <table:table-cell table:style-name="ce8" office:value-type="currency" office:currency="USD" office:value="14.25" calcext:value-type="currency">
            <text:p>$14.25</text:p>
          </table:table-cell>
          <table:table-cell table:number-columns-repeated="3"/>
          <table:table-cell table:formula="of:=[.E232]-[.B232]" office:value-type="currency" office:currency="USD" office:value="-14.25" calcext:value-type="currency">
            <text:p>-$14.25</text:p>
          </table:table-cell>
          <table:table-cell table:formula="of:=[.E232]/[.D23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1SB</text:p>
          </table:table-cell>
          <table:table-cell table:style-name="ce8" office:value-type="currency" office:currency="USD" office:value="16.75" calcext:value-type="currency">
            <text:p>$16.75</text:p>
          </table:table-cell>
          <table:table-cell table:number-columns-repeated="3"/>
          <table:table-cell table:formula="of:=[.E233]-[.B233]" office:value-type="currency" office:currency="USD" office:value="-16.75" calcext:value-type="currency">
            <text:p>-$16.75</text:p>
          </table:table-cell>
          <table:table-cell table:formula="of:=[.E233]/[.D23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2SB</text:p>
          </table:table-cell>
          <table:table-cell table:style-name="ce8" office:value-type="currency" office:currency="USD" office:value="19.08" calcext:value-type="currency">
            <text:p>$19.08</text:p>
          </table:table-cell>
          <table:table-cell table:number-columns-repeated="3"/>
          <table:table-cell table:formula="of:=[.E234]-[.B234]" office:value-type="currency" office:currency="USD" office:value="-19.08" calcext:value-type="currency">
            <text:p>-$19.08</text:p>
          </table:table-cell>
          <table:table-cell table:formula="of:=[.E234]/[.D2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B</text:p>
          </table:table-cell>
          <table:table-cell table:style-name="ce8" office:value-type="currency" office:currency="USD" office:value="23.99" calcext:value-type="currency">
            <text:p>$23.99</text:p>
          </table:table-cell>
          <table:table-cell table:number-columns-repeated="3"/>
          <table:table-cell table:formula="of:=[.E235]-[.B235]" office:value-type="currency" office:currency="USD" office:value="-23.99" calcext:value-type="currency">
            <text:p>-$23.99</text:p>
          </table:table-cell>
          <table:table-cell table:formula="of:=[.E235]/[.D23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B</text:p>
          </table:table-cell>
          <table:table-cell table:style-name="ce8" office:value-type="currency" office:currency="USD" office:value="31.52" calcext:value-type="currency">
            <text:p>$31.52</text:p>
          </table:table-cell>
          <table:table-cell table:number-columns-repeated="3"/>
          <table:table-cell table:formula="of:=[.E236]-[.B236]" office:value-type="currency" office:currency="USD" office:value="-31.52" calcext:value-type="currency">
            <text:p>-$31.52</text:p>
          </table:table-cell>
          <table:table-cell table:formula="of:=[.E236]/[.D23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B</text:p>
          </table:table-cell>
          <table:table-cell table:style-name="ce8" office:value-type="currency" office:currency="USD" office:value="44.25" calcext:value-type="currency">
            <text:p>$44.25</text:p>
          </table:table-cell>
          <table:table-cell table:number-columns-repeated="3"/>
          <table:table-cell table:formula="of:=[.E237]-[.B237]" office:value-type="currency" office:currency="USD" office:value="-44.25" calcext:value-type="currency">
            <text:p>-$44.25</text:p>
          </table:table-cell>
          <table:table-cell table:formula="of:=[.E237]/[.D23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6SB</text:p>
          </table:table-cell>
          <table:table-cell table:style-name="ce8" office:value-type="currency" office:currency="USD" office:value="77.65" calcext:value-type="currency">
            <text:p>$77.65</text:p>
          </table:table-cell>
          <table:table-cell table:number-columns-repeated="3"/>
          <table:table-cell table:formula="of:=[.E238]-[.B238]" office:value-type="currency" office:currency="USD" office:value="-77.65" calcext:value-type="currency">
            <text:p>-$77.65</text:p>
          </table:table-cell>
          <table:table-cell table:formula="of:=[.E238]/[.D23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B</text:p>
          </table:table-cell>
          <table:table-cell table:style-name="ce8" office:value-type="currency" office:currency="USD" office:value="30.49" calcext:value-type="currency">
            <text:p>$30.49</text:p>
          </table:table-cell>
          <table:table-cell table:number-columns-repeated="3"/>
          <table:table-cell table:formula="of:=[.E239]-[.B239]" office:value-type="currency" office:currency="USD" office:value="-30.49" calcext:value-type="currency">
            <text:p>-$30.49</text:p>
          </table:table-cell>
          <table:table-cell table:formula="of:=[.E239]/[.D23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tack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2SX</text:p>
          </table:table-cell>
          <table:table-cell table:style-name="ce8" office:value-type="currency" office:currency="USD" office:value="24.25" calcext:value-type="currency">
            <text:p>$24.25</text:p>
          </table:table-cell>
          <table:table-cell table:number-columns-repeated="3"/>
          <table:table-cell table:formula="of:=[.E243]-[.B243]" office:value-type="currency" office:currency="USD" office:value="-24.25" calcext:value-type="currency">
            <text:p>-$24.25</text:p>
          </table:table-cell>
          <table:table-cell table:formula="of:=[.E243]/[.D2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X</text:p>
          </table:table-cell>
          <table:table-cell table:style-name="ce8" office:value-type="currency" office:currency="USD" office:value="26.6" calcext:value-type="currency">
            <text:p>$26.60</text:p>
          </table:table-cell>
          <table:table-cell table:number-columns-repeated="3"/>
          <table:table-cell table:formula="of:=[.E244]-[.B244]" office:value-type="currency" office:currency="USD" office:value="-26.6" calcext:value-type="currency">
            <text:p>-$26.60</text:p>
          </table:table-cell>
          <table:table-cell table:formula="of:=[.E244]/[.D24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X</text:p>
          </table:table-cell>
          <table:table-cell table:style-name="ce8" office:value-type="currency" office:currency="USD" office:value="31.75" calcext:value-type="currency">
            <text:p>$31.75</text:p>
          </table:table-cell>
          <table:table-cell table:number-columns-repeated="3"/>
          <table:table-cell table:formula="of:=[.E245]-[.B245]" office:value-type="currency" office:currency="USD" office:value="-31.75" calcext:value-type="currency">
            <text:p>-$31.75</text:p>
          </table:table-cell>
          <table:table-cell table:formula="of:=[.E245]/[.D24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X</text:p>
          </table:table-cell>
          <table:table-cell table:style-name="ce8" office:value-type="currency" office:currency="USD" office:value="43.45" calcext:value-type="currency">
            <text:p>$43.45</text:p>
          </table:table-cell>
          <table:table-cell table:number-columns-repeated="3"/>
          <table:table-cell table:formula="of:=[.E246]-[.B246]" office:value-type="currency" office:currency="USD" office:value="-43.45" calcext:value-type="currency">
            <text:p>-$43.45</text:p>
          </table:table-cell>
          <table:table-cell table:formula="of:=[.E246]/[.D24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6SX</text:p>
          </table:table-cell>
          <table:table-cell table:style-name="ce8" office:value-type="currency" office:currency="USD" office:value="95.5" calcext:value-type="currency">
            <text:p>$95.50</text:p>
          </table:table-cell>
          <table:table-cell table:number-columns-repeated="3"/>
          <table:table-cell table:formula="of:=[.E247]-[.B247]" office:value-type="currency" office:currency="USD" office:value="-95.5" calcext:value-type="currency">
            <text:p>-$95.50</text:p>
          </table:table-cell>
          <table:table-cell table:formula="of:=[.E247]/[.D2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X</text:p>
          </table:table-cell>
          <table:table-cell table:style-name="ce8" office:value-type="currency" office:currency="USD" office:value="30.4" calcext:value-type="currency">
            <text:p>$30.40</text:p>
          </table:table-cell>
          <table:table-cell table:number-columns-repeated="3"/>
          <table:table-cell table:formula="of:=[.E248]-[.B248]" office:value-type="currency" office:currency="USD" office:value="-30.4" calcext:value-type="currency">
            <text:p>-$30.40</text:p>
          </table:table-cell>
          <table:table-cell table:formula="of:=[.E248]/[.D2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10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10BCU-2</text:p>
          </table:table-cell>
          <table:table-cell table:style-name="ce8" office:value-type="currency" office:currency="USD" office:value="617" calcext:value-type="currency">
            <text:p>$617.00</text:p>
          </table:table-cell>
          <table:table-cell table:number-columns-repeated="3"/>
          <table:table-cell table:formula="of:=[.E252]-[.B252]" office:value-type="currency" office:currency="USD" office:value="-617" calcext:value-type="currency">
            <text:p>-$617.00</text:p>
          </table:table-cell>
          <table:table-cell table:formula="of:=[.E252]/[.D25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12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12BCU-3</text:p>
          </table:table-cell>
          <table:table-cell table:style-name="ce8" office:value-type="currency" office:currency="USD" office:value="751" calcext:value-type="currency">
            <text:p>$751.00</text:p>
          </table:table-cell>
          <table:table-cell table:number-columns-repeated="3"/>
          <table:table-cell table:formula="of:=[.E256]-[.B256]" office:value-type="currency" office:currency="USD" office:value="-751" calcext:value-type="currency">
            <text:p>-$751.00</text:p>
          </table:table-cell>
          <table:table-cell table:formula="of:=[.E256]/[.D25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15 Comp. Unit with No. 4 Plastic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15BCU-3</text:p>
          </table:table-cell>
          <table:table-cell table:style-name="ce8" office:value-type="currency" office:currency="USD" office:value="1494" calcext:value-type="currency">
            <text:p>$1,494.00</text:p>
          </table:table-cell>
          <table:table-cell table:number-columns-repeated="3"/>
          <table:table-cell table:formula="of:=[.E260]-[.B260]" office:value-type="currency" office:currency="USD" office:value="-1494" calcext:value-type="currency">
            <text:p>-$1,494.00</text:p>
          </table:table-cell>
          <table:table-cell table:formula="of:=[.E260]/[.D26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4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4BCU-2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number-columns-repeated="3"/>
          <table:table-cell table:formula="of:=[.E264]-[.B264]" office:value-type="currency" office:currency="USD" office:value="-289" calcext:value-type="currency">
            <text:p>-$289.00</text:p>
          </table:table-cell>
          <table:table-cell table:formula="of:=[.E264]/[.D26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6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6BCU-3</text:p>
          </table:table-cell>
          <table:table-cell table:style-name="ce8" office:value-type="currency" office:currency="USD" office:value="655" calcext:value-type="currency">
            <text:p>$655.00</text:p>
          </table:table-cell>
          <table:table-cell table:number-columns-repeated="3"/>
          <table:table-cell table:formula="of:=[.E268]-[.B268]" office:value-type="currency" office:currency="USD" office:value="-655" calcext:value-type="currency">
            <text:p>-$655.00</text:p>
          </table:table-cell>
          <table:table-cell table:formula="of:=[.E268]/[.D26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8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8BCU-2</text:p>
          </table:table-cell>
          <table:table-cell table:style-name="ce8" office:value-type="currency" office:currency="USD" office:value="514" calcext:value-type="currency">
            <text:p>$514.00</text:p>
          </table:table-cell>
          <table:table-cell table:number-columns-repeated="3"/>
          <table:table-cell table:formula="of:=[.E272]-[.B272]" office:value-type="currency" office:currency="USD" office:value="-514" calcext:value-type="currency">
            <text:p>-$514.00</text:p>
          </table:table-cell>
          <table:table-cell table:formula="of:=[.E272]/[.D27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9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9BCU-3</text:p>
          </table:table-cell>
          <table:table-cell table:style-name="ce8" office:value-type="currency" office:currency="USD" office:value="926" calcext:value-type="currency">
            <text:p>$926.00</text:p>
          </table:table-cell>
          <table:table-cell table:number-columns-repeated="3"/>
          <table:table-cell table:formula="of:=[.E276]-[.B276]" office:value-type="currency" office:currency="USD" office:value="-926" calcext:value-type="currency">
            <text:p>-$926.00</text:p>
          </table:table-cell>
          <table:table-cell table:formula="of:=[.E276]/[.D27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ckracks - Single Frame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SR</text:p>
          </table:table-cell>
          <table:table-cell table:style-name="ce8" office:value-type="currency" office:currency="USD" office:value="20.78" calcext:value-type="currency">
            <text:p>$20.78</text:p>
          </table:table-cell>
          <table:table-cell table:number-columns-repeated="3"/>
          <table:table-cell table:formula="of:=[.E280]-[.B280]" office:value-type="currency" office:currency="USD" office:value="-20.78" calcext:value-type="currency">
            <text:p>-$20.78</text:p>
          </table:table-cell>
          <table:table-cell table:formula="of:=[.E280]/[.D28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2SR</text:p>
          </table:table-cell>
          <table:table-cell table:style-name="ce8" office:value-type="currency" office:currency="USD" office:value="20.78" calcext:value-type="currency">
            <text:p>$20.78</text:p>
          </table:table-cell>
          <table:table-cell table:number-columns-repeated="3"/>
          <table:table-cell table:formula="of:=[.E281]-[.B281]" office:value-type="currency" office:currency="USD" office:value="-20.78" calcext:value-type="currency">
            <text:p>-$20.78</text:p>
          </table:table-cell>
          <table:table-cell table:formula="of:=[.E281]/[.D28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R</text:p>
          </table:table-cell>
          <table:table-cell table:style-name="ce8" office:value-type="currency" office:currency="USD" office:value="22.1" calcext:value-type="currency">
            <text:p>$22.10</text:p>
          </table:table-cell>
          <table:table-cell table:number-columns-repeated="3"/>
          <table:table-cell table:formula="of:=[.E282]-[.B282]" office:value-type="currency" office:currency="USD" office:value="-22.1" calcext:value-type="currency">
            <text:p>-$22.10</text:p>
          </table:table-cell>
          <table:table-cell table:formula="of:=[.E282]/[.D28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R</text:p>
          </table:table-cell>
          <table:table-cell table:style-name="ce8" office:value-type="currency" office:currency="USD" office:value="26.1" calcext:value-type="currency">
            <text:p>$26.10</text:p>
          </table:table-cell>
          <table:table-cell table:number-columns-repeated="3"/>
          <table:table-cell table:formula="of:=[.E283]-[.B283]" office:value-type="currency" office:currency="USD" office:value="-26.1" calcext:value-type="currency">
            <text:p>-$26.10</text:p>
          </table:table-cell>
          <table:table-cell table:formula="of:=[.E283]/[.D28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R</text:p>
          </table:table-cell>
          <table:table-cell table:style-name="ce8" office:value-type="currency" office:currency="USD" office:value="29.65" calcext:value-type="currency">
            <text:p>$29.65</text:p>
          </table:table-cell>
          <table:table-cell table:number-columns-repeated="3"/>
          <table:table-cell table:formula="of:=[.E284]-[.B284]" office:value-type="currency" office:currency="USD" office:value="-29.65" calcext:value-type="currency">
            <text:p>-$29.65</text:p>
          </table:table-cell>
          <table:table-cell table:formula="of:=[.E284]/[.D28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6SR</text:p>
          </table:table-cell>
          <table:table-cell table:style-name="ce8" office:value-type="currency" office:currency="USD" office:value="38.3" calcext:value-type="currency">
            <text:p>$38.30</text:p>
          </table:table-cell>
          <table:table-cell table:number-columns-repeated="3"/>
          <table:table-cell table:formula="of:=[.E285]-[.B285]" office:value-type="currency" office:currency="USD" office:value="-38.3" calcext:value-type="currency">
            <text:p>-$38.30</text:p>
          </table:table-cell>
          <table:table-cell table:formula="of:=[.E285]/[.D28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R</text:p>
          </table:table-cell>
          <table:table-cell table:style-name="ce8" office:value-type="currency" office:currency="USD" office:value="26.6" calcext:value-type="currency">
            <text:p>$26.60</text:p>
          </table:table-cell>
          <table:table-cell table:number-columns-repeated="3"/>
          <table:table-cell table:formula="of:=[.E286]-[.B286]" office:value-type="currency" office:currency="USD" office:value="-26.6" calcext:value-type="currency">
            <text:p>-$26.60</text:p>
          </table:table-cell>
          <table:table-cell table:formula="of:=[.E286]/[.D28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inless Steel Film Box File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1FB</text:p>
          </table:table-cell>
          <table:table-cell table:style-name="ce8" office:value-type="currency" office:currency="USD" office:value="72" calcext:value-type="currency">
            <text:p>$72.00</text:p>
          </table:table-cell>
          <table:table-cell table:number-columns-repeated="3"/>
          <table:table-cell table:formula="of:=[.E290]-[.B290]" office:value-type="currency" office:currency="USD" office:value="-72" calcext:value-type="currency">
            <text:p>-$72.00</text:p>
          </table:table-cell>
          <table:table-cell table:formula="of:=[.E290]/[.D29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inless Steel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SB-SS</text:p>
          </table:table-cell>
          <table:table-cell table:style-name="ce8" office:value-type="currency" office:currency="USD" office:value="43" calcext:value-type="currency">
            <text:p>$43.00</text:p>
          </table:table-cell>
          <table:table-cell table:number-columns-repeated="3"/>
          <table:table-cell table:formula="of:=[.E294]-[.B294]" office:value-type="currency" office:currency="USD" office:value="-43" calcext:value-type="currency">
            <text:p>-$43.00</text:p>
          </table:table-cell>
          <table:table-cell table:formula="of:=[.E294]/[.D29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1SB-SS</text:p>
          </table:table-cell>
          <table:table-cell table:style-name="ce8" office:value-type="currency" office:currency="USD" office:value="48" calcext:value-type="currency">
            <text:p>$48.00</text:p>
          </table:table-cell>
          <table:table-cell table:number-columns-repeated="3"/>
          <table:table-cell table:formula="of:=[.E295]-[.B295]" office:value-type="currency" office:currency="USD" office:value="-48" calcext:value-type="currency">
            <text:p>-$48.00</text:p>
          </table:table-cell>
          <table:table-cell table:formula="of:=[.E295]/[.D29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2SB-SS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number-columns-repeated="3"/>
          <table:table-cell table:formula="of:=[.E296]-[.B296]" office:value-type="currency" office:currency="USD" office:value="-53" calcext:value-type="currency">
            <text:p>-$53.00</text:p>
          </table:table-cell>
          <table:table-cell table:formula="of:=[.E296]/[.D29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B-SS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number-columns-repeated="3"/>
          <table:table-cell table:formula="of:=[.E297]-[.B297]" office:value-type="currency" office:currency="USD" office:value="-66" calcext:value-type="currency">
            <text:p>-$66.00</text:p>
          </table:table-cell>
          <table:table-cell table:formula="of:=[.E297]/[.D29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B-SS</text:p>
          </table:table-cell>
          <table:table-cell table:style-name="ce8" office:value-type="currency" office:currency="USD" office:value="88" calcext:value-type="currency">
            <text:p>$88.00</text:p>
          </table:table-cell>
          <table:table-cell table:number-columns-repeated="3"/>
          <table:table-cell table:formula="of:=[.E298]-[.B298]" office:value-type="currency" office:currency="USD" office:value="-88" calcext:value-type="currency">
            <text:p>-$88.00</text:p>
          </table:table-cell>
          <table:table-cell table:formula="of:=[.E298]/[.D29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B-SS</text:p>
          </table:table-cell>
          <table:table-cell table:style-name="ce8" office:value-type="currency" office:currency="USD" office:value="127" calcext:value-type="currency">
            <text:p>$127.00</text:p>
          </table:table-cell>
          <table:table-cell table:number-columns-repeated="3"/>
          <table:table-cell table:formula="of:=[.E299]-[.B299]" office:value-type="currency" office:currency="USD" office:value="-127" calcext:value-type="currency">
            <text:p>-$127.00</text:p>
          </table:table-cell>
          <table:table-cell table:formula="of:=[.E299]/[.D29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B-SS</text:p>
          </table:table-cell>
          <table:table-cell table:style-name="ce8" office:value-type="currency" office:currency="USD" office:value="85" calcext:value-type="currency">
            <text:p>$85.00</text:p>
          </table:table-cell>
          <table:table-cell table:number-columns-repeated="3"/>
          <table:table-cell table:formula="of:=[.E300]-[.B300]" office:value-type="currency" office:currency="USD" office:value="-85" calcext:value-type="currency">
            <text:p>-$85.00</text:p>
          </table:table-cell>
          <table:table-cell table:formula="of:=[.E300]/[.D30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tionary Rod Rack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ROD</text:p>
          </table:table-cell>
          <table:table-cell table:style-name="ce8" office:value-type="currency" office:currency="USD" office:value="304" calcext:value-type="currency">
            <text:p>$304.00</text:p>
          </table:table-cell>
          <table:table-cell table:number-columns-repeated="3"/>
          <table:table-cell table:formula="of:=[.E304]-[.B304]" office:value-type="currency" office:currency="USD" office:value="-304" calcext:value-type="currency">
            <text:p>-$304.00</text:p>
          </table:table-cell>
          <table:table-cell table:formula="of:=[.E304]/[.D30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eel Assembly Bin Racks - 4 Row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-28AR4</text:p>
          </table:table-cell>
          <table:table-cell table:style-name="ce8" office:value-type="currency" office:currency="USD" office:value="205" calcext:value-type="currency">
            <text:p>$205.00</text:p>
          </table:table-cell>
          <table:table-cell table:number-columns-repeated="3"/>
          <table:table-cell table:formula="of:=[.E308]-[.B308]" office:value-type="currency" office:currency="USD" office:value="-205" calcext:value-type="currency">
            <text:p>-$205.00</text:p>
          </table:table-cell>
          <table:table-cell table:formula="of:=[.E308]/[.D30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eel Bin Label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10">
          <table:table-cell office:value-type="string" calcext:value-type="string">
            <text:p>1-SLH</text:p>
          </table:table-cell>
          <table:table-cell table:style-name="ce8" office:value-type="currency" office:currency="USD" office:value="2.99" calcext:value-type="currency">
            <text:p>$2.99</text:p>
          </table:table-cell>
          <table:table-cell table:style-name="ce65" table:number-columns-repeated="3"/>
          <table:table-cell table:formula="of:=[.E312]-[.B312]" office:value-type="currency" office:currency="USD" office:value="-2.99" calcext:value-type="currency">
            <text:p>-$2.99</text:p>
          </table:table-cell>
          <table:table-cell table:formula="of:=[.E312]/[.D312]" office:value-type="string" office:string-value="" calcext:value-type="error">
            <text:p>#DIV/0!</text:p>
          </table:table-cell>
          <table:table-cell table:style-name="ce65"/>
        </table:table-row>
        <table:table-row table:style-name="ro11">
          <table:table-cell table:style-name="ce6" office:value-type="string" calcext:value-type="string">
            <text:p>58 items found</text:p>
          </table:table-cell>
          <table:table-cell/>
          <table:table-cell table:style-name="Default" table:number-columns-repeated="6"/>
        </table:table-row>
        <table:table-row table:style-name="ro26">
          <table:table-cell table:style-name="ce6" office:value-type="string" calcext:value-type="string">
            <text:p>137 individual models</text:p>
          </table:table-cell>
          <table:table-cell/>
          <table:table-cell table:style-name="Default" table:number-columns-repeated="6"/>
        </table:table-row>
      </table:table>
      <table:table table:name="Stanley Vidmar" table:style-name="ta1">
        <table:table-column table:style-name="co15" table:default-cell-style-name="ce2"/>
        <table:table-column table:style-name="co2" table:number-columns-repeated="3" table:default-cell-style-name="Default"/>
        <table:table-column table:style-name="co16" table:number-columns-repeated="4" table:default-cell-style-name="Default"/>
        <table:table-row table:style-name="ro27">
          <table:table-cell table:style-name="ce1" office:value-type="string" calcext:value-type="string">
            <text:p>Stanley Vidmar PRICE LI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odular Cabinets and System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ModCabSys</text:p>
          </table:table-cell>
          <table:table-cell table:style-name="ce2" office:value-type="string" calcext:value-type="string">
            <text:p>Per Application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1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1 individual models</text:p>
          </table:table-cell>
          <table:table-cell table:number-columns-repeated="7"/>
        </table:table-row>
      </table:table>
      <table:table table:name="Span-Track" table:style-name="ta1">
        <table:table-column table:style-name="co14" table:default-cell-style-name="ce2"/>
        <table:table-column table:style-name="co2" table:number-columns-repeated="3" table:default-cell-style-name="Default"/>
        <table:table-column table:style-name="co16" table:default-cell-style-name="Default"/>
        <table:table-column table:style-name="co7" table:number-columns-repeated="3" table:default-cell-style-name="Default"/>
        <table:table-row table:style-name="ro27">
          <table:table-cell table:style-name="ce1" office:value-type="string" calcext:value-type="string">
            <text:p>Span-Track PRICE LI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Span-Track Carton Flow Rack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10">
          <table:table-cell office:value-type="string" calcext:value-type="string">
            <text:p>Span-Track</text:p>
          </table:table-cell>
          <table:table-cell table:style-name="ce2" office:value-type="string" calcext:value-type="string">
            <text:p>Call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1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1 individual models</text:p>
          </table:table-cell>
          <table:table-cell table:number-columns-repeated="7"/>
        </table:table-row>
      </table:table>
      <table:table table:name="Omtec" table:style-name="ta1">
        <table:table-column table:style-name="co17" table:default-cell-style-name="Default"/>
        <table:table-column table:style-name="co8" table:default-cell-style-name="Default"/>
        <table:table-column table:style-name="co18" table:default-cell-style-name="ce89"/>
        <table:table-column table:style-name="co8" table:default-cell-style-name="ce89"/>
        <table:table-column table:style-name="co16" table:default-cell-style-name="ce89"/>
        <table:table-column table:style-name="co19" table:default-cell-style-name="ce89"/>
        <table:table-column table:style-name="co19" table:number-columns-repeated="2" table:default-cell-style-name="Default"/>
        <table:table-row table:style-name="ro25">
          <table:table-cell table:style-name="ce1" office:value-type="string" calcext:value-type="string">
            <text:p>Omtec PRICE LIST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>
            <text:p>PBT Ball Transfer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BT-1</text:p>
          </table:table-cell>
          <table:table-cell table:style-name="ce2"/>
          <table:table-cell table:style-name="ce64" office:value-type="currency" office:currency="USD" office:value="20.93" calcext:value-type="currency">
            <text:p>$20.93</text:p>
          </table:table-cell>
          <table:table-cell table:style-name="ce64" office:value-type="currency" office:currency="USD" office:value="14.65" calcext:value-type="currency">
            <text:p>$14.65</text:p>
          </table:table-cell>
          <table:table-cell table:style-name="ce64"/>
          <table:table-cell table:style-name="ce64" table:formula="of:=[.E5]-[.B5]" office:value-type="currency" office:currency="USD" office:value="0" calcext:value-type="currency">
            <text:p>$0.00</text:p>
          </table:table-cell>
          <table:table-cell table:style-name="ce17" table:formula="of:=[.E5]/[.D5]" office:value-type="float" office:value="0" calcext:value-type="float">
            <text:p>0</text:p>
          </table:table-cell>
          <table:table-cell table:style-name="ce9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PBT-1-SS</text:p>
          </table:table-cell>
          <table:table-cell table:style-name="ce2"/>
          <table:table-cell table:style-name="ce64" office:value-type="currency" office:currency="USD" office:value="23.58" calcext:value-type="currency">
            <text:p>$23.58</text:p>
          </table:table-cell>
          <table:table-cell table:style-name="ce64" office:value-type="currency" office:currency="USD" office:value="16.51" calcext:value-type="currency">
            <text:p>$16.51</text:p>
          </table:table-cell>
          <table:table-cell table:style-name="ce64"/>
          <table:table-cell table:style-name="ce64" table:formula="of:=[.E6]-[.B6]" office:value-type="currency" office:currency="USD" office:value="0" calcext:value-type="currency">
            <text:p>$0.00</text:p>
          </table:table-cell>
          <table:table-cell table:style-name="ce17" table:formula="of:=[.E6]/[.D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PBT-1-DP</text:p>
          </table:table-cell>
          <table:table-cell table:style-name="ce2"/>
          <table:table-cell table:style-name="ce64" office:value-type="currency" office:currency="USD" office:value="23.58" calcext:value-type="currency">
            <text:p>$23.58</text:p>
          </table:table-cell>
          <table:table-cell table:style-name="ce64" office:value-type="currency" office:currency="USD" office:value="16.51" calcext:value-type="currency">
            <text:p>$16.51</text:p>
          </table:table-cell>
          <table:table-cell table:style-name="ce64" office:value-type="currency" office:currency="USD" office:value="33.33" calcext:value-type="currency">
            <text:p>$33.33</text:p>
          </table:table-cell>
          <table:table-cell table:style-name="ce64" table:formula="of:=[.E7]-[.B7]" office:value-type="currency" office:currency="USD" office:value="33.33" calcext:value-type="currency">
            <text:p>$33.33</text:p>
          </table:table-cell>
          <table:table-cell table:style-name="ce17" table:formula="of:=[.E7]/[.D7]" office:value-type="float" office:value="2.01877649909146" calcext:value-type="float">
            <text:p>2.01877649909146</text:p>
          </table:table-cell>
          <table:table-cell table:style-name="ce17" office:value-type="string" calcext:value-type="string">
            <text:p>motionindustrie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table:style-name="ce2" office:value-type="string" calcext:value-type="string">
            <text:p>Pop-Up Ball Transfer Table - Workbench Top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table:style-name="ce2" office:value-type="string" calcext:value-type="string">
            <text:p>PBT-BTS</text:p>
          </table:table-cell>
          <table:table-cell table:style-name="ce2" office:value-type="string" calcext:value-type="string">
            <text:p>Per Application</text:p>
          </table:table-cell>
          <table:table-cell table:style-name="ce106" table:number-columns-repeated="4"/>
          <table:table-cell table:style-name="ce65" table:number-columns-repeated="2"/>
        </table:table-row>
        <table:table-row table:style-name="ro11">
          <table:table-cell table:style-name="ce6" office:value-type="string" calcext:value-type="string">
            <text:p>2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2 individual models</text:p>
          </table:table-cell>
          <table:table-cell table:number-columns-repeated="7"/>
        </table:table-row>
        <table:table-row table:style-name="ro2" table:number-rows-repeated="104856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BioFit" table:style-name="ta2">
        <table:table-column table:style-name="co14" table:default-cell-style-name="Default"/>
        <table:table-column table:style-name="co2" table:default-cell-style-name="Default"/>
        <table:table-column table:style-name="co2" table:number-columns-repeated="2" table:default-cell-style-name="ce89"/>
        <table:table-column table:style-name="co3" table:default-cell-style-name="Default"/>
        <table:table-column table:style-name="co7" table:number-columns-repeated="3" table:default-cell-style-name="Default"/>
        <table:table-row table:style-name="ro25">
          <table:table-cell table:style-name="ce1" office:value-type="string" calcext:value-type="string">
            <text:p>BioFit PRICE LIST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>
            <text:p>Ergonomic Footrest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HFS-1</text:p>
          </table:table-cell>
          <table:table-cell table:style-name="ce8" office:value-type="currency" office:currency="USD" office:value="99" calcext:value-type="currency">
            <text:p>$99.00</text:p>
          </table:table-cell>
          <table:table-cell table:style-name="ce64" office:value-type="currency" office:currency="USD" office:value="173" calcext:value-type="currency">
            <text:p>$173.00</text:p>
          </table:table-cell>
          <table:table-cell table:style-name="ce64" office:value-type="currency" office:currency="USD" office:value="92.18" calcext:value-type="currency">
            <text:p>$92.18</text:p>
          </table:table-cell>
          <table:table-cell table:style-name="ce17" office:value-type="float" office:value="91.71" calcext:value-type="float">
            <text:p>91.71</text:p>
          </table:table-cell>
          <table:table-cell table:style-name="ce64" table:formula="of:=[.E5]-[.B5]" office:value-type="currency" office:currency="USD" office:value="-7.29000000000001" calcext:value-type="currency">
            <text:p>-$7.29</text:p>
          </table:table-cell>
          <table:table-cell table:style-name="ce17" table:formula="of:=[.E5]/[.D5]" office:value-type="float" office:value="0.994901280104144" calcext:value-type="float">
            <text:p>0.994901280104144</text:p>
          </table:table-cell>
          <table:table-cell table:style-name="ce17" office:value-type="string" calcext:value-type="string">
            <text:p>nationwideindustrialsupply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ToughTech Series Seating</text:p>
          </table:table-cell>
          <table:table-cell table:number-columns-repeated="4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UUT1621</text:p>
          </table:table-cell>
          <table:table-cell table:style-name="ce8" office:value-type="currency" office:currency="USD" office:value="266" calcext:value-type="currency">
            <text:p>$266.00</text:p>
          </table:table-cell>
          <table:table-cell table:style-name="ce64" office:value-type="currency" office:currency="USD" office:value="420" calcext:value-type="currency">
            <text:p>$420.00</text:p>
          </table:table-cell>
          <table:table-cell table:style-name="ce64"/>
          <table:table-cell table:style-name="ce17" office:value-type="float" office:value="269.95" calcext:value-type="float">
            <text:p>269.95</text:p>
          </table:table-cell>
          <table:table-cell table:style-name="ce64" table:formula="of:=[.E9]-[.B9]" office:value-type="currency" office:currency="USD" office:value="3.94999999999999" calcext:value-type="currency">
            <text:p>$3.95</text:p>
          </table:table-cell>
          <table:table-cell table:style-name="ce17" table:formula="of:=[.E9]/[.D9]" office:value-type="string" office:string-value="" calcext:value-type="error">
            <text:p>#DIV/0!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UUT1621-R</text:p>
          </table:table-cell>
          <table:table-cell table:style-name="ce8" office:value-type="currency" office:currency="USD" office:value="285" calcext:value-type="currency">
            <text:p>$285.00</text:p>
          </table:table-cell>
          <table:table-cell table:style-name="ce64" office:value-type="currency" office:currency="USD" office:value="450" calcext:value-type="currency">
            <text:p>$450.00</text:p>
          </table:table-cell>
          <table:table-cell table:style-name="ce64"/>
          <table:table-cell table:style-name="ce17" office:value-type="float" office:value="435.95" calcext:value-type="float">
            <text:p>435.95</text:p>
          </table:table-cell>
          <table:table-cell table:style-name="ce64" table:formula="of:=[.E10]-[.B10]" office:value-type="currency" office:currency="USD" office:value="150.95" calcext:value-type="currency">
            <text:p>$150.95</text:p>
          </table:table-cell>
          <table:table-cell table:style-name="ce17" table:formula="of:=[.E10]/[.D10]" office:value-type="string" office:string-value="" calcext:value-type="error">
            <text:p>#DIV/0!</text:p>
          </table:table-cell>
          <table:table-cell table:style-name="ce17" office:value-type="string" calcext:value-type="string">
            <text:p>neobits.com</text:p>
          </table:table-cell>
        </table:table-row>
        <table:table-row table:style-name="ro2">
          <table:table-cell table:style-name="ce2" office:value-type="string" calcext:value-type="string">
            <text:p>UUT1924</text:p>
          </table:table-cell>
          <table:table-cell table:style-name="ce8" office:value-type="currency" office:currency="USD" office:value="270" calcext:value-type="currency">
            <text:p>$270.00</text:p>
          </table:table-cell>
          <table:table-cell table:style-name="ce64" office:value-type="currency" office:currency="USD" office:value="427" calcext:value-type="currency">
            <text:p>$427.00</text:p>
          </table:table-cell>
          <table:table-cell table:style-name="ce64"/>
          <table:table-cell table:style-name="ce17" office:value-type="float" office:value="419.16" calcext:value-type="float">
            <text:p>419.16</text:p>
          </table:table-cell>
          <table:table-cell table:style-name="ce64" table:formula="of:=[.E11]-[.B11]" office:value-type="currency" office:currency="USD" office:value="149.16" calcext:value-type="currency">
            <text:p>$149.16</text:p>
          </table:table-cell>
          <table:table-cell table:style-name="ce17" table:formula="of:=[.E11]/[.D11]" office:value-type="string" office:string-value="" calcext:value-type="error">
            <text:p>#DIV/0!</text:p>
          </table:table-cell>
          <table:table-cell table:style-name="ce17" office:value-type="string" calcext:value-type="string">
            <text:p>industrialsupplies.com</text:p>
          </table:table-cell>
        </table:table-row>
        <table:table-row table:style-name="ro2">
          <table:table-cell table:style-name="ce2" office:value-type="string" calcext:value-type="string">
            <text:p>UUT2328</text:p>
          </table:table-cell>
          <table:table-cell table:style-name="ce8" office:value-type="currency" office:currency="USD" office:value="273" calcext:value-type="currency">
            <text:p>$273.00</text:p>
          </table:table-cell>
          <table:table-cell table:style-name="ce64" office:value-type="currency" office:currency="USD" office:value="432" calcext:value-type="currency">
            <text:p>$432.00</text:p>
          </table:table-cell>
          <table:table-cell table:style-name="ce64"/>
          <table:table-cell table:style-name="ce17"/>
          <table:table-cell table:style-name="ce64" table:formula="of:=[.E12]-[.B12]" office:value-type="currency" office:currency="USD" office:value="-273" calcext:value-type="currency">
            <text:p>-$273.00</text:p>
          </table:table-cell>
          <table:table-cell table:style-name="ce17" table:formula="of:=[.E12]/[.D1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UUC1621-R</text:p>
          </table:table-cell>
          <table:table-cell table:style-name="ce8" office:value-type="currency" office:currency="USD" office:value="291" calcext:value-type="currency">
            <text:p>$291.00</text:p>
          </table:table-cell>
          <table:table-cell table:style-name="ce64" office:value-type="currency" office:currency="USD" office:value="460" calcext:value-type="currency">
            <text:p>$460.00</text:p>
          </table:table-cell>
          <table:table-cell table:style-name="ce64"/>
          <table:table-cell table:style-name="ce17"/>
          <table:table-cell table:style-name="ce64" table:formula="of:=[.E13]-[.B13]" office:value-type="currency" office:currency="USD" office:value="-291" calcext:value-type="currency">
            <text:p>-$291.00</text:p>
          </table:table-cell>
          <table:table-cell table:style-name="ce17" table:formula="of:=[.E13]/[.D1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UUC1621</text:p>
          </table:table-cell>
          <table:table-cell table:style-name="ce8" office:value-type="currency" office:currency="USD" office:value="272" calcext:value-type="currency">
            <text:p>$272.00</text:p>
          </table:table-cell>
          <table:table-cell table:style-name="ce64" office:value-type="currency" office:currency="USD" office:value="431" calcext:value-type="currency">
            <text:p>$431.00</text:p>
          </table:table-cell>
          <table:table-cell table:style-name="ce64"/>
          <table:table-cell table:style-name="ce17"/>
          <table:table-cell table:style-name="ce64" table:formula="of:=[.E14]-[.B14]" office:value-type="currency" office:currency="USD" office:value="-272" calcext:value-type="currency">
            <text:p>-$272.00</text:p>
          </table:table-cell>
          <table:table-cell table:style-name="ce17" table:formula="of:=[.E14]/[.D14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UUC1924</text:p>
          </table:table-cell>
          <table:table-cell table:style-name="ce8" office:value-type="currency" office:currency="USD" office:value="274" calcext:value-type="currency">
            <text:p>$274.00</text:p>
          </table:table-cell>
          <table:table-cell table:style-name="ce64" office:value-type="currency" office:currency="USD" office:value="433" calcext:value-type="currency">
            <text:p>$433.00</text:p>
          </table:table-cell>
          <table:table-cell table:style-name="ce64"/>
          <table:table-cell table:style-name="ce17"/>
          <table:table-cell table:style-name="ce64" table:formula="of:=[.E15]-[.B15]" office:value-type="currency" office:currency="USD" office:value="-274" calcext:value-type="currency">
            <text:p>-$274.00</text:p>
          </table:table-cell>
          <table:table-cell table:style-name="ce17" table:formula="of:=[.E15]/[.D1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UUC2126</text:p>
          </table:table-cell>
          <table:table-cell table:style-name="ce8" office:value-type="currency" office:currency="USD" office:value="276" calcext:value-type="currency">
            <text:p>$276.00</text:p>
          </table:table-cell>
          <table:table-cell table:style-name="ce64" office:value-type="currency" office:currency="USD" office:value="436" calcext:value-type="currency">
            <text:p>$436.00</text:p>
          </table:table-cell>
          <table:table-cell table:style-name="ce64"/>
          <table:table-cell table:style-name="ce17"/>
          <table:table-cell table:style-name="ce64" table:formula="of:=[.E16]-[.B16]" office:value-type="currency" office:currency="USD" office:value="-276" calcext:value-type="currency">
            <text:p>-$276.00</text:p>
          </table:table-cell>
          <table:table-cell table:style-name="ce17" table:formula="of:=[.E16]/[.D16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UUC2530</text:p>
          </table:table-cell>
          <table:table-cell table:style-name="ce8" office:value-type="currency" office:currency="USD" office:value="277" calcext:value-type="currency">
            <text:p>$277.00</text:p>
          </table:table-cell>
          <table:table-cell table:style-name="ce64" office:value-type="currency" office:currency="USD" office:value="438" calcext:value-type="currency">
            <text:p>$438.00</text:p>
          </table:table-cell>
          <table:table-cell table:style-name="ce64"/>
          <table:table-cell table:style-name="ce17"/>
          <table:table-cell table:style-name="ce64" table:formula="of:=[.E17]-[.B17]" office:value-type="currency" office:currency="USD" office:value="-277" calcext:value-type="currency">
            <text:p>-$277.00</text:p>
          </table:table-cell>
          <table:table-cell table:style-name="ce17" table:formula="of:=[.E17]/[.D17]" office:value-type="string" office:string-value="" calcext:value-type="error">
            <text:p>#DIV/0!</text:p>
          </table:table-cell>
          <table:table-cell table:style-name="ce17"/>
        </table:table-row>
        <table:table-row table:style-name="ro11">
          <table:table-cell table:style-name="ce6" office:value-type="string" calcext:value-type="string">
            <text:p>2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10 individual models</text:p>
          </table:table-cell>
          <table:table-cell table:number-columns-repeated="7"/>
        </table:table-row>
        <table:table-row table:style-name="ro2" table:number-rows-repeated="104855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11" table:style-name="ta2">
        <table:table-column table:style-name="co19" table:default-cell-style-name="ce2"/>
        <table:table-column table:style-name="co2" table:number-columns-repeated="3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row table:style-name="ro25">
          <table:table-cell table:style-name="ce1" office:value-type="string" calcext:value-type="string">
            <text:p>Webb PRICE LI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 Hook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CHooks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hain Load Attachment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float" office:value="21298" calcext:value-type="float">
            <text:p>21298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float" office:value="16975" calcext:value-type="float">
            <text:p>16975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ower &amp; Free Trolley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PFTrolley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Caterpillar Drive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CAT300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string" calcext:value-type="string">
            <text:p>CAT700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Conveyor Component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WEBBCOM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nibilt Enclosed Track Conveyor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V16997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string" calcext:value-type="string">
            <text:p>V16999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string" calcext:value-type="string">
            <text:p>V20200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Inverted Power and Free Conveyor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UIPFC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Overhead Power and Free Conveyor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UOPFC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niversal Link Chain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ULC</text:p>
          </table:table-cell>
          <table:table-cell table:style-name="ce2" office:value-type="string" calcext:value-type="string">
            <text:p>Per Application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9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13 individual models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0/00/0000</text:date>, <text:time style:data-style-name="N2" text:time-value="14:30:50.3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08:47:55.608000000</meta:creation-date>
    <meta:generator>LibreOffice/5.3.0.3$Windows_X86_64 LibreOffice_project/7074905676c47b82bbcfbea1aeefc84afe1c50e1</meta:generator>
    <dc:date>2017-06-26T15:19:15.048000000</dc:date>
    <meta:editing-duration>PT7H16M6S</meta:editing-duration>
    <meta:editing-cycles>119</meta:editing-cycles>
    <meta:print-date>2017-05-01T13:14:12.854000000</meta:print-date>
    <meta:document-statistic meta:table-count="11" meta:cell-count="6890" meta:object-count="0"/>
  </office:meta>
</office:document-meta>
</file>